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jpeg"/>
  <manifest:file-entry manifest:full-path="media/image4.jp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1774">
      <style:graphic-properties draw:fill="none" draw:stroke="solid" svg:stroke-width="0.04167in" svg:stroke-color="#e97132" draw:marker-end="a1773" svg:stroke-opacity="100%" draw:stroke-linejoin="miter" svg:stroke-linecap="butt"/>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2">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4">
      <style:graphic-properties draw:fill="none" draw:stroke="solid" svg:stroke-width="0.04167in" svg:stroke-color="#e97132" draw:marker-end="a1193" svg:stroke-opacity="100%" draw:stroke-linejoin="miter" svg:stroke-linecap="butt"/>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7">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paragraph" style:name="a1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5">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8">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paragraph" style:name="a1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1">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0">
      <style:drawing-page-properties draw:fill="gradient" draw:fill-gradient-name="a165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61" style:parent-style-name="Graphics">
      <style:graphic-properties draw:fill="none" fo:clip="rect(0in, 0.62387in, 0in, 0in)" draw:stroke="none"/>
    </style:style>
    <style:style style:family="graphic" style:name="a1662" style:parent-style-name="Graphics">
      <style:graphic-properties draw:fill="none" fo:clip="rect(0in, 3.39226in, 0in, 0in)" draw:stroke="none"/>
    </style:style>
    <style:style style:family="text" style:name="a1663">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66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3">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5">
      <style:drawing-page-properties draw:fill="gradient" draw:fill-gradient-name="a17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6" style:parent-style-name="Graphics">
      <style:graphic-properties draw:fill="none" fo:clip="rect(0in, 1.88596in, 0in, 1.28131in)" draw:stroke="none"/>
    </style:style>
    <style:style style:family="graphic" style:name="a1414">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797">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8">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5">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drawing-page" style:name="a1547">
      <style:drawing-page-properties draw:fill="gradient" draw:fill-gradient-name="a154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48" style:parent-style-name="Graphics">
      <style:graphic-properties draw:fill="none" fo:clip="rect(0in, 3.39226in, 0in, 0in)" draw:stroke="none"/>
    </style:style>
    <style:style style:family="text" style:name="a154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0">
      <style:graphic-properties fo:wrap-option="wrap" fo:padding-top="0.05in" fo:padding-bottom="0.05in" fo:padding-left="0.1in" fo:padding-right="0.1in" draw:textarea-vertical-align="middle" draw:textarea-horizontal-align="center" draw:fill="none" draw:stroke="solid" svg:stroke-width="0.04167in" svg:stroke-color="#f2aa84" svg:stroke-opacity="100%" draw:stroke-linejoin="miter" svg:stroke-linecap="butt" draw:auto-grow-width="false" draw:auto-grow-height="false"/>
      <style:paragraph-properties style:font-independent-line-spacing="true" style:writing-mode="lr-tb"/>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9">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paragraph" style:name="a15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1">
      <style:graphic-properties fo:wrap-option="wrap" fo:padding-top="0.05in" fo:padding-bottom="0.05in" fo:padding-left="0.1in" fo:padding-right="0.1in" draw:textarea-vertical-align="middle" draw:textarea-horizontal-align="center" draw:fill="none" draw:stroke="solid" svg:stroke-width="0.04167in" svg:stroke-color="#f2aa84" svg:stroke-opacity="100%" draw:stroke-linejoin="miter" svg:stroke-linecap="butt" draw:auto-grow-width="false" draw:auto-grow-height="false"/>
      <style:paragraph-properties style:font-independent-line-spacing="true" style:writing-mode="lr-tb"/>
    </style:style>
    <style:style style:family="text" style:name="a1552">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83">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paragraph" style:name="a1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6">
      <style:graphic-properties fo:wrap-option="wrap" fo:padding-top="0.05in" fo:padding-bottom="0.05in" fo:padding-left="0.1in" fo:padding-right="0.1in" draw:textarea-vertical-align="middle" draw:textarea-horizontal-align="center" draw:fill="none" draw:stroke="solid" svg:stroke-width="0.04167in" svg:stroke-color="#f2aa84" svg:stroke-opacity="100%" draw:stroke-linejoin="miter" svg:stroke-linecap="butt" draw:auto-grow-width="false" draw:auto-grow-height="false"/>
      <style:paragraph-properties style:font-independent-line-spacing="true" style:writing-mode="lr-tb"/>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8">
      <style:graphic-properties draw:fill="none" draw:stroke="solid" svg:stroke-width="0.04167in" svg:stroke-color="#e97132" draw:marker-end="a1687" svg:stroke-opacity="100%" draw:stroke-linejoin="miter" svg:stroke-linecap="butt"/>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9">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1560">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1562">
      <style:graphic-properties draw:fill="none" draw:stroke="solid" svg:stroke-width="0.04167in" svg:stroke-color="#e97132" draw:marker-end="a1561" svg:stroke-opacity="100%" draw:stroke-linejoin="miter" svg:stroke-linecap="butt"/>
    </style:style>
    <style:style style:family="graphic" style:name="a1563" style:parent-style-name="Graphics">
      <style:graphic-properties draw:fill="none" draw:stroke="non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90">
      <style:drawing-page-properties draw:fill="gradient" draw:fill-gradient-name="a168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91" style:parent-style-name="Graphics">
      <style:graphic-properties draw:fill="none" fo:clip="rect(0in, 2.30724in, 0in, 0in)" draw:stroke="none"/>
    </style:style>
    <style:style style:family="text" style:name="a1692">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5" style:parent-style-name="Graphics">
      <style:graphic-properties draw:fill="none" draw:stroke="non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7">
      <style:graphic-properties draw:fill="none" draw:stroke="solid" svg:stroke-width="0.04167in" svg:stroke-color="#e97132" draw:marker-end="a1696" svg:stroke-opacity="100%" draw:stroke-linejoin="miter" svg:stroke-linecap="butt"/>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1">
      <style:drawing-page-properties draw:fill="gradient" draw:fill-gradient-name="a144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42" style:parent-style-name="Graphics">
      <style:graphic-properties draw:fill="none" fo:clip="rect(0in, 3.39226in, 0in, 0in)" draw:stroke="none"/>
    </style:style>
    <style:style style:family="text" style:name="a1443">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448" style:parent-style-name="Graphics">
      <style:graphic-properties draw:fill="none" draw:stroke="none"/>
    </style:style>
    <style:style style:family="graphic" style:name="a1449" style:parent-style-name="Graphics">
      <style:graphic-properties draw:fill="none" draw:stroke="non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2">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3" style:parent-style-name="Graphics">
      <style:graphic-properties draw:fill="none" draw:stroke="none"/>
    </style:style>
    <style:style style:family="paragraph" style:name="a1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7">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paragraph" style:name="a1905">
      <style:paragraph-properties fo:line-height="100%" fo:text-align="left" style:tab-stop-distance="1in" fo:margin-left="0.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9">
      <style:graphic-properties draw:fill="none" draw:stroke="solid" svg:stroke-width="0.04167in" svg:stroke-color="#e97132" draw:marker-end="a1578" svg:stroke-opacity="100%" draw:stroke-linejoin="miter" svg:stroke-linecap="butt"/>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8">
      <style:paragraph-properties fo:line-height="100%" fo:text-align="left" style:tab-stop-distance="1in" fo:margin-left="0.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5">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51">
      <style:graphic-properties draw:fill="none" draw:stroke="solid" svg:stroke-width="0.04167in" svg:stroke-color="#e97132" draw:marker-end="a1450" svg:stroke-opacity="100%" draw:stroke-linejoin="miter" svg:stroke-linecap="butt"/>
    </style:style>
    <style:style style:family="text" style:name="a145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4">
      <style:graphic-properties fo:wrap-option="wrap" fo:padding-top="0.05in" fo:padding-bottom="0.05in" fo:padding-left="0.1in" fo:padding-right="0.1in" draw:textarea-vertical-align="middle" draw:textarea-horizontal-align="center" draw:fill="none" draw:stroke="solid" svg:stroke-width="0.04167in" svg:stroke-color="#f2aa84" svg:stroke-opacity="100%" draw:stroke-linejoin="miter" svg:stroke-linecap="butt" draw:auto-grow-width="false" draw:auto-grow-height="false"/>
      <style:paragraph-properties style:font-independent-line-spacing="true" style:writing-mode="lr-tb"/>
    </style:style>
    <style:style style:family="text" style:name="a145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7">
      <style:graphic-properties fo:wrap-option="wrap" fo:padding-top="0.05in" fo:padding-bottom="0.05in" fo:padding-left="0.1in" fo:padding-right="0.1in" draw:textarea-vertical-align="middle" draw:textarea-horizontal-align="center" draw:fill="none" draw:stroke="solid" svg:stroke-width="0.04167in" svg:stroke-color="#f2aa84" svg:stroke-opacity="100%" draw:stroke-linejoin="miter" svg:stroke-linecap="butt" draw:auto-grow-width="false" draw:auto-grow-height="false"/>
      <style:paragraph-properties style:font-independent-line-spacing="true" style:writing-mode="lr-tb"/>
    </style:style>
    <style:style style:family="graphic" style:name="a1459">
      <style:graphic-properties draw:fill="none" draw:stroke="solid" svg:stroke-width="0.04167in" svg:stroke-color="#e97132" draw:marker-end="a1458" svg:stroke-opacity="100%" draw:stroke-linejoin="miter" svg:stroke-linecap="butt"/>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2">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1200">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4">
      <style:graphic-properties draw:fill="none" draw:stroke="solid" svg:stroke-width="0.04167in" svg:stroke-color="#e97132" draw:marker-end="a1583" svg:stroke-opacity="100%" draw:stroke-linejoin="miter" svg:stroke-linecap="butt"/>
    </style:style>
    <style:style style:family="paragraph" style:name="a12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3">
      <style:paragraph-properties fo:line-height="100%" fo:text-align="left" style:tab-stop-distance="1in" fo:margin-left="0.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3">
      <style:graphic-properties fo:wrap-option="wrap" fo:padding-top="0.05in" fo:padding-bottom="0.05in" fo:padding-left="0.1in" fo:padding-right="0.1in" draw:textarea-vertical-align="middle" draw:textarea-horizontal-align="center" draw:fill="none" draw:stroke="solid" svg:stroke-width="0.04167in" svg:stroke-color="#f2aa84" svg:stroke-opacity="100%" draw:stroke-linejoin="miter" svg:stroke-linecap="butt" draw:auto-grow-width="false" draw:auto-grow-height="false"/>
      <style:paragraph-properties style:font-independent-line-spacing="true" style:writing-mode="lr-tb"/>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4" style:parent-style-name="Graphics">
      <style:graphic-properties draw:fill="none" fo:clip="rect(0in, 3.39226in, 0in, 0in)" draw:stroke="non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7">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6">
      <style:paragraph-properties fo:line-height="100%" fo:text-align="left" style:tab-stop-distance="1in" fo:margin-left="0.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9">
      <style:graphic-properties draw:fill="none" draw:stroke="solid" svg:stroke-width="0.04167in" svg:stroke-color="#e97132" draw:marker-end="a1588" svg:stroke-opacity="100%" draw:stroke-linejoin="miter" svg:stroke-linecap="butt"/>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5">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9">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94">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paragraph" style:name="a1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6">
      <style:graphic-properties draw:fill="none" draw:stroke="solid" svg:stroke-width="0.04167in" svg:stroke-color="#e97132" draw:marker-end="a1595" svg:stroke-opacity="100%" draw:stroke-linejoin="miter" svg:stroke-linecap="butt"/>
    </style:style>
    <style:style style:family="paragraph" style:name="a1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1598">
      <style:graphic-properties draw:fill="none" draw:stroke="solid" svg:stroke-width="0.04167in" svg:stroke-color="#e97132" draw:marker-end="a1597" svg:stroke-opacity="100%" draw:stroke-linejoin="miter" svg:stroke-linecap="butt"/>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9">
      <style:paragraph-properties fo:line-height="100%" fo:text-align="left" style:tab-stop-distance="1in" fo:margin-left="0.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4">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476">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80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8">
      <style:graphic-properties draw:fill="none" draw:stroke="solid" svg:stroke-width="0.04167in" svg:stroke-color="#e97132" draw:marker-end="a1477" svg:stroke-opacity="100%" draw:stroke-linejoin="miter" svg:stroke-linecap="butt"/>
    </style:style>
    <style:style style:family="graphic" style:name="a1806">
      <style:graphic-properties fo:wrap-option="wrap" fo:padding-top="0.05in" fo:padding-bottom="0.05in" fo:padding-left="0.1in" fo:padding-right="0.1in" draw:textarea-vertical-align="middle" draw:textarea-horizontal-align="center" draw:fill="none" draw:stroke="solid" svg:stroke-width="0.04167in" svg:stroke-color="#f2aa84" svg:stroke-opacity="100%" draw:stroke-linejoin="miter" svg:stroke-linecap="butt" draw:auto-grow-width="false" draw:auto-grow-height="false"/>
      <style:paragraph-properties style:font-independent-line-spacing="true" style:writing-mode="lr-tb"/>
    </style:style>
    <style:style style:family="graphic" style:name="a1807" style:parent-style-name="Graphics">
      <style:graphic-properties draw:fill="none" draw:stroke="none"/>
    </style:style>
    <style:style style:family="graphic" style:name="a1808" style:parent-style-name="Graphics">
      <style:graphic-properties draw:fill="none" draw:stroke="none"/>
    </style:style>
    <style:style style:family="presentation" style:name="a1220">
      <style:graphic-properties draw:fill="none" draw:stroke="solid" svg:stroke-width="0.01389in" svg:stroke-color="#000000" svg:stroke-opacity="100%"/>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32">
      <style:paragraph-properties fo:line-height="100%" fo:text-align="left" style:tab-stop-distance="1in" fo:margin-left="0.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1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27">
      <style:drawing-page-properties draw:fill="gradient" draw:fill-gradient-name="a122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8" style:parent-style-name="Graphics">
      <style:graphic-properties draw:fill="none" fo:clip="rect(0in, 3.99476in, 0in, 0.23445in)" draw:stroke="non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9" style:parent-style-name="Graphics">
      <style:graphic-properties draw:fill="none" fo:clip="rect(0in, 3.39226in, 0in, 0in)" draw:stroke="non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3">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drawing-page" style:name="a1355">
      <style:drawing-page-properties draw:fill="gradient" draw:fill-gradient-name="a135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56" style:parent-style-name="Graphics">
      <style:graphic-properties draw:fill="none" fo:clip="rect(0in, 0in, 0in, 0.27504in)" draw:stroke="none"/>
    </style:style>
    <style:style style:family="text" style:name="a1357">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0">
      <style:graphic-properties draw:fill="none" draw:stroke="solid" svg:stroke-width="0.04167in" svg:stroke-color="#e97132" draw:marker-end="a1479" svg:stroke-opacity="100%" draw:stroke-linejoin="miter" svg:stroke-linecap="butt"/>
    </style:style>
    <style:style style:family="graphic" style:name="a1482">
      <style:graphic-properties draw:fill="none" draw:stroke="solid" svg:stroke-width="0.04167in" svg:stroke-color="#e97132" draw:marker-end="a1481" svg:stroke-opacity="100%" draw:stroke-linejoin="miter" svg:stroke-linecap="butt"/>
    </style:style>
    <style:style style:family="graphic" style:name="a1810">
      <style:graphic-properties draw:fill="none" draw:stroke="solid" svg:stroke-width="0.04167in" svg:stroke-color="#e97132" draw:marker-end="a1809" svg:stroke-opacity="100%" draw:stroke-linejoin="miter" svg:stroke-linecap="butt"/>
    </style:style>
    <style:style style:family="graphic" style:name="a1484">
      <style:graphic-properties draw:fill="none" draw:stroke="solid" svg:stroke-width="0.04167in" svg:stroke-color="#e97132" draw:marker-end="a1483" svg:stroke-opacity="100%" draw:stroke-linejoin="miter" svg:stroke-linecap="butt"/>
    </style:style>
    <style:style style:family="graphic" style:name="a1812">
      <style:graphic-properties draw:fill="none" draw:stroke="solid" svg:stroke-width="0.04167in" svg:stroke-color="#e97132" draw:marker-end="a1811" svg:stroke-opacity="100%" draw:stroke-linejoin="miter" svg:stroke-linecap="butt"/>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7">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1819">
      <style:graphic-properties draw:fill="none" draw:stroke="solid" svg:stroke-width="0.04167in" svg:stroke-color="#e97132" draw:marker-end="a1818" svg:stroke-opacity="100%" draw:stroke-linejoin="miter" svg:stroke-linecap="butt"/>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1232">
      <style:graphic-properties draw:fill="none" draw:stroke="solid" svg:stroke-width="0.04167in" svg:stroke-color="#e97132" draw:marker-start="a1230" draw:marker-end="a1231" svg:stroke-opacity="100%" draw:stroke-linejoin="miter" svg:stroke-linecap="butt"/>
    </style:style>
    <style:style style:family="paragraph" style:name="a1943">
      <style:paragraph-properties fo:line-height="100%" fo:text-align="left" style:tab-stop-distance="1in" fo:margin-left="0.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45">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362" style:parent-style-name="Graphics">
      <style:graphic-properties draw:fill="none" fo:clip="rect(0in, 3.39226in, 0in, 0in)" draw:stroke="non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90">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0" style:parent-style-name="Graphics">
      <style:graphic-properties draw:fill="none" draw:stroke="non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1" style:parent-style-name="Graphics">
      <style:graphic-properties draw:fill="none" fo:clip="rect(0in, 0.39427in, 0in, 0in)" draw:stroke="none"/>
    </style:style>
    <style:style style:family="paragraph" style:name="a1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3">
      <style:graphic-properties draw:fill="none" draw:stroke="solid" svg:stroke-width="0.04167in" svg:stroke-color="#e97132" draw:marker-end="a1822" svg:stroke-opacity="100%" draw:stroke-linejoin="miter" svg:stroke-linecap="butt"/>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9">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0">
      <style:graphic-properties fo:wrap-option="wrap" fo:padding-top="0.05in" fo:padding-bottom="0.05in" fo:padding-left="0.1in" fo:padding-right="0.1in" draw:textarea-vertical-align="middle" draw:textarea-horizontal-align="center" draw:fill="none" draw:stroke="solid" svg:stroke-width="0.04167in" svg:stroke-color="#f2aa84" svg:stroke-opacity="100%" draw:stroke-linejoin="miter" svg:stroke-linecap="butt" draw:auto-grow-width="false" draw:auto-grow-height="false"/>
      <style:paragraph-properties style:font-independent-line-spacing="true" style:writing-mode="lr-tb"/>
    </style:style>
    <style:style style:family="paragraph" style:name="a1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8">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1">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1700">
      <style:graphic-properties fo:wrap-option="wrap" fo:padding-top="0.05in" fo:padding-bottom="0.05in" fo:padding-left="0.1in" fo:padding-right="0.1in" draw:textarea-vertical-align="middle" draw:textarea-horizontal-align="center" draw:fill="none" draw:stroke="solid" svg:stroke-width="0.04167in" svg:stroke-color="#f2aa84" svg:stroke-opacity="100%" draw:stroke-linejoin="miter" svg:stroke-linecap="butt" draw:auto-grow-width="false" draw:auto-grow-height="false"/>
      <style:paragraph-properties style:font-independent-line-spacing="true" style:writing-mode="lr-tb"/>
    </style:style>
    <style:style style:family="text" style:name="a170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4">
      <style:graphic-properties draw:fill="none" draw:stroke="solid" svg:stroke-width="0.04167in" svg:stroke-color="#e97132" draw:marker-start="a1372" draw:marker-end="a1373" svg:stroke-opacity="100%" draw:stroke-linejoin="miter" svg:stroke-linecap="butt"/>
    </style:style>
    <style:style style:family="paragraph" style:name="a17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3">
      <style:graphic-properties fo:wrap-option="wrap" fo:padding-top="0.05in" fo:padding-bottom="0.05in" fo:padding-left="0.1in" fo:padding-right="0.1in" draw:textarea-vertical-align="middle" draw:textarea-horizontal-align="center" draw:fill="none" draw:stroke="solid" svg:stroke-width="0.04167in" svg:stroke-color="#f2aa84" svg:stroke-opacity="100%" draw:stroke-linejoin="miter" svg:stroke-linecap="butt" draw:auto-grow-width="false" draw:auto-grow-height="false"/>
      <style:paragraph-properties style:font-independent-line-spacing="true" style:writing-mode="lr-tb"/>
    </style:style>
    <style:style style:family="paragraph" style:name="a1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7">
      <style:graphic-properties fo:wrap-option="wrap" fo:padding-top="0.05in" fo:padding-bottom="0.05in" fo:padding-left="0.1in" fo:padding-right="0.1in" draw:textarea-vertical-align="middle" draw:textarea-horizontal-align="center" draw:fill="none" draw:stroke="solid" svg:stroke-width="0.04167in" svg:stroke-color="#f2aa84" svg:stroke-opacity="100%" draw:stroke-linejoin="miter" svg:stroke-linecap="butt" draw:auto-grow-width="false" draw:auto-grow-height="false"/>
      <style:paragraph-properties style:font-independent-line-spacing="true" style:writing-mode="lr-tb"/>
    </style:style>
    <style:style style:family="graphic" style:name="a1705">
      <style:graphic-properties draw:fill="none" draw:stroke="solid" svg:stroke-width="0.04167in" svg:stroke-color="#e97132" draw:marker-end="a1704" svg:stroke-opacity="100%" draw:stroke-linejoin="miter" svg:stroke-linecap="butt"/>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0">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1832">
      <style:graphic-properties draw:fill="none" draw:stroke="solid" svg:stroke-width="0.04167in" svg:stroke-color="#e97132" draw:marker-end="a1831" svg:stroke-opacity="100%" draw:stroke-linejoin="miter" svg:stroke-linecap="butt"/>
    </style:style>
    <style:style style:family="graphic" style:name="a1833" style:parent-style-name="Graphics">
      <style:graphic-properties draw:fill="none" draw:stroke="non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8">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0">
      <style:graphic-properties draw:fill="none" draw:stroke="solid" svg:stroke-width="0.04167in" svg:stroke-color="#e97132" draw:marker-end="a1249" svg:stroke-opacity="100%" draw:stroke-linejoin="miter" svg:stroke-linecap="butt"/>
    </style:style>
    <style:style style:family="paragraph" style:name="a19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63">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6" style:parent-style-name="Graphics">
      <style:graphic-properties draw:fill="none" draw:stroke="none"/>
    </style:style>
    <style:style style:family="paragraph" style:name="a1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8">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1258">
      <style:graphic-properties draw:fill="none" draw:stroke="solid" svg:stroke-width="0.04167in" svg:stroke-color="#e97132" draw:marker-end="a1257" svg:stroke-opacity="100%" draw:stroke-linejoin="miter" svg:stroke-linecap="butt"/>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80">
      <style:graphic-properties fo:wrap-option="wrap" fo:padding-top="0.05in" fo:padding-bottom="0.05in" fo:padding-left="0.1in" fo:padding-right="0.1in" draw:textarea-vertical-align="middle" draw:textarea-horizontal-align="center" draw:fill="none" draw:stroke="solid" svg:stroke-width="0.04167in" svg:stroke-color="#f2aa84" svg:stroke-opacity="100%" draw:stroke-linejoin="miter" svg:stroke-linecap="butt" draw:auto-grow-width="false" draw:auto-grow-height="false"/>
      <style:paragraph-properties style:font-independent-line-spacing="true" style:writing-mode="lr-tb"/>
    </style:style>
    <style:style style:family="text" style:name="a138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3">
      <style:graphic-properties fo:wrap-option="wrap" fo:padding-top="0.05in" fo:padding-bottom="0.05in" fo:padding-left="0.1in" fo:padding-right="0.1in" draw:textarea-vertical-align="middle" draw:textarea-horizontal-align="center" draw:fill="none" draw:stroke="solid" svg:stroke-width="0.04167in" svg:stroke-color="#f2aa84" svg:stroke-opacity="100%" draw:stroke-linejoin="miter" svg:stroke-linecap="butt" draw:auto-grow-width="false" draw:auto-grow-height="false"/>
      <style:paragraph-properties style:font-independent-line-spacing="true" style:writing-mode="lr-tb"/>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9">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drawing-page" style:name="a1840">
      <style:drawing-page-properties draw:fill="gradient" draw:fill-gradient-name="a183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41" style:parent-style-name="Graphics">
      <style:graphic-properties draw:fill="none" fo:clip="rect(0in, 1.88596in, 0in, 1.28131in)" draw:stroke="none"/>
    </style:style>
    <style:style style:family="text" style:name="a1842">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847" style:parent-style-name="Graphics">
      <style:graphic-properties draw:fill="none" draw:stroke="none"/>
    </style:style>
    <style:style style:family="graphic" style:name="a1849">
      <style:graphic-properties draw:fill="none" draw:stroke="solid" svg:stroke-width="0.04167in" svg:stroke-color="#e97132" draw:marker-end="a1848" svg:stroke-opacity="100%" draw:stroke-linejoin="miter" svg:stroke-linecap="butt"/>
    </style:style>
    <style:style style:family="drawing-page" style:name="a1970">
      <style:drawing-page-properties draw:fill="gradient" draw:fill-gradient-name="a196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1">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6">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drawing-page" style:name="a1268">
      <style:drawing-page-properties draw:fill="gradient" draw:fill-gradient-name="a126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69" style:parent-style-name="Graphics">
      <style:graphic-properties draw:fill="none" fo:clip="rect(1.48137in, 2.09483in, -0.77089in, -0.01178in)" draw:stroke="none"/>
    </style:style>
    <style:style style:family="paragraph" style:name="a1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1">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1393">
      <style:graphic-properties draw:fill="none" draw:stroke="solid" svg:stroke-width="0.04167in" svg:stroke-color="#e97132" draw:marker-end="a1392" svg:stroke-opacity="100%" draw:stroke-linejoin="miter" svg:stroke-linecap="butt"/>
    </style:style>
    <style:style style:family="graphic" style:name="a1721">
      <style:graphic-properties draw:fill="none" draw:stroke="solid" svg:stroke-width="0.04167in" svg:stroke-color="#e97132" draw:marker-end="a1720" svg:stroke-opacity="100%" draw:stroke-linejoin="miter" svg:stroke-linecap="butt"/>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4">
      <style:graphic-properties fo:wrap-option="wrap" fo:padding-top="0.05in" fo:padding-bottom="0.05in" fo:padding-left="0.1in" fo:padding-right="0.1in" draw:textarea-vertical-align="middle" draw:textarea-horizontal-align="center" draw:fill="none" draw:stroke="solid" svg:stroke-width="0.04167in" svg:stroke-color="#f2aa84" svg:stroke-opacity="100%" draw:stroke-linejoin="miter" svg:stroke-linecap="butt" draw:auto-grow-width="false" draw:auto-grow-height="false"/>
      <style:paragraph-properties style:font-independent-line-spacing="true" style:writing-mode="lr-tb"/>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6">
      <style:graphic-properties draw:fill="none" draw:stroke="solid" svg:stroke-width="0.04167in" svg:stroke-color="#e97132" draw:marker-end="a1725" svg:stroke-opacity="100%" draw:stroke-linejoin="miter" svg:stroke-linecap="butt"/>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7" style:parent-style-name="Graphics">
      <style:graphic-properties draw:fill="none" draw:stroke="non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2">
      <style:graphic-properties fo:wrap-option="wrap" fo:padding-top="0.05in" fo:padding-bottom="0.05in" fo:padding-left="0.1in" fo:padding-right="0.1in" draw:textarea-vertical-align="middle" draw:textarea-horizontal-align="center" draw:fill="none" draw:stroke="solid" svg:stroke-width="0.04167in" svg:stroke-color="#f2aa84" svg:stroke-opacity="100%" draw:stroke-linejoin="miter" svg:stroke-linecap="butt" draw:auto-grow-width="false" draw:auto-grow-height="false"/>
      <style:paragraph-properties style:font-independent-line-spacing="true" style:writing-mode="lr-tb"/>
    </style:style>
    <style:style style:family="graphic" style:name="a1853" style:parent-style-name="Graphics">
      <style:graphic-properties draw:fill="none" draw:stroke="none"/>
    </style:style>
    <style:style style:family="graphic" style:name="a1855">
      <style:graphic-properties draw:fill="none" draw:stroke="solid" svg:stroke-width="0.04167in" svg:stroke-color="#e97132" draw:marker-end="a1854" svg:stroke-opacity="100%" draw:stroke-linejoin="miter" svg:stroke-linecap="butt"/>
    </style:style>
    <style:style style:family="graphic" style:name="a1856" style:parent-style-name="Graphics">
      <style:graphic-properties draw:fill="none" draw:stroke="none"/>
    </style:style>
    <style:style style:family="graphic" style:name="a1858">
      <style:graphic-properties draw:fill="none" draw:stroke="solid" svg:stroke-width="0.04167in" svg:stroke-color="#e97132" draw:marker-end="a1857" svg:stroke-opacity="100%" draw:stroke-linejoin="miter" svg:stroke-linecap="butt"/>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0" style:parent-style-name="Graphics">
      <style:graphic-properties draw:fill="none" fo:clip="rect(0in, 3.39226in, 0in, 0in)" draw:stroke="non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0">
      <style:graphic-properties draw:fill="none" draw:stroke="solid" svg:stroke-width="0.04167in" svg:stroke-color="#e97132" draw:marker-end="a1599" svg:stroke-opacity="100%" draw:stroke-linejoin="miter" svg:stroke-linecap="butt"/>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5">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1603">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5">
      <style:graphic-properties draw:fill="none" draw:stroke="solid" svg:stroke-width="0.04167in" svg:stroke-color="#e97132" draw:marker-end="a1604" svg:stroke-opacity="100%" draw:stroke-linejoin="miter" svg:stroke-linecap="butt"/>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2">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5">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8">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2">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1863" style:parent-style-name="Graphics">
      <style:graphic-properties draw:fill="none" draw:stroke="none"/>
    </style:style>
    <style:style style:family="graphic" style:name="a1865">
      <style:graphic-properties draw:fill="none" draw:stroke="solid" svg:stroke-width="0.04167in" svg:stroke-color="#e97132" draw:marker-end="a1864" svg:stroke-opacity="100%" draw:stroke-linejoin="miter" svg:stroke-linecap="butt"/>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281" style:parent-style-name="Graphics">
      <style:graphic-properties draw:fill="none" fo:clip="rect(0in, 2.08988in, 0.71048in, 0in)" draw:stroke="non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4">
      <style:graphic-properties draw:fill="none" draw:stroke="solid" svg:stroke-width="0.04167in" svg:stroke-color="#e97132" draw:marker-start="a1282" draw:marker-end="a1283" svg:stroke-opacity="100%" draw:stroke-linejoin="miter" svg:stroke-linecap="butt"/>
    </style:style>
    <style:style style:family="graphic" style:name="a1612">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14">
      <style:drawing-page-properties draw:fill="gradient" draw:fill-gradient-name="a161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87">
      <style:graphic-properties fo:wrap-option="wrap" fo:padding-top="0.05in" fo:padding-bottom="0.05in" fo:padding-left="0.1in" fo:padding-right="0.1in" draw:textarea-vertical-align="middle" draw:textarea-horizontal-align="center" draw:fill="none" draw:stroke="solid" svg:stroke-width="0.04167in" svg:stroke-color="#f2aa84" svg:stroke-opacity="100%" draw:stroke-linejoin="miter" svg:stroke-linecap="butt" draw:auto-grow-width="false" draw:auto-grow-height="false"/>
      <style:paragraph-properties style:font-independent-line-spacing="true" style:writing-mode="lr-tb"/>
    </style:style>
    <style:style style:family="graphic" style:name="a1615" style:parent-style-name="Graphics">
      <style:graphic-properties draw:fill="none" draw:stroke="non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6" style:parent-style-name="Graphics">
      <style:graphic-properties draw:fill="none" fo:clip="rect(0in, 3.39226in, 0in, 0in)" draw:stroke="non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9">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40">
      <style:drawing-page-properties draw:fill="gradient" draw:fill-gradient-name="a173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41" style:parent-style-name="Graphics">
      <style:graphic-properties draw:fill="none" fo:clip="rect(0in, 2.30724in, 0in, 1.28125in)" draw:stroke="none"/>
    </style:style>
    <style:style style:family="text" style:name="a1742">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747" style:parent-style-name="Graphics">
      <style:graphic-properties draw:fill="none" draw:stroke="none"/>
    </style:style>
    <style:style style:family="graphic" style:name="a1749">
      <style:graphic-properties draw:fill="none" draw:stroke="solid" svg:stroke-width="0.04167in" svg:stroke-color="#e97132" draw:marker-end="a1748" svg:stroke-opacity="100%" draw:stroke-linejoin="miter" svg:stroke-linecap="butt"/>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2">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87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4">
      <style:drawing-page-properties draw:fill="gradient" draw:fill-gradient-name="a1163"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875">
      <style:graphic-properties fo:wrap-option="wrap" fo:padding-top="0.05in" fo:padding-bottom="0.05in" fo:padding-left="0.1in" fo:padding-right="0.1in" draw:textarea-vertical-align="middle" draw:textarea-horizontal-align="center" draw:fill="none" draw:stroke="solid" svg:stroke-width="0.04167in" svg:stroke-color="#f2aa84" svg:stroke-opacity="100%" draw:stroke-linejoin="miter" svg:stroke-linecap="butt" draw:auto-grow-width="false" draw:auto-grow-height="false"/>
      <style:paragraph-properties style:font-independent-line-spacing="true" style:writing-mode="lr-tb"/>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77">
      <style:drawing-page-properties draw:fill="gradient" draw:fill-gradient-name="a187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878">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Aptos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294">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62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4">
      <style:graphic-properties fo:wrap-option="wrap" fo:padding-top="0.05in" fo:padding-bottom="0.05in" fo:padding-left="0.1in" fo:padding-right="0.1in" draw:textarea-vertical-align="middle" draw:textarea-horizontal-align="center" draw:fill="none" draw:stroke="solid" svg:stroke-width="0.04167in" svg:stroke-color="#f2aa84" svg:stroke-opacity="100%" draw:stroke-linejoin="miter" svg:stroke-linecap="butt" draw:auto-grow-width="false" draw:auto-grow-height="false"/>
      <style:paragraph-properties style:font-independent-line-spacing="true" style:writing-mode="lr-tb"/>
    </style:style>
    <style:style style:family="graphic" style:name="a1297">
      <style:graphic-properties fo:wrap-option="wrap" fo:padding-top="0.05in" fo:padding-bottom="0.05in" fo:padding-left="0.1in" fo:padding-right="0.1in" draw:textarea-vertical-align="middle" draw:textarea-horizontal-align="center" draw:fill="none" draw:stroke="solid" svg:stroke-width="0.04167in" svg:stroke-color="#f2aa84" svg:stroke-opacity="100%" draw:stroke-linejoin="miter" svg:stroke-linecap="butt" draw:auto-grow-width="false" draw:auto-grow-height="false"/>
      <style:paragraph-properties style:font-independent-line-spacing="true" style:writing-mode="lr-tb"/>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9">
      <style:graphic-properties draw:fill="none" draw:stroke="solid" svg:stroke-width="0.04167in" svg:stroke-color="#e97132" draw:marker-end="a1298" svg:stroke-opacity="100%" draw:stroke-linejoin="miter" svg:stroke-linecap="butt"/>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2">
      <style:graphic-properties fo:wrap-option="wrap" fo:padding-top="0.05in" fo:padding-bottom="0.05in" fo:padding-left="0.1in" fo:padding-right="0.1in" draw:textarea-vertical-align="middle" draw:textarea-horizontal-align="center" draw:fill="none" draw:stroke="solid" svg:stroke-width="0.04167in" svg:stroke-color="#f2aa84" svg:stroke-opacity="100%" draw:stroke-linejoin="miter" svg:stroke-linecap="butt" draw:auto-grow-width="false" draw:auto-grow-height="false"/>
      <style:paragraph-properties style:font-independent-line-spacing="true" style:writing-mode="lr-tb"/>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17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Aptos Display" fo:font-size="0.14583in" style:font-size-asian="0.14583in" style:font-size-complex="0.1458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502">
      <style:graphic-properties fo:wrap-option="wrap" fo:padding-top="0.05in" fo:padding-bottom="0.05in" fo:padding-left="0.1in" fo:padding-right="0.1in" draw:textarea-vertical-align="middle" draw:textarea-horizontal-align="center" draw:fill="none" draw:stroke="solid" svg:stroke-width="0.04167in" svg:stroke-color="#f2aa84" svg:stroke-opacity="100%" draw:stroke-linejoin="miter" svg:stroke-linecap="butt" draw:auto-grow-width="false" draw:auto-grow-height="false"/>
      <style:paragraph-properties style:font-independent-line-spacing="true" style:writing-mode="lr-tb"/>
    </style:style>
    <style:style style:family="paragraph" style:name="a1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Aptos Display"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Aptos Display"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4">
      <style:graphic-properties draw:fill="none" draw:stroke="solid" svg:stroke-width="0.04167in" svg:stroke-color="#e97132" draw:marker-end="a1503" svg:stroke-opacity="100%" draw:stroke-linejoin="miter" svg:stroke-linecap="butt"/>
    </style:style>
    <style:style style:family="paragraph" style:name="a1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Aptos Display"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Aptos Display"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508">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paragraph" style:name="a1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7">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1638" style:parent-style-name="Graphics">
      <style:graphic-properties draw:fill="none" draw:stroke="non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9">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0" style:parent-style-name="Graphics">
      <style:graphic-properties draw:fill="none" fo:clip="rect(0in, 0in, 0in, 1.51623in)" draw:stroke="non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1" style:parent-style-name="Graphics">
      <style:graphic-properties draw:fill="none" fo:clip="rect(0in, 0in, 0in, 0.27961in)" draw:stroke="non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0">
      <style:drawing-page-properties draw:fill="gradient" draw:fill-gradient-name="a150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2" style:parent-style-name="Graphics">
      <style:graphic-properties draw:fill="none" fo:clip="rect(0in, 0in, 0in, 1.24942in)" draw:stroke="none"/>
    </style:style>
    <style:style style:family="text" style:name="a1511">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3" style:parent-style-name="Graphics">
      <style:graphic-properties draw:fill="none" fo:clip="rect(0in, 0in, 0in, 0.67659in)" draw:stroke="none"/>
    </style:style>
    <style:style style:family="text" style:name="a1512">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5">
      <style:drawing-page-properties draw:fill="gradient" draw:fill-gradient-name="a118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6" style:parent-style-name="Graphics">
      <style:graphic-properties draw:fill="none" draw:stroke="none"/>
    </style:style>
    <style:style style:family="graphic" style:name="a151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6" style:parent-style-name="Graphics">
      <style:graphic-properties draw:fill="none" draw:stroke="none"/>
    </style:style>
    <style:style style:family="paragraph" style:name="a1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8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0">
      <style:graphic-properties draw:fill="none" draw:stroke="solid" svg:stroke-width="0.04167in" svg:stroke-color="#e97132" draw:marker-end="a1639" svg:stroke-opacity="100%" draw:stroke-linejoin="miter" svg:stroke-linecap="butt"/>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2">
      <style:graphic-properties fo:wrap-option="wrap" fo:padding-top="0.05in" fo:padding-bottom="0.05in" fo:padding-left="0.1in" fo:padding-right="0.1in" draw:textarea-vertical-align="middle" draw:textarea-horizontal-align="center" draw:fill="none" draw:stroke="solid" svg:stroke-width="0.04167in" svg:stroke-color="#f2aa84" svg:stroke-opacity="100%" draw:stroke-linejoin="miter" svg:stroke-linecap="butt" draw:auto-grow-width="false" draw:auto-grow-height="false"/>
      <style:paragraph-properties style:font-independent-line-spacing="true" style:writing-mode="lr-tb"/>
    </style:style>
    <text:list-style style:name="a1933">
      <text:list-level-style-number text:level="1" style:num-format="1" style:num-suffix="." style:num-list-format-name="">
        <style:list-level-properties text:space-before="0in" text:min-label-width="0.25in"/>
        <style:text-properties fo:font-size="100%"/>
      </text:list-level-style-number>
      <text:list-level-style-number text:level="2" style:num-format="1" style:num-suffix="." style:num-list-format-name="">
        <style:list-level-properties text:space-before="0.5in" text:min-label-width="0.25in"/>
        <style:text-properties fo:font-size="100%"/>
      </text:list-level-style-number>
      <text:list-level-style-number text:level="3" style:num-format="1" style:num-suffix="." style:num-list-format-name="">
        <style:list-level-properties text:space-before="1in" text:min-label-width="0.25in"/>
        <style:text-properties fo:font-size="100%"/>
      </text:list-level-style-number>
      <text:list-level-style-number text:level="4" style:num-format="1" style:num-suffix="." style:num-list-format-name="">
        <style:list-level-properties text:space-before="1.5in" text:min-label-width="0.25in"/>
        <style:text-properties fo:font-size="100%"/>
      </text:list-level-style-number>
      <text:list-level-style-number text:level="5" style:num-format="1" style:num-suffix="." style:num-list-format-name="">
        <style:list-level-properties text:space-before="2in" text:min-label-width="0.25in"/>
        <style:text-properties fo:font-size="100%"/>
      </text:list-level-style-number>
      <text:list-level-style-number text:level="6" style:num-format="1" style:num-suffix="." style:num-list-format-name="">
        <style:list-level-properties text:space-before="2.5in" text:min-label-width="0.25in"/>
        <style:text-properties fo:font-size="100%"/>
      </text:list-level-style-number>
      <text:list-level-style-number text:level="7" style:num-format="1" style:num-suffix="." style:num-list-format-name="">
        <style:list-level-properties text:space-before="3in" text:min-label-width="0.25in"/>
        <style:text-properties fo:font-size="100%"/>
      </text:list-level-style-number>
      <text:list-level-style-number text:level="8" style:num-format="1" style:num-suffix="." style:num-list-format-name="">
        <style:list-level-properties text:space-before="3.5in" text:min-label-width="0.25in"/>
        <style:text-properties fo:font-size="100%"/>
      </text:list-level-style-number>
      <text:list-level-style-number text:level="9" style:num-format="1" style:num-suffix="." style:num-list-format-name="">
        <style:list-level-properties text:space-before="4in" text:min-label-width="0.25in"/>
        <style:text-properties fo:font-size="100%"/>
      </text:list-level-style-number>
    </text:list-style>
    <text:list-style style:name="a19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17">
      <text:list-level-style-number text:level="1" style:num-format="1" style:num-suffix="." style:num-list-format-name="">
        <style:list-level-properties text:space-before="0in" text:min-label-width="0.25in"/>
        <style:text-properties fo:font-size="100%"/>
      </text:list-level-style-number>
      <text:list-level-style-number text:level="2" style:num-format="1" style:num-suffix="." style:num-list-format-name="">
        <style:list-level-properties text:space-before="0.5in" text:min-label-width="0.25in"/>
        <style:text-properties fo:font-size="100%"/>
      </text:list-level-style-number>
      <text:list-level-style-number text:level="3" style:num-format="1" style:num-suffix="." style:num-list-format-name="">
        <style:list-level-properties text:space-before="1in" text:min-label-width="0.25in"/>
        <style:text-properties fo:font-size="100%"/>
      </text:list-level-style-number>
      <text:list-level-style-number text:level="4" style:num-format="1" style:num-suffix="." style:num-list-format-name="">
        <style:list-level-properties text:space-before="1.5in" text:min-label-width="0.25in"/>
        <style:text-properties fo:font-size="100%"/>
      </text:list-level-style-number>
      <text:list-level-style-number text:level="5" style:num-format="1" style:num-suffix="." style:num-list-format-name="">
        <style:list-level-properties text:space-before="2in" text:min-label-width="0.25in"/>
        <style:text-properties fo:font-size="100%"/>
      </text:list-level-style-number>
      <text:list-level-style-number text:level="6" style:num-format="1" style:num-suffix="." style:num-list-format-name="">
        <style:list-level-properties text:space-before="2.5in" text:min-label-width="0.25in"/>
        <style:text-properties fo:font-size="100%"/>
      </text:list-level-style-number>
      <text:list-level-style-number text:level="7" style:num-format="1" style:num-suffix="." style:num-list-format-name="">
        <style:list-level-properties text:space-before="3in" text:min-label-width="0.25in"/>
        <style:text-properties fo:font-size="100%"/>
      </text:list-level-style-number>
      <text:list-level-style-number text:level="8" style:num-format="1" style:num-suffix="." style:num-list-format-name="">
        <style:list-level-properties text:space-before="3.5in" text:min-label-width="0.25in"/>
        <style:text-properties fo:font-size="100%"/>
      </text:list-level-style-number>
      <text:list-level-style-number text:level="9" style:num-format="1" style:num-suffix="." style:num-list-format-name="">
        <style:list-level-properties text:space-before="4in" text:min-label-width="0.25in"/>
        <style:text-properties fo:font-size="100%"/>
      </text:list-level-style-number>
    </text:list-style>
    <text:list-style style:name="a1906">
      <text:list-level-style-number text:level="1" style:num-format="1" style:num-suffix="." style:num-list-format-name="">
        <style:list-level-properties text:space-before="0in" text:min-label-width="0.25in"/>
        <style:text-properties fo:font-size="100%"/>
      </text:list-level-style-number>
      <text:list-level-style-number text:level="2" style:num-format="1" style:num-suffix="." style:num-list-format-name="">
        <style:list-level-properties text:space-before="0.5in" text:min-label-width="0.25in"/>
        <style:text-properties fo:font-size="100%"/>
      </text:list-level-style-number>
      <text:list-level-style-number text:level="3" style:num-format="1" style:num-suffix="." style:num-list-format-name="">
        <style:list-level-properties text:space-before="1in" text:min-label-width="0.25in"/>
        <style:text-properties fo:font-size="100%"/>
      </text:list-level-style-number>
      <text:list-level-style-number text:level="4" style:num-format="1" style:num-suffix="." style:num-list-format-name="">
        <style:list-level-properties text:space-before="1.5in" text:min-label-width="0.25in"/>
        <style:text-properties fo:font-size="100%"/>
      </text:list-level-style-number>
      <text:list-level-style-number text:level="5" style:num-format="1" style:num-suffix="." style:num-list-format-name="">
        <style:list-level-properties text:space-before="2in" text:min-label-width="0.25in"/>
        <style:text-properties fo:font-size="100%"/>
      </text:list-level-style-number>
      <text:list-level-style-number text:level="6" style:num-format="1" style:num-suffix="." style:num-list-format-name="">
        <style:list-level-properties text:space-before="2.5in" text:min-label-width="0.25in"/>
        <style:text-properties fo:font-size="100%"/>
      </text:list-level-style-number>
      <text:list-level-style-number text:level="7" style:num-format="1" style:num-suffix="." style:num-list-format-name="">
        <style:list-level-properties text:space-before="3in" text:min-label-width="0.25in"/>
        <style:text-properties fo:font-size="100%"/>
      </text:list-level-style-number>
      <text:list-level-style-number text:level="8" style:num-format="1" style:num-suffix="." style:num-list-format-name="">
        <style:list-level-properties text:space-before="3.5in" text:min-label-width="0.25in"/>
        <style:text-properties fo:font-size="100%"/>
      </text:list-level-style-number>
      <text:list-level-style-number text:level="9" style:num-format="1" style:num-suffix="." style:num-list-format-name="">
        <style:list-level-properties text:space-before="4in" text:min-label-width="0.25in"/>
        <style:text-properties fo:font-size="100%"/>
      </text:list-level-style-number>
    </text:list-style>
    <text:list-style style:name="a1930">
      <text:list-level-style-number text:level="1" style:num-format="1" style:num-suffix="." style:num-list-format-name="">
        <style:list-level-properties text:space-before="0in" text:min-label-width="0.25in"/>
        <style:text-properties fo:font-size="100%"/>
      </text:list-level-style-number>
      <text:list-level-style-number text:level="2" style:num-format="1" style:num-suffix="." style:num-list-format-name="">
        <style:list-level-properties text:space-before="0.5in" text:min-label-width="0.25in"/>
        <style:text-properties fo:font-size="100%"/>
      </text:list-level-style-number>
      <text:list-level-style-number text:level="3" style:num-format="1" style:num-suffix="." style:num-list-format-name="">
        <style:list-level-properties text:space-before="1in" text:min-label-width="0.25in"/>
        <style:text-properties fo:font-size="100%"/>
      </text:list-level-style-number>
      <text:list-level-style-number text:level="4" style:num-format="1" style:num-suffix="." style:num-list-format-name="">
        <style:list-level-properties text:space-before="1.5in" text:min-label-width="0.25in"/>
        <style:text-properties fo:font-size="100%"/>
      </text:list-level-style-number>
      <text:list-level-style-number text:level="5" style:num-format="1" style:num-suffix="." style:num-list-format-name="">
        <style:list-level-properties text:space-before="2in" text:min-label-width="0.25in"/>
        <style:text-properties fo:font-size="100%"/>
      </text:list-level-style-number>
      <text:list-level-style-number text:level="6" style:num-format="1" style:num-suffix="." style:num-list-format-name="">
        <style:list-level-properties text:space-before="2.5in" text:min-label-width="0.25in"/>
        <style:text-properties fo:font-size="100%"/>
      </text:list-level-style-number>
      <text:list-level-style-number text:level="7" style:num-format="1" style:num-suffix="." style:num-list-format-name="">
        <style:list-level-properties text:space-before="3in" text:min-label-width="0.25in"/>
        <style:text-properties fo:font-size="100%"/>
      </text:list-level-style-number>
      <text:list-level-style-number text:level="8" style:num-format="1" style:num-suffix="." style:num-list-format-name="">
        <style:list-level-properties text:space-before="3.5in" text:min-label-width="0.25in"/>
        <style:text-properties fo:font-size="100%"/>
      </text:list-level-style-number>
      <text:list-level-style-number text:level="9" style:num-format="1" style:num-suffix="." style:num-list-format-name="">
        <style:list-level-properties text:space-before="4in" text:min-label-width="0.25in"/>
        <style:text-properties fo:font-size="100%"/>
      </text:list-level-style-number>
    </text:list-style>
    <text:list-style style:name="a19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09">
      <text:list-level-style-number text:level="1" style:num-format="1" style:num-suffix="." style:num-list-format-name="">
        <style:list-level-properties text:space-before="0in" text:min-label-width="0.25in"/>
        <style:text-properties fo:font-size="100%"/>
      </text:list-level-style-number>
      <text:list-level-style-number text:level="2" style:num-format="1" style:num-suffix="." style:num-list-format-name="">
        <style:list-level-properties text:space-before="0.5in" text:min-label-width="0.25in"/>
        <style:text-properties fo:font-size="100%"/>
      </text:list-level-style-number>
      <text:list-level-style-number text:level="3" style:num-format="1" style:num-suffix="." style:num-list-format-name="">
        <style:list-level-properties text:space-before="1in" text:min-label-width="0.25in"/>
        <style:text-properties fo:font-size="100%"/>
      </text:list-level-style-number>
      <text:list-level-style-number text:level="4" style:num-format="1" style:num-suffix="." style:num-list-format-name="">
        <style:list-level-properties text:space-before="1.5in" text:min-label-width="0.25in"/>
        <style:text-properties fo:font-size="100%"/>
      </text:list-level-style-number>
      <text:list-level-style-number text:level="5" style:num-format="1" style:num-suffix="." style:num-list-format-name="">
        <style:list-level-properties text:space-before="2in" text:min-label-width="0.25in"/>
        <style:text-properties fo:font-size="100%"/>
      </text:list-level-style-number>
      <text:list-level-style-number text:level="6" style:num-format="1" style:num-suffix="." style:num-list-format-name="">
        <style:list-level-properties text:space-before="2.5in" text:min-label-width="0.25in"/>
        <style:text-properties fo:font-size="100%"/>
      </text:list-level-style-number>
      <text:list-level-style-number text:level="7" style:num-format="1" style:num-suffix="." style:num-list-format-name="">
        <style:list-level-properties text:space-before="3in" text:min-label-width="0.25in"/>
        <style:text-properties fo:font-size="100%"/>
      </text:list-level-style-number>
      <text:list-level-style-number text:level="8" style:num-format="1" style:num-suffix="." style:num-list-format-name="">
        <style:list-level-properties text:space-before="3.5in" text:min-label-width="0.25in"/>
        <style:text-properties fo:font-size="100%"/>
      </text:list-level-style-number>
      <text:list-level-style-number text:level="9" style:num-format="1" style:num-suffix="." style:num-list-format-name="">
        <style:list-level-properties text:space-before="4in" text:min-label-width="0.25in"/>
        <style:text-properties fo:font-size="100%"/>
      </text:list-level-style-number>
    </text:list-style>
    <text:list-style style:name="a1914">
      <text:list-level-style-number text:level="1" style:num-format="1" style:num-suffix="." style:num-list-format-name="">
        <style:list-level-properties text:space-before="0in" text:min-label-width="0.25in"/>
        <style:text-properties fo:font-size="100%"/>
      </text:list-level-style-number>
      <text:list-level-style-number text:level="2" style:num-format="1" style:num-suffix="." style:num-list-format-name="">
        <style:list-level-properties text:space-before="0.5in" text:min-label-width="0.25in"/>
        <style:text-properties fo:font-size="100%"/>
      </text:list-level-style-number>
      <text:list-level-style-number text:level="3" style:num-format="1" style:num-suffix="." style:num-list-format-name="">
        <style:list-level-properties text:space-before="1in" text:min-label-width="0.25in"/>
        <style:text-properties fo:font-size="100%"/>
      </text:list-level-style-number>
      <text:list-level-style-number text:level="4" style:num-format="1" style:num-suffix="." style:num-list-format-name="">
        <style:list-level-properties text:space-before="1.5in" text:min-label-width="0.25in"/>
        <style:text-properties fo:font-size="100%"/>
      </text:list-level-style-number>
      <text:list-level-style-number text:level="5" style:num-format="1" style:num-suffix="." style:num-list-format-name="">
        <style:list-level-properties text:space-before="2in" text:min-label-width="0.25in"/>
        <style:text-properties fo:font-size="100%"/>
      </text:list-level-style-number>
      <text:list-level-style-number text:level="6" style:num-format="1" style:num-suffix="." style:num-list-format-name="">
        <style:list-level-properties text:space-before="2.5in" text:min-label-width="0.25in"/>
        <style:text-properties fo:font-size="100%"/>
      </text:list-level-style-number>
      <text:list-level-style-number text:level="7" style:num-format="1" style:num-suffix="." style:num-list-format-name="">
        <style:list-level-properties text:space-before="3in" text:min-label-width="0.25in"/>
        <style:text-properties fo:font-size="100%"/>
      </text:list-level-style-number>
      <text:list-level-style-number text:level="8" style:num-format="1" style:num-suffix="." style:num-list-format-name="">
        <style:list-level-properties text:space-before="3.5in" text:min-label-width="0.25in"/>
        <style:text-properties fo:font-size="100%"/>
      </text:list-level-style-number>
      <text:list-level-style-number text:level="9" style:num-format="1" style:num-suffix="." style:num-list-format-name="">
        <style:list-level-properties text:space-before="4in" text:min-label-width="0.25in"/>
        <style:text-properties fo:font-size="100%"/>
      </text:list-level-style-number>
    </text:list-style>
    <text:list-style style:name="a1944">
      <text:list-level-style-number text:level="1" style:num-format="1" style:num-suffix="." style:num-list-format-name="">
        <style:list-level-properties text:space-before="0in" text:min-label-width="0.25in"/>
        <style:text-properties fo:font-size="100%"/>
      </text:list-level-style-number>
      <text:list-level-style-number text:level="2" style:num-format="1" style:num-suffix="." style:num-list-format-name="">
        <style:list-level-properties text:space-before="0.5in" text:min-label-width="0.25in"/>
        <style:text-properties fo:font-size="100%"/>
      </text:list-level-style-number>
      <text:list-level-style-number text:level="3" style:num-format="1" style:num-suffix="." style:num-list-format-name="">
        <style:list-level-properties text:space-before="1in" text:min-label-width="0.25in"/>
        <style:text-properties fo:font-size="100%"/>
      </text:list-level-style-number>
      <text:list-level-style-number text:level="4" style:num-format="1" style:num-suffix="." style:num-list-format-name="">
        <style:list-level-properties text:space-before="1.5in" text:min-label-width="0.25in"/>
        <style:text-properties fo:font-size="100%"/>
      </text:list-level-style-number>
      <text:list-level-style-number text:level="5" style:num-format="1" style:num-suffix="." style:num-list-format-name="">
        <style:list-level-properties text:space-before="2in" text:min-label-width="0.25in"/>
        <style:text-properties fo:font-size="100%"/>
      </text:list-level-style-number>
      <text:list-level-style-number text:level="6" style:num-format="1" style:num-suffix="." style:num-list-format-name="">
        <style:list-level-properties text:space-before="2.5in" text:min-label-width="0.25in"/>
        <style:text-properties fo:font-size="100%"/>
      </text:list-level-style-number>
      <text:list-level-style-number text:level="7" style:num-format="1" style:num-suffix="." style:num-list-format-name="">
        <style:list-level-properties text:space-before="3in" text:min-label-width="0.25in"/>
        <style:text-properties fo:font-size="100%"/>
      </text:list-level-style-number>
      <text:list-level-style-number text:level="8" style:num-format="1" style:num-suffix="." style:num-list-format-name="">
        <style:list-level-properties text:space-before="3.5in" text:min-label-width="0.25in"/>
        <style:text-properties fo:font-size="100%"/>
      </text:list-level-style-number>
      <text:list-level-style-number text:level="9" style:num-format="1" style:num-suffix="." style:num-list-format-name="">
        <style:list-level-properties text:space-before="4in" text:min-label-width="0.25in"/>
        <style:text-properties fo:font-size="100%"/>
      </text:list-level-style-number>
    </text:list-style>
  </office:automatic-styles>
  <office:body>
    <office:presentation>
      <draw:page draw:name="Slide590" draw:style-name="a1164" draw:master-page-name="Master1-Layout18-cust-1_Title-and-Content" presentation:presentation-page-layout-name="Master1-PPL18" draw:id="Slide-845">
        <draw:frame draw:id="id116" draw:style-name="a1167" draw:name="Title 1" svg:x="-1.6102in" svg:y="0.22208in" svg:width="11.71053in" svg:height="0.70906in">
          <draw:text-box>
            <text:p text:style-name="a1166" text:class-names="" text:cond-style-name=""><text:span text:style-name="a1165" text:class-names="">How to Hack PALMETTO BUG</text:span></text:p>
          </draw:text-box>
          <svg:title/>
          <svg:desc/>
        </draw:frame>
        <draw:g draw:name="Group 9" draw:id="id117">
          <svg:title/>
          <svg:desc/>
          <draw:frame draw:id="id121" draw:style-name="a1180" draw:transform="translate(-1.64473in -1.83479in) rotate(-3.14159) translate(11.42818in 4.9257in)" draw:name="Picture 3" svg:width="3.28947in" svg:height="3.66959in" style:rel-width="scale" style:rel-height="scale">
            <draw:image xlink:href="media/image1.jpg" xlink:type="simple" xlink:show="embed" xlink:actuate="onLoad"/>
            <svg:title/>
            <svg:desc>A cartoon of a bug holding a cup of tea

Description automatically generated</svg:desc>
          </draw:frame>
          <draw:frame draw:id="id122" draw:style-name="a1181" draw:transform="translate(-1.79276in -1.84101in) rotate(-3.14159) translate(8.23739in 4.91949in)" draw:name="Picture 8" svg:width="3.58552in" svg:height="3.68202in" style:rel-width="scale" style:rel-height="scale">
            <draw:image xlink:href="media/image2.png" xlink:type="simple" xlink:show="embed" xlink:actuate="onLoad"/>
            <svg:title/>
            <svg:desc>A cartoon of a bug holding a drink

Description automatically generated</svg:desc>
          </draw:frame>
          <draw:frame draw:id="id123" draw:style-name="a1182" draw:transform="translate(-1.67927in -1.84101in) rotate(-3.14159) translate(4.85196in 4.91949in)" draw:name="Picture 6" svg:width="3.35855in" svg:height="3.68202in" style:rel-width="scale" style:rel-height="scale">
            <draw:image xlink:href="media/image3.png" xlink:type="simple" xlink:show="embed" xlink:actuate="onLoad"/>
            <svg:title/>
            <svg:desc>A cartoon bug holding a cup of tea

Description automatically generated</svg:desc>
          </draw:frame>
          <draw:frame draw:id="id124" draw:style-name="a1183" draw:transform="translate(-1.72423in -1.84101in) rotate(-3.14159) translate(1.8443in 4.93192in)" draw:name="Picture 4" svg:width="3.44846in" svg:height="3.68202in" style:rel-width="scale" style:rel-height="scale">
            <draw:image xlink:href="media/image4.jpg" xlink:type="simple" xlink:show="embed" xlink:actuate="onLoad"/>
            <svg:title/>
            <svg:desc>A bug in a dress holding a drink

Description automatically generated</svg:desc>
          </draw:frame>
        </draw:g>
        <draw:frame draw:id="id118" draw:style-name="a1170" draw:name="Title 1" svg:x="1.59951in" svg:y="2.60976in" svg:width="9.46875in" svg:height="0.35576in">
          <draw:text-box>
            <text:p text:style-name="a1169" text:class-names="" text:cond-style-name=""><text:span text:style-name="a1168" text:class-names="">By Ben Caiello at the MUSC Hollings Cancer Center Flow Cytometry and Cell Sorting Shared Resource Laboratory</text:span></text:p>
          </draw:text-box>
          <svg:title/>
          <svg:desc/>
        </draw:frame>
        <draw:frame draw:id="id119" draw:style-name="a1173" draw:name="Title 1" svg:x="8.3676in" svg:y="6.88589in" svg:width="4.81935in" svg:height="0.255in">
          <draw:text-box>
            <text:p text:style-name="a1172" text:class-names="" text:cond-style-name=""><text:span text:style-name="a1171" text:class-names="">These are AI images generated at Openart.ai, so they are in the public domain</text:span></text:p>
          </draw:text-box>
          <svg:title/>
          <svg:desc/>
        </draw:frame>
        <draw:frame draw:id="id120" draw:style-name="a1179" draw:name="Title 1" svg:x="1.05428in" svg:y="1.15393in" svg:width="10.92105in" svg:height="0.93982in">
          <draw:text-box>
            <text:p text:style-name="a1178" text:class-names="" text:cond-style-name=""><text:span text:style-name="a1174" text:class-names="">Or,</text:span><text:span text:style-name="a1175" text:class-names=""><text:s text:c="1"/>advanced directory control of PalmettoBUG projects &amp; how to<text:s text:c="1"/></text:span><text:span text:style-name="a1176" text:class-names="">manually</text:span><text:span text:style-name="a1177" text:class-names=""><text:s text:c="1"/>integrate it with alternate data analysis pipelines</text:span></text:p>
          </draw:text-box>
          <svg:title/>
          <svg:desc/>
        </draw:frame>
      </draw:page>
      <draw:page draw:name="Slide591" draw:style-name="a1185" draw:master-page-name="Master1-Layout18-cust-1_Title-and-Content" presentation:presentation-page-layout-name="Master1-PPL18" draw:id="Slide-846">
        <draw:frame draw:id="id125" draw:style-name="a1186" draw:name="Picture 2" svg:x="7.26988in" svg:y="0in" svg:width="5.40555in" svg:height="7.5189in" style:rel-width="scale" style:rel-height="scale">
          <draw:image xlink:href="media/image5.png" xlink:type="simple" xlink:show="embed" xlink:actuate="onLoad"/>
          <svg:title/>
          <svg:desc/>
        </draw:frame>
        <draw:frame draw:id="id126" draw:style-name="a1189" draw:name="Title 1" svg:x="0.26316in" svg:y="0.3201in" svg:width="6.21725in" svg:height="0.70906in">
          <draw:text-box>
            <text:p text:style-name="a1188" text:class-names="" text:cond-style-name=""><text:span text:style-name="a1187" text:class-names="">The Full PalmettoBUG directory</text:span></text:p>
          </draw:text-box>
          <svg:title/>
          <svg:desc/>
        </draw:frame>
        <draw:custom-shape svg:x="3.096in" svg:y="1.17579in" svg:width="2.58821in" svg:height="1.21018in" draw:id="id127" draw:style-name="a1192" draw:name="Rectangle 4">
          <svg:title/>
          <svg:desc/>
          <text:p text:style-name="a1191" text:class-names="" text:cond-style-name=""><text:span text:style-name="a1190" text:class-names="">An entire PalmettoBUG directory – in this case for the example project used in the jupyter notebook tutorials – can be quite large, with many sub-folders</text:span></text:p>
          <draw:enhanced-geometry xmlns:dr3d="urn:oasis:names:tc:opendocument:xmlns:dr3d:1.0" draw:type="non-primitive" svg:viewBox="0 0 21600 21600" draw:enhanced-path="M 0 0 L 21600 0 21600 21600 0 21600 Z N"/>
        </draw:custom-shape>
        <draw:connector draw:type="line" svg:x1="5.67906in" svg:y1="2.16904in" svg:x2="7.27325in" svg:y2="0.11438in" draw:id="id128" draw:style-name="a1194" draw:name="Straight Arrow Connector 5">
          <svg:title/>
          <svg:desc/>
        </draw:connector>
        <draw:custom-shape svg:x="0.26316in" svg:y="3.02688in" svg:width="2.61453in" svg:height="0.70906in" draw:id="id130" draw:style-name="a1197" draw:name="Rectangle 10">
          <svg:title/>
          <svg:desc/>
          <text:p text:style-name="a1196" text:class-names="" text:cond-style-name="" text:id="id129"><text:span text:style-name="a1195" text:class-names="">At the upper level of the directory there are 7 folders and one panel file, we will go through each:</text:span></text:p>
          <draw:enhanced-geometry xmlns:dr3d="urn:oasis:names:tc:opendocument:xmlns:dr3d:1.0" draw:type="non-primitive" svg:viewBox="0 0 21600 21600" draw:enhanced-path="M 0 0 L 21600 0 21600 21600 0 21600 Z N"/>
        </draw:custom-shape>
        <draw:custom-shape svg:x="4.46336in" svg:y="2.16904in" svg:width="2.77557in" svg:height="0.85784in" draw:id="id131" draw:style-name="a1200" draw:name="Rectangle 14">
          <svg:title/>
          <svg:desc/>
          <text:p text:style-name="a1199" text:class-names="" text:cond-style-name=""><text:span text:style-name="a1198" text:class-names="">Note that the upper-level name of the directory (“example_MCD_noGUI”) is entirely flexible and up to the user, but many of the sub-folders are not.</text:span></text:p>
          <draw:enhanced-geometry xmlns:dr3d="urn:oasis:names:tc:opendocument:xmlns:dr3d:1.0" draw:type="non-primitive" svg:viewBox="0 0 21600 21600" draw:enhanced-path="M 0 0 L 21600 0 21600 21600 0 21600 Z N"/>
        </draw:custom-shape>
        <draw:custom-shape svg:x="7.25408in" svg:y="0.02228in" svg:width="1.41645in" svg:height="0.17564in" draw:id="id132" draw:style-name="a1203" draw:name="Rectangle 16">
          <svg:title/>
          <svg:desc/>
          <text:p text:style-name="a1202" text:class-names="" text:cond-style-name=""><text:span text:style-name="a1201" text:class-names=""/></text:p>
          <draw:enhanced-geometry xmlns:dr3d="urn:oasis:names:tc:opendocument:xmlns:dr3d:1.0" draw:type="non-primitive" svg:viewBox="0 0 21600 21600" draw:enhanced-path="M 0 0 L 21600 0 21600 21600 0 21600 Z N"/>
        </draw:custom-shape>
        <draw:frame draw:id="id133" draw:style-name="a1204" draw:name="Picture 20" svg:x="0.6579in" svg:y="3.75in" svg:width="5.68735in" svg:height="3.32321in" style:rel-width="scale" style:rel-height="scale">
          <draw:image xlink:href="media/image6.png" xlink:type="simple" xlink:show="embed" xlink:actuate="onLoad"/>
          <svg:title/>
          <svg:desc/>
        </draw:frame>
        <draw:custom-shape svg:x="3.58535in" svg:y="4.25399in" svg:width="8.75389in" svg:height="2.64275in" draw:id="id140" draw:style-name="a1219" draw:name="Rectangle 1">
          <svg:title/>
          <svg:desc/>
          <text:p text:style-name="a1206" text:class-names="" text:cond-style-name="" text:id="id134"><text:span text:style-name="a1205" text:class-names="">How to use the information in this powerpoint – common uses:</text:span></text:p>
          <text:p text:style-name="a1210" text:class-names="" text:cond-style-name="" text:id="id135"><text:span text:style-name="a1207" text:class-names="">1). When working with the PalmettoBUG<text:s text:c="1"/></text:span><text:span text:style-name="a1208" text:class-names="">outside the GUI</text:span><text:span text:style-name="a1209" text:class-names="">, certain output files / folders are not automatically created. If you want to completely mimic the GUI structure — which is not always necessary — you will need to re-create some parts of the structure manually (this re-creation is done in the jupyter tutorials in the documentation).<text:s text:c="1"/></text:span></text:p>
          <text:p text:style-name="a1212" text:class-names="" text:cond-style-name="" text:id="id136"><text:span text:style-name="a1211" text:class-names=""/></text:p>
          <text:p text:style-name="a1214" text:class-names="" text:cond-style-name="" text:id="id137"><text:span text:style-name="a1213" text:class-names="">2). Knowing how the directory structure works can allow you to easily examine &amp; move data intermediates (such as segmentation masks, region measurements, etc.) in and out of PalmettoBUG. This is both useful for checking the quality of these intermediates and for if you want to do part of your analysis in this software, and part of it in another.</text:span></text:p>
          <text:p text:style-name="a1216" text:class-names="" text:cond-style-name="" text:id="id138"><text:span text:style-name="a1215" text:class-names=""/></text:p>
          <text:p text:style-name="a1218" text:class-names="" text:cond-style-name="" text:id="id139"><text:span text:style-name="a1217" text:class-names="">3). Troubleshooting errors: Some errors in the program can be identified and fixed more easily if you know what should be in the directory of the project, and where it should be. Additionally, some actions (such as deleting files that are incorrect or that are creating an error) may be simpler to do in file explorer and not inside the PalmettoBUG GUI – but doing this requires understanding where and what the files are in the project directory</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130" smil:attributeName="visibility" smil:to="visible" smil:begin="0.0s" smil:dur="0.00100000004749745s" smil:fill="hold"/>
                </anim:par>
                <anim:par presentation:node-type="with-previous" presentation:preset-id="1" presentation:preset-sub-type="0" presentation:preset-class="entrance" smil:begin="0.0s" smil:fill="hold">
                  <anim:set smil:targetElement="id133"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140" smil:attributeName="visibility" smil:to="visible" smil:begin="0.0s" smil:dur="0.00100000004749745s" smil:fill="hold"/>
                </anim:par>
              </anim:par>
            </anim:par>
          </anim:seq>
        </anim:par>
        <presentation:notes draw:style-name="a1225">
          <draw:page-thumbnail draw:page-number="2" svg:x="0.75in" svg:y="1.25in" svg:width="6in" svg:height="3.375in" presentation:class="page" draw:id="id141" presentation:style-name="a1220" draw:name="Slide Image Placeholder 1">
            <svg:title/>
            <svg:desc/>
          </draw:page-thumbnail>
          <draw:frame draw:id="id142" presentation:style-name="a1221" draw:name="Notes Placeholder 2" svg:x="0.75in" svg:y="4.8125in" svg:width="6in" svg:height="3.9375in" presentation:class="notes" presentation:placeholder="true">
            <draw:text-box/>
            <svg:title/>
            <svg:desc/>
          </draw:frame>
          <draw:frame draw:id="id143" draw:style-name="a1224" draw:name="Slide Number Placeholder 3" svg:x="4.24826in" svg:y="9.49826in" svg:width="3.25in" svg:height="0.50174in">
            <draw:text-box>
              <text:p text:style-name="a1223" text:class-names="" text:cond-style-name=""><text:span text:style-name="a1222" text:class-names=""><text:page-number style:num-format="1" text:fixed="false"/></text:span></text:p>
            </draw:text-box>
            <svg:title/>
            <svg:desc/>
          </draw:frame>
        </presentation:notes>
      </draw:page>
      <draw:page draw:name="Slide592" draw:style-name="a1227" draw:master-page-name="Master1-Layout18-cust-1_Title-and-Content" presentation:presentation-page-layout-name="Master1-PPL18" draw:id="Slide-847">
        <draw:frame draw:id="id144" draw:style-name="a1228" draw:name="Picture 11" svg:x="7.02083in" svg:y="3.15161in" svg:width="6.21875in" svg:height="1.73958in" style:rel-width="scale" style:rel-height="scale">
          <draw:image xlink:href="media/image7.png" xlink:type="simple" xlink:show="embed" xlink:actuate="onLoad"/>
          <svg:title/>
          <svg:desc/>
        </draw:frame>
        <draw:frame draw:id="id145" draw:style-name="a1229" draw:name="Picture 8" svg:x="0.18757in" svg:y="1.15554in" svg:width="5.68735in" svg:height="3.32321in" style:rel-width="scale" style:rel-height="scale">
          <draw:image xlink:href="media/image6.png" xlink:type="simple" xlink:show="embed" xlink:actuate="onLoad"/>
          <svg:title/>
          <svg:desc/>
        </draw:frame>
        <draw:connector draw:type="line" svg:x1="7.53125in" svg:y1="3.76518in" svg:x2="3.03125in" svg:y2="3.76518in" draw:id="id146" draw:style-name="a1232" draw:name="Straight Arrow Connector 2">
          <svg:title/>
          <svg:desc/>
        </draw:connector>
        <draw:custom-shape svg:x="3.54167in" svg:y="2.31179in" svg:width="3.59375in" svg:height="1.34375in" draw:id="id147" draw:style-name="a1237" draw:name="Rectangle 5">
          <svg:title/>
          <svg:desc/>
          <text:p text:style-name="a1236" text:class-names="" text:cond-style-name=""><text:span text:style-name="a1233" text:class-names="">The<text:s text:c="1"/></text:span><text:span text:style-name="a1234" text:class-names="">/raw<text:s text:c="1"/></text:span><text:span text:style-name="a1235" text:class-names="">folder is the starting point of any image-based PalmettoBUG project, and is the only folder needed to start an imaging project from the GUI (the other folders will be automatically created in the proper structure as you go)</text:span></text:p>
          <draw:enhanced-geometry xmlns:dr3d="urn:oasis:names:tc:opendocument:xmlns:dr3d:1.0" draw:type="non-primitive" svg:viewBox="0 0 21600 21600" draw:enhanced-path="M 0 0 L 21600 0 21600 21600 0 21600 Z N"/>
        </draw:custom-shape>
        <draw:custom-shape svg:x="0.18757in" svg:y="3.56772in" svg:width="1.46868in" svg:height="0.37948in" draw:id="id148" draw:style-name="a1240" draw:name="Rectangle 9">
          <svg:title/>
          <svg:desc/>
          <text:p text:style-name="a1239" text:class-names="" text:cond-style-name=""><text:span text:style-name="a1238" text:class-names=""/></text:p>
          <draw:enhanced-geometry xmlns:dr3d="urn:oasis:names:tc:opendocument:xmlns:dr3d:1.0" draw:type="non-primitive" svg:viewBox="0 0 21600 21600" draw:enhanced-path="M 0 0 L 21600 0 21600 21600 0 21600 Z N"/>
        </draw:custom-shape>
        <draw:custom-shape svg:x="8.1875in" svg:y="2.6292in" svg:width="4.32292in" svg:height="0.70892in" draw:id="id150" draw:style-name="a1243" draw:name="Rectangle 12">
          <svg:title/>
          <svg:desc/>
          <text:p text:style-name="a1242" text:class-names="" text:cond-style-name="" text:id="id149"><text:span text:style-name="a1241" text:class-names="">In the example, the raw files are (.ome).tiff files, due to the large size of the individual .mcd files from which these .tiff files came not playing nice with github</text:span></text:p>
          <draw:enhanced-geometry xmlns:dr3d="urn:oasis:names:tc:opendocument:xmlns:dr3d:1.0" draw:type="non-primitive" svg:viewBox="0 0 21600 21600" draw:enhanced-path="M 0 0 L 21600 0 21600 21600 0 21600 Z N"/>
        </draw:custom-shape>
        <draw:custom-shape svg:x="0.44566in" svg:y="4.98394in" svg:width="3.45017in" svg:height="1.3909in" draw:id="id153" draw:style-name="a1248" draw:name="Rectangle 13">
          <svg:title/>
          <svg:desc/>
          <text:p text:style-name="a1245" text:class-names="" text:cond-style-name="" text:id="id151"><text:span text:style-name="a1244" text:class-names="">This panel.csv file contains the information about channel names, whether to keep them in the images, and whether to use them for segmentation.</text:span></text:p>
          <text:p text:style-name="a1247" text:class-names="" text:cond-style-name="" text:id="id152"><text:span text:style-name="a1246" text:class-names="">Generating semi-automatically by the PalmettoBUG.</text:span></text:p>
          <draw:enhanced-geometry xmlns:dr3d="urn:oasis:names:tc:opendocument:xmlns:dr3d:1.0" draw:type="non-primitive" svg:viewBox="0 0 21600 21600" draw:enhanced-path="M 0 0 L 21600 0 21600 21600 0 21600 Z N"/>
        </draw:custom-shape>
        <draw:connector draw:type="line" svg:x1="1.08825in" svg:y1="4.98394in" svg:x2="1.08825in" svg:y2="4.23958in" draw:id="id154" draw:style-name="a1250" draw:name="Straight Arrow Connector 14">
          <svg:title/>
          <svg:desc/>
        </draw:connector>
        <draw:frame draw:id="id155" draw:style-name="a1255" draw:name="Title 1" svg:x="0.26316in" svg:y="0.3201in" svg:width="3.49757in" svg:height="0.70906in">
          <draw:text-box>
            <text:p text:style-name="a1254" text:class-names="" text:cond-style-name=""><text:span text:style-name="a1251" text:class-names="">The<text:s text:c="1"/></text:span><text:span text:style-name="a1252" text:class-names="">/raw<text:s text:c="1"/></text:span><text:span text:style-name="a1253" text:class-names="">Folder</text:span></text:p>
          </draw:text-box>
          <svg:title/>
          <svg:desc/>
        </draw:frame>
        <draw:frame draw:id="id156" draw:style-name="a1256" draw:name="Picture 19" svg:x="4.37664in" svg:y="4.06307in" svg:width="2.14087in" svg:height="3.25in" style:rel-width="scale" style:rel-height="scale">
          <draw:image xlink:href="media/image8.png" xlink:type="simple" xlink:show="embed" xlink:actuate="onLoad"/>
          <svg:title/>
          <svg:desc/>
        </draw:frame>
        <draw:connector draw:type="line" svg:x1="3.89583in" svg:y1="5.52455in" svg:x2="4.37664in" svg:y2="5.52455in" draw:id="id157" draw:style-name="a1258" draw:name="Straight Arrow Connector 20">
          <svg:title/>
          <svg:desc/>
        </draw:connector>
        <draw:custom-shape svg:x="7.83818in" svg:y="5.66829in" svg:width="5.02156in" svg:height="0.70654in" draw:id="id160" draw:style-name="a1266" draw:name="Rectangle 1">
          <svg:title/>
          <svg:desc/>
          <text:p text:style-name="a1261" text:class-names="" text:cond-style-name="" text:id="id158"><text:span text:style-name="a1259" text:class-names="">Common Errors</text:span><text:span text:style-name="a1260" text:class-names="">:</text:span></text:p>
          <text:p text:style-name="a1265" text:class-names="" text:cond-style-name="" text:id="id159"><text:span text:style-name="a1262" text:class-names="">1). Forgetting which filetype is in<text:s text:c="1"/></text:span><text:span text:style-name="a1263" text:class-names="">/raw<text:s text:c="1"/></text:span><text:span text:style-name="a1264" text:class-names="">(MCD vs. TIFF) &amp; using the wrong settings.</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146" smil:attributeName="visibility" smil:to="visible" smil:begin="0.0s" smil:dur="0.00100000004749745s" smil:fill="hold"/>
                </anim:par>
                <anim:par presentation:node-type="with-previous" presentation:preset-id="1" presentation:preset-sub-type="0" presentation:preset-class="entrance" smil:begin="0.0s" smil:fill="hold">
                  <anim:set smil:targetElement="id144"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150"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54"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153" smil:attributeName="visibility" smil:to="visible" smil:begin="0.0s" smil:dur="0.00100000004749745s" smil:fill="hold"/>
                </anim:par>
                <anim:par presentation:node-type="with-previous" presentation:preset-id="1" presentation:preset-sub-type="0" presentation:preset-class="entrance" smil:begin="0.0s" smil:fill="hold">
                  <anim:set smil:targetElement="id157" smil:attributeName="visibility" smil:to="visible" smil:begin="0.0s" smil:dur="0.00100000004749745s" smil:fill="hold"/>
                </anim:par>
                <anim:par presentation:node-type="with-previous" presentation:preset-id="1" presentation:preset-sub-type="0" presentation:preset-class="entrance" smil:begin="0.0s" smil:fill="hold">
                  <anim:set smil:targetElement="id156"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60" smil:attributeName="visibility" smil:to="visible" smil:begin="0.0s" smil:dur="0.00100000004749745s" smil:fill="hold"/>
                </anim:par>
              </anim:par>
            </anim:par>
          </anim:seq>
        </anim:par>
      </draw:page>
      <draw:page draw:name="Slide593" draw:style-name="a1268" draw:master-page-name="Master1-Layout18-cust-1_Title-and-Content" presentation:presentation-page-layout-name="Master1-PPL18" draw:id="Slide-848">
        <draw:frame draw:id="id161" draw:style-name="a1269" draw:name="Picture 6" svg:x="6.41723in" svg:y="3.56991in" svg:width="6.44039in" svg:height="2.03454in" style:rel-width="scale" style:rel-height="scale">
          <draw:image xlink:href="media/image9.png" xlink:type="simple" xlink:show="embed" xlink:actuate="onLoad"/>
          <svg:title/>
          <svg:desc/>
        </draw:frame>
        <draw:frame draw:id="id162" draw:style-name="a1270" draw:name="Picture 1" svg:x="0.18757in" svg:y="1.15554in" svg:width="5.68735in" svg:height="3.32321in" style:rel-width="scale" style:rel-height="scale">
          <draw:image xlink:href="media/image6.png" xlink:type="simple" xlink:show="embed" xlink:actuate="onLoad"/>
          <svg:title/>
          <svg:desc/>
        </draw:frame>
        <draw:custom-shape svg:x="4.08357in" svg:y="1.57152in" svg:width="2.1456in" svg:height="0.57824in" draw:id="id163" draw:style-name="a1275" draw:name="Rectangle 3">
          <svg:title/>
          <svg:desc/>
          <text:p text:style-name="a1274" text:class-names="" text:cond-style-name=""><text:span text:style-name="a1271" text:class-names="">The<text:s text:c="1"/></text:span><text:span text:style-name="a1272" text:class-names="">/images<text:s text:c="1"/></text:span><text:span text:style-name="a1273" text:class-names="">folder contains subfolders of .ome.tiff files</text:span></text:p>
          <draw:enhanced-geometry xmlns:dr3d="urn:oasis:names:tc:opendocument:xmlns:dr3d:1.0" draw:type="non-primitive" svg:viewBox="0 0 21600 21600" draw:enhanced-path="M 0 0 L 21600 0 21600 21600 0 21600 Z N"/>
        </draw:custom-shape>
        <draw:frame draw:id="id164" draw:style-name="a1280" draw:name="Title 1" svg:x="0.26316in" svg:y="0.3201in" svg:width="3.94518in" svg:height="0.70906in">
          <draw:text-box>
            <text:p text:style-name="a1279" text:class-names="" text:cond-style-name=""><text:span text:style-name="a1276" text:class-names="">The<text:s text:c="1"/></text:span><text:span text:style-name="a1277" text:class-names="">/images<text:s text:c="1"/></text:span><text:span text:style-name="a1278" text:class-names="">Folder</text:span></text:p>
          </draw:text-box>
          <svg:title/>
          <svg:desc/>
        </draw:frame>
        <draw:frame draw:id="id165" draw:style-name="a1281" draw:name="Picture 6" svg:x="6.43743in" svg:y="1.57152in" svg:width="6.42959in" svg:height="2.03454in" style:rel-width="scale" style:rel-height="scale">
          <draw:image xlink:href="media/image9.png" xlink:type="simple" xlink:show="embed" xlink:actuate="onLoad"/>
          <svg:title/>
          <svg:desc/>
        </draw:frame>
        <draw:connector draw:type="line" svg:x1="8.28125in" svg:y1="2.22352in" svg:x2="3.78125in" svg:y2="2.22352in" draw:id="id166" draw:style-name="a1284" draw:name="Straight Arrow Connector 2">
          <svg:title/>
          <svg:desc/>
        </draw:connector>
        <draw:custom-shape svg:x="0.23973in" svg:y="1.96001in" svg:width="1.46868in" svg:height="0.37948in" draw:id="id167" draw:style-name="a1287" draw:name="Rectangle 7">
          <svg:title/>
          <svg:desc/>
          <text:p text:style-name="a1286" text:class-names="" text:cond-style-name=""><text:span text:style-name="a1285" text:class-names=""/></text:p>
          <draw:enhanced-geometry xmlns:dr3d="urn:oasis:names:tc:opendocument:xmlns:dr3d:1.0" draw:type="non-primitive" svg:viewBox="0 0 21600 21600" draw:enhanced-path="M 0 0 L 21600 0 21600 21600 0 21600 Z N"/>
        </draw:custom-shape>
        <draw:custom-shape svg:x="8.65234in" svg:y="0.19594in" svg:width="3.38932in" svg:height="0.86308in" draw:id="id169" draw:style-name="a1294" draw:name="Rectangle 8">
          <svg:title/>
          <svg:desc/>
          <text:p text:style-name="a1293" text:class-names="" text:cond-style-name="" text:id="id168"><text:span text:style-name="a1288" text:class-names="">The<text:s text:c="1"/></text:span><text:span text:style-name="a1289" text:class-names="">/images/img</text:span><text:span text:style-name="a1290" text:class-names=""><text:s text:c="1"/>subfolder is special – it contains the images after conversion, often from MCDs, of the files in <text:s text:c="1"/>the<text:s text:c="1"/></text:span><text:span text:style-name="a1291" text:class-names="">/raw<text:s text:c="1"/></text:span><text:span text:style-name="a1292" text:class-names="">folder, before any denoising except (hot pixel filtering)</text:span></text:p>
          <draw:enhanced-geometry xmlns:dr3d="urn:oasis:names:tc:opendocument:xmlns:dr3d:1.0" draw:type="non-primitive" svg:viewBox="0 0 21600 21600" draw:enhanced-path="M 0 0 L 21600 0 21600 21600 0 21600 Z N"/>
        </draw:custom-shape>
        <draw:custom-shape svg:x="8.38542in" svg:y="2.92708in" svg:width="0.82292in" svg:height="0.33333in" draw:id="id171" draw:style-name="a1297" draw:name="Rectangle 9">
          <svg:title/>
          <svg:desc/>
          <text:p text:style-name="a1296" text:class-names="" text:cond-style-name="" text:id="id170"><text:span text:style-name="a1295" text:class-names=""/></text:p>
          <draw:enhanced-geometry xmlns:dr3d="urn:oasis:names:tc:opendocument:xmlns:dr3d:1.0" draw:type="non-primitive" svg:viewBox="0 0 21600 21600" draw:enhanced-path="M 0 0 L 21600 0 21600 21600 0 21600 Z N"/>
        </draw:custom-shape>
        <draw:connector draw:type="line" svg:x1="8.82816in" svg:y1="1.05902in" svg:x2="8.79688in" svg:y2="2.92708in" draw:end-shape="id171" draw:end-glue-point="0" draw:id="id172" draw:style-name="a1299" draw:name="Straight Arrow Connector 10">
          <svg:title/>
          <svg:desc/>
        </draw:connector>
        <draw:custom-shape svg:x="0.29168in" svg:y="3.69677in" svg:width="4.36849in" svg:height="2.39592in" draw:id="id179" draw:style-name="a1325" draw:name="Rectangle 18">
          <svg:title/>
          <svg:desc/>
          <text:p text:style-name="a1301" text:class-names="" text:cond-style-name="" text:id="id173"><text:span text:style-name="a1300" text:class-names="">How it works:</text:span></text:p>
          <text:p text:style-name="a1309" text:class-names="" text:cond-style-name="" text:id="id174"><text:span text:style-name="a1302" text:class-names="">The<text:s text:c="1"/></text:span><text:span text:style-name="a1303" text:class-names="">first time</text:span><text:span text:style-name="a1304" text:class-names=""><text:s text:c="1"/>images are converted from the starting files (MCD or TIFF) in the<text:s text:c="1"/></text:span><text:span text:style-name="a1305" text:class-names="">/raw<text:s text:c="1"/></text:span><text:span text:style-name="a1306" text:class-names="">folder, they are placed in<text:s text:c="1"/></text:span><text:span text:style-name="a1307" text:class-names="">/images/img</text:span><text:span text:style-name="a1308" text:class-names="">.</text:span></text:p>
          <text:p text:style-name="a1311" text:class-names="" text:cond-style-name="" text:id="id175"><text:span text:style-name="a1310" text:class-names=""/></text:p>
          <text:p text:style-name="a1318" text:class-names="" text:cond-style-name="" text:id="id176"><text:span text:style-name="a1312" text:class-names="">Then, each time<text:s text:c="1"/></text:span><text:span text:style-name="a1313" text:class-names="">image denoising or image filtering<text:s text:c="1"/></text:span><text:span text:style-name="a1314" text:class-names="">(based on pixel class) is performed in the GUI,<text:s text:c="1"/></text:span><text:span text:style-name="a1315" text:class-names="">a new folder is created</text:span><text:span text:style-name="a1316" text:class-names=""><text:s text:c="1"/>in this directory for the new transformed images. This folder can be named anything the user wants – except<text:s text:c="1"/></text:span><text:span text:style-name="a1317" text:class-names="">/img.</text:span></text:p>
          <text:p text:style-name="a1320" text:class-names="" text:cond-style-name="" text:id="id177"><text:span text:style-name="a1319" text:class-names=""/></text:p>
          <text:p text:style-name="a1324" text:class-names="" text:cond-style-name="" text:id="id178"><text:span text:style-name="a1321" text:class-names="">Later, when the GUI needs to access a set of images, it will search inside the<text:s text:c="1"/></text:span><text:span text:style-name="a1322" text:class-names="">/images</text:span><text:span text:style-name="a1323" text:class-names=""><text:s text:c="1"/>folder and list ALL the sub-folders it finds.</text:span></text:p>
          <draw:enhanced-geometry xmlns:dr3d="urn:oasis:names:tc:opendocument:xmlns:dr3d:1.0" draw:type="non-primitive" svg:viewBox="0 0 21600 21600" draw:enhanced-path="M 0 0 L 21600 0 21600 21600 0 21600 Z N"/>
        </draw:custom-shape>
        <draw:custom-shape svg:x="5.22982in" svg:y="2.91286in" svg:width="3.08333in" svg:height="0.60976in" draw:id="id180" draw:style-name="a1328" draw:name="Rectangle 19">
          <svg:title/>
          <svg:desc/>
          <text:p text:style-name="a1327" text:class-names="" text:cond-style-name=""><text:span text:style-name="a1326" text:class-names="">Each subfolder contains a single multi-channel .ome.tiff for every ROI in the dataset.<text:s text:c="1"/></text:span></text:p>
          <draw:enhanced-geometry xmlns:dr3d="urn:oasis:names:tc:opendocument:xmlns:dr3d:1.0" draw:type="non-primitive" svg:viewBox="0 0 21600 21600" draw:enhanced-path="M 0 0 L 21600 0 21600 21600 0 21600 Z N"/>
        </draw:custom-shape>
        <draw:custom-shape svg:x="0.74545in" svg:y="5.84762in" svg:width="7.32435in" svg:height="1.31412in" draw:id="id185" draw:style-name="a1344" draw:name="Rectangle 20">
          <svg:title/>
          <svg:desc/>
          <text:p text:style-name="a1331" text:class-names="" text:cond-style-name="" text:id="id181"><text:span text:style-name="a1329" text:class-names="">How to use</text:span><text:span text:style-name="a1330" text:class-names="">:</text:span></text:p>
          <text:p text:style-name="a1337" text:class-names="" text:cond-style-name="" text:id="id182"><text:span text:style-name="a1332" text:class-names="">If you have a custom denoising or other image preprocessing pipeline, you can simply place that pipeline’s output in a new folder inside the<text:s text:c="1"/></text:span><text:span text:style-name="a1333" text:class-names="">/images</text:span><text:span text:style-name="a1334" text:class-names=""><text:s text:c="1"/>directory –<text:s text:c="1"/></text:span><text:span text:style-name="a1335" text:class-names="">provided that its output is one multi-channel .ome.tiff per ROI.<text:s text:c="1"/></text:span><text:span text:style-name="a1336" text:class-names="">It should then be visible to PalmettoBUG functions.<text:s text:c="1"/></text:span></text:p>
          <text:p text:style-name="a1339" text:class-names="" text:cond-style-name="" text:id="id183"><text:span text:style-name="a1338" text:class-names=""/></text:p>
          <text:p text:style-name="a1343" text:class-names="" text:cond-style-name="" text:id="id184"><text:span text:style-name="a1340" text:class-names="">Additionally, the filenames, channel number, and channel order should match the rest of the dataset &amp; the panel file!<text:s text:c="1"/></text:span><text:span text:style-name="a1341" text:class-names="">Otherwise, you may get errors &amp; incomplete or incorrect outputs.</text:span><text:span text:style-name="a1342" text:class-names=""/></text:p>
          <draw:enhanced-geometry xmlns:dr3d="urn:oasis:names:tc:opendocument:xmlns:dr3d:1.0" draw:type="non-primitive" svg:viewBox="0 0 21600 21600" draw:enhanced-path="M 0 0 L 21600 0 21600 21600 0 21600 Z N"/>
        </draw:custom-shape>
        <draw:custom-shape svg:x="7.70541in" svg:y="4.58911in" svg:width="5.37347in" svg:height="1.06001in" draw:id="id188" draw:style-name="a1353" draw:name="Rectangle 17">
          <svg:title/>
          <svg:desc/>
          <text:p text:style-name="a1347" text:class-names="" text:cond-style-name="" text:id="id186"><text:span text:style-name="a1345" text:class-names="">Common Errors</text:span><text:span text:style-name="a1346" text:class-names="">:</text:span></text:p>
          <text:p text:style-name="a1352" text:class-names="" text:cond-style-name="" text:id="id187"><text:span text:style-name="a1348" text:class-names="">1). Forgetting that channels with keep == 0 in the panel file will not carry over from<text:s text:c="1"/></text:span><text:span text:style-name="a1349" text:class-names="">/raw</text:span><text:span text:style-name="a1350" text:class-names=""><text:s text:c="1"/>to the rest of the data analysis, causing inaccurate channel order expectations (channel order &amp; numbering changes after channels are dropped).<text:s text:c="1"/></text:span><text:span text:style-name="a1351"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172"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169"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171"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79"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185"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88" smil:attributeName="visibility" smil:to="visible" smil:begin="0.0s" smil:dur="0.00100000004749745s" smil:fill="hold"/>
                </anim:par>
              </anim:par>
            </anim:par>
          </anim:seq>
        </anim:par>
      </draw:page>
      <draw:page draw:name="Slide594" draw:style-name="a1355" draw:master-page-name="Master1-Layout18-cust-1_Title-and-Content" presentation:presentation-page-layout-name="Master1-PPL18" draw:id="Slide-849">
        <draw:frame draw:id="id189" draw:style-name="a1356" draw:name="Picture 7" svg:x="6.83341in" svg:y="1.83224in" svg:width="6.01418in" svg:height="2.66903in" style:rel-width="scale" style:rel-height="scale">
          <draw:image xlink:href="media/image10.png" xlink:type="simple" xlink:show="embed" xlink:actuate="onLoad"/>
          <svg:title/>
          <svg:desc/>
        </draw:frame>
        <draw:frame draw:id="id190" draw:style-name="a1361" draw:name="Title 1" svg:x="0.26316in" svg:y="0.3201in" svg:width="3.94518in" svg:height="0.70906in">
          <draw:text-box>
            <text:p text:style-name="a1360" text:class-names="" text:cond-style-name=""><text:span text:style-name="a1357" text:class-names="">The<text:s text:c="1"/></text:span><text:span text:style-name="a1358" text:class-names="">/masks<text:s text:c="1"/></text:span><text:span text:style-name="a1359" text:class-names="">Folder</text:span></text:p>
          </draw:text-box>
          <svg:title/>
          <svg:desc/>
        </draw:frame>
        <draw:frame draw:id="id191" draw:style-name="a1362" draw:name="Picture 2" svg:x="0.18757in" svg:y="1.05027in" svg:width="5.68735in" svg:height="3.32321in" style:rel-width="scale" style:rel-height="scale">
          <draw:image xlink:href="media/image6.png" xlink:type="simple" xlink:show="embed" xlink:actuate="onLoad"/>
          <svg:title/>
          <svg:desc/>
        </draw:frame>
        <draw:custom-shape svg:x="3.29424in" svg:y="1.57856in" svg:width="3.49493in" svg:height="1.19142in" draw:id="id192" draw:style-name="a1371" draw:name="Rectangle 3">
          <svg:title/>
          <svg:desc/>
          <text:p text:style-name="a1368" text:class-names="" text:cond-style-name=""><text:span text:style-name="a1363" text:class-names="">The<text:s text:c="1"/></text:span><text:span text:style-name="a1364" text:class-names="">/masks<text:s text:c="1"/></text:span><text:span text:style-name="a1365" text:class-names="">folder contains subfolders of .ome.tiff files – these are<text:s text:c="1"/></text:span><text:span text:style-name="a1366" text:class-names="">single-channel</text:span><text:span text:style-name="a1367" text:class-names=""><text:s text:c="1"/>segmentation masks.</text:span></text:p>
          <text:p text:style-name="a1370" text:class-names="" text:cond-style-name=""><text:span text:style-name="a1369" text:class-names="">Each segmentation mask will have an identical filename to the image it was generated from.</text:span></text:p>
          <draw:enhanced-geometry xmlns:dr3d="urn:oasis:names:tc:opendocument:xmlns:dr3d:1.0" draw:type="non-primitive" svg:viewBox="0 0 21600 21600" draw:enhanced-path="M 0 0 L 21600 0 21600 21600 0 21600 Z N"/>
        </draw:custom-shape>
        <draw:connector draw:type="line" svg:x1="7.64576in" svg:y1="2.81532in" svg:x2="3.14576in" svg:y2="2.81532in" draw:id="id193" draw:style-name="a1374" draw:name="Straight Arrow Connector 4">
          <svg:title/>
          <svg:desc/>
        </draw:connector>
        <draw:custom-shape svg:x="0.18757in" svg:y="2.62558in" svg:width="1.46868in" svg:height="0.37948in" draw:id="id194" draw:style-name="a1377" draw:name="Rectangle 5">
          <svg:title/>
          <svg:desc/>
          <text:p text:style-name="a1376" text:class-names="" text:cond-style-name=""><text:span text:style-name="a1375" text:class-names=""/></text:p>
          <draw:enhanced-geometry xmlns:dr3d="urn:oasis:names:tc:opendocument:xmlns:dr3d:1.0" draw:type="non-primitive" svg:viewBox="0 0 21600 21600" draw:enhanced-path="M 0 0 L 21600 0 21600 21600 0 21600 Z N"/>
        </draw:custom-shape>
        <draw:custom-shape svg:x="8.34889in" svg:y="2.71188in" svg:width="1.19277in" svg:height="0.37948in" draw:id="id196" draw:style-name="a1380" draw:name="Rectangle 8">
          <svg:title/>
          <svg:desc/>
          <text:p text:style-name="a1379" text:class-names="" text:cond-style-name="" text:id="id195"><text:span text:style-name="a1378" text:class-names=""/></text:p>
          <draw:enhanced-geometry xmlns:dr3d="urn:oasis:names:tc:opendocument:xmlns:dr3d:1.0" draw:type="non-primitive" svg:viewBox="0 0 21600 21600" draw:enhanced-path="M 0 0 L 21600 0 21600 21600 0 21600 Z N"/>
        </draw:custom-shape>
        <draw:custom-shape svg:x="8.34889in" svg:y="3.37516in" svg:width="1.19277in" svg:height="0.37948in" draw:id="id198" draw:style-name="a1383" draw:name="Rectangle 9">
          <svg:title/>
          <svg:desc/>
          <text:p text:style-name="a1382" text:class-names="" text:cond-style-name="" text:id="id197"><text:span text:style-name="a1381" text:class-names=""/></text:p>
          <draw:enhanced-geometry xmlns:dr3d="urn:oasis:names:tc:opendocument:xmlns:dr3d:1.0" draw:type="non-primitive" svg:viewBox="0 0 21600 21600" draw:enhanced-path="M 0 0 L 21600 0 21600 21600 0 21600 Z N"/>
        </draw:custom-shape>
        <draw:custom-shape svg:x="7.51292in" svg:y="0.47524in" svg:width="5.15617in" svg:height="1.2151in" draw:id="id202" draw:style-name="a1391" draw:name="Rectangle 10">
          <svg:title/>
          <svg:desc/>
          <text:p text:style-name="a1386" text:class-names="" text:cond-style-name="" text:id="id199"><text:span text:style-name="a1384" text:class-names="">In the GUI, Deepcell and Cellpose segmentation automatically exports the segmentation masks to “cellpose” and “deepcell” subfolders in<text:s text:c="1"/></text:span><text:span text:style-name="a1385" text:class-names="">/masks.<text:s text:c="1"/></text:span></text:p>
          <text:p text:style-name="a1388" text:class-names="" text:cond-style-name="" text:id="id200"><text:span text:style-name="a1387" text:class-names=""/></text:p>
          <text:p text:style-name="a1390" text:class-names="" text:cond-style-name="" text:id="id201"><text:span text:style-name="a1389" text:class-names="">This is also the default when outside the GUI, however then it is not as critical where the segmentation masks are placed, as long as you where you put the files to access them later.</text:span></text:p>
          <draw:enhanced-geometry xmlns:dr3d="urn:oasis:names:tc:opendocument:xmlns:dr3d:1.0" draw:type="non-primitive" svg:viewBox="0 0 21600 21600" draw:enhanced-path="M 0 0 L 21600 0 21600 21600 0 21600 Z N"/>
        </draw:custom-shape>
        <draw:connector draw:type="line" svg:x1="8.79688in" svg:y1="1.69034in" svg:x2="8.79688in" svg:y2="2.62558in" draw:id="id203" draw:style-name="a1393" draw:name="Straight Arrow Connector 11">
          <svg:title/>
          <svg:desc/>
        </draw:connector>
        <draw:custom-shape svg:x="0.05739in" svg:y="3.09136in" svg:width="4.5in" svg:height="2.43791in" draw:id="id210" draw:style-name="a1414" draw:name="Rectangle 15">
          <svg:title/>
          <svg:desc/>
          <text:p text:style-name="a1395" text:class-names="" text:cond-style-name="" text:id="id204"><text:span text:style-name="a1394" text:class-names="">How it works in GUI:</text:span></text:p>
          <text:p text:style-name="a1401" text:class-names="" text:cond-style-name="" text:id="id205"><text:span text:style-name="a1396" text:class-names="">Cellpose and Deepcell segmentation place the segmentation masks in special<text:s text:c="1"/></text:span><text:span text:style-name="a1397" text:class-names="">/masks/cellpose<text:s text:c="1"/></text:span><text:span text:style-name="a1398" text:class-names="">and /</text:span><text:span text:style-name="a1399" text:class-names="">masks/deepcell<text:s text:c="1"/></text:span><text:span text:style-name="a1400" text:class-names="">folders.</text:span></text:p>
          <text:p text:style-name="a1403" text:class-names="" text:cond-style-name="" text:id="id206"><text:span text:style-name="a1402" text:class-names=""/></text:p>
          <text:p text:style-name="a1407" text:class-names="" text:cond-style-name="" text:id="id207"><text:span text:style-name="a1404" text:class-names="">When masks are expanded by a fixed number, and when they are created or extended using a pixel classifier, a new folder is created in<text:s text:c="1"/></text:span><text:span text:style-name="a1405" text:class-names="">/</text:span><text:span text:style-name="a1406" text:class-names="">masks to hold those files.</text:span></text:p>
          <text:p text:style-name="a1409" text:class-names="" text:cond-style-name="" text:id="id208"><text:span text:style-name="a1408" text:class-names=""/></text:p>
          <text:p text:style-name="a1413" text:class-names="" text:cond-style-name="" text:id="id209"><text:span text:style-name="a1410" text:class-names="">The name of these new/custom folders is flexible, as whenever the PalmettoBUG GUI needs to use the segmentation masks, it will simply search in the<text:s text:c="1"/></text:span><text:span text:style-name="a1411" text:class-names="">/masks</text:span><text:span text:style-name="a1412" text:class-names=""><text:s text:c="1"/>directory and list all the subfolders as options, regardless of their names.</text:span></text:p>
          <draw:enhanced-geometry xmlns:dr3d="urn:oasis:names:tc:opendocument:xmlns:dr3d:1.0" draw:type="non-primitive" svg:viewBox="0 0 21600 21600" draw:enhanced-path="M 0 0 L 21600 0 21600 21600 0 21600 Z N"/>
        </draw:custom-shape>
        <draw:custom-shape svg:x="4.31392in" svg:y="4.84432in" svg:width="4.23181in" svg:height="2.58843in" draw:id="id215" draw:style-name="a1429" draw:name="Rectangle 16">
          <svg:title/>
          <svg:desc/>
          <text:p text:style-name="a1416" text:class-names="" text:cond-style-name="" text:id="id211"><text:span text:style-name="a1415" text:class-names="">How to exploit:</text:span></text:p>
          <text:p text:style-name="a1422" text:class-names="" text:cond-style-name="" text:id="id212"><text:span text:style-name="a1417" text:class-names="">If you have an alternate or custom algorithm for<text:s text:c="1"/></text:span><text:span text:style-name="a1418" text:class-names="">segmentation, but</text:span><text:span text:style-name="a1419" text:class-names=""><text:s text:c="1"/>still want to use the other capacities of PalmettoBUG, simply insert the output of your segmentation algorithm into a subfolder of the /</text:span><text:span text:style-name="a1420" text:class-names="">masks<text:s text:c="1"/></text:span><text:span text:style-name="a1421" text:class-names="">directory.</text:span></text:p>
          <text:p text:style-name="a1424" text:class-names="" text:cond-style-name="" text:id="id213"><text:span text:style-name="a1423" text:class-names="">This does require that your segmentation masks are single-channel .tiffs with the format of non-cell regions having pixel values = 0 , and every cell region having pixel values of a unique integer value.</text:span></text:p>
          <text:p text:style-name="a1428" text:class-names="" text:cond-style-name="" text:id="id214"><text:span text:style-name="a1425" text:class-names="">Additionally, the filenames and order of the masks should be the same filenames as the matching images in the<text:s text:c="1"/></text:span><text:span text:style-name="a1426" text:class-names="">/images</text:span><text:span text:style-name="a1427" text:class-names=""><text:s text:c="1"/>subfolder you intend to use for region measurements.</text:span></text:p>
          <draw:enhanced-geometry xmlns:dr3d="urn:oasis:names:tc:opendocument:xmlns:dr3d:1.0" draw:type="non-primitive" svg:viewBox="0 0 21600 21600" draw:enhanced-path="M 0 0 L 21600 0 21600 21600 0 21600 Z N"/>
        </draw:custom-shape>
        <draw:custom-shape svg:x="7.64576in" svg:y="4.00033in" svg:width="5.37347in" svg:height="1.29724in" draw:id="id220" draw:style-name="a1439" draw:name="Rectangle 6">
          <svg:title/>
          <svg:desc/>
          <text:p text:style-name="a1432" text:class-names="" text:cond-style-name="" text:id="id216"><text:span text:style-name="a1430" text:class-names="">Common Errors</text:span><text:span text:style-name="a1431" text:class-names="">:</text:span></text:p>
          <text:p text:style-name="a1434" text:class-names="" text:cond-style-name="" text:id="id217"><text:span text:style-name="a1433" text:class-names="">1). Forgetting to select segmentation channels in the panel file (nuclear / 1 and cytoplasmic / 2)</text:span></text:p>
          <text:p text:style-name="a1436" text:class-names="" text:cond-style-name="" text:id="id218"><text:span text:style-name="a1435" text:class-names=""/></text:p>
          <text:p text:style-name="a1438" text:class-names="" text:cond-style-name="" text:id="id219"><text:span text:style-name="a1437" text:class-names="">2). Only segmenting a single test image in the GUI and forgetting to do the rest of the folder. This can create incomplete results or errors in later steps!</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202" smil:attributeName="visibility" smil:to="visible" smil:begin="0.0s" smil:dur="0.00100000004749745s" smil:fill="hold"/>
                </anim:par>
                <anim:par presentation:node-type="with-previous" presentation:preset-id="1" presentation:preset-sub-type="0" presentation:preset-class="entrance" smil:begin="0.0s" smil:fill="hold">
                  <anim:set smil:targetElement="id203"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196"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198"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210"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215"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220" smil:attributeName="visibility" smil:to="visible" smil:begin="0.0s" smil:dur="0.00100000004749745s" smil:fill="hold"/>
                </anim:par>
              </anim:par>
            </anim:par>
          </anim:seq>
        </anim:par>
      </draw:page>
      <draw:page draw:name="Slide595" draw:style-name="a1441" draw:master-page-name="Master1-Layout18-cust-1_Title-and-Content" presentation:presentation-page-layout-name="Master1-PPL18" draw:id="Slide-850">
        <draw:frame draw:id="id221" draw:style-name="a1442" draw:name="Picture 1" svg:x="0.23966in" svg:y="1.15554in" svg:width="5.68735in" svg:height="3.32321in" style:rel-width="scale" style:rel-height="scale">
          <draw:image xlink:href="media/image6.png" xlink:type="simple" xlink:show="embed" xlink:actuate="onLoad"/>
          <svg:title/>
          <svg:desc/>
        </draw:frame>
        <draw:frame draw:id="id222" draw:style-name="a1447" draw:name="Title 1" svg:x="0.0993in" svg:y="0.27702in" svg:width="7.32347in" svg:height="0.70906in">
          <draw:text-box>
            <text:p text:style-name="a1446" text:class-names="" text:cond-style-name=""><text:span text:style-name="a1443" text:class-names="">The<text:s text:c="1"/></text:span><text:span text:style-name="a1444" text:class-names="">/Pixel_Classification<text:s text:c="1"/></text:span><text:span text:style-name="a1445" text:class-names="">Folder p.1</text:span></text:p>
          </draw:text-box>
          <svg:title/>
          <svg:desc/>
        </draw:frame>
        <draw:frame draw:id="id223" draw:style-name="a1448" draw:name="Picture 4" svg:x="6.13021in" svg:y="1.15554in" svg:width="2.78125in" svg:height="1.11458in" style:rel-width="scale" style:rel-height="scale">
          <draw:image xlink:href="media/image11.png" xlink:type="simple" xlink:show="embed" xlink:actuate="onLoad"/>
          <svg:title/>
          <svg:desc/>
        </draw:frame>
        <draw:frame draw:id="id224" draw:style-name="a1449" draw:name="Picture 6" svg:x="7.04687in" svg:y="2.54342in" svg:width="5.5078in" svg:height="2.81828in" style:rel-width="scale" style:rel-height="scale">
          <draw:image xlink:href="media/image12.png" xlink:type="simple" xlink:show="embed" xlink:actuate="onLoad"/>
          <svg:title/>
          <svg:desc/>
        </draw:frame>
        <draw:connector draw:type="line" svg:x1="2.88542in" svg:y1="3.35088in" svg:x2="6.84368in" svg:y2="1.85782in" draw:id="id225" draw:style-name="a1451" draw:name="Straight Arrow Connector 7">
          <svg:title/>
          <svg:desc/>
        </draw:connector>
        <draw:custom-shape svg:x="0.32299in" svg:y="3.13373in" svg:width="2.56243in" svg:height="0.37948in" draw:id="id226" draw:style-name="a1454" draw:name="Rectangle 9">
          <svg:title/>
          <svg:desc/>
          <text:p text:style-name="a1453" text:class-names="" text:cond-style-name=""><text:span text:style-name="a1452" text:class-names=""/></text:p>
          <draw:enhanced-geometry xmlns:dr3d="urn:oasis:names:tc:opendocument:xmlns:dr3d:1.0" draw:type="non-primitive" svg:viewBox="0 0 21600 21600" draw:enhanced-path="M 0 0 L 21600 0 21600 21600 0 21600 Z N"/>
        </draw:custom-shape>
        <draw:custom-shape svg:x="6.86986in" svg:y="1.71283in" svg:width="2.04159in" svg:height="0.28999in" draw:id="id227" draw:style-name="a1457" draw:name="Rectangle 11">
          <svg:title/>
          <svg:desc/>
          <text:p text:style-name="a1456" text:class-names="" text:cond-style-name=""><text:span text:style-name="a1455" text:class-names=""/></text:p>
          <draw:enhanced-geometry xmlns:dr3d="urn:oasis:names:tc:opendocument:xmlns:dr3d:1.0" draw:type="non-primitive" svg:viewBox="0 0 21600 21600" draw:enhanced-path="M 0 0 L 21600 0 21600 21600 0 21600 Z N"/>
        </draw:custom-shape>
        <draw:connector draw:type="line" svg:x1="8.79167in" svg:y1="2.00282in" svg:x2="8.96745in" svg:y2="3.13373in" draw:id="id228" draw:style-name="a1459" draw:name="Straight Arrow Connector 13">
          <svg:title/>
          <svg:desc/>
        </draw:connector>
        <draw:custom-shape svg:x="2.96854in" svg:y="1.58867in" svg:width="3.49493in" svg:height="1.22847in" draw:id="id229" draw:style-name="a1465" draw:name="Rectangle 17">
          <svg:title/>
          <svg:desc/>
          <text:p text:style-name="a1464" text:class-names="" text:cond-style-name=""><text:span text:style-name="a1460" text:class-names="">Every time a pixel classifier is created, a new sub-folder – named by that new pixel classifier’s name – is created inside the<text:s text:c="1"/></text:span><text:span text:style-name="a1461" text:class-names="">/Pixel_Classification<text:s text:c="1"/></text:span><text:span text:style-name="a1462" text:class-names="">folder to hold the information, training, and outputs of that classifier</text:span><text:span text:style-name="a1463" text:class-names=""/></text:p>
          <draw:enhanced-geometry xmlns:dr3d="urn:oasis:names:tc:opendocument:xmlns:dr3d:1.0" draw:type="non-primitive" svg:viewBox="0 0 21600 21600" draw:enhanced-path="M 0 0 L 21600 0 21600 21600 0 21600 Z N"/>
        </draw:custom-shape>
        <draw:custom-shape svg:x="7.27206in" svg:y="1.08926in" svg:width="3.03921in" svg:height="0.61424in" draw:id="id231" draw:style-name="a1469" draw:name="Rectangle 18">
          <svg:title/>
          <svg:desc/>
          <text:p text:style-name="a1468" text:class-names="" text:cond-style-name="" text:id="id230"><text:span text:style-name="a1466" text:class-names="">In this example, we’ll look at the structure inside a supervised classifier</text:span><text:span text:style-name="a1467" text:class-names=""/></text:p>
          <draw:enhanced-geometry xmlns:dr3d="urn:oasis:names:tc:opendocument:xmlns:dr3d:1.0" draw:type="non-primitive" svg:viewBox="0 0 21600 21600" draw:enhanced-path="M 0 0 L 21600 0 21600 21600 0 21600 Z N"/>
        </draw:custom-shape>
        <draw:custom-shape svg:x="3.61506in" svg:y="3.6857in" svg:width="3.59266in" svg:height="1.34835in" draw:id="id234" draw:style-name="a1476" draw:name="Rectangle 19">
          <svg:title/>
          <svg:desc/>
          <text:p text:style-name="a1473" text:class-names="" text:cond-style-name="" text:id="id232"><text:span text:style-name="a1470" text:class-names="">Training labels are single-channel .tiffs with integer labels for their pixels, denoting regions / classes of the image. They are generated manually by the<text:s text:c="1"/></text:span><text:span text:style-name="a1471" text:class-names="">user, and</text:span><text:span text:style-name="a1472" text:class-names=""><text:s text:c="1"/>needed for training supervised classifiers (they are not used for unsupervised).</text:span></text:p>
          <text:p text:style-name="a1475" text:class-names="" text:cond-style-name="" text:id="id233"><text:span text:style-name="a1474" text:class-names="">Their filenames also need to match the filenames of the images being trained on</text:span></text:p>
          <draw:enhanced-geometry xmlns:dr3d="urn:oasis:names:tc:opendocument:xmlns:dr3d:1.0" draw:type="non-primitive" svg:viewBox="0 0 21600 21600" draw:enhanced-path="M 0 0 L 21600 0 21600 21600 0 21600 Z N"/>
        </draw:custom-shape>
        <draw:connector draw:type="line" svg:x1="7.19264in" svg:y1="4.13917in" svg:x2="8.29167in" svg:y2="4.13917in" draw:id="id235" draw:style-name="a1478" draw:name="Straight Arrow Connector 20">
          <svg:title/>
          <svg:desc/>
        </draw:connector>
        <draw:connector draw:type="line" svg:x1="11.4375in" svg:y1="5.52745in" svg:x2="10.86068in" svg:y2="3.95256in" draw:id="id236" draw:style-name="a1480" draw:name="Straight Arrow Connector 23">
          <svg:title/>
          <svg:desc/>
        </draw:connector>
        <draw:connector draw:type="line" svg:x1="11.4375in" svg:y1="5.52745in" svg:x2="10.24506in" svg:y2="4.48903in" draw:id="id237" draw:style-name="a1482" draw:name="Straight Arrow Connector 25">
          <svg:title/>
          <svg:desc/>
        </draw:connector>
        <draw:connector draw:type="line" svg:x1="9.91037in" svg:y1="2.35417in" svg:x2="9.67998in" svg:y2="3.51321in" draw:id="id238" draw:style-name="a1484" draw:name="Straight Arrow Connector 26">
          <svg:title/>
          <svg:desc/>
        </draw:connector>
        <draw:custom-shape svg:x="9.91037in" svg:y="1.52986in" svg:width="3.34756in" svg:height="1.03841in" draw:id="id241" draw:style-name="a1490" draw:name="Rectangle 28">
          <svg:title/>
          <svg:desc/>
          <text:p text:style-name="a1487" text:class-names="" text:cond-style-name="" text:id="id239"><text:span text:style-name="a1485" text:class-names="">/classification_maps</text:span><text:span text:style-name="a1486" text:class-names=""><text:s text:c="1"/>holds the output of the classifier – single-channel .tiffs of integer labels for each pixel class region.</text:span></text:p>
          <text:p text:style-name="a1489" text:class-names="" text:cond-style-name="" text:id="id240"><text:span text:style-name="a1488" text:class-names="">The filenames will match the filenames of the images the classifier is being <text:s text:c="1"/>predicted from</text:span></text:p>
          <draw:enhanced-geometry xmlns:dr3d="urn:oasis:names:tc:opendocument:xmlns:dr3d:1.0" draw:type="non-primitive" svg:viewBox="0 0 21600 21600" draw:enhanced-path="M 0 0 L 21600 0 21600 21600 0 21600 Z N"/>
        </draw:custom-shape>
        <draw:custom-shape svg:x="9.18743in" svg:y="5.52745in" svg:width="4.03132in" svg:height="1.55855in" draw:id="id245" draw:style-name="a1499" draw:name="Rectangle 30">
          <svg:title/>
          <svg:desc/>
          <text:p text:style-name="a1492" text:class-names="" text:cond-style-name="" text:id="id242"><text:span text:style-name="a1491" text:class-names="">The biological_labels.csv associates the integer numbers in the classification maps to biologically relevant labels.<text:s text:c="1"/></text:span></text:p>
          <text:p text:style-name="a1494" text:class-names="" text:cond-style-name="" text:id="id243"><text:span text:style-name="a1493" text:class-names=""/></text:p>
          <text:p text:style-name="a1498" text:class-names="" text:cond-style-name="" text:id="id244"><text:span text:style-name="a1495" text:class-names="">The merged_classification_maps are outputs of the classifier when all classes with the same biological label are<text:s text:c="1"/></text:span><text:span text:style-name="a1496" text:class-names="">merged together</text:span><text:span text:style-name="a1497" text:class-names=""><text:s text:c="1"/>into 1 (usually only important for unsupervised classifiers), and ‘background’ class are dropped to 0.</text:span></text:p>
          <draw:enhanced-geometry xmlns:dr3d="urn:oasis:names:tc:opendocument:xmlns:dr3d:1.0" draw:type="non-primitive" svg:viewBox="0 0 21600 21600" draw:enhanced-path="M 0 0 L 21600 0 21600 21600 0 21600 Z N"/>
        </draw:custom-shape>
        <draw:custom-shape svg:x="8.38947in" svg:y="4.68911in" svg:width="2.07928in" svg:height="0.5713in" draw:id="id247" draw:style-name="a1502" draw:name="Rectangle 33">
          <svg:title/>
          <svg:desc/>
          <text:p text:style-name="a1501" text:class-names="" text:cond-style-name="" text:id="id246"><text:span text:style-name="a1500" text:class-names=""/></text:p>
          <draw:enhanced-geometry xmlns:dr3d="urn:oasis:names:tc:opendocument:xmlns:dr3d:1.0" draw:type="non-primitive" svg:viewBox="0 0 21600 21600" draw:enhanced-path="M 0 0 L 21600 0 21600 21600 0 21600 Z N"/>
        </draw:custom-shape>
        <draw:connector draw:type="line" svg:x1="7.42277in" svg:y1="5.93429in" svg:x2="8.38947in" svg:y2="4.97476in" draw:end-shape="id247" draw:end-glue-point="3" draw:id="id248" draw:style-name="a1504" draw:name="Straight Arrow Connector 34">
          <svg:title/>
          <svg:desc/>
        </draw:connector>
        <draw:custom-shape svg:x="4.66714in" svg:y="5.93429in" svg:width="3.59266in" svg:height="0.98014in" draw:id="id250" draw:style-name="a1508" draw:name="Rectangle 37">
          <svg:title/>
          <svg:desc/>
          <text:p text:style-name="a1507" text:class-names="" text:cond-style-name="" text:id="id249"><text:span text:style-name="a1505" text:class-names="">The .json files contain important information about the classifier (such as what images, channels, and features were used), as well as the entire neural network of supervised classifiers (in the form imported / exported by the opencv library)</text:span><text:span text:style-name="a1506"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231" smil:attributeName="visibility" smil:to="visible" smil:begin="0.0s" smil:dur="0.00100000004749745s" smil:fill="hold"/>
                </anim:par>
                <anim:par presentation:node-type="with-previous" presentation:preset-id="1" presentation:preset-sub-type="0" presentation:preset-class="entrance" smil:begin="0.0s" smil:fill="hold">
                  <anim:set smil:targetElement="id228" smil:attributeName="visibility" smil:to="visible" smil:begin="0.0s" smil:dur="0.00100000004749745s" smil:fill="hold"/>
                </anim:par>
                <anim:par presentation:node-type="with-previous" presentation:preset-id="1" presentation:preset-sub-type="0" presentation:preset-class="entrance" smil:begin="0.0s" smil:fill="hold">
                  <anim:set smil:targetElement="id224"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234" smil:attributeName="visibility" smil:to="visible" smil:begin="0.0s" smil:dur="0.00100000004749745s" smil:fill="hold"/>
                </anim:par>
                <anim:par presentation:node-type="with-previous" presentation:preset-id="1" presentation:preset-sub-type="0" presentation:preset-class="entrance" smil:begin="0.0s" smil:fill="hold">
                  <anim:set smil:targetElement="id235"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248"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250"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247"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241" smil:attributeName="visibility" smil:to="visible" smil:begin="0.0s" smil:dur="0.00100000004749745s" smil:fill="hold"/>
                </anim:par>
                <anim:par presentation:node-type="with-previous" presentation:preset-id="1" presentation:preset-sub-type="0" presentation:preset-class="entrance" smil:begin="0.0s" smil:fill="hold">
                  <anim:set smil:targetElement="id238"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245" smil:attributeName="visibility" smil:to="visible" smil:begin="0.0s" smil:dur="0.00100000004749745s" smil:fill="hold"/>
                </anim:par>
                <anim:par presentation:node-type="with-previous" presentation:preset-id="1" presentation:preset-sub-type="0" presentation:preset-class="entrance" smil:begin="0.0s" smil:fill="hold">
                  <anim:set smil:targetElement="id237" smil:attributeName="visibility" smil:to="visible" smil:begin="0.0s" smil:dur="0.00100000004749745s" smil:fill="hold"/>
                </anim:par>
                <anim:par presentation:node-type="with-previous" presentation:preset-id="1" presentation:preset-sub-type="0" presentation:preset-class="entrance" smil:begin="0.0s" smil:fill="hold">
                  <anim:set smil:targetElement="id236" smil:attributeName="visibility" smil:to="visible" smil:begin="0.0s" smil:dur="0.00100000004749745s" smil:fill="hold"/>
                </anim:par>
              </anim:par>
            </anim:par>
          </anim:seq>
        </anim:par>
      </draw:page>
      <draw:page draw:name="Slide603" draw:style-name="a1510" draw:master-page-name="Master1-Layout18-cust-1_Title-and-Content" presentation:presentation-page-layout-name="Master1-PPL18" draw:id="Slide-858">
        <draw:frame draw:id="id251" draw:style-name="a1515" draw:name="Title 1" svg:x="0.21334in" svg:y="0.25948in" svg:width="7.32347in" svg:height="0.70906in">
          <draw:text-box>
            <text:p text:style-name="a1514" text:class-names="" text:cond-style-name=""><text:span text:style-name="a1511" text:class-names="">The<text:s text:c="1"/></text:span><text:span text:style-name="a1512" text:class-names="">/Pixel_Classification<text:s text:c="1"/></text:span><text:span text:style-name="a1513" text:class-names="">Folder p. 2</text:span></text:p>
          </draw:text-box>
          <svg:title/>
          <svg:desc/>
        </draw:frame>
        <draw:frame draw:id="id252" draw:style-name="a1516" draw:name="Picture 2" svg:x="0.51179in" svg:y="1.27149in" svg:width="5.5078in" svg:height="2.81828in" style:rel-width="scale" style:rel-height="scale">
          <draw:image xlink:href="media/image12.png" xlink:type="simple" xlink:show="embed" xlink:actuate="onLoad"/>
          <svg:title/>
          <svg:desc/>
        </draw:frame>
        <draw:custom-shape svg:x="6.28743in" svg:y="0.96854in" svg:width="6.63362in" svg:height="2.97012in" draw:id="id253" draw:style-name="a1531" draw:name="Rectangle 3">
          <svg:title/>
          <svg:desc/>
          <text:p text:style-name="a1518" text:class-names="" text:cond-style-name=""><text:span text:style-name="a1517" text:class-names="">How to use:</text:span></text:p>
          <text:p text:style-name="a1520" text:class-names="" text:cond-style-name=""><text:span text:style-name="a1519" text:class-names="">1). You can access a good deal information about the classifier itself in by opening the _details.json file (in notepad or a code editor). This can include the channels, features, and parameters used as well as the classes predicted.</text:span></text:p>
          <text:p text:style-name="a1522" text:class-names="" text:cond-style-name=""><text:span text:style-name="a1521" text:class-names=""/></text:p>
          <text:p text:style-name="a1524" text:class-names="" text:cond-style-name=""><text:span text:style-name="a1523" text:class-names="">2). The main .json file can be loaded into the opencv library to make predictions (although usefulness of this would depend on regenerating the features the classifier was trained on)<text:s text:c="1"/></text:span></text:p>
          <text:p text:style-name="a1526" text:class-names="" text:cond-style-name=""><text:span text:style-name="a1525" text:class-names=""/></text:p>
          <text:p text:style-name="a1530" text:class-names="" text:cond-style-name=""><text:span text:style-name="a1527" text:class-names="">3). The quality of the training labels &amp; pixel classifications can be checks by examining the images in the<text:s text:c="1"/></text:span><text:span text:style-name="a1528" text:class-names="">/(merged_)classification_maps<text:s text:c="1"/></text:span><text:span text:style-name="a1529" text:class-names="">folders. Napari is the typical viewer for this, as standard image display software can mistake the low-integer values of the classes as very dim grey-scale signal (which can’t be distinguished by eye from background). Additionally, the original images from which the classification was made can be overlayed in napari with the prediction/training, allowing easy comparison of the underlying data with the classes.</text:span></text:p>
          <draw:enhanced-geometry xmlns:dr3d="urn:oasis:names:tc:opendocument:xmlns:dr3d:1.0" draw:type="non-primitive" svg:viewBox="0 0 21600 21600" draw:enhanced-path="M 0 0 L 21600 0 21600 21600 0 21600 Z N"/>
        </draw:custom-shape>
        <draw:custom-shape svg:x="0.89009in" svg:y="4.21963in" svg:width="6.11868in" svg:height="1.49967in" draw:id="id254" draw:style-name="a1545" draw:name="Rectangle 4">
          <svg:title/>
          <svg:desc/>
          <text:p text:style-name="a1534" text:class-names="" text:cond-style-name=""><text:span text:style-name="a1532" text:class-names="">Common Errors</text:span><text:span text:style-name="a1533" text:class-names="">:</text:span></text:p>
          <text:p text:style-name="a1538" text:class-names="" text:cond-style-name=""><text:span text:style-name="a1535" text:class-names="">1). Predicting classes for a subset of the images (such as doing a test images or two</text:span><text:span text:style-name="a1536" text:class-names="">), and</text:span><text:span text:style-name="a1537" text:class-names=""><text:s text:c="1"/>forgetting to make predictions for the rest of the dataset. This can create errors or incomplete results</text:span></text:p>
          <text:p text:style-name="a1540" text:class-names="" text:cond-style-name=""><text:span text:style-name="a1539" text:class-names=""/></text:p>
          <text:p text:style-name="a1544" text:class-names="" text:cond-style-name=""><text:span text:style-name="a1541" text:class-names="">2). Saving undesirable training<text:s text:c="1"/></text:span><text:span text:style-name="a1542" text:class-names="">labels, or</text:span><text:span text:style-name="a1543" text:class-names=""><text:s text:c="1"/>unintentionally overwriting desirable labels. This can lead ot a mis-trained classifier that outputs bad results.</text:span></text:p>
          <draw:enhanced-geometry xmlns:dr3d="urn:oasis:names:tc:opendocument:xmlns:dr3d:1.0" draw:type="non-primitive" svg:viewBox="0 0 21600 21600" draw:enhanced-path="M 0 0 L 21600 0 21600 21600 0 21600 Z N"/>
        </draw:custom-shape>
      </draw:page>
      <draw:page draw:name="Slide596" draw:style-name="a1547" draw:master-page-name="Master1-Layout18-cust-1_Title-and-Content" presentation:presentation-page-layout-name="Master1-PPL18" draw:id="Slide-851">
        <draw:frame draw:id="id255" draw:style-name="a1548" draw:name="Picture 1" svg:x="0.23966in" svg:y="1.15554in" svg:width="5.68735in" svg:height="3.32321in" style:rel-width="scale" style:rel-height="scale">
          <draw:image xlink:href="media/image6.png" xlink:type="simple" xlink:show="embed" xlink:actuate="onLoad"/>
          <svg:title/>
          <svg:desc/>
        </draw:frame>
        <draw:custom-shape svg:x="0.23966in" svg:y="1.60248in" svg:width="2.56243in" svg:height="0.37948in" draw:id="id256" draw:style-name="a1551" draw:name="Rectangle 2">
          <svg:title/>
          <svg:desc/>
          <text:p text:style-name="a1550" text:class-names="" text:cond-style-name=""><text:span text:style-name="a1549" text:class-names=""/></text:p>
          <draw:enhanced-geometry xmlns:dr3d="urn:oasis:names:tc:opendocument:xmlns:dr3d:1.0" draw:type="non-primitive" svg:viewBox="0 0 21600 21600" draw:enhanced-path="M 0 0 L 21600 0 21600 21600 0 21600 Z N"/>
        </draw:custom-shape>
        <draw:frame draw:id="id257" draw:style-name="a1556" draw:name="Title 1" svg:x="0.23966in" svg:y="0.29927in" svg:width="6.01809in" svg:height="0.70906in">
          <draw:text-box>
            <text:p text:style-name="a1555" text:class-names="" text:cond-style-name=""><text:span text:style-name="a1552" text:class-names="">The<text:s text:c="1"/></text:span><text:span text:style-name="a1553" text:class-names="">/classy_masks<text:s text:c="1"/></text:span><text:span text:style-name="a1554" text:class-names="">Folder</text:span></text:p>
          </draw:text-box>
          <svg:title/>
          <svg:desc/>
        </draw:frame>
        <draw:custom-shape svg:x="2.96348in" svg:y="0.98824in" svg:width="3.49493in" svg:height="1.22847in" draw:id="id258" draw:style-name="a1560" draw:name="Rectangle 5">
          <svg:title/>
          <svg:desc/>
          <text:p text:style-name="a1559" text:class-names="" text:cond-style-name=""><text:span text:style-name="a1557" text:class-names="">Classy masks are derived from pixel classification maps + segmentation masks, as a useful intermediate for either grouping cells based on pixel classification, or expanding segmentation masks using a classifier</text:span><text:span text:style-name="a1558" text:class-names=""/></text:p>
          <draw:enhanced-geometry xmlns:dr3d="urn:oasis:names:tc:opendocument:xmlns:dr3d:1.0" draw:type="non-primitive" svg:viewBox="0 0 21600 21600" draw:enhanced-path="M 0 0 L 21600 0 21600 21600 0 21600 Z N"/>
        </draw:custom-shape>
        <draw:connector draw:type="line" svg:x1="2.80208in" svg:y1="1.89411in" svg:x2="7.21875in" svg:y2="1.89411in" draw:id="id259" draw:style-name="a1562" draw:name="Straight Arrow Connector 6">
          <svg:title/>
          <svg:desc/>
        </draw:connector>
        <draw:frame draw:id="id260" draw:style-name="a1563" draw:name="Picture 9" svg:x="7.21875in" svg:y="1.38685in" svg:width="3.10417in" svg:height="1.05208in" style:rel-width="scale" style:rel-height="scale">
          <draw:image xlink:href="media/image13.png" xlink:type="simple" xlink:show="embed" xlink:actuate="onLoad"/>
          <svg:title/>
          <svg:desc/>
        </draw:frame>
        <draw:custom-shape svg:x="6.77324in" svg:y="0.15839in" svg:width="4.41667in" svg:height="1.22847in" draw:id="id263" draw:style-name="a1572" draw:name="Rectangle 10">
          <svg:title/>
          <svg:desc/>
          <text:p text:style-name="a1569" text:class-names="" text:cond-style-name="" text:id="id261"><text:span text:style-name="a1564" text:class-names="">Every time segmentation masks are<text:s text:c="1"/></text:span><text:span text:style-name="a1565" text:class-names="">classified,</text:span><text:span text:style-name="a1566" text:class-names=""><text:s text:c="1"/>a new subfolder is created in<text:s text:c="1"/></text:span><text:span text:style-name="a1567" text:class-names="">/classy_masks</text:span><text:span text:style-name="a1568" text:class-names=""/></text:p>
          <text:p text:style-name="a1571" text:class-names="" text:cond-style-name="" text:id="id262"><text:span text:style-name="a1570" text:class-names="">In the GUI, the names of these folders are automatically determined by the name of the segmentation masks folder and name of the pixel classifier, but outside the GUI the folders can be named whatever the user wants.</text:span></text:p>
          <draw:enhanced-geometry xmlns:dr3d="urn:oasis:names:tc:opendocument:xmlns:dr3d:1.0" draw:type="non-primitive" svg:viewBox="0 0 21600 21600" draw:enhanced-path="M 0 0 L 21600 0 21600 21600 0 21600 Z N"/>
        </draw:custom-shape>
        <draw:frame draw:id="id264" draw:style-name="a1573" draw:name="Picture 12" svg:x="6.77564in" svg:y="4.29988in" svg:width="5.23749in" svg:height="2.30058in" style:rel-width="scale" style:rel-height="scale">
          <draw:image xlink:href="media/image14.png" xlink:type="simple" xlink:show="embed" xlink:actuate="onLoad"/>
          <svg:title/>
          <svg:desc/>
        </draw:frame>
        <draw:custom-shape svg:x="6.39036in" svg:y="3.53878in" svg:width="4.76095in" svg:height="0.76783in" draw:id="id266" draw:style-name="a1577" draw:name="Rectangle 13">
          <svg:title/>
          <svg:desc/>
          <text:p text:style-name="a1576" text:class-names="" text:cond-style-name="" text:id="id265"><text:span text:style-name="a1574" text:class-names="">Example of an unsupervised classy mask sub-folder<text:s text:c="1"/></text:span><text:span text:style-name="a1575" text:class-names="">(in this case, made by the GUI unlike the examples above):</text:span></text:p>
          <draw:enhanced-geometry xmlns:dr3d="urn:oasis:names:tc:opendocument:xmlns:dr3d:1.0" draw:type="non-primitive" svg:viewBox="0 0 21600 21600" draw:enhanced-path="M 0 0 L 21600 0 21600 21600 0 21600 Z N"/>
        </draw:custom-shape>
        <draw:connector draw:type="line" svg:x1="6.66667in" svg:y1="4.61286in" svg:x2="7.04167in" svg:y2="4.61286in" draw:id="id267" draw:style-name="a1579" draw:name="Straight Arrow Connector 14">
          <svg:title/>
          <svg:desc/>
        </draw:connector>
        <draw:custom-shape svg:x="2.13275in" svg:y="4.4209in" svg:width="4.54433in" svg:height="0.94363in" draw:id="id269" draw:style-name="a1582" draw:name="Rectangle 16">
          <svg:title/>
          <svg:desc/>
          <text:p text:style-name="a1581" text:class-names="" text:cond-style-name="" text:id="id268"><text:span text:style-name="a1580" text:class-names="">Single-channel tiff of the same format as pixel classification maps (integer labeled-regions, filenames matching source images). However, classy masks only classify within cell segmentation regions, and each cell is given a single class .</text:span></text:p>
          <draw:enhanced-geometry xmlns:dr3d="urn:oasis:names:tc:opendocument:xmlns:dr3d:1.0" draw:type="non-primitive" svg:viewBox="0 0 21600 21600" draw:enhanced-path="M 0 0 L 21600 0 21600 21600 0 21600 Z N"/>
        </draw:custom-shape>
        <draw:connector draw:type="line" svg:x1="11.41613in" svg:y1="4.96947in" svg:x2="10.5625in" svg:y2="4.96947in" draw:id="id270" draw:style-name="a1584" draw:name="Straight Arrow Connector 18">
          <svg:title/>
          <svg:desc/>
        </draw:connector>
        <draw:custom-shape svg:x="11.40351in" svg:y="3.5455in" svg:width="1.85691in" svg:height="3.05496in" draw:id="id272" draw:style-name="a1587" draw:name="Rectangle 20">
          <svg:title/>
          <svg:desc/>
          <text:p text:style-name="a1586" text:class-names="" text:cond-style-name="" text:id="id271"><text:span text:style-name="a1585" text:class-names="">Secondary_masks are ONLY produced when using a “secondary flowsom” to classify cells. These do not represent the output of that flowsom’s cell classifications, but rather the result <text:s text:c="1"/>of <text:s text:c="1"/>merging (using a merging.csv) the primary masks produced by the FlowSOM into biologically relevant classes</text:span></text:p>
          <draw:enhanced-geometry xmlns:dr3d="urn:oasis:names:tc:opendocument:xmlns:dr3d:1.0" draw:type="non-primitive" svg:viewBox="0 0 21600 21600" draw:enhanced-path="M 0 0 L 21600 0 21600 21600 0 21600 Z N"/>
        </draw:custom-shape>
        <draw:connector draw:type="line" svg:x1="11.41613in" svg:y1="4.96947in" svg:x2="9.58772in" svg:y2="5.7003in" draw:id="id273" draw:style-name="a1589" draw:name="Straight Arrow Connector 22">
          <svg:title/>
          <svg:desc/>
        </draw:connector>
        <draw:custom-shape svg:x="2.13275in" svg:y="5.7003in" svg:width="4.64049in" svg:height="1.60051in" draw:id="id276" draw:style-name="a1594" draw:name="Rectangle 24">
          <svg:title/>
          <svg:desc/>
          <text:p text:style-name="a1591" text:class-names="" text:cond-style-name="" text:id="id274"><text:span text:style-name="a1590" text:class-names="">These csv files contain a classification for every cell in the dataset (in the order that matches region measurement steps). The “secondary” csv file contains the classifications after merging, while the csv named after the classy_masks folder itself contains the raw classifications before merging.<text:s text:c="1"/></text:span></text:p>
          <text:p text:style-name="a1593" text:class-names="" text:cond-style-name="" text:id="id275"><text:span text:style-name="a1592" text:class-names="">Note that for “mode” method of cell classification (commonly used for supervised classifiers) does not typically need any merging / secondary files</text:span></text:p>
          <draw:enhanced-geometry xmlns:dr3d="urn:oasis:names:tc:opendocument:xmlns:dr3d:1.0" draw:type="non-primitive" svg:viewBox="0 0 21600 21600" draw:enhanced-path="M 0 0 L 21600 0 21600 21600 0 21600 Z N"/>
        </draw:custom-shape>
        <draw:connector draw:type="line" svg:x1="6.67708in" svg:y1="5.72983in" svg:x2="7.04167in" svg:y2="5.31322in" draw:id="id277" draw:style-name="a1596" draw:name="Straight Arrow Connector 25">
          <svg:title/>
          <svg:desc/>
        </draw:connector>
        <draw:connector draw:type="line" svg:x1="6.67708in" svg:y1="5.76114in" svg:x2="7.04167in" svg:y2="6.05533in" draw:id="id278" draw:style-name="a1598" draw:name="Straight Arrow Connector 27">
          <svg:title/>
          <svg:desc/>
        </draw:connector>
        <draw:connector draw:type="line" svg:x1="9.18216in" svg:y1="6.90625in" svg:x2="9.18216in" svg:y2="6.50056in" draw:id="id279" draw:style-name="a1600" draw:name="Straight Arrow Connector 29">
          <svg:title/>
          <svg:desc/>
        </draw:connector>
        <draw:custom-shape svg:x="7.21875in" svg:y="6.9177in" svg:width="4.64049in" svg:height="0.49826in" draw:id="id281" draw:style-name="a1603" draw:name="Rectangle 33">
          <svg:title/>
          <svg:desc/>
          <text:p text:style-name="a1602" text:class-names="" text:cond-style-name="" text:id="id280"><text:span text:style-name="a1601" text:class-names="">This .png file <text:s text:c="1"/>is a heatmap meant to assist in merging a FlowSOM’s primary classifications</text:span></text:p>
          <draw:enhanced-geometry xmlns:dr3d="urn:oasis:names:tc:opendocument:xmlns:dr3d:1.0" draw:type="non-primitive" svg:viewBox="0 0 21600 21600" draw:enhanced-path="M 0 0 L 21600 0 21600 21600 0 21600 Z N"/>
        </draw:custom-shape>
        <draw:connector draw:type="line" svg:x1="8.35802in" svg:y1="2.95372in" svg:x2="8.35802in" svg:y2="3.53878in" draw:id="id282" draw:style-name="a1605" draw:name="Straight Arrow Connector 35">
          <svg:title/>
          <svg:desc/>
        </draw:connector>
        <draw:custom-shape svg:x="0.15013in" svg:y="4.60486in" svg:width="1.78998in" svg:height="2.56511in" draw:id="id285" draw:style-name="a1612" draw:name="Rectangle 3">
          <svg:title/>
          <svg:desc/>
          <text:p text:style-name="a1607" text:class-names="" text:cond-style-name="" text:id="id283"><text:span text:style-name="a1606" text:class-names="">How to use:</text:span></text:p>
          <text:p text:style-name="a1611" text:class-names="" text:cond-style-name="" text:id="id284"><text:span text:style-name="a1608" text:class-names="">1). You can examine the presence and quality of the cell-type predictions using Napari – much like for pixel classifiers – to overlay the predicted cell classes in <text:s text:c="1"/></text:span><text:span text:style-name="a1609" text:class-names="">/primary(secondary)_masks<text:s text:c="1"/></text:span><text:span text:style-name="a1610" text:class-names="">with the original images, masks, &amp; pixel classes.<text:s text:c="1"/></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263"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282"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266" smil:attributeName="visibility" smil:to="visible" smil:begin="0.0s" smil:dur="0.00100000004749745s" smil:fill="hold"/>
                </anim:par>
                <anim:par presentation:node-type="with-previous" presentation:preset-id="1" presentation:preset-sub-type="0" presentation:preset-class="entrance" smil:begin="0.0s" smil:fill="hold">
                  <anim:set smil:targetElement="id264"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269" smil:attributeName="visibility" smil:to="visible" smil:begin="0.0s" smil:dur="0.00100000004749745s" smil:fill="hold"/>
                </anim:par>
                <anim:par presentation:node-type="with-previous" presentation:preset-id="1" presentation:preset-sub-type="0" presentation:preset-class="entrance" smil:begin="0.0s" smil:fill="hold">
                  <anim:set smil:targetElement="id267"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273" smil:attributeName="visibility" smil:to="visible" smil:begin="0.0s" smil:dur="0.00100000004749745s" smil:fill="hold"/>
                </anim:par>
                <anim:par presentation:node-type="with-previous" presentation:preset-id="1" presentation:preset-sub-type="0" presentation:preset-class="entrance" smil:begin="0.0s" smil:fill="hold">
                  <anim:set smil:targetElement="id270"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272" smil:attributeName="visibility" smil:to="visible" smil:begin="0.0s" smil:dur="0.00100000004749745s" smil:fill="hold"/>
                </anim:par>
                <anim:par presentation:node-type="with-previous" presentation:preset-id="1" presentation:preset-sub-type="0" presentation:preset-class="entrance" smil:begin="0.0s" smil:fill="hold">
                  <anim:set smil:targetElement="id279"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281"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276" smil:attributeName="visibility" smil:to="visible" smil:begin="0.0s" smil:dur="0.00100000004749745s" smil:fill="hold"/>
                </anim:par>
                <anim:par presentation:node-type="with-previous" presentation:preset-id="1" presentation:preset-sub-type="0" presentation:preset-class="entrance" smil:begin="0.0s" smil:fill="hold">
                  <anim:set smil:targetElement="id278" smil:attributeName="visibility" smil:to="visible" smil:begin="0.0s" smil:dur="0.00100000004749745s" smil:fill="hold"/>
                </anim:par>
                <anim:par presentation:node-type="with-previous" presentation:preset-id="1" presentation:preset-sub-type="0" presentation:preset-class="entrance" smil:begin="0.0s" smil:fill="hold">
                  <anim:set smil:targetElement="id277"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285" smil:attributeName="visibility" smil:to="visible" smil:begin="0.0s" smil:dur="0.00100000004749745s" smil:fill="hold"/>
                </anim:par>
              </anim:par>
            </anim:par>
          </anim:seq>
        </anim:par>
      </draw:page>
      <draw:page draw:name="Slide599" draw:style-name="a1614" draw:master-page-name="Master1-Layout18-cust-1_Title-and-Content" presentation:presentation-page-layout-name="Master1-PPL18" draw:id="Slide-854">
        <draw:frame draw:id="id286" draw:style-name="a1615" draw:name="Picture 15" svg:x="6.95446in" svg:y="2.92581in" svg:width="6.31017in" svg:height="3.2096in" style:rel-width="scale" style:rel-height="scale">
          <draw:image xlink:href="media/image15.png" xlink:type="simple" xlink:show="embed" xlink:actuate="onLoad"/>
          <svg:title/>
          <svg:desc/>
        </draw:frame>
        <draw:frame draw:id="id287" draw:style-name="a1616" draw:name="Picture 1" svg:x="0.23966in" svg:y="1.15554in" svg:width="5.68735in" svg:height="3.32321in" style:rel-width="scale" style:rel-height="scale">
          <draw:image xlink:href="media/image6.png" xlink:type="simple" xlink:show="embed" xlink:actuate="onLoad"/>
          <svg:title/>
          <svg:desc/>
        </draw:frame>
        <draw:frame draw:id="id288" draw:style-name="a1621" draw:name="Title 1" svg:x="0.23966in" svg:y="0.29927in" svg:width="6.01809in" svg:height="0.70906in">
          <draw:text-box>
            <text:p text:style-name="a1620" text:class-names="" text:cond-style-name=""><text:span text:style-name="a1617" text:class-names="">The<text:s text:c="1"/></text:span><text:span text:style-name="a1618" text:class-names="">/Logs<text:s text:c="1"/></text:span><text:span text:style-name="a1619" text:class-names="">Folders</text:span></text:p>
          </draw:text-box>
          <svg:title/>
          <svg:desc/>
        </draw:frame>
        <draw:custom-shape svg:x="0.23966in" svg:y="2.36289in" svg:width="1.36451in" svg:height="0.37948in" draw:id="id289" draw:style-name="a1624" draw:name="Rectangle 3">
          <svg:title/>
          <svg:desc/>
          <text:p text:style-name="a1623" text:class-names="" text:cond-style-name=""><text:span text:style-name="a1622" text:class-names=""/></text:p>
          <draw:enhanced-geometry xmlns:dr3d="urn:oasis:names:tc:opendocument:xmlns:dr3d:1.0" draw:type="non-primitive" svg:viewBox="0 0 21600 21600" draw:enhanced-path="M 0 0 L 21600 0 21600 21600 0 21600 Z N"/>
        </draw:custom-shape>
        <draw:custom-shape svg:x="3.2487in" svg:y="2.74238in" svg:width="3.61725in" svg:height="1.73637in" draw:id="id290" draw:style-name="a1637" draw:name="Rectangle 4">
          <svg:title/>
          <svg:desc/>
          <text:p text:style-name="a1630" text:class-names="" text:cond-style-name=""><text:span text:style-name="a1625" text:class-names="">Inside image projects, as well as within individual analyses, you may find a /</text:span><text:span text:style-name="a1626" text:class-names="">Logs</text:span><text:span text:style-name="a1627" text:class-names=""><text:s text:c="1"/>folder. This folder is<text:s text:c="1"/></text:span><text:span text:style-name="a1628" text:class-names="">only used by the GUI</text:span><text:span text:style-name="a1629" text:class-names="">. Most actions by the user are written here.</text:span></text:p>
          <text:p text:style-name="a1632" text:class-names="" text:cond-style-name=""><text:span text:style-name="a1631" text:class-names=""/></text:p>
          <text:p text:style-name="a1636" text:class-names="" text:cond-style-name=""><text:span text:style-name="a1633" text:class-names="">When scripting with PalmettoBUG functions outside the GUI, the Logs folder may<text:s text:c="1"/></text:span><text:span text:style-name="a1634" text:class-names="">appear, but</text:span><text:span text:style-name="a1635" text:class-names=""><text:s text:c="1"/>will be empty – your script IS your record!</text:span></text:p>
          <draw:enhanced-geometry xmlns:dr3d="urn:oasis:names:tc:opendocument:xmlns:dr3d:1.0" draw:type="non-primitive" svg:viewBox="0 0 21600 21600" draw:enhanced-path="M 0 0 L 21600 0 21600 21600 0 21600 Z N"/>
        </draw:custom-shape>
        <draw:frame draw:id="id291" draw:style-name="a1638" draw:name="Picture 10" svg:x="6.25775in" svg:y="1.20611in" svg:width="3.0235in" svg:height="1.53627in" style:rel-width="scale" style:rel-height="scale">
          <draw:image xlink:href="media/image16.png" xlink:type="simple" xlink:show="embed" xlink:actuate="onLoad"/>
          <svg:title/>
          <svg:desc/>
        </draw:frame>
        <draw:connector draw:type="line" svg:x1="8.17708in" svg:y1="2.54962in" svg:x2="9.28125in" svg:y2="3.0625in" draw:id="id292" draw:style-name="a1640" draw:name="Straight Arrow Connector 12">
          <svg:title/>
          <svg:desc/>
        </draw:connector>
        <draw:custom-shape svg:x="9.28125in" svg:y="3.75in" svg:width="3.61725in" svg:height="3.55836in" draw:id="id300" draw:style-name="a1655" draw:name="Rectangle 16">
          <svg:title/>
          <svg:desc/>
          <text:p text:style-name="a1642" text:class-names="" text:cond-style-name="" text:id="id293"><text:span text:style-name="a1641" text:class-names="">Major actions &amp; certain saved files (like the Analysis_panel file in the example above) are written to the log, along with the timestamp.</text:span></text:p>
          <text:p text:style-name="a1644" text:class-names="" text:cond-style-name="" text:id="id294"><text:span text:style-name="a1643" text:class-names=""/></text:p>
          <text:p text:style-name="a1646" text:class-names="" text:cond-style-name="" text:id="id295"><text:span text:style-name="a1645" text:class-names="">Usually, the key parameters <text:s text:c="1"/>accessible to the user within the constraints of the GUI are logged (example: when clustering cells by FlowSOM, parameters like the random seed, number of clusters, number of epochs, and XY dimensions of the SOM are recorded)</text:span></text:p>
          <text:p text:style-name="a1648" text:class-names="" text:cond-style-name="" text:id="id296"><text:span text:style-name="a1647" text:class-names=""/></text:p>
          <text:p text:style-name="a1650" text:class-names="" text:cond-style-name="" text:id="id297"><text:span text:style-name="a1649" text:class-names="">Some information, (such as image files) are not written to the log – so it may not always be possible to reconstruct prior actions using the log.<text:s text:c="1"/></text:span></text:p>
          <text:p text:style-name="a1652" text:class-names="" text:cond-style-name="" text:id="id298"><text:span text:style-name="a1651" text:class-names="">Additionally, any edits / actions taken outside the GUI will not be recorded.</text:span></text:p>
          <text:p text:style-name="a1654" text:class-names="" text:cond-style-name="" text:id="id299"><text:span text:style-name="a1653" text:class-names="">In any case, while these logs may be helpful, it is essential to do careful recordkeeping of your analysis steps outside of PalmettoBUG!<text:s text:c="1"/></text:span></text:p>
          <draw:enhanced-geometry xmlns:dr3d="urn:oasis:names:tc:opendocument:xmlns:dr3d:1.0" draw:type="non-primitive" svg:viewBox="0 0 21600 21600" draw:enhanced-path="M 0 0 L 21600 0 21600 21600 0 21600 Z N"/>
        </draw:custom-shape>
        <draw:custom-shape svg:x="7.7695in" svg:y="0.57942in" svg:width="5.32418in" svg:height="0.87719in" draw:id="id302" draw:style-name="a1658" draw:name="Rectangle 18">
          <svg:title/>
          <svg:desc/>
          <text:p text:style-name="a1657" text:class-names="" text:cond-style-name="" text:id="id301"><text:span text:style-name="a1656" text:class-names="">The example (“Analysis.log”) is from the single-cell analysis portion of PalmettoBUG, however the image processing project portion of PalmettoBUG has its own Log. These separate logs exist because one imaging project can have multiple single-cell analyses associated with it..</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291"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302" smil:attributeName="visibility" smil:to="visible" smil:begin="0.0s" smil:dur="0.00100000004749745s" smil:fill="hold"/>
                </anim:par>
                <anim:par presentation:node-type="with-previous" presentation:preset-id="1" presentation:preset-sub-type="0" presentation:preset-class="entrance" smil:begin="0.0s" smil:fill="hold">
                  <anim:set smil:targetElement="id292" smil:attributeName="visibility" smil:to="visible" smil:begin="0.0s" smil:dur="0.00100000004749745s" smil:fill="hold"/>
                </anim:par>
                <anim:par presentation:node-type="with-previous" presentation:preset-id="1" presentation:preset-sub-type="0" presentation:preset-class="entrance" smil:begin="0.0s" smil:fill="hold">
                  <anim:set smil:targetElement="id286"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300" smil:attributeName="visibility" smil:to="visible" smil:begin="0.0s" smil:dur="0.00100000004749745s" smil:fill="hold"/>
                </anim:par>
              </anim:par>
            </anim:par>
          </anim:seq>
        </anim:par>
      </draw:page>
      <draw:page draw:name="Slide597" draw:style-name="a1660" draw:master-page-name="Master1-Layout18-cust-1_Title-and-Content" presentation:presentation-page-layout-name="Master1-PPL18" draw:id="Slide-852">
        <draw:frame draw:id="id303" draw:style-name="a1661" draw:name="Picture 6" svg:x="7.43728in" svg:y="0.96667in" svg:width="4.87492in" svg:height="5.61351in" style:rel-width="scale" style:rel-height="scale">
          <draw:image xlink:href="media/image17.png" xlink:type="simple" xlink:show="embed" xlink:actuate="onLoad"/>
          <svg:title/>
          <svg:desc/>
        </draw:frame>
        <draw:frame draw:id="id304" draw:style-name="a1662" draw:name="Picture 1" svg:x="0.23966in" svg:y="1.15554in" svg:width="5.68735in" svg:height="3.32321in" style:rel-width="scale" style:rel-height="scale">
          <draw:image xlink:href="media/image6.png" xlink:type="simple" xlink:show="embed" xlink:actuate="onLoad"/>
          <svg:title/>
          <svg:desc/>
        </draw:frame>
        <draw:frame draw:id="id305" draw:style-name="a1667" draw:name="Title 1" svg:x="0.23966in" svg:y="0.2576in" svg:width="4.76034in" svg:height="0.70906in">
          <draw:text-box>
            <text:p text:style-name="a1666" text:class-names="" text:cond-style-name=""><text:span text:style-name="a1663" text:class-names="">The<text:s text:c="1"/></text:span><text:span text:style-name="a1664" text:class-names="">/Analyses<text:s text:c="1"/></text:span><text:span text:style-name="a1665" text:class-names="">Folder</text:span></text:p>
          </draw:text-box>
          <svg:title/>
          <svg:desc/>
        </draw:frame>
        <draw:custom-shape svg:x="0.32299in" svg:y="1.23789in" svg:width="2.56243in" svg:height="0.37948in" draw:id="id306" draw:style-name="a1670" draw:name="Rectangle 3">
          <svg:title/>
          <svg:desc/>
          <text:p text:style-name="a1669" text:class-names="" text:cond-style-name=""><text:span text:style-name="a1668" text:class-names=""/></text:p>
          <draw:enhanced-geometry xmlns:dr3d="urn:oasis:names:tc:opendocument:xmlns:dr3d:1.0" draw:type="non-primitive" svg:viewBox="0 0 21600 21600" draw:enhanced-path="M 0 0 L 21600 0 21600 21600 0 21600 Z N"/>
        </draw:custom-shape>
        <draw:custom-shape svg:x="0.46883in" svg:y="2.79473in" svg:width="6.9375in" svg:height="3.78545in" draw:id="id307" draw:style-name="a1683" draw:name="Rectangle 8">
          <svg:title/>
          <svg:desc/>
          <text:p text:style-name="a1674" text:class-names="" text:cond-style-name=""><text:span text:style-name="a1671" text:class-names="">The<text:s text:c="1"/></text:span><text:span text:style-name="a1672" text:class-names="">/Analyses</text:span><text:span text:style-name="a1673" text:class-names=""><text:s text:c="1"/>folder contains an entire set mini-universes of its own…</text:span></text:p>
          <text:p text:style-name="a1676" text:class-names="" text:cond-style-name=""><text:span text:style-name="a1675" text:class-names=""/></text:p>
          <text:p text:style-name="a1678" text:class-names="" text:cond-style-name=""><text:span text:style-name="a1677" text:class-names="">The extensive sub-folder structure of an individual analysis directory is a consequence of the complexity of a given single-cell analysis, but since 1 image project could theoretically have &gt; 1 single-cell analyses (for example, if you wanted to compare how denoising images affected later cell clustering ), this directory structure is placed as a subfolder of the larger imaging project.</text:span></text:p>
          <text:p text:style-name="a1680" text:class-names="" text:cond-style-name=""><text:span text:style-name="a1679" text:class-names=""/></text:p>
          <text:p text:style-name="a1682" text:class-names="" text:cond-style-name=""><text:span text:style-name="a1681" text:class-names="">However, if you are not doing an imaging project (analyzing directly from .fcs files), then this directory structure is still used, but as its own stand-alone project!</text:span></text:p>
          <draw:enhanced-geometry xmlns:dr3d="urn:oasis:names:tc:opendocument:xmlns:dr3d:1.0" draw:type="non-primitive" svg:viewBox="0 0 21600 21600" draw:enhanced-path="M 0 0 L 21600 0 21600 21600 0 21600 Z N"/>
        </draw:custom-shape>
        <draw:custom-shape svg:x="7.43728in" svg:y="1.37968in" svg:width="4.84397in" svg:height="5.22291in" draw:id="id308" draw:style-name="a1686" draw:name="Rectangle 11">
          <svg:title/>
          <svg:desc/>
          <text:p text:style-name="a1685" text:class-names="" text:cond-style-name=""><text:span text:style-name="a1684" text:class-names=""/></text:p>
          <draw:enhanced-geometry xmlns:dr3d="urn:oasis:names:tc:opendocument:xmlns:dr3d:1.0" draw:type="non-primitive" svg:viewBox="0 0 21600 21600" draw:enhanced-path="M 0 0 L 21600 0 21600 21600 0 21600 Z N"/>
        </draw:custom-shape>
        <draw:connector draw:type="line" svg:x1="2.88542in" svg:y1="1.39411in" svg:x2="7.40633in" svg:y2="1.37968in" draw:id="id309" draw:style-name="a1688" draw:name="Straight Arrow Connector 4">
          <svg:title/>
          <svg:desc/>
        </draw:connector>
      </draw:page>
      <draw:page draw:name="Slide598" draw:style-name="a1690" draw:master-page-name="Master1-Layout18-cust-1_Title-and-Content" presentation:presentation-page-layout-name="Master1-PPL18" draw:id="Slide-853">
        <draw:frame draw:id="id310" draw:style-name="a1691" draw:name="Picture 7" svg:x="5.6875in" svg:y="0.88542in" svg:width="3.34899in" svg:height="2.86458in" style:rel-width="scale" style:rel-height="scale">
          <draw:image xlink:href="media/image18.png" xlink:type="simple" xlink:show="embed" xlink:actuate="onLoad"/>
          <svg:title/>
          <svg:desc/>
        </draw:frame>
        <draw:frame draw:id="id311" draw:style-name="a1694" draw:name="Title 1" svg:x="0.23966in" svg:y="0.2576in" svg:width="7.99993in" svg:height="0.70906in">
          <draw:text-box>
            <text:p text:style-name="a1693" text:class-names="" text:cond-style-name=""><text:span text:style-name="a1692" text:class-names="">A single Analysis / solution-mode directory</text:span></text:p>
          </draw:text-box>
          <svg:title/>
          <svg:desc/>
        </draw:frame>
        <draw:frame draw:id="id312" draw:style-name="a1695" draw:name="Picture 3" svg:x="0.50521in" svg:y="1.20833in" svg:width="2.78646in" svg:height="3.06326in" style:rel-width="scale" style:rel-height="scale">
          <draw:image xlink:href="media/image19.png" xlink:type="simple" xlink:show="embed" xlink:actuate="onLoad"/>
          <svg:title/>
          <svg:desc/>
        </draw:frame>
        <draw:connector draw:type="line" svg:x1="3.28125in" svg:y1="2.62601in" svg:x2="4.00524in" svg:y2="4.39319in" draw:id="id313" draw:style-name="a1697" draw:name="Straight Arrow Connector 4">
          <svg:title/>
          <svg:desc/>
        </draw:connector>
        <draw:custom-shape svg:x="1.34382in" svg:y="2.45337in" svg:width="1.94785in" svg:height="0.37948in" draw:id="id315" draw:style-name="a1700" draw:name="Rectangle 5">
          <svg:title/>
          <svg:desc/>
          <text:p text:style-name="a1699" text:class-names="" text:cond-style-name="" text:id="id314"><text:span text:style-name="a1698" text:class-names=""/></text:p>
          <draw:enhanced-geometry xmlns:dr3d="urn:oasis:names:tc:opendocument:xmlns:dr3d:1.0" draw:type="non-primitive" svg:viewBox="0 0 21600 21600" draw:enhanced-path="M 0 0 L 21600 0 21600 21600 0 21600 Z N"/>
        </draw:custom-shape>
        <draw:custom-shape svg:x="1.34382in" svg:y="3.25545in" svg:width="1.94785in" svg:height="0.37948in" draw:id="id317" draw:style-name="a1703" draw:name="Rectangle 6">
          <svg:title/>
          <svg:desc/>
          <text:p text:style-name="a1702" text:class-names="" text:cond-style-name="" text:id="id316"><text:span text:style-name="a1701" text:class-names=""/></text:p>
          <draw:enhanced-geometry xmlns:dr3d="urn:oasis:names:tc:opendocument:xmlns:dr3d:1.0" draw:type="non-primitive" svg:viewBox="0 0 21600 21600" draw:enhanced-path="M 0 0 L 21600 0 21600 21600 0 21600 Z N"/>
        </draw:custom-shape>
        <draw:connector draw:type="line" svg:x1="3.30733in" svg:y1="3.49102in" svg:x2="4.00524in" svg:y2="4.44306in" draw:id="id318" draw:style-name="a1705" draw:name="Straight Arrow Connector 8">
          <svg:title/>
          <svg:desc/>
        </draw:connector>
        <draw:custom-shape svg:x="4.00524in" svg:y="4.24928in" svg:width="5.03125in" svg:height="1.37462in" draw:id="id322" draw:style-name="a1719" draw:name="Rectangle 10">
          <svg:title/>
          <svg:desc/>
          <text:p text:style-name="a1710" text:class-names="" text:cond-style-name="" text:id="id319"><text:span text:style-name="a1706" text:class-names="">/intensities<text:s text:c="1"/></text:span><text:span text:style-name="a1707" text:class-names="">and</text:span><text:span text:style-name="a1708" text:class-names=""><text:s text:c="1"/>/regionprops<text:s text:c="1"/></text:span><text:span text:style-name="a1709" text:class-names="">folders contain csv files (one for each image or ROI, with a matching filename) with the region measurements derived from <text:s text:c="1"/>the images + segmentation masks.<text:s text:c="1"/></text:span></text:p>
          <text:p text:style-name="a1712" text:class-names="" text:cond-style-name="" text:id="id320"><text:span text:style-name="a1711" text:class-names="">These files are the same format as steinbock’s intensities/regionprops folders, with a few minor difference (added / removed columns).</text:span></text:p>
          <text:p text:style-name="a1718" text:class-names="" text:cond-style-name="" text:id="id321"><text:span text:style-name="a1713" text:class-names="">They are only needed in image-based projects!</text:span><text:span text:style-name="a1714" text:class-names=""><text:s text:c="1"/>They<text:s text:c="1"/></text:span><text:span text:style-name="a1715" text:class-names="">exist, but</text:span><text:span text:style-name="a1716" text:class-names=""><text:s text:c="1"/>are vestigial &amp; empty in a solution-mode project.</text:span><text:span text:style-name="a1717" text:class-names=""/></text:p>
          <draw:enhanced-geometry xmlns:dr3d="urn:oasis:names:tc:opendocument:xmlns:dr3d:1.0" draw:type="non-primitive" svg:viewBox="0 0 21600 21600" draw:enhanced-path="M 0 0 L 21600 0 21600 21600 0 21600 Z N"/>
        </draw:custom-shape>
        <draw:connector draw:type="line" svg:x1="3.28125in" svg:y1="3.05694in" svg:x2="5.6875in" svg:y2="1.77988in" draw:id="id323" draw:style-name="a1721" draw:name="Straight Arrow Connector 11">
          <svg:title/>
          <svg:desc/>
        </draw:connector>
        <draw:custom-shape svg:x="1.34641in" svg:y="2.84835in" svg:width="1.94785in" svg:height="0.37948in" draw:id="id325" draw:style-name="a1724" draw:name="Rectangle 12">
          <svg:title/>
          <svg:desc/>
          <text:p text:style-name="a1723" text:class-names="" text:cond-style-name="" text:id="id324"><text:span text:style-name="a1722" text:class-names=""/></text:p>
          <draw:enhanced-geometry xmlns:dr3d="urn:oasis:names:tc:opendocument:xmlns:dr3d:1.0" draw:type="non-primitive" svg:viewBox="0 0 21600 21600" draw:enhanced-path="M 0 0 L 21600 0 21600 21600 0 21600 Z N"/>
        </draw:custom-shape>
        <draw:connector draw:type="line" svg:x1="7.07942in" svg:y1="5.6239in" svg:x2="9.39975in" svg:y2="6.38215in" draw:id="id326" draw:style-name="a1726" draw:name="Straight Arrow Connector 17">
          <svg:title/>
          <svg:desc/>
        </draw:connector>
        <draw:frame draw:id="id327" draw:style-name="a1727" draw:name="Picture 20" svg:x="9.41016in" svg:y="5.4082in" svg:width="2.84375in" svg:height="1.94792in" style:rel-width="scale" style:rel-height="scale">
          <draw:image xlink:href="media/image20.png" xlink:type="simple" xlink:show="embed" xlink:actuate="onLoad"/>
          <svg:title/>
          <svg:desc/>
        </draw:frame>
        <draw:custom-shape svg:x="8.26433in" svg:y="1.33355in" svg:width="4.57813in" svg:height="0.75826in" draw:id="id329" draw:style-name="a1732" draw:name="Rectangle 23">
          <svg:title/>
          <svg:desc/>
          <text:p text:style-name="a1731" text:class-names="" text:cond-style-name="" text:id="id328"><text:span text:style-name="a1728" text:class-names="">The /</text:span><text:span text:style-name="a1729" text:class-names="">main</text:span><text:span text:style-name="a1730" text:class-names=""><text:s text:c="1"/>folder contains the meat of the analysis directory and contains many sub-folders that will need to be explained in future slides</text:span></text:p>
          <draw:enhanced-geometry xmlns:dr3d="urn:oasis:names:tc:opendocument:xmlns:dr3d:1.0" draw:type="non-primitive" svg:viewBox="0 0 21600 21600" draw:enhanced-path="M 0 0 L 21600 0 21600 21600 0 21600 Z N"/>
        </draw:custom-shape>
        <draw:custom-shape svg:x="0.54691in" svg:y="4.14355in" svg:width="2.39192in" svg:height="0.49928in" draw:id="id330" draw:style-name="a1735" draw:name="Rectangle 24">
          <svg:title/>
          <svg:desc/>
          <text:p text:style-name="a1734" text:class-names="" text:cond-style-name=""><text:span text:style-name="a1733" text:class-names="">You may also see a Logs folder – this is only important for the GUI</text:span></text:p>
          <draw:enhanced-geometry xmlns:dr3d="urn:oasis:names:tc:opendocument:xmlns:dr3d:1.0" draw:type="non-primitive" svg:viewBox="0 0 21600 21600" draw:enhanced-path="M 0 0 L 21600 0 21600 21600 0 21600 Z N"/>
        </draw:custom-shape>
        <draw:custom-shape svg:x="5.0448in" svg:y="6.44737in" svg:width="4.36537in" svg:height="0.98127in" draw:id="id332" draw:style-name="a1738" draw:name="Rectangle 9">
          <svg:title/>
          <svg:desc/>
          <text:p text:style-name="a1737" text:class-names="" text:cond-style-name="" text:id="id331"><text:span text:style-name="a1736" text:class-names="">If you’re wondering what a .ome.csv file is -- this is just a carry over of how PalmettoBUG handles the .ome.tiff filename. These are effectively just plain .csv files. You will also see similar inclusion of the .ome extension in other files whose filenames are copied from the image file names.</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317"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315" smil:attributeName="visibility" smil:to="visible" smil:begin="0.0s" smil:dur="0.00100000004749745s" smil:fill="hold"/>
                </anim:par>
                <anim:par presentation:node-type="with-previous" presentation:preset-id="1" presentation:preset-sub-type="0" presentation:preset-class="entrance" smil:begin="0.0s" smil:fill="hold">
                  <anim:set smil:targetElement="id318" smil:attributeName="visibility" smil:to="visible" smil:begin="0.0s" smil:dur="0.00100000004749745s" smil:fill="hold"/>
                </anim:par>
                <anim:par presentation:node-type="with-previous" presentation:preset-id="1" presentation:preset-sub-type="0" presentation:preset-class="entrance" smil:begin="0.0s" smil:fill="hold">
                  <anim:set smil:targetElement="id313"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322" smil:attributeName="visibility" smil:to="visible" smil:begin="0.0s" smil:dur="0.00100000004749745s" smil:fill="hold"/>
                </anim:par>
                <anim:par presentation:node-type="with-previous" presentation:preset-id="1" presentation:preset-sub-type="0" presentation:preset-class="entrance" smil:begin="0.0s" smil:fill="hold">
                  <anim:set smil:targetElement="id326" smil:attributeName="visibility" smil:to="visible" smil:begin="0.0s" smil:dur="0.00100000004749745s" smil:fill="hold"/>
                </anim:par>
                <anim:par presentation:node-type="with-previous" presentation:preset-id="1" presentation:preset-sub-type="0" presentation:preset-class="entrance" smil:begin="0.0s" smil:fill="hold">
                  <anim:set smil:targetElement="id327"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332"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325" smil:attributeName="visibility" smil:to="visible" smil:begin="0.0s" smil:dur="0.00100000004749745s" smil:fill="hold"/>
                </anim:par>
                <anim:par presentation:node-type="with-previous" presentation:preset-id="1" presentation:preset-sub-type="0" presentation:preset-class="entrance" smil:begin="0.0s" smil:fill="hold">
                  <anim:set smil:targetElement="id323" smil:attributeName="visibility" smil:to="visible" smil:begin="0.0s" smil:dur="0.00100000004749745s" smil:fill="hold"/>
                </anim:par>
                <anim:par presentation:node-type="with-previous" presentation:preset-id="1" presentation:preset-sub-type="0" presentation:preset-class="entrance" smil:begin="0.0s" smil:fill="hold">
                  <anim:set smil:targetElement="id310"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329" smil:attributeName="visibility" smil:to="visible" smil:begin="0.0s" smil:dur="0.00100000004749745s" smil:fill="hold"/>
                </anim:par>
              </anim:par>
            </anim:par>
          </anim:seq>
        </anim:par>
      </draw:page>
      <draw:page draw:name="Slide600" draw:style-name="a1740" draw:master-page-name="Master1-Layout18-cust-1_Title-and-Content" presentation:presentation-page-layout-name="Master1-PPL18" draw:id="Slide-855">
        <draw:frame draw:id="id333" draw:style-name="a1741" draw:name="Picture 3" svg:x="0.65363in" svg:y="1.43536in" svg:width="2.06771in" svg:height="2.86458in" style:rel-width="scale" style:rel-height="scale">
          <draw:image xlink:href="media/image18.png" xlink:type="simple" xlink:show="embed" xlink:actuate="onLoad"/>
          <svg:title/>
          <svg:desc/>
        </draw:frame>
        <draw:frame draw:id="id334" draw:style-name="a1746" draw:name="Title 1" svg:x="0in" svg:y="0.22635in" svg:width="5.34375in" svg:height="0.70906in">
          <draw:text-box>
            <text:p text:style-name="a1745" text:class-names="" text:cond-style-name=""><text:span text:style-name="a1742" text:class-names="">The /</text:span><text:span text:style-name="a1743" text:class-names="">Analysis_fcs</text:span><text:span text:style-name="a1744" text:class-names=""><text:s text:c="1"/>folder</text:span></text:p>
          </draw:text-box>
          <svg:title/>
          <svg:desc/>
        </draw:frame>
        <draw:frame draw:id="id335" draw:style-name="a1747" draw:name="Picture 4" svg:x="3.9386in" svg:y="1.21556in" svg:width="4.04673in" svg:height="1.89409in" style:rel-width="scale" style:rel-height="scale">
          <draw:image xlink:href="media/image21.png" xlink:type="simple" xlink:show="embed" xlink:actuate="onLoad"/>
          <svg:title/>
          <svg:desc/>
        </draw:frame>
        <draw:connector draw:type="line" svg:x1="2.64035in" svg:y1="2.33758in" svg:x2="4.05263in" svg:y2="2.33758in" draw:id="id336" draw:style-name="a1749" draw:name="Straight Arrow Connector 5">
          <svg:title/>
          <svg:desc/>
        </draw:connector>
        <draw:custom-shape svg:x="0.94196in" svg:y="2.08671in" svg:width="1.47471in" svg:height="0.25087in" draw:id="id337" draw:style-name="a1752" draw:name="Rectangle 6">
          <svg:title/>
          <svg:desc/>
          <text:p text:style-name="a1751" text:class-names="" text:cond-style-name=""><text:span text:style-name="a1750" text:class-names=""/></text:p>
          <draw:enhanced-geometry xmlns:dr3d="urn:oasis:names:tc:opendocument:xmlns:dr3d:1.0" draw:type="non-primitive" svg:viewBox="0 0 21600 21600" draw:enhanced-path="M 0 0 L 21600 0 21600 21600 0 21600 Z N"/>
        </draw:custom-shape>
        <draw:custom-shape svg:x="6.35941in" svg:y="1.88542in" svg:width="6.33851in" svg:height="1.65799in" draw:id="id338" draw:style-name="a1769" draw:name="Rectangle 8">
          <svg:title/>
          <svg:desc/>
          <text:p text:style-name="a1756" text:class-names="" text:cond-style-name=""><text:span text:style-name="a1753" text:class-names="">The<text:s text:c="1"/></text:span><text:span text:style-name="a1754" text:class-names="">/Analysis_fcs</text:span><text:span text:style-name="a1755" text:class-names=""><text:s text:c="1"/>folder is where the raw data of a single-cell analysis lives!</text:span></text:p>
          <text:p text:style-name="a1758" text:class-names="" text:cond-style-name=""><text:span text:style-name="a1757" text:class-names=""/></text:p>
          <text:p text:style-name="a1760" text:class-names="" text:cond-style-name=""><text:span text:style-name="a1759" text:class-names="">If derived from images, then these fcs files will effectively just be version of the “intensities” csv files from the previous slide.</text:span></text:p>
          <text:p text:style-name="a1762" text:class-names="" text:cond-style-name=""><text:span text:style-name="a1761" text:class-names=""/></text:p>
          <text:p text:style-name="a1768" text:class-names="" text:cond-style-name=""><text:span text:style-name="a1763" text:class-names="">If you are setting up an Analysis directly from solution-mode data, then you will place your FCS files inside this folder – i.e., within {your_project_directory}</text:span><text:span text:style-name="a1764" text:class-names="">/main/Analysis_fcs</text:span><text:span text:style-name="a1765" text:class-names=""><text:s text:c="1"/></text:span><text:span text:style-name="a1766" text:class-names="">,<text:s text:c="1"/></text:span><text:span text:style-name="a1767" text:class-names="">then load your project directory for single-cell analysis.<text:s text:c="1"/></text:span></text:p>
          <draw:enhanced-geometry xmlns:dr3d="urn:oasis:names:tc:opendocument:xmlns:dr3d:1.0" draw:type="non-primitive" svg:viewBox="0 0 21600 21600" draw:enhanced-path="M 0 0 L 21600 0 21600 21600 0 21600 Z N"/>
        </draw:custom-shape>
        <draw:custom-shape svg:x="0.85424in" svg:y="3.43928in" svg:width="1.80366in" svg:height="0.65986in" draw:id="id339" draw:style-name="a1772" draw:name="Rectangle 9">
          <svg:title/>
          <svg:desc/>
          <text:p text:style-name="a1771" text:class-names="" text:cond-style-name=""><text:span text:style-name="a1770" text:class-names=""/></text:p>
          <draw:enhanced-geometry xmlns:dr3d="urn:oasis:names:tc:opendocument:xmlns:dr3d:1.0" draw:type="non-primitive" svg:viewBox="0 0 21600 21600" draw:enhanced-path="M 0 0 L 21600 0 21600 21600 0 21600 Z N"/>
        </draw:custom-shape>
        <draw:connector draw:type="line" svg:x1="1.80733in" svg:y1="4.11321in" svg:x2="2.41667in" svg:y2="4.69792in" draw:id="id340" draw:style-name="a1774" draw:name="Straight Arrow Connector 10">
          <svg:title/>
          <svg:desc/>
        </draw:connector>
        <draw:custom-shape svg:x="2.41667in" svg:y="4.48668in" svg:width="7.79167in" svg:height="1.43437in" draw:id="id341" draw:style-name="a1793" draw:name="Rectangle 12">
          <svg:title/>
          <svg:desc/>
          <text:p text:style-name="a1780" text:class-names="" text:cond-style-name=""><text:span text:style-name="a1775" text:class-names="">The<text:s text:c="1"/></text:span><text:span text:style-name="a1776" text:class-names="">metadata.csv</text:span><text:span text:style-name="a1777" text:class-names=""><text:s text:c="1"/>and<text:s text:c="1"/></text:span><text:span text:style-name="a1778" text:class-names="">Analysis_panel.csv</text:span><text:span text:style-name="a1779" text:class-names=""><text:s text:c="1"/>files are the core information tables you are prompted to create when inside the GUI. They closely match the format of the similal metadata &amp; panel files used by CATALYST.</text:span></text:p>
          <text:p text:style-name="a1782" text:class-names="" text:cond-style-name=""><text:span text:style-name="a1781" text:class-names=""/></text:p>
          <text:p text:style-name="a1792" text:class-names="" text:cond-style-name=""><text:span text:style-name="a1783" text:class-names="">The<text:s text:c="1"/></text:span><text:span text:style-name="a1784" text:class-names="">Regionprops_panel.csv<text:s text:c="1"/></text:span><text:span text:style-name="a1785" text:class-names="">in this example has the same format as the<text:s text:c="1"/></text:span><text:span text:style-name="a1786" text:class-names="">Analysis_panel.csv</text:span><text:span text:style-name="a1787" text:class-names=""><text:s text:c="1"/></text:span><text:span text:style-name="a1788" text:class-names="">file, but</text:span><text:span text:style-name="a1789" text:class-names=""><text:s text:c="1"/>contains information for the channels in the regionprops csv’s (instead of the intensities / FCS files). These are cell morphology measurement like cell area, perimeter, centroids, etc. The<text:s text:c="1"/></text:span><text:span text:style-name="a1790" text:class-names="">Regionprops_panel<text:s text:c="1"/></text:span><text:span text:style-name="a1791" text:class-names="">only is needed if you want to analyze these cell morphology data alongside the standard antigen channels</text:span></text:p>
          <draw:enhanced-geometry xmlns:dr3d="urn:oasis:names:tc:opendocument:xmlns:dr3d:1.0" draw:type="non-primitive" svg:viewBox="0 0 21600 21600" draw:enhanced-path="M 0 0 L 21600 0 21600 21600 0 21600 Z N"/>
        </draw:custom-shape>
      </draw:page>
      <draw:page draw:name="Slide601" draw:style-name="a1795" draw:master-page-name="Master1-Layout18-cust-1_Title-and-Content" presentation:presentation-page-layout-name="Master1-PPL18" draw:id="Slide-856">
        <draw:frame draw:id="id342" draw:style-name="a1796" draw:name="Picture 4" svg:x="0.28744in" svg:y="2.54054in" svg:width="2.48894in" svg:height="2.86458in" style:rel-width="scale" style:rel-height="scale">
          <draw:image xlink:href="media/image18.png" xlink:type="simple" xlink:show="embed" xlink:actuate="onLoad"/>
          <svg:title/>
          <svg:desc/>
        </draw:frame>
        <draw:frame draw:id="id343" draw:style-name="a1803" draw:name="Title 1" svg:x="0.15625in" svg:y="0.21594in" svg:width="10.17708in" svg:height="0.70906in">
          <draw:text-box>
            <text:p text:style-name="a1802" text:class-names="" text:cond-style-name=""><text:span text:style-name="a1797" text:class-names="">The /</text:span><text:span text:style-name="a1798" text:class-names="">Plots, /clusterings<text:s text:c="1"/></text:span><text:span text:style-name="a1799" text:class-names="">and<text:s text:c="1"/></text:span><text:span text:style-name="a1800" text:class-names="">/Data_tables<text:s text:c="1"/></text:span><text:span text:style-name="a1801" text:class-names="">folders</text:span></text:p>
          </draw:text-box>
          <svg:title/>
          <svg:desc/>
        </draw:frame>
        <draw:custom-shape svg:x="0.61466in" svg:y="3.40131in" svg:width="2.09368in" svg:height="0.71875in" draw:id="id345" draw:style-name="a1806" draw:name="Rectangle 3">
          <svg:title/>
          <svg:desc/>
          <text:p text:style-name="a1805" text:class-names="" text:cond-style-name="" text:id="id344"><text:span text:style-name="a1804" text:class-names=""/></text:p>
          <draw:enhanced-geometry xmlns:dr3d="urn:oasis:names:tc:opendocument:xmlns:dr3d:1.0" draw:type="non-primitive" svg:viewBox="0 0 21600 21600" draw:enhanced-path="M 0 0 L 21600 0 21600 21600 0 21600 Z N"/>
        </draw:custom-shape>
        <draw:frame draw:id="id346" draw:style-name="a1807" draw:name="Picture 7" svg:x="5.40903in" svg:y="1.19966in" svg:width="7.75243in" svg:height="1.19792in" style:rel-width="scale" style:rel-height="scale">
          <draw:image xlink:href="media/image22.png" xlink:type="simple" xlink:show="embed" xlink:actuate="onLoad"/>
          <svg:title/>
          <svg:desc/>
        </draw:frame>
        <draw:frame draw:id="id347" draw:style-name="a1808" draw:name="Picture 5" svg:x="1.5625in" svg:y="1.10591in" svg:width="3.4375in" svg:height="1.29167in" style:rel-width="scale" style:rel-height="scale">
          <draw:image xlink:href="media/image23.png" xlink:type="simple" xlink:show="embed" xlink:actuate="onLoad"/>
          <svg:title/>
          <svg:desc/>
        </draw:frame>
        <draw:connector draw:type="line" svg:x1="2.70833in" svg:y1="3.40131in" svg:x2="2.70833in" svg:y2="2.21875in" draw:id="id348" draw:style-name="a1810" draw:name="Straight Arrow Connector 8">
          <svg:title/>
          <svg:desc/>
        </draw:connector>
        <draw:connector draw:type="line" svg:x1="3.07816in" svg:y1="1.90625in" svg:x2="5.40903in" svg:y2="1.90625in" draw:id="id349" draw:style-name="a1812" draw:name="Straight Arrow Connector 10">
          <svg:title/>
          <svg:desc/>
        </draw:connector>
        <draw:custom-shape svg:x="3.73441in" svg:y="2.12015in" svg:width="4.51559in" svg:height="0.71875in" draw:id="id351" draw:style-name="a1817" draw:name="Rectangle 15">
          <svg:title/>
          <svg:desc/>
          <text:p text:style-name="a1816" text:class-names="" text:cond-style-name="" text:id="id350"><text:span text:style-name="a1813" text:class-names="">/clusterings</text:span><text:span text:style-name="a1814" text:class-names=""><text:s text:c="1"/>contains saved cell groupings, allowing for their re-import without needing to re-do <text:s text:c="1"/>cell clustering methods, such as FlowSOM clustering + merging/annotation</text:span><text:span text:style-name="a1815" text:class-names=""/></text:p>
          <draw:enhanced-geometry xmlns:dr3d="urn:oasis:names:tc:opendocument:xmlns:dr3d:1.0" draw:type="non-primitive" svg:viewBox="0 0 21600 21600" draw:enhanced-path="M 0 0 L 21600 0 21600 21600 0 21600 Z N"/>
        </draw:custom-shape>
        <draw:connector draw:type="line" svg:x1="2.70833in" svg:y1="3.76069in" draw:start-shape="id345" draw:start-glue-point="1" svg:x2="3.73441in" svg:y2="3.76069in" draw:id="id352" draw:style-name="a1819" draw:name="Straight Arrow Connector 16">
          <svg:title/>
          <svg:desc/>
        </draw:connector>
        <draw:frame draw:id="id353" draw:style-name="a1820" draw:name="Picture 19" svg:x="3.73441in" svg:y="2.94909in" svg:width="3.17184in" svg:height="1.62059in" style:rel-width="scale" style:rel-height="scale">
          <draw:image xlink:href="media/image24.png" xlink:type="simple" xlink:show="embed" xlink:actuate="onLoad"/>
          <svg:title/>
          <svg:desc/>
        </draw:frame>
        <draw:frame draw:id="id354" draw:style-name="a1821" draw:name="Picture 21" svg:x="7.33847in" svg:y="2.92826in" svg:width="5.90625in" svg:height="2.08915in" style:rel-width="scale" style:rel-height="scale">
          <draw:image xlink:href="media/image25.png" xlink:type="simple" xlink:show="embed" xlink:actuate="onLoad"/>
          <svg:title/>
          <svg:desc/>
        </draw:frame>
        <draw:connector draw:type="line" svg:x1="6.66667in" svg:y1="3.87153in" svg:x2="7.35934in" svg:y2="3.87153in" draw:id="id355" draw:style-name="a1823" draw:name="Straight Arrow Connector 23">
          <svg:title/>
          <svg:desc/>
        </draw:connector>
        <draw:custom-shape svg:x="4.76966in" svg:y="4.37045in" svg:width="4.51559in" svg:height="0.88871in" draw:id="id357" draw:style-name="a1830" draw:name="Rectangle 24">
          <svg:title/>
          <svg:desc/>
          <text:p text:style-name="a1829" text:class-names="" text:cond-style-name="" text:id="id356"><text:span text:style-name="a1824" text:class-names="">/Data_tables</text:span><text:span text:style-name="a1825" text:class-names=""><text:s text:c="1"/>contains csv files of data obtained<text:s text:c="1"/></text:span><text:span text:style-name="a1826" text:class-names="">in the course of</text:span><text:span text:style-name="a1827" text:class-names=""><text:s text:c="1"/>the single-cell analysis, such as statistics results (as in the example) and exported copies of all the single-cell data or of dimensionality reductions</text:span><text:span text:style-name="a1828" text:class-names=""/></text:p>
          <draw:enhanced-geometry xmlns:dr3d="urn:oasis:names:tc:opendocument:xmlns:dr3d:1.0" draw:type="non-primitive" svg:viewBox="0 0 21600 21600" draw:enhanced-path="M 0 0 L 21600 0 21600 21600 0 21600 Z N"/>
        </draw:custom-shape>
        <draw:connector draw:type="line" svg:x1="2.70833in" svg:y1="4.09375in" svg:x2="5.57017in" svg:y2="6.48246in" draw:id="id358" draw:style-name="a1832" draw:name="Straight Arrow Connector 6">
          <svg:title/>
          <svg:desc/>
        </draw:connector>
        <draw:frame draw:id="id359" draw:style-name="a1833" draw:name="Picture 13" svg:x="5.57017in" svg:y="6.29595in" svg:width="4in" svg:height="1.05208in" style:rel-width="scale" style:rel-height="scale">
          <draw:image xlink:href="media/image26.png" xlink:type="simple" xlink:show="embed" xlink:actuate="onLoad"/>
          <svg:title/>
          <svg:desc/>
        </draw:frame>
        <draw:custom-shape svg:x="7.24334in" svg:y="5.45273in" svg:width="4.51559in" svg:height="0.88871in" draw:id="id361" draw:style-name="a1838" draw:name="Rectangle 14">
          <svg:title/>
          <svg:desc/>
          <text:p text:style-name="a1837" text:class-names="" text:cond-style-name="" text:id="id360"><text:span text:style-name="a1834" text:class-names="">/mergings<text:s text:c="1"/></text:span><text:span text:style-name="a1835" text:class-names="">contain tables of the annotations used to convert unlabeled / numbers-only output of unsupervised cell clusterings (FlowSOM or Leiden) into biologically relevant labels</text:span><text:span text:style-name="a1836"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348"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345" smil:attributeName="visibility" smil:to="visible" smil:begin="0.0s" smil:dur="0.00100000004749745s" smil:fill="hold"/>
                </anim:par>
                <anim:par presentation:node-type="with-previous" presentation:preset-id="1" presentation:preset-sub-type="0" presentation:preset-class="entrance" smil:begin="0.0s" smil:fill="hold">
                  <anim:set smil:targetElement="id347"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351" smil:attributeName="visibility" smil:to="visible" smil:begin="0.0s" smil:dur="0.00100000004749745s" smil:fill="hold"/>
                </anim:par>
                <anim:par presentation:node-type="with-previous" presentation:preset-id="1" presentation:preset-sub-type="0" presentation:preset-class="entrance" smil:begin="0.0s" smil:fill="hold">
                  <anim:set smil:targetElement="id349" smil:attributeName="visibility" smil:to="visible" smil:begin="0.0s" smil:dur="0.00100000004749745s" smil:fill="hold"/>
                </anim:par>
                <anim:par presentation:node-type="with-previous" presentation:preset-id="1" presentation:preset-sub-type="0" presentation:preset-class="entrance" smil:begin="0.0s" smil:fill="hold">
                  <anim:set smil:targetElement="id346"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352" smil:attributeName="visibility" smil:to="visible" smil:begin="0.0s" smil:dur="0.00100000004749745s" smil:fill="hold"/>
                </anim:par>
                <anim:par presentation:node-type="with-previous" presentation:preset-id="1" presentation:preset-sub-type="0" presentation:preset-class="entrance" smil:begin="0.0s" smil:fill="hold">
                  <anim:set smil:targetElement="id353"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357" smil:attributeName="visibility" smil:to="visible" smil:begin="0.0s" smil:dur="0.00100000004749745s" smil:fill="hold"/>
                </anim:par>
                <anim:par presentation:node-type="with-previous" presentation:preset-id="1" presentation:preset-sub-type="0" presentation:preset-class="entrance" smil:begin="0.0s" smil:fill="hold">
                  <anim:set smil:targetElement="id354" smil:attributeName="visibility" smil:to="visible" smil:begin="0.0s" smil:dur="0.00100000004749745s" smil:fill="hold"/>
                </anim:par>
                <anim:par presentation:node-type="with-previous" presentation:preset-id="1" presentation:preset-sub-type="0" presentation:preset-class="entrance" smil:begin="0.0s" smil:fill="hold">
                  <anim:set smil:targetElement="id355"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358" smil:attributeName="visibility" smil:to="visible" smil:begin="0.0s" smil:dur="0.00100000004749745s" smil:fill="hold"/>
                </anim:par>
                <anim:par presentation:node-type="with-previous" presentation:preset-id="1" presentation:preset-sub-type="0" presentation:preset-class="entrance" smil:begin="0.0s" smil:fill="hold">
                  <anim:set smil:targetElement="id359"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361" smil:attributeName="visibility" smil:to="visible" smil:begin="0.0s" smil:dur="0.00100000004749745s" smil:fill="hold"/>
                </anim:par>
              </anim:par>
            </anim:par>
          </anim:seq>
        </anim:par>
      </draw:page>
      <draw:page draw:name="Slide602" draw:style-name="a1840" draw:master-page-name="Master1-Layout18-cust-1_Title-and-Content" presentation:presentation-page-layout-name="Master1-PPL18" draw:id="Slide-857">
        <draw:frame draw:id="id362" draw:style-name="a1841" draw:name="Picture 24" svg:x="0.37564in" svg:y="1.16102in" svg:width="2.48894in" svg:height="2.86458in" style:rel-width="scale" style:rel-height="scale">
          <draw:image xlink:href="media/image18.png" xlink:type="simple" xlink:show="embed" xlink:actuate="onLoad"/>
          <svg:title/>
          <svg:desc/>
        </draw:frame>
        <draw:frame draw:id="id363" draw:style-name="a1846" draw:name="Title 1" svg:x="0.15625in" svg:y="0.21594in" svg:width="5.41667in" svg:height="0.70906in">
          <draw:text-box>
            <text:p text:style-name="a1845" text:class-names="" text:cond-style-name=""><text:span text:style-name="a1842" text:class-names="">The /</text:span><text:span text:style-name="a1843" text:class-names="">Spatial_plots<text:s text:c="1"/></text:span><text:span text:style-name="a1844" text:class-names="">folder</text:span></text:p>
          </draw:text-box>
          <svg:title/>
          <svg:desc/>
        </draw:frame>
        <draw:frame draw:id="id364" draw:style-name="a1847" draw:name="Picture 4" svg:x="0.53649in" svg:y="5.07469in" svg:width="5.41667in" svg:height="1.82924in" style:rel-width="scale" style:rel-height="scale">
          <draw:image xlink:href="media/image27.png" xlink:type="simple" xlink:show="embed" xlink:actuate="onLoad"/>
          <svg:title/>
          <svg:desc/>
        </draw:frame>
        <draw:connector draw:type="line" svg:x1="1.47744in" svg:y1="3.15389in" svg:x2="1.47744in" svg:y2="5.15021in" draw:id="id365" draw:style-name="a1849" draw:name="Straight Arrow Connector 5">
          <svg:title/>
          <svg:desc/>
        </draw:connector>
        <draw:custom-shape svg:x="0.69799in" svg:y="2.91787in" svg:width="2.2005in" svg:height="0.23602in" draw:id="id367" draw:style-name="a1852" draw:name="Rectangle 6">
          <svg:title/>
          <svg:desc/>
          <text:p text:style-name="a1851" text:class-names="" text:cond-style-name="" text:id="id366"><text:span text:style-name="a1850" text:class-names=""/></text:p>
          <draw:enhanced-geometry xmlns:dr3d="urn:oasis:names:tc:opendocument:xmlns:dr3d:1.0" draw:type="non-primitive" svg:viewBox="0 0 21600 21600" draw:enhanced-path="M 0 0 L 21600 0 21600 21600 0 21600 Z N"/>
        </draw:custom-shape>
        <draw:frame draw:id="id368" draw:style-name="a1853" draw:name="Picture 10" svg:x="6.18922in" svg:y="3.53407in" svg:width="4.64583in" svg:height="1.875in" style:rel-width="scale" style:rel-height="scale">
          <draw:image xlink:href="media/image28.png" xlink:type="simple" xlink:show="embed" xlink:actuate="onLoad"/>
          <svg:title/>
          <svg:desc/>
        </draw:frame>
        <draw:connector draw:type="line" svg:x1="1.23684in" svg:y1="5.77193in" svg:x2="6.18922in" svg:y2="4.90144in" draw:id="id369" draw:style-name="a1855" draw:name="Straight Arrow Connector 11">
          <svg:title/>
          <svg:desc/>
        </draw:connector>
        <draw:frame draw:id="id370" draw:style-name="a1856" draw:name="Picture 16" svg:x="6.40444in" svg:y="5.56445in" svg:width="4.39583in" svg:height="1.85417in" style:rel-width="scale" style:rel-height="scale">
          <draw:image xlink:href="media/image29.png" xlink:type="simple" xlink:show="embed" xlink:actuate="onLoad"/>
          <svg:title/>
          <svg:desc/>
        </draw:frame>
        <draw:connector draw:type="line" svg:x1="2.22396in" svg:y1="6.22463in" svg:x2="6.40444in" svg:y2="6.90393in" draw:id="id371" draw:style-name="a1858" draw:name="Straight Arrow Connector 17">
          <svg:title/>
          <svg:desc/>
        </draw:connector>
        <draw:custom-shape svg:x="0.8432in" svg:y="3.88266in" svg:width="4.80326in" svg:height="0.8555in" draw:id="id373" draw:style-name="a1862" draw:name="Rectangle 19">
          <svg:title/>
          <svg:desc/>
          <text:p text:style-name="a1861" text:class-names="" text:cond-style-name="" text:id="id372"><text:span text:style-name="a1859" text:class-names="">/Spatial_plots<text:s text:c="1"/></text:span><text:span text:style-name="a1860" text:class-names="">contains all the outputs of the spatial module of the program, including cell maps and spaceANOVA functional plots in separate sub-folders. Additionally, any data tables / statistics produced by the spatial module are also exported here as csv files</text:span></text:p>
          <draw:enhanced-geometry xmlns:dr3d="urn:oasis:names:tc:opendocument:xmlns:dr3d:1.0" draw:type="non-primitive" svg:viewBox="0 0 21600 21600" draw:enhanced-path="M 0 0 L 21600 0 21600 21600 0 21600 Z N"/>
        </draw:custom-shape>
        <draw:frame draw:id="id374" draw:style-name="a1863" draw:name="Picture 3" svg:x="4.33588in" svg:y="0.94821in" svg:width="6.04167in" svg:height="1.95692in" style:rel-width="scale" style:rel-height="scale">
          <draw:image xlink:href="media/image30.png" xlink:type="simple" xlink:show="embed" xlink:actuate="onLoad"/>
          <svg:title/>
          <svg:desc/>
        </draw:frame>
        <draw:connector draw:type="line" svg:x1="2.89849in" svg:y1="2.79242in" draw:start-shape="id375" draw:start-glue-point="1" svg:x2="4.40351in" svg:y2="2.27475in" draw:id="id376" draw:style-name="a1865" draw:name="Straight Arrow Connector 7">
          <svg:title/>
          <svg:desc/>
        </draw:connector>
        <draw:custom-shape svg:x="6.40444in" svg:y="2.61299in" svg:width="4.51559in" svg:height="0.57503in" draw:id="id377" draw:style-name="a1872" draw:name="Rectangle 8">
          <svg:title/>
          <svg:desc/>
          <text:p text:style-name="a1871" text:class-names="" text:cond-style-name=""><text:span text:style-name="a1866" text:class-names="">/Plots…<text:s text:c="1"/></text:span><text:span text:style-name="a1867" text:class-names="">contains <text:s text:c="1"/>the plots generated<text:s text:c="1"/></text:span><text:span text:style-name="a1868" text:class-names="">in the course of</text:span><text:span text:style-name="a1869" text:class-names=""><text:s text:c="1"/>a single-cell analysis (except spatial plots)<text:s text:c="1"/></text:span><text:span text:style-name="a1870" text:class-names=""/></text:p>
          <draw:enhanced-geometry xmlns:dr3d="urn:oasis:names:tc:opendocument:xmlns:dr3d:1.0" draw:type="non-primitive" svg:viewBox="0 0 21600 21600" draw:enhanced-path="M 0 0 L 21600 0 21600 21600 0 21600 Z N"/>
        </draw:custom-shape>
        <draw:custom-shape svg:x="0.69799in" svg:y="2.67441in" svg:width="2.2005in" svg:height="0.23602in" draw:id="id375" draw:style-name="a1875" draw:name="Rectangle 20">
          <svg:title/>
          <svg:desc/>
          <text:p text:style-name="a1874" text:class-names="" text:cond-style-name=""><text:span text:style-name="a1873"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367" smil:attributeName="visibility" smil:to="visible" smil:begin="0.0s" smil:dur="0.00100000004749745s" smil:fill="hold"/>
                </anim:par>
                <anim:par presentation:node-type="with-previous" presentation:preset-id="1" presentation:preset-sub-type="0" presentation:preset-class="entrance" smil:begin="0.0s" smil:fill="hold">
                  <anim:set smil:targetElement="id365"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373" smil:attributeName="visibility" smil:to="visible" smil:begin="0.0s" smil:dur="0.00100000004749745s" smil:fill="hold"/>
                </anim:par>
                <anim:par presentation:node-type="with-previous" presentation:preset-id="1" presentation:preset-sub-type="0" presentation:preset-class="entrance" smil:begin="0.0s" smil:fill="hold">
                  <anim:set smil:targetElement="id364" smil:attributeName="visibility" smil:to="visible" smil:begin="0.0s" smil:dur="0.00100000004749745s" smil:fill="hold"/>
                </anim:par>
                <anim:par presentation:node-type="with-previous" presentation:preset-id="1" presentation:preset-sub-type="0" presentation:preset-class="entrance" smil:begin="0.0s" smil:fill="hold">
                  <anim:set smil:targetElement="id369" smil:attributeName="visibility" smil:to="visible" smil:begin="0.0s" smil:dur="0.00100000004749745s" smil:fill="hold"/>
                </anim:par>
                <anim:par presentation:node-type="with-previous" presentation:preset-id="1" presentation:preset-sub-type="0" presentation:preset-class="entrance" smil:begin="0.0s" smil:fill="hold">
                  <anim:set smil:targetElement="id371" smil:attributeName="visibility" smil:to="visible" smil:begin="0.0s" smil:dur="0.00100000004749745s" smil:fill="hold"/>
                </anim:par>
                <anim:par presentation:node-type="with-previous" presentation:preset-id="1" presentation:preset-sub-type="0" presentation:preset-class="entrance" smil:begin="0.0s" smil:fill="hold">
                  <anim:set smil:targetElement="id370" smil:attributeName="visibility" smil:to="visible" smil:begin="0.0s" smil:dur="0.00100000004749745s" smil:fill="hold"/>
                </anim:par>
                <anim:par presentation:node-type="with-previous" presentation:preset-id="1" presentation:preset-sub-type="0" presentation:preset-class="entrance" smil:begin="0.0s" smil:fill="hold">
                  <anim:set smil:targetElement="id368" smil:attributeName="visibility" smil:to="visible" smil:begin="0.0s" smil:dur="0.00100000004749745s" smil:fill="hold"/>
                </anim:par>
              </anim:par>
            </anim:par>
          </anim:seq>
        </anim:par>
      </draw:page>
      <draw:page draw:name="Slide604" draw:style-name="a1877" draw:master-page-name="Master1-Layout18-cust-1_Title-and-Content" presentation:presentation-page-layout-name="Master1-PPL18" draw:id="Slide-859">
        <draw:frame draw:id="id378" draw:style-name="a1880" draw:name="Title 1" svg:x="0.2807in" svg:y="0.26857in" svg:width="6.30702in" svg:height="0.66125in">
          <draw:text-box>
            <text:p text:style-name="a1879" text:class-names="" text:cond-style-name=""><text:span text:style-name="a1878" text:class-names="">A note of working outside the GUI</text:span></text:p>
          </draw:text-box>
          <svg:title/>
          <svg:desc/>
        </draw:frame>
        <draw:custom-shape svg:x="0.18421in" svg:y="1.09018in" svg:width="12.50877in" svg:height="4.34841in" draw:id="id379" draw:style-name="a1945" draw:name="Rectangle 2">
          <svg:title/>
          <svg:desc/>
          <text:p text:style-name="a1883" text:class-names="" text:cond-style-name=""><text:span text:style-name="a1881" text:class-names="">Data Export</text:span><text:span text:style-name="a1882" text:class-names="">:<text:s text:c="1"/></text:span></text:p>
          <text:p text:style-name="a1885" text:class-names="" text:cond-style-name=""><text:span text:style-name="a1884" text:class-names="">Within the GUI, all the structures described in this powerpoint arere auto-generated.</text:span></text:p>
          <text:p text:style-name="a1887" text:class-names="" text:cond-style-name=""><text:span text:style-name="a1886" text:class-names="">However, outside the GUI things are more….complicated. But also, more flexible.</text:span></text:p>
          <text:p text:style-name="a1889" text:class-names="" text:cond-style-name=""><text:span text:style-name="a1888" text:class-names=""/></text:p>
          <text:p text:style-name="a1895" text:class-names="" text:cond-style-name=""><text:span text:style-name="a1890" text:class-names="">The classes of PalmettoBUG (such as ImageProcessing, Analysis, SpatialAnalysis) accept a path to the project / analysis directory when they are created, with certain expectations. For example, ImageProcessing expects a<text:s text:c="1"/></text:span><text:span text:style-name="a1891" text:class-names="">/raw<text:s text:c="1"/></text:span><text:span text:style-name="a1892" text:class-names="">subfolder, containing the expected file type (MCD or TIFF). These classes will also set up many of the expected folders in the provided directory when they are<text:s text:c="1"/></text:span><text:span text:style-name="a1893" text:class-names="">created, and</text:span><text:span text:style-name="a1894" text:class-names=""><text:s text:c="1"/>configure their default export paths to match the behavior of the GUI.</text:span></text:p>
          <text:p text:style-name="a1897" text:class-names="" text:cond-style-name=""><text:span text:style-name="a1896" text:class-names=""/></text:p>
          <text:p text:style-name="a1899" text:class-names="" text:cond-style-name=""><text:span text:style-name="a1898" text:class-names="">However, the data export behavior of PalmettoBUG functions / methods within these classes can still vary:</text:span></text:p>
          <text:p text:style-name="a1901" text:class-names="" text:cond-style-name=""><text:span text:style-name="a1900" text:class-names=""/></text:p>
          <text:list text:style-name="a1906">
            <text:list-item>
              <text:list text:style-name="a1906">
                <text:list-item>
                  <text:p text:style-name="a1905" text:class-names="" text:cond-style-name=""><text:span text:style-name="a1902" text:class-names="">Default exports like GUI:</text:span><text:span text:style-name="a1903" text:class-names=""><text:s text:c="1"/>these methods’ default behavior is the same as in the GUI. However, if an explicit alternative folder is provided then they will use that folder instead of the default.<text:s text:c="1"/></text:span><text:span text:style-name="a1904" text:class-names="">Methods in the ImageProcessing &amp; pixel classifier creation classes typically behave like this.</text:span></text:p>
                </text:list-item>
              </text:list>
            </text:list-item>
          </text:list>
          <text:list text:style-name="a1909">
            <text:list-item>
              <text:list text:style-name="a1909">
                <text:list-item>
                  <text:p text:style-name="a1908" text:class-names="" text:cond-style-name=""><text:span text:style-name="a1907" text:class-names=""/></text:p>
                </text:list-item>
              </text:list>
            </text:list-item>
          </text:list>
          <text:list text:style-name="a1914">
            <text:list-item>
              <text:list text:style-name="a1914">
                <text:list-item>
                  <text:p text:style-name="a1913" text:class-names="" text:cond-style-name=""><text:span text:style-name="a1910" text:class-names="">No default:</text:span><text:span text:style-name="a1911" text:class-names=""><text:s text:c="1"/>functions that require an export path (there is no default value).<text:s text:c="1"/></text:span><text:span text:style-name="a1912" text:class-names="">Functions that are not part of a class, including those that utilize pixel classifier outputs, are like this.</text:span></text:p>
                </text:list-item>
              </text:list>
            </text:list-item>
          </text:list>
          <text:list text:style-name="a1917">
            <text:list-item>
              <text:list text:style-name="a1917">
                <text:list-item>
                  <text:p text:style-name="a1916" text:class-names="" text:cond-style-name=""><text:span text:style-name="a1915" text:class-names=""/></text:p>
                </text:list-item>
              </text:list>
            </text:list-item>
          </text:list>
          <text:list text:style-name="a1930">
            <text:list-item>
              <text:list text:style-name="a1930">
                <text:list-item>
                  <text:p text:style-name="a1929" text:class-names="" text:cond-style-name=""><text:span text:style-name="a1918" text:class-names="">Default does not export:<text:s text:c="1"/></text:span><text:span text:style-name="a1919" text:class-names="">if no filename is provided, these methods do not export anything to the disk</text:span><text:span text:style-name="a1920" text:class-names="">. These function ALWAYS return an object</text:span><text:span text:style-name="a1921" text:class-names=""><text:s text:c="1"/>that could be written to the disk, like a pandas dataframe (.csv), or a matplotlib plot (.png), regardless of whether a filename is provided<text:s text:c="1"/></text:span><text:span text:style-name="a1922" text:class-names="">– which allows the user to save the object to any file location they want. If a filename IS provided, then the file is saved in a default folder</text:span><text:span text:style-name="a1923" text:class-names=""><text:s text:c="1"/>(such as<text:s text:c="1"/></text:span><text:span text:style-name="a1924" text:class-names="">/Plots<text:s text:c="1"/></text:span><text:span text:style-name="a1925" text:class-names="">during inside an analysis) under that filename.<text:s text:c="1"/></text:span><text:span text:style-name="a1926" text:class-names="">Some functions following this pattern accept a full file path for export instead of only a filename</text:span><text:span text:style-name="a1927" text:class-names="">.<text:s text:c="1"/></text:span><text:span text:style-name="a1928" text:class-names="">Usually plotting / statistics methods in the Analysis and SpatialAnalysis classes follow this behavior.</text:span></text:p>
                </text:list-item>
              </text:list>
            </text:list-item>
          </text:list>
          <text:list text:style-name="a1933">
            <text:list-item>
              <text:list text:style-name="a1933">
                <text:list-item>
                  <text:p text:style-name="a1932" text:class-names="" text:cond-style-name=""><text:span text:style-name="a1931" text:class-names=""/></text:p>
                </text:list-item>
              </text:list>
            </text:list-item>
          </text:list>
          <text:list text:style-name="a1944">
            <text:list-item>
              <text:list text:style-name="a1944">
                <text:list-item>
                  <text:p text:style-name="a1943" text:class-names="" text:cond-style-name=""><text:span text:style-name="a1934" text:class-names="">No export / function</text:span><text:span text:style-name="a1935" text:class-names="">: Some steps of the pipeline (like creating a merging dataframe for annotating cell types) do not have a dedicated function at all or do not automatically export<text:s text:c="1"/></text:span><text:span text:style-name="a1936" text:class-names="">data, but</text:span><text:span text:style-name="a1937" text:class-names=""><text:s text:c="1"/>instead require the user to manually create / export the data themselves – such as using<text:s text:c="1"/></text:span><text:span text:style-name="a1938" text:class-names="">pandas</text:span><text:span text:style-name="a1939" text:class-names=""><text:s text:c="1"/>method<text:s text:c="1"/></text:span><text:span text:style-name="a1940" text:class-names="">dataframe.to_csv(export_path, index = False)<text:s text:c="1"/></text:span><text:span text:style-name="a1941" text:class-names="">to export data tables.<text:s text:c="1"/></text:span><text:span text:style-name="a1942" text:class-names=""/></text:p>
                </text:list-item>
              </text:list>
            </text:list-item>
          </text:list>
          <draw:enhanced-geometry xmlns:dr3d="urn:oasis:names:tc:opendocument:xmlns:dr3d:1.0" draw:type="non-primitive" svg:viewBox="0 0 21600 21600" draw:enhanced-path="M 0 0 L 21600 0 21600 21600 0 21600 Z N"/>
        </draw:custom-shape>
        <draw:custom-shape svg:x="2.35087in" svg:y="5.45422in" svg:width="10.34211in" svg:height="1.61157in" draw:id="id386" draw:style-name="a1963" draw:name="Rectangle 3">
          <svg:title/>
          <svg:desc/>
          <text:p text:style-name="a1947" text:class-names="" text:cond-style-name="" text:id="id380"><text:span text:style-name="a1946" text:class-names="">Data Import:</text:span></text:p>
          <text:p text:style-name="a1949" text:class-names="" text:cond-style-name="" text:id="id381"><text:span text:style-name="a1948" text:class-names="">Many steps require reading data off the disk (often data previously exported to the disk by PalmettoBUG, like images or masks).</text:span></text:p>
          <text:p text:style-name="a1951" text:class-names="" text:cond-style-name="" text:id="id382"><text:span text:style-name="a1950" text:class-names="">For this, the types of behaviors are simpler, as<text:s text:c="1"/></text:span></text:p>
          <text:list text:style-name="a1954">
            <text:list-item>
              <text:list text:style-name="a1954">
                <text:list-item>
                  <text:p text:style-name="a1953" text:class-names="" text:cond-style-name="" text:id="id383"><text:span text:style-name="a1952" text:class-names="">1). usually there is an option is available to explicitly provide the path to the data / data folder you want to read from –<text:s text:c="1"/></text:span></text:p>
                </text:list-item>
              </text:list>
            </text:list-item>
          </text:list>
          <text:list text:style-name="a1957">
            <text:list-item>
              <text:list text:style-name="a1957">
                <text:list-item>
                  <text:p text:style-name="a1956" text:class-names="" text:cond-style-name="" text:id="id384"><text:span text:style-name="a1955" text:class-names="">and<text:s text:c="1"/></text:span></text:p>
                </text:list-item>
              </text:list>
            </text:list-item>
          </text:list>
          <text:list text:style-name="a1962">
            <text:list-item>
              <text:list text:style-name="a1962">
                <text:list-item>
                  <text:p text:style-name="a1961" text:class-names="" text:cond-style-name="" text:id="id385"><text:span text:style-name="a1958" text:class-names="">2). In the few cases where an input path(s) option is not available, then you can assume that the class method in question is expecting the same data structure as the GUI. For example, the method that loads region properties into an analysis assumes there is a<text:s text:c="1"/></text:span><text:span text:style-name="a1959" text:class-names="">/regionprops<text:s text:c="1"/></text:span><text:span text:style-name="a1960" text:class-names="">folder in the usual location containing .csv files about the characteristics of the cell masks.</text:span></text:p>
                </text:list-item>
              </text:list>
            </text:list-item>
          </text:list>
          <draw:enhanced-geometry xmlns:dr3d="urn:oasis:names:tc:opendocument:xmlns:dr3d:1.0" draw:type="non-primitive" svg:viewBox="0 0 21600 21600" draw:enhanced-path="M 0 0 L 21600 0 21600 21600 0 21600 Z N"/>
        </draw:custom-shape>
        <draw:custom-shape svg:x="6.15899in" svg:y="0.79218in" svg:width="7.11294in" svg:height="1.03262in" draw:id="id389" draw:style-name="a1968" draw:name="Rectangle 4">
          <svg:title/>
          <svg:desc/>
          <text:p text:style-name="a1965" text:class-names="" text:cond-style-name="" text:id="id387"><text:span text:style-name="a1964" text:class-names="">Ideally, this complicated state of the API will be simplified or standardized in the future – but for now I describe the current state of the package.</text:span></text:p>
          <text:p text:style-name="a1967" text:class-names="" text:cond-style-name="" text:id="id388"><text:span text:style-name="a1966" text:class-names="">The jupyter tutorials in the documentation are a great resource for understanding how to use this package outside the GUI, because those tutorials are designed to mimic the GUI directory structures &amp; I/O paths, such that the GUI can be opened inside the directories that those tutorials create and still run normally.</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386"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389" smil:attributeName="visibility" smil:to="visible" smil:begin="0.0s" smil:dur="0.00100000004749745s" smil:fill="hold"/>
                </anim:par>
              </anim:par>
            </anim:par>
          </anim:seq>
        </anim:par>
      </draw:page>
      <draw:page draw:name="Slide605" draw:style-name="a1970" draw:master-page-name="Master1-Layout18-cust-1_Title-and-Content" presentation:presentation-page-layout-name="Master1-PPL18" draw:id="Slide-860">
        <draw:frame draw:id="id390" draw:style-name="a1973" draw:name="Title 1" svg:x="3.53344in" svg:y="2.94401in" svg:width="5.41667in" svg:height="0.70906in">
          <draw:text-box>
            <text:p text:style-name="a1972" text:class-names="" text:cond-style-name=""><text:span text:style-name="a1971" text:class-names="">Fin</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2.41667in" svg:y="4.88192in" svg:width="10in" svg:height="1.79516in"/>
      <presentation:placeholder presentation:object="subtitle" svg:x="2.41667in" svg:y="4.04022in" svg:width="10in" svg:height="0.8246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1.22485in" svg:y="1.99653in" svg:width="11.19182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3453in" svg:y="4.88192in" svg:width="10in" svg:height="1.79516in"/>
      <presentation:placeholder presentation:object="subtitle" svg:x="0.93453in" svg:y="4.03945in" svg:width="10in" svg:height="0.8246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1.22485in" svg:y="1.99653in" svg:width="5.49564in" svg:height="4.75868in"/>
      <presentation:placeholder presentation:object="object" svg:x="6.91146in" svg:y="1.99653in" svg:width="5.50521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1.22485in" svg:y="1.83854in" svg:width="5.49564in" svg:height="0.90104in"/>
      <presentation:placeholder presentation:object="object" svg:x="1.22485in" svg:y="2.73958in" svg:width="5.49564in" svg:height="4.02951in"/>
      <presentation:placeholder presentation:object="outline" svg:x="6.91146in" svg:y="1.83854in" svg:width="5.50694in" svg:height="0.90104in"/>
      <presentation:placeholder presentation:object="object" svg:x="6.91146in" svg:y="2.73958in" svg:width="5.5069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1.22485in" svg:y="2.25in" svg:width="3.9939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1.22485in" svg:y="2.25in" svg:width="3.9939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Panoramic Picture with Caption">
      <presentation:placeholder presentation:object="title" svg:x="0.9184in" svg:y="4.77598in" svg:width="11.5in" svg:height="0.89606in"/>
      <presentation:placeholder presentation:object="graphic" svg:x="0.9184in" svg:y="1.07986in" svg:width="11.5in" svg:height="3.69612in"/>
      <presentation:placeholder presentation:object="outline" svg:x="0.9184in" svg:y="5.67204in" svg:width="11.49826in" svg:height="0.7463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le and Caption">
      <presentation:placeholder presentation:object="title" svg:x="0.9184in" svg:y="0.39931in" svg:width="11.5in" svg:height="3.86521in"/>
      <presentation:placeholder presentation:object="outline" svg:x="0.9184in" svg:y="4.90967in" svg:width="11.49826in" svg:height="1.6424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Quote with Caption">
      <presentation:placeholder presentation:object="title" svg:x="1.5816in" svg:y="0.39931in" svg:width="10.17361in" svg:height="3.27308in"/>
      <presentation:placeholder presentation:object="outline" svg:x="1.88172in" svg:y="3.68062in" svg:width="9.57163in" svg:height="0.60036in"/>
      <presentation:placeholder presentation:object="outline" svg:x="0.91667in" svg:y="4.92315in" svg:width="11.49653in" svg:height="1.62893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3" style:display-name="Name Card">
      <presentation:placeholder presentation:object="title" svg:x="0.9184in" svg:y="2.5448in" svg:width="11.5in" svg:height="2.74698in"/>
      <presentation:placeholder presentation:object="outline" svg:x="0.9184in" svg:y="5.30466in" svg:width="11.49826in" svg:height="1.2474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4" style:display-name="3 Column">
      <presentation:placeholder presentation:object="title" svg:x="0.91667in" svg:y="0.39931in" svg:width="11.5in" svg:height="1.44965in"/>
      <presentation:placeholder presentation:object="outline" svg:x="1.46247in" svg:y="2.0625in" svg:width="3.22273in" svg:height="0.63021in"/>
      <presentation:placeholder presentation:object="outline" svg:x="1.48381in" svg:y="2.8125in" svg:width="3.20139in" svg:height="3.92535in"/>
      <presentation:placeholder presentation:object="outline" svg:x="5.01749in" svg:y="2.0625in" svg:width="3.21111in" svg:height="0.63021in"/>
      <presentation:placeholder presentation:object="outline" svg:x="5.00595in" svg:y="2.8125in" svg:width="3.22265in" svg:height="3.92535in"/>
      <presentation:placeholder presentation:object="outline" svg:x="8.56194in" svg:y="2.0625in" svg:width="3.2066in" svg:height="0.63021in"/>
      <presentation:placeholder presentation:object="outline" svg:x="8.56194in" svg:y="2.8125in" svg:width="3.2066in" svg:height="3.9253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5" style:display-name="3 Picture Column">
      <presentation:placeholder presentation:object="title" svg:x="0.91667in" svg:y="0.39931in" svg:width="11.5in" svg:height="1.44965in"/>
      <presentation:placeholder presentation:object="outline" svg:x="1.45679in" svg:y="4.69981in" svg:width="3.21528in" svg:height="0.63021in"/>
      <presentation:placeholder presentation:object="graphic" svg:x="1.45679in" svg:y="2.46758in" svg:width="3.21528in" svg:height="1.66667in"/>
      <presentation:placeholder presentation:object="outline" svg:x="1.45679in" svg:y="5.33001in" svg:width="3.21528in" svg:height="0.7209in"/>
      <presentation:placeholder presentation:object="outline" svg:x="4.99672in" svg:y="4.69981in" svg:width="3.20486in" svg:height="0.63021in"/>
      <presentation:placeholder presentation:object="graphic" svg:x="4.99671in" svg:y="2.46758in" svg:width="3.20486in" svg:height="1.66667in"/>
      <presentation:placeholder presentation:object="outline" svg:x="4.99524in" svg:y="5.33001in" svg:width="3.20911in" svg:height="0.7209in"/>
      <presentation:placeholder presentation:object="outline" svg:x="8.53491in" svg:y="4.69981in" svg:width="3.2066in" svg:height="0.63021in"/>
      <presentation:placeholder presentation:object="graphic" svg:x="8.53491in" svg:y="2.46758in" svg:width="3.2066in" svg:height="1.66667in"/>
      <presentation:placeholder presentation:object="outline" svg:x="8.53477in" svg:y="5.33001in" svg:width="3.21085in" svg:height="0.720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6" style:display-name="Title and Vertical Text">
      <presentation:placeholder presentation:object="title" svg:x="0.91667in" svg:y="0.39931in" svg:width="11.5in" svg:height="1.44965in"/>
      <presentation:placeholder presentation:object="outline" svg:x="1.22485in" svg:y="1.99653in" svg:width="11.19182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7"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8" style:display-name="1_Title and Content"/>
    <style:style style:family="graphic" style:name="Graphics"/>
    <style:default-style style:family="graphic">
      <style:graphic-properties draw:fill="solid" draw:fill-color="#41aebd" draw:opacity="100%" draw:stroke="solid" svg:stroke-width="0.01389in" svg:stroke-color="#16474e" svg:stroke-opacity="100%" draw:stroke-linejoin="miter" svg:stroke-linecap="butt"/>
    </style:default-style>
    <draw:gradient draw:name="a454" draw:style="radial" draw:cx="50%" draw:cy="50%" draw:start-color="#2c757f" draw:end-color="#20575f" draw:start-intensity="100%" draw:end-intensity="100%"/>
    <draw:gradient draw:name="a793" draw:style="radial" draw:cx="50%" draw:cy="50%" draw:start-color="#2c757f" draw:end-color="#20575f" draw:start-intensity="100%" draw:end-intensity="100%"/>
    <draw:gradient draw:name="a1546" draw:style="radial" draw:cx="50%" draw:cy="50%" draw:start-color="#2c757f" draw:end-color="#20575f" draw:start-intensity="100%" draw:end-intensity="100%"/>
    <draw:gradient draw:name="a1509" draw:style="radial" draw:cx="50%" draw:cy="50%" draw:start-color="#2c757f" draw:end-color="#20575f" draw:start-intensity="100%" draw:end-intensity="100%"/>
    <draw:gradient draw:name="a117" draw:style="radial" draw:cx="50%" draw:cy="50%" draw:start-color="#2c757f" draw:end-color="#20575f" draw:start-intensity="100%" draw:end-intensity="100%"/>
    <draw:gradient draw:name="a1354" draw:style="radial" draw:cx="50%" draw:cy="50%" draw:start-color="#2c757f" draw:end-color="#20575f" draw:start-intensity="100%" draw:end-intensity="100%"/>
    <draw:gradient draw:name="a498" draw:style="radial" draw:cx="50%" draw:cy="50%" draw:start-color="#2c757f" draw:end-color="#20575f" draw:start-intensity="100%" draw:end-intensity="100%"/>
    <draw:gradient draw:name="a567" draw:style="radial" draw:cx="50%" draw:cy="50%" draw:start-color="#2c757f" draw:end-color="#20575f" draw:start-intensity="100%" draw:end-intensity="100%"/>
    <draw:gradient draw:name="a1163" draw:style="radial" draw:cx="50%" draw:cy="50%" draw:start-color="#2c757f" draw:end-color="#20575f" draw:start-intensity="100%" draw:end-intensity="100%"/>
    <draw:gradient draw:name="a1659" draw:style="radial" draw:cx="50%" draw:cy="50%" draw:start-color="#2c757f" draw:end-color="#20575f" draw:start-intensity="100%" draw:end-intensity="100%"/>
    <draw:gradient draw:name="a1001" draw:style="radial" draw:cx="50%" draw:cy="50%" draw:start-color="#2c757f" draw:end-color="#20575f" draw:start-intensity="100%" draw:end-intensity="100%"/>
    <draw:gradient draw:name="a406" draw:style="radial" draw:cx="50%" draw:cy="50%" draw:start-color="#2c757f" draw:end-color="#20575f" draw:start-intensity="100%" draw:end-intensity="100%"/>
    <draw:gradient draw:name="a65" draw:style="radial" draw:cx="50%" draw:cy="50%" draw:start-color="#2c757f" draw:end-color="#20575f" draw:start-intensity="100%" draw:end-intensity="100%"/>
    <draw:gradient draw:name="a182" draw:style="radial" draw:cx="50%" draw:cy="50%" draw:start-color="#2c757f" draw:end-color="#20575f" draw:start-intensity="100%" draw:end-intensity="100%"/>
    <draw:gradient draw:name="a679" draw:style="radial" draw:cx="50%" draw:cy="50%" draw:start-color="#2c757f" draw:end-color="#20575f" draw:start-intensity="100%" draw:end-intensity="100%"/>
    <draw:gradient draw:name="a1876" draw:style="radial" draw:cx="50%" draw:cy="50%" draw:start-color="#2c757f" draw:end-color="#20575f" draw:start-intensity="100%" draw:end-intensity="100%"/>
    <draw:gradient draw:name="a1839" draw:style="radial" draw:cx="50%" draw:cy="50%" draw:start-color="#2c757f" draw:end-color="#20575f" draw:start-intensity="100%" draw:end-intensity="100%"/>
    <draw:gradient draw:name="a623" draw:style="radial" draw:cx="50%" draw:cy="50%" draw:start-color="#2c757f" draw:end-color="#20575f" draw:start-intensity="100%" draw:end-intensity="100%"/>
    <draw:gradient draw:name="a731" draw:style="radial" draw:cx="50%" draw:cy="50%" draw:start-color="#2c757f" draw:end-color="#20575f" draw:start-intensity="100%" draw:end-intensity="100%"/>
    <draw:gradient draw:name="a1794" draw:style="radial" draw:cx="50%" draw:cy="50%" draw:start-color="#2c757f" draw:end-color="#20575f" draw:start-intensity="100%" draw:end-intensity="100%"/>
    <draw:gradient draw:name="a1689" draw:style="radial" draw:cx="50%" draw:cy="50%" draw:start-color="#2c757f" draw:end-color="#20575f" draw:start-intensity="100%" draw:end-intensity="100%"/>
    <draw:gradient draw:name="a1226" draw:style="radial" draw:cx="50%" draw:cy="50%" draw:start-color="#2c757f" draw:end-color="#20575f" draw:start-intensity="100%" draw:end-intensity="100%"/>
    <draw:gradient draw:name="a0" draw:style="radial" draw:cx="50%" draw:cy="50%" draw:start-color="#2c757f" draw:end-color="#20575f" draw:start-intensity="100%" draw:end-intensity="100%"/>
    <draw:gradient draw:name="a1440" draw:style="radial" draw:cx="50%" draw:cy="50%" draw:start-color="#2c757f" draw:end-color="#20575f" draw:start-intensity="100%" draw:end-intensity="100%"/>
    <draw:gradient draw:name="a845" draw:style="radial" draw:cx="50%" draw:cy="50%" draw:start-color="#2c757f" draw:end-color="#20575f" draw:start-intensity="100%" draw:end-intensity="100%"/>
    <draw:gradient draw:name="a1267" draw:style="radial" draw:cx="50%" draw:cy="50%" draw:start-color="#2c757f" draw:end-color="#20575f" draw:start-intensity="100%" draw:end-intensity="100%"/>
    <draw:gradient draw:name="a917" draw:style="radial" draw:cx="50%" draw:cy="50%" draw:start-color="#2c757f" draw:end-color="#20575f" draw:start-intensity="100%" draw:end-intensity="100%"/>
    <draw:gradient draw:name="a316" draw:style="radial" draw:cx="50%" draw:cy="50%" draw:start-color="#2c757f" draw:end-color="#20575f" draw:start-intensity="100%" draw:end-intensity="100%"/>
    <draw:gradient draw:name="a1184" draw:style="radial" draw:cx="50%" draw:cy="50%" draw:start-color="#2c757f" draw:end-color="#20575f" draw:start-intensity="100%" draw:end-intensity="100%"/>
    <draw:gradient draw:name="a234" draw:style="radial" draw:cx="50%" draw:cy="50%" draw:start-color="#2c757f" draw:end-color="#20575f" draw:start-intensity="100%" draw:end-intensity="100%"/>
    <draw:gradient draw:name="a1131" draw:style="radial" draw:cx="50%" draw:cy="50%" draw:start-color="#2c757f" draw:end-color="#20575f" draw:start-intensity="100%" draw:end-intensity="100%"/>
    <draw:gradient draw:name="a1066" draw:style="radial" draw:cx="50%" draw:cy="50%" draw:start-color="#2c757f" draw:end-color="#20575f" draw:start-intensity="100%" draw:end-intensity="100%"/>
    <draw:gradient draw:name="a1969" draw:style="radial" draw:cx="50%" draw:cy="50%" draw:start-color="#2c757f" draw:end-color="#20575f" draw:start-intensity="100%" draw:end-intensity="100%"/>
    <draw:gradient draw:name="a1613" draw:style="radial" draw:cx="50%" draw:cy="50%" draw:start-color="#2c757f" draw:end-color="#20575f" draw:start-intensity="100%" draw:end-intensity="100%"/>
    <draw:gradient draw:name="a1739" draw:style="radial" draw:cx="50%" draw:cy="50%" draw:start-color="#2c757f" draw:end-color="#20575f" draw:start-intensity="100%" draw:end-intensity="100%"/>
    <draw:marker draw:name="a1818" svg:viewBox="0 0 20 30" svg:d="m10 0-10 30h20z"/>
    <draw:marker draw:name="a1720" svg:viewBox="0 0 20 30" svg:d="m10 0-10 30h20z"/>
    <draw:marker draw:name="a1372" svg:viewBox="0 0 20 30" svg:d="m10 0-10 30h20z"/>
    <draw:marker draw:name="a1696" svg:viewBox="0 0 20 30" svg:d="m10 0-10 30h20z"/>
    <draw:marker draw:name="a1373" svg:viewBox="0 0 20 30" svg:d="m10 0-10 30h20z"/>
    <draw:marker draw:name="a1748" svg:viewBox="0 0 20 30" svg:d="m10 0-10 30h20z"/>
    <draw:marker draw:name="a1725" svg:viewBox="0 0 20 30" svg:d="m10 0-10 30h20z"/>
    <draw:marker draw:name="a1282" svg:viewBox="0 0 20 30" svg:d="m10 0-10 30h20z"/>
    <draw:marker draw:name="a1704" svg:viewBox="0 0 20 30" svg:d="m10 0-10 30h20z"/>
    <draw:marker draw:name="a1283" svg:viewBox="0 0 20 30" svg:d="m10 0-10 30h20z"/>
    <draw:marker draw:name="a1583" svg:viewBox="0 0 20 30" svg:d="m10 0-10 30h20z"/>
    <draw:marker draw:name="a1561" svg:viewBox="0 0 20 30" svg:d="m10 0-10 30h20z"/>
    <draw:marker draw:name="a1588" svg:viewBox="0 0 20 30" svg:d="m10 0-10 30h20z"/>
    <draw:marker draw:name="a1639" svg:viewBox="0 0 20 30" svg:d="m10 0-10 30h20z"/>
    <draw:marker draw:name="a1864" svg:viewBox="0 0 20 30" svg:d="m10 0-10 30h20z"/>
    <draw:marker draw:name="a1193" svg:viewBox="0 0 20 30" svg:d="m10 0-10 30h20z"/>
    <draw:marker draw:name="a1249" svg:viewBox="0 0 20 30" svg:d="m10 0-10 30h20z"/>
    <draw:marker draw:name="a1773" svg:viewBox="0 0 20 30" svg:d="m10 0-10 30h20z"/>
    <draw:marker draw:name="a1822" svg:viewBox="0 0 20 30" svg:d="m10 0-10 30h20z"/>
    <draw:marker draw:name="a1848" svg:viewBox="0 0 20 30" svg:d="m10 0-10 30h20z"/>
    <draw:marker draw:name="a1450" svg:viewBox="0 0 20 30" svg:d="m10 0-10 30h20z"/>
    <draw:marker draw:name="a1477" svg:viewBox="0 0 20 30" svg:d="m10 0-10 30h20z"/>
    <draw:marker draw:name="a1479" svg:viewBox="0 0 20 30" svg:d="m10 0-10 30h20z"/>
    <draw:marker draw:name="a1503" svg:viewBox="0 0 20 30" svg:d="m10 0-10 30h20z"/>
    <draw:marker draw:name="a1458" svg:viewBox="0 0 20 30" svg:d="m10 0-10 30h20z"/>
    <draw:marker draw:name="a1809" svg:viewBox="0 0 20 30" svg:d="m10 0-10 30h20z"/>
    <draw:marker draw:name="a1687" svg:viewBox="0 0 20 30" svg:d="m10 0-10 30h20z"/>
    <draw:marker draw:name="a1595" svg:viewBox="0 0 20 30" svg:d="m10 0-10 30h20z"/>
    <draw:marker draw:name="a1597" svg:viewBox="0 0 20 30" svg:d="m10 0-10 30h20z"/>
    <draw:marker draw:name="a1298" svg:viewBox="0 0 20 30" svg:d="m10 0-10 30h20z"/>
    <draw:marker draw:name="a1599" svg:viewBox="0 0 20 30" svg:d="m10 0-10 30h20z"/>
    <draw:marker draw:name="a1578" svg:viewBox="0 0 20 30" svg:d="m10 0-10 30h20z"/>
    <draw:marker draw:name="a1230" svg:viewBox="0 0 20 30" svg:d="m10 0-10 30h20z"/>
    <draw:marker draw:name="a1231" svg:viewBox="0 0 20 30" svg:d="m10 0-10 30h20z"/>
    <draw:marker draw:name="a1854" svg:viewBox="0 0 20 30" svg:d="m10 0-10 30h20z"/>
    <draw:marker draw:name="a1481" svg:viewBox="0 0 20 30" svg:d="m10 0-10 30h20z"/>
    <draw:marker draw:name="a1604" svg:viewBox="0 0 20 30" svg:d="m10 0-10 30h20z"/>
    <draw:marker draw:name="a1257" svg:viewBox="0 0 20 30" svg:d="m10 0-10 30h20z"/>
    <draw:marker draw:name="a1831" svg:viewBox="0 0 20 30" svg:d="m10 0-10 30h20z"/>
    <draw:marker draw:name="a1483" svg:viewBox="0 0 20 30" svg:d="m10 0-10 30h20z"/>
    <draw:marker draw:name="a1857" svg:viewBox="0 0 20 30" svg:d="m10 0-10 30h20z"/>
    <draw:marker draw:name="a1811" svg:viewBox="0 0 20 30" svg:d="m10 0-10 30h20z"/>
    <draw:marker draw:name="a1392"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5">
      <style:drawing-page-properties draw:fill="gradient" draw:fill-gradient-name="a23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9">
      <style:graphic-properties draw:fill="none" draw:stroke="solid" svg:stroke-width="0.01389in" svg:stroke-color="#000000" svg:stroke-opacity="100%"/>
    </style:style>
    <style:style style:family="presentation" style:name="a3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7">
      <style:drawing-page-properties draw:fill="gradient" draw:fill-gradient-name="a31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8">
      <style:text-properties fo:font-variant="normal" fo:text-transform="none"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6">
      <style:text-properties fo:font-variant="normal" fo:text-transform="none"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7">
      <style:drawing-page-properties draw:fill="gradient" draw:fill-gradient-name="a40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8">
      <style:text-properties fo:font-variant="normal" fo:text-transform="none"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2">
      <style:text-properties fo:font-variant="normal" fo:text-transform="none"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3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3">
      <style:drawing-page-properties draw:fill="gradient" draw:fill-gradient-name="a18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0">
      <style:text-properties fo:font-variant="normal" fo:text-transform="none"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style:text-line-through-type="none" style:text-line-through-style="none" style:text-line-through-width="auto" style:text-line-through-color="font-color" style:text-position="0% 100%" fo:font-family="Corbel" fo:font-size="1.33333in" style:font-size-asian="1.33333in" style:font-size-complex="1.33333in" fo:letter-spacing="-0.04167in" fo:language="en" fo:country="US" fo:font-style="normal" style:font-style-asian="normal" style:font-style-complex="normal" fo:text-shadow="0in 0.375in 3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style:text-line-through-type="none" style:text-line-through-style="none" style:text-line-through-width="auto" style:text-line-through-color="font-color" style:text-position="0% 100%" fo:font-family="Corbel" fo:font-size="1.33333in" style:font-size-asian="1.33333in" style:font-size-complex="1.33333in" fo:letter-spacing="-0.04167in" fo:language="en" fo:country="US" fo:font-style="normal" style:font-style-asian="normal" style:font-style-complex="normal" fo:text-shadow="0in 0.375in 3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no-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6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6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2">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6">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draw:fill="none" draw:stroke="solid" svg:stroke-width="0.01389in" svg:stroke-color="#000000" svg:stroke-opacity="100%"/>
    </style:style>
    <style:style style:family="text" style:name="a356">
      <style:text-properties fo:font-variant="normal" fo:text-transform="none"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text" style:name="a282">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
      <style:text-properties fo:font-variant="normal" fo:text-transform="none"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1">
      <style:text-properties fo:font-variant="normal" fo:text-transform="none"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draw:fill="none" draw:stroke="solid" svg:stroke-width="0.01389in" svg:stroke-color="#000000" svg:stroke-opacity="100%"/>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3">
      <style:graphic-properties draw:fill="none" draw:stroke="solid" svg:stroke-width="0.01389in" svg:stroke-color="#000000" svg:stroke-opacity="100%"/>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55">
      <style:drawing-page-properties draw:fill="gradient" draw:fill-gradient-name="a45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3">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3">
      <style:graphic-properties draw:fill="none" draw:stroke="solid" svg:stroke-width="0.01389in" svg:stroke-color="#000000" svg:stroke-opacity="100%"/>
    </style:style>
    <style:style style:family="presentation" style:name="a4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draw:fill="none" draw:stroke="solid" svg:stroke-width="0.01389in" svg:stroke-color="#000000" svg:stroke-opacity="100%"/>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24">
      <style:drawing-page-properties draw:fill="gradient" draw:fill-gradient-name="a62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9">
      <style:text-properties fo:font-variant="normal" fo:text-transform="none"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8">
      <style:graphic-properties draw:fill="none" draw:stroke="solid" svg:stroke-width="0.01389in" svg:stroke-color="#000000" svg:stroke-opacity="100%"/>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5">
      <style:graphic-properties draw:fill="none" draw:stroke="solid" svg:stroke-width="0.01389in" svg:stroke-color="#000000" svg:stroke-opacity="100%"/>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
      <style:text-properties fo:font-variant="normal" fo:text-transform="none"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
      <style:text-properties fo:font-variant="normal" fo:text-transform="none"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42">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68">
      <style:drawing-page-properties draw:fill="gradient" draw:fill-gradient-name="a56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9">
      <style:drawing-page-properties draw:fill="gradient" draw:fill-gradient-name="a49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32">
      <style:drawing-page-properties draw:fill="gradient" draw:fill-gradient-name="a73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6">
      <style:graphic-properties draw:fill="none" draw:stroke="solid" svg:stroke-width="0.01389in" svg:stroke-color="#000000" svg:stroke-opacity="100%"/>
    </style:style>
    <style:style style:family="text" style:name="a733">
      <style:text-properties fo:font-variant="normal" fo:text-transform="none"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2">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1">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draw:fill="none" draw:stroke="solid" svg:stroke-width="0.01389in" svg:stroke-color="#000000" svg:stroke-opacity="100%"/>
    </style:style>
    <style:style style:family="paragraph" style:name="a5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1">
      <style:text-properties fo:font-variant="normal" fo:text-transform="none"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2">
      <style:graphic-properties draw:fill="none" draw:stroke="solid" svg:stroke-width="0.01389in" svg:stroke-color="#000000" svg:stroke-opacity="100%"/>
    </style:style>
    <style:style style:family="text" style:name="a747">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02">
      <style:drawing-page-properties draw:fill="gradient" draw:fill-gradient-name="a100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3">
      <style:text-properties fo:font-variant="normal" fo:text-transform="none"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07">
      <style:text-properties fo:font-variant="normal" fo:text-transform="none"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3">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54">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text-transform="uppercase" fo:color="#ffffff"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10">
      <style:text-properties fo:font-variant="normal" fo:text-transform="none"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8">
      <style:drawing-page-properties draw:fill="gradient" draw:fill-gradient-name="a91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0">
      <style:drawing-page-properties draw:fill="gradient" draw:fill-gradient-name="a67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2">
      <style:text-properties fo:font-variant="normal" fo:text-transform="none"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gradient" draw:fill-gradient-name="a6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
      <style:text-properties fo:font-variant="normal" fo:text-transform="none" style:text-line-through-type="none" style:text-line-through-style="none" style:text-line-through-width="auto" style:text-line-through-color="font-color" style:text-position="0% 100%" fo:font-family="Corbel" fo:font-size="1.33333in" style:font-size-asian="1.33333in" style:font-size-complex="1.33333in" fo:letter-spacing="-0.04167in" fo:language="en" fo:country="US" fo:font-style="normal" style:font-style-asian="normal" style:font-style-complex="normal" fo:text-shadow="0in 0.375in 3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text-transform="uppercase" fo:color="#ffffff"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style:text-line-through-type="none" style:text-line-through-style="none" style:text-line-through-width="auto" style:text-line-through-color="font-color" style:text-position="0% 100%" fo:font-family="Corbel" fo:font-size="1.33333in" style:font-size-asian="1.33333in" style:font-size-complex="1.33333in" fo:letter-spacing="-0.04167in" fo:language="en" fo:country="US" fo:font-style="normal" style:font-style-asian="normal" style:font-style-complex="normal" fo:text-shadow="0in 0.375in 3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0">
      <style:text-properties fo:font-variant="normal" fo:text-transform="none"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846">
      <style:drawing-page-properties draw:fill="gradient" draw:fill-gradient-name="a84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3">
      <style:text-properties fo:font-variant="normal" fo:text-transform="none"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24">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no-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8">
      <style:graphic-properties draw:fill="none" draw:stroke="solid" svg:stroke-width="0.01389in" svg:stroke-color="#000000" svg:stroke-opacity="100%"/>
    </style:style>
    <style:style style:family="text" style:name="a72">
      <style:text-properties fo:font-variant="normal" fo:text-transform="none"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1">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draw:fill="none" draw:stroke="solid" svg:stroke-width="0.01389in" svg:stroke-color="#000000" svg:stroke-opacity="100%"/>
    </style:style>
    <style:style style:family="text" style:name="a694">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7">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0">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8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1">
      <style:text-properties fo:font-variant="normal" fo:text-transform="none"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5">
      <style:text-properties fo:font-variant="normal" fo:text-transform="none"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39">
      <style:text-properties fo:font-variant="normal" fo:text-transform="none"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3">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2">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3">
      <style:text-properties fo:font-variant="normal" fo:text-transform="none"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7">
      <style:text-properties fo:font-variant="normal" fo:text-transform="none"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3">
      <style:graphic-properties draw:fill="none" draw:stroke="solid" svg:stroke-width="0.01389in" svg:stroke-color="#000000" svg:stroke-opacity="100%"/>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
      <style:graphic-properties draw:fill="none" draw:stroke="solid" svg:stroke-width="0.01389in" svg:stroke-color="#000000" svg:stroke-opacity="100%"/>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4">
      <style:drawing-page-properties draw:fill="gradient" draw:fill-gradient-name="a79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51">
      <style:text-properties fo:font-variant="normal" fo:text-transform="none"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8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9">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2">
      <style:drawing-page-properties draw:fill="gradient" draw:fill-gradient-name="a113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0">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83">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67">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40">
      <style:graphic-properties draw:fill="none" draw:stroke="solid" svg:stroke-width="0.01389in" svg:stroke-color="#000000" svg:stroke-opacity="100%"/>
    </style:style>
    <style:style style:family="drawing-page" style:name="a10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7">
      <style:drawing-page-properties draw:fill="gradient" draw:fill-gradient-name="a106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94">
      <style:graphic-properties draw:fill="none" draw:stroke="solid" svg:stroke-width="0.01389in" svg:stroke-color="#000000" svg:stroke-opacity="100%"/>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draw:fill="none" draw:stroke="solid" svg:stroke-width="0.01389in" svg:stroke-color="#000000" svg:stroke-opacity="100%"/>
    </style:style>
    <style:style style:family="presentation" style:name="a10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8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89">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4">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97">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8">
      <style:drawing-page-properties draw:fill="gradient" draw:fill-gradient-name="a11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
      <style:text-properties fo:font-variant="normal" fo:text-transform="none"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3">
      <style:text-properties fo:font-variant="normal" fo:text-transform="none"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1">
      <style:graphic-properties draw:fill="none" draw:stroke="solid" svg:stroke-width="0.01389in" svg:stroke-color="#000000" svg:stroke-opacity="100%"/>
    </style:style>
    <style:style style:family="text" style:name="a135">
      <style:text-properties fo:font-variant="normal" fo:text-transform="none"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6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Depth" style:page-layout-name="pageLayout1" draw:style-name="a1">
      <draw:frame draw:id="id0" presentation:style-name="a5" draw:name="Title Placeholder 1" svg:x="0.91667in" svg:y="0.39931in" svg:width="11.5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1" presentation:style-name="a22" draw:name="Text Placeholder 2" svg:x="1.22485in" svg:y="1.99653in" svg:width="11.19182in" svg:height="4.75868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2" presentation:style-name="a27" draw:name="Date Placeholder 3" svg:x="0.91667in" svg:y="6.95139in" svg:width="3in" svg:height="0.39931in" presentation:class="date-time" presentation:placeholder="false">
        <draw:text-box>
          <text:p text:style-name="a26" text:class-names="" text:cond-style-name=""><text:span text:style-name="a23" text:class-names=""><text:date text:fixed="false" style:data-style-name="a24">3/11/2025</text:date></text:span><text:span text:style-name="a25" text:class-names=""/></text:p>
        </draw:text-box>
        <svg:title/>
        <svg:desc/>
      </draw:frame>
      <draw:frame draw:id="id3" presentation:style-name="a30" draw:name="Footer Placeholder 4" svg:x="4.41667in" svg:y="6.95139in" svg:width="4.5in" svg:height="0.39931in" presentation:class="footer" presentation:placeholder="false">
        <draw:text-box>
          <text:p text:style-name="a29" text:class-names="" text:cond-style-name=""><text:span text:style-name="a28" text:class-names=""/></text:p>
        </draw:text-box>
        <svg:title/>
        <svg:desc/>
      </draw:frame>
      <draw:frame draw:id="id4" presentation:style-name="a34" draw:name="Slide Number Placeholder 5" svg:x="9.41667in" svg:y="6.95139in" svg:width="3in" svg:height="0.39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presentation:notes style:page-layout-name="pageLayout2" draw:style-name="a64">
        <draw:frame draw:id="id5" presentation:style-name="a37" draw:name="Header Placeholder 1" svg:x="0in" svg:y="0in" svg:width="3.25in" svg:height="0.50174in" presentation:class="header" presentation:placeholder="false">
          <draw:text-box>
            <text:p text:style-name="a36" text:class-names="" text:cond-style-name=""><text:span text:style-name="a35" text:class-names=""/></text:p>
          </draw:text-box>
          <svg:title/>
          <svg:desc/>
        </draw:frame>
        <draw:frame draw:id="id6" presentation:style-name="a41" draw:name="Date Placeholder 2" svg:x="4.24826in" svg:y="0in" svg:width="3.25in" svg:height="0.50174in" presentation:class="date-time" presentation:placeholder="false">
          <draw:text-box>
            <text:p text:style-name="a40" text:class-names="" text:cond-style-name=""><text:span text:style-name="a38" text:class-names=""><text:date text:fixed="false" style:data-style-name="a39">3/11/2025</text:date></text:span></text:p>
          </draw:text-box>
          <svg:title/>
          <svg:desc/>
        </draw:frame>
        <draw:page-thumbnail svg:x="0.75in" svg:y="1.25in" svg:width="6in" svg:height="3.375in" presentation:class="page" draw:id="id7" presentation:style-name="a42" draw:name="Slide Image Placeholder 3">
          <svg:title/>
          <svg:desc/>
        </draw:page-thumbnail>
        <draw:frame draw:id="id8" presentation:style-name="a57" draw:name="Notes Placeholder 4" svg:x="0.75in" svg:y="4.8125in" svg:width="6in" svg:height="3.9375in" presentation:class="notes" presentation:placeholder="false">
          <draw:text-box>
            <text:p text:style-name="a44" text:class-names="" text:cond-style-name=""><text:span text:style-name="a43" text:class-names="">Click to edit Master text styles</text:span></text:p>
            <text:list text:style-name="a47">
              <text:list-item>
                <text:list text:style-name="a47">
                  <text:list-item>
                    <text:p text:style-name="a46" text:class-names="" text:cond-style-name=""><text:span text:style-name="a45" text:class-names="">Second level</text:span></text:p>
                  </text:list-item>
                </text:list>
              </text:list-item>
            </text:list>
            <text:list text:style-name="a50">
              <text:list-item>
                <text:list text:style-name="a50">
                  <text:list-item>
                    <text:list text:style-name="a50">
                      <text:list-item>
                        <text:p text:style-name="a49" text:class-names="" text:cond-style-name=""><text:span text:style-name="a48" text:class-names="">Third le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Fourth level</text:span></text:p>
                          </text:list-item>
                        </text:list>
                      </text:list-item>
                    </text:list>
                  </text:list-item>
                </text:list>
              </text:list-item>
            </text:list>
            <text:list text:style-name="a56">
              <text:list-item>
                <text:list text:style-name="a56">
                  <text:list-item>
                    <text:list text:style-name="a56">
                      <text:list-item>
                        <text:list text:style-name="a56">
                          <text:list-item>
                            <text:list text:style-name="a56">
                              <text:list-item>
                                <text:p text:style-name="a55" text:class-names="" text:cond-style-name=""><text:span text:style-name="a54" text:class-names="">Fifth level</text:span></text:p>
                              </text:list-item>
                            </text:list>
                          </text:list-item>
                        </text:list>
                      </text:list-item>
                    </text:list>
                  </text:list-item>
                </text:list>
              </text:list-item>
            </text:list>
          </draw:text-box>
          <svg:title/>
          <svg:desc/>
        </draw:frame>
        <draw:frame draw:id="id9" presentation:style-name="a60" draw:name="Footer Placeholder 5" svg:x="0in" svg:y="9.49826in" svg:width="3.25in" svg:height="0.50174in" presentation:class="footer" presentation:placeholder="false">
          <draw:text-box>
            <text:p text:style-name="a59" text:class-names="" text:cond-style-name=""><text:span text:style-name="a58" text:class-names=""/></text:p>
          </draw:text-box>
          <svg:title/>
          <svg:desc/>
        </draw:frame>
        <draw:frame draw:id="id10" presentation:style-name="a63" draw:name="Slide Number Placeholder 6" svg:x="4.24826in" svg:y="9.49826in" svg:width="3.25in" svg:height="0.50174in" presentation:class="page-number" presentation:placeholder="false">
          <draw:text-box>
            <text:p text:style-name="a62" text:class-names="" text:cond-style-name=""><text:span text:style-name="a61" text:class-names=""><text:page-number style:num-format="1" text:fixed="false"/></text:span></text:p>
          </draw:text-box>
          <svg:title/>
          <svg:desc/>
        </draw:frame>
      </presentation:notes>
    </style:master-page>
    <style:master-page style:name="Master1-Layout1-title-Title-Slide" style:page-layout-name="pageLayout1" draw:style-name="a66">
      <draw:frame draw:id="id11" presentation:style-name="a70" draw:name="Title 1" svg:x="2.41667in" svg:y="4.88192in" svg:width="10in" svg:height="1.79516in" presentation:class="title" presentation:placeholder="false">
        <draw:text-box>
          <text:p text:style-name="a69" text:class-names="" text:cond-style-name=""><text:span text:style-name="a67" text:class-names="">Click to edit Master title style</text:span><text:span text:style-name="a68" text:class-names=""/></text:p>
        </draw:text-box>
        <svg:title/>
        <svg:desc/>
      </draw:frame>
      <draw:frame draw:id="id12" presentation:style-name="a74" draw:name="Subtitle 2" svg:x="2.41667in" svg:y="4.04022in" svg:width="10in" svg:height="0.82461in" presentation:class="subtitle" presentation:placeholder="false">
        <draw:text-box>
          <text:p text:style-name="a73" text:class-names="" text:cond-style-name=""><text:span text:style-name="a71" text:class-names="">Click to edit Master subtitle style</text:span><text:span text:style-name="a72" text:class-names=""/></text:p>
        </draw:text-box>
        <svg:title/>
        <svg:desc/>
      </draw:frame>
      <draw:frame draw:id="id13" presentation:style-name="a79" draw:name="Date Placeholder 6" svg:x="0.91667in" svg:y="6.95139in" svg:width="3in" svg:height="0.39931in" presentation:class="date-time" presentation:placeholder="false">
        <draw:text-box>
          <text:p text:style-name="a78" text:class-names="" text:cond-style-name=""><text:span text:style-name="a75" text:class-names=""><text:date text:fixed="false" style:data-style-name="a76">3/11/2025</text:date></text:span><text:span text:style-name="a77" text:class-names=""/></text:p>
        </draw:text-box>
        <svg:title/>
        <svg:desc/>
      </draw:frame>
      <draw:frame draw:id="id14" presentation:style-name="a82" draw:name="Footer Placeholder 7" svg:x="4.41667in" svg:y="6.95139in" svg:width="4.5in" svg:height="0.39931in" presentation:class="footer" presentation:placeholder="false">
        <draw:text-box>
          <text:p text:style-name="a81" text:class-names="" text:cond-style-name=""><text:span text:style-name="a80" text:class-names=""/></text:p>
        </draw:text-box>
        <svg:title/>
        <svg:desc/>
      </draw:frame>
      <draw:frame draw:id="id15" presentation:style-name="a86" draw:name="Slide Number Placeholder 8" svg:x="9.41667in" svg:y="6.95139in" svg:width="3in" svg:height="0.39931in" presentation:class="page-number" presentation:placeholder="false">
        <draw:text-box>
          <text:p text:style-name="a85" text:class-names="" text:cond-style-name=""><text:span text:style-name="a83" text:class-names=""><text:page-number style:num-format="1" text:fixed="false"/></text:span><text:span text:style-name="a84" text:class-names=""/></text:p>
        </draw:text-box>
        <svg:title/>
        <svg:desc/>
      </draw:frame>
      <presentation:notes style:page-layout-name="pageLayout2" draw:style-name="a116">
        <draw:frame draw:id="id5" presentation:style-name="a89" draw:name="Header Placeholder 1" svg:x="0in" svg:y="0in" svg:width="3.25in" svg:height="0.50174in" presentation:class="header" presentation:placeholder="false">
          <draw:text-box>
            <text:p text:style-name="a88" text:class-names="" text:cond-style-name=""><text:span text:style-name="a87" text:class-names=""/></text:p>
          </draw:text-box>
          <svg:title/>
          <svg:desc/>
        </draw:frame>
        <draw:frame draw:id="id6" presentation:style-name="a93" draw:name="Date Placeholder 2" svg:x="4.24826in" svg:y="0in" svg:width="3.25in" svg:height="0.50174in" presentation:class="date-time" presentation:placeholder="false">
          <draw:text-box>
            <text:p text:style-name="a92" text:class-names="" text:cond-style-name=""><text:span text:style-name="a90" text:class-names=""><text:date text:fixed="false" style:data-style-name="a91">3/11/2025</text:date></text:span></text:p>
          </draw:text-box>
          <svg:title/>
          <svg:desc/>
        </draw:frame>
        <draw:page-thumbnail svg:x="0.75in" svg:y="1.25in" svg:width="6in" svg:height="3.375in" presentation:class="page" draw:id="id7" presentation:style-name="a94" draw:name="Slide Image Placeholder 3">
          <svg:title/>
          <svg:desc/>
        </draw:page-thumbnail>
        <draw:frame draw:id="id8" presentation:style-name="a109" draw:name="Notes Placeholder 4" svg:x="0.75in" svg:y="4.8125in" svg:width="6in" svg:height="3.9375in" presentation:class="notes" presentation:placeholder="false">
          <draw:text-box>
            <text:p text:style-name="a96" text:class-names="" text:cond-style-name=""><text:span text:style-name="a95" text:class-names="">Click to edit Master text styles</text:span></text:p>
            <text:list text:style-name="a99">
              <text:list-item>
                <text:list text:style-name="a99">
                  <text:list-item>
                    <text:p text:style-name="a98" text:class-names="" text:cond-style-name=""><text:span text:style-name="a97" text:class-names="">Second level</text:span></text:p>
                  </text:list-item>
                </text:list>
              </text:list-item>
            </text:list>
            <text:list text:style-name="a102">
              <text:list-item>
                <text:list text:style-name="a102">
                  <text:list-item>
                    <text:list text:style-name="a102">
                      <text:list-item>
                        <text:p text:style-name="a101" text:class-names="" text:cond-style-name=""><text:span text:style-name="a100" text:class-names="">Third level</text:span></text:p>
                      </text:list-item>
                    </text:list>
                  </text:list-item>
                </text:list>
              </text:list-item>
            </text:list>
            <text:list text:style-name="a105">
              <text:list-item>
                <text:list text:style-name="a105">
                  <text:list-item>
                    <text:list text:style-name="a105">
                      <text:list-item>
                        <text:list text:style-name="a105">
                          <text:list-item>
                            <text:p text:style-name="a104" text:class-names="" text:cond-style-name=""><text:span text:style-name="a103" text:class-names="">Fourth level</text:span></text:p>
                          </text:list-item>
                        </text:list>
                      </text:list-item>
                    </text:list>
                  </text:list-item>
                </text:list>
              </text:list-item>
            </text:list>
            <text:list text:style-name="a108">
              <text:list-item>
                <text:list text:style-name="a108">
                  <text:list-item>
                    <text:list text:style-name="a108">
                      <text:list-item>
                        <text:list text:style-name="a108">
                          <text:list-item>
                            <text:list text:style-name="a108">
                              <text:list-item>
                                <text:p text:style-name="a107" text:class-names="" text:cond-style-name=""><text:span text:style-name="a106" text:class-names="">Fifth level</text:span></text:p>
                              </text:list-item>
                            </text:list>
                          </text:list-item>
                        </text:list>
                      </text:list-item>
                    </text:list>
                  </text:list-item>
                </text:list>
              </text:list-item>
            </text:list>
          </draw:text-box>
          <svg:title/>
          <svg:desc/>
        </draw:frame>
        <draw:frame draw:id="id9" presentation:style-name="a112" draw:name="Footer Placeholder 5" svg:x="0in" svg:y="9.49826in" svg:width="3.25in" svg:height="0.50174in" presentation:class="footer" presentation:placeholder="false">
          <draw:text-box>
            <text:p text:style-name="a111" text:class-names="" text:cond-style-name=""><text:span text:style-name="a110" text:class-names=""/></text:p>
          </draw:text-box>
          <svg:title/>
          <svg:desc/>
        </draw:frame>
        <draw:frame draw:id="id10" presentation:style-name="a115" draw:name="Slide Number Placeholder 6" svg:x="4.24826in" svg:y="9.49826in" svg:width="3.25in" svg:height="0.50174in" presentation:class="page-number" presentation:placeholder="false">
          <draw:text-box>
            <text:p text:style-name="a114" text:class-names="" text:cond-style-name=""><text:span text:style-name="a113" text:class-names=""><text:page-number style:num-format="1" text:fixed="false"/></text:span></text:p>
          </draw:text-box>
          <svg:title/>
          <svg:desc/>
        </draw:frame>
      </presentation:notes>
    </style:master-page>
    <style:master-page style:name="Master1-Layout2-obj-Title-and-Content" style:page-layout-name="pageLayout1" draw:style-name="a118">
      <draw:frame draw:id="id16" presentation:style-name="a122" draw:name="Title 1" svg:x="0.91667in" svg:y="0.39931in" svg:width="11.5in" svg:height="1.44965in" presentation:class="title" presentation:placeholder="false">
        <draw:text-box>
          <text:p text:style-name="a121" text:class-names="" text:cond-style-name=""><text:span text:style-name="a119" text:class-names="">Click to edit Master title style</text:span><text:span text:style-name="a120" text:class-names=""/></text:p>
        </draw:text-box>
        <svg:title/>
        <svg:desc/>
      </draw:frame>
      <draw:frame draw:id="id17" presentation:style-name="a139" draw:name="Content Placeholder 2" svg:x="1.22485in" svg:y="1.99653in" svg:width="11.19182in" svg:height="4.75868in" presentation:class="object" presentation:placeholder="false">
        <draw:text-box>
          <text:list text:style-name="a125">
            <text:list-item>
              <text:p text:style-name="a124" text:class-names="" text:cond-style-name=""><text:span text:style-name="a123" text:class-names="">Click to edit Master text styles</text:span></text:p>
            </text:list-item>
          </text:list>
          <text:list text:style-name="a128">
            <text:list-item>
              <text:list text:style-name="a128">
                <text:list-item>
                  <text:p text:style-name="a127" text:class-names="" text:cond-style-name=""><text:span text:style-name="a126" text:class-names="">Second level</text:span></text:p>
                </text:list-item>
              </text:list>
            </text:list-item>
          </text:list>
          <text:list text:style-name="a131">
            <text:list-item>
              <text:list text:style-name="a131">
                <text:list-item>
                  <text:list text:style-name="a131">
                    <text:list-item>
                      <text:p text:style-name="a130" text:class-names="" text:cond-style-name=""><text:span text:style-name="a129" text:class-names="">Third le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Fourth level</text:span></text:p>
                        </text:list-item>
                      </text:list>
                    </text:list-item>
                  </text:list>
                </text:list-item>
              </text:list>
            </text:list-item>
          </text:list>
          <text:list text:style-name="a138">
            <text:list-item>
              <text:list text:style-name="a138">
                <text:list-item>
                  <text:list text:style-name="a138">
                    <text:list-item>
                      <text:list text:style-name="a138">
                        <text:list-item>
                          <text:list text:style-name="a138">
                            <text:list-item>
                              <text:p text:style-name="a137" text:class-names="" text:cond-style-name=""><text:span text:style-name="a135" text:class-names="">Fifth level</text:span><text:span text:style-name="a136" text:class-names=""/></text:p>
                            </text:list-item>
                          </text:list>
                        </text:list-item>
                      </text:list>
                    </text:list-item>
                  </text:list>
                </text:list-item>
              </text:list>
            </text:list-item>
          </text:list>
        </draw:text-box>
        <svg:title/>
        <svg:desc/>
      </draw:frame>
      <draw:frame draw:id="id18" presentation:style-name="a144" draw:name="Date Placeholder 3" svg:x="0.91667in" svg:y="6.95139in" svg:width="3in" svg:height="0.39931in" presentation:class="date-time" presentation:placeholder="false">
        <draw:text-box>
          <text:p text:style-name="a143" text:class-names="" text:cond-style-name=""><text:span text:style-name="a140" text:class-names=""><text:date text:fixed="false" style:data-style-name="a141">3/11/2025</text:date></text:span><text:span text:style-name="a142" text:class-names=""/></text:p>
        </draw:text-box>
        <svg:title/>
        <svg:desc/>
      </draw:frame>
      <draw:frame draw:id="id19" presentation:style-name="a147" draw:name="Footer Placeholder 4"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0" presentation:style-name="a151" draw:name="Slide Number Placeholder 5" svg:x="9.41667in" svg:y="6.95139in" svg:width="3in" svg:height="0.39931in" presentation:class="page-number" presentation:placeholder="false">
        <draw:text-box>
          <text:p text:style-name="a150" text:class-names="" text:cond-style-name=""><text:span text:style-name="a148" text:class-names=""><text:page-number style:num-format="1" text:fixed="false"/></text:span><text:span text:style-name="a149" text:class-names=""/></text:p>
        </draw:text-box>
        <svg:title/>
        <svg:desc/>
      </draw:frame>
      <presentation:notes style:page-layout-name="pageLayout2" draw:style-name="a181">
        <draw:frame draw:id="id5" presentation:style-name="a154" draw:name="Header Placeholder 1" svg:x="0in" svg:y="0in" svg:width="3.25in" svg:height="0.50174in" presentation:class="header" presentation:placeholder="false">
          <draw:text-box>
            <text:p text:style-name="a153" text:class-names="" text:cond-style-name=""><text:span text:style-name="a152" text:class-names=""/></text:p>
          </draw:text-box>
          <svg:title/>
          <svg:desc/>
        </draw:frame>
        <draw:frame draw:id="id6" presentation:style-name="a158" draw:name="Date Placeholder 2" svg:x="4.24826in" svg:y="0in" svg:width="3.25in" svg:height="0.50174in" presentation:class="date-time" presentation:placeholder="false">
          <draw:text-box>
            <text:p text:style-name="a157" text:class-names="" text:cond-style-name=""><text:span text:style-name="a155" text:class-names=""><text:date text:fixed="false" style:data-style-name="a156">3/11/2025</text:date></text:span></text:p>
          </draw:text-box>
          <svg:title/>
          <svg:desc/>
        </draw:frame>
        <draw:page-thumbnail svg:x="0.75in" svg:y="1.25in" svg:width="6in" svg:height="3.375in" presentation:class="page" draw:id="id7" presentation:style-name="a159" draw:name="Slide Image Placeholder 3">
          <svg:title/>
          <svg:desc/>
        </draw:page-thumbnail>
        <draw:frame draw:id="id8" presentation:style-name="a174" draw:name="Notes Placeholder 4" svg:x="0.75in" svg:y="4.8125in" svg:width="6in" svg:height="3.9375in" presentation:class="notes" presentation:placeholder="false">
          <draw:text-box>
            <text:p text:style-name="a161" text:class-names="" text:cond-style-name=""><text:span text:style-name="a160" text:class-names="">Click to edit Master text styles</text:span></text:p>
            <text:list text:style-name="a164">
              <text:list-item>
                <text:list text:style-name="a164">
                  <text:list-item>
                    <text:p text:style-name="a163" text:class-names="" text:cond-style-name=""><text:span text:style-name="a162" text:class-names="">Second level</text:span></text:p>
                  </text:list-item>
                </text:list>
              </text:list-item>
            </text:list>
            <text:list text:style-name="a167">
              <text:list-item>
                <text:list text:style-name="a167">
                  <text:list-item>
                    <text:list text:style-name="a167">
                      <text:list-item>
                        <text:p text:style-name="a166" text:class-names="" text:cond-style-name=""><text:span text:style-name="a165" text:class-names="">Third level</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Fifth level</text:span></text:p>
                              </text:list-item>
                            </text:list>
                          </text:list-item>
                        </text:list>
                      </text:list-item>
                    </text:list>
                  </text:list-item>
                </text:list>
              </text:list-item>
            </text:list>
          </draw:text-box>
          <svg:title/>
          <svg:desc/>
        </draw:frame>
        <draw:frame draw:id="id9" presentation:style-name="a177" draw:name="Footer Placeholder 5" svg:x="0in" svg:y="9.49826in" svg:width="3.25in" svg:height="0.50174in" presentation:class="footer" presentation:placeholder="false">
          <draw:text-box>
            <text:p text:style-name="a176" text:class-names="" text:cond-style-name=""><text:span text:style-name="a175" text:class-names=""/></text:p>
          </draw:text-box>
          <svg:title/>
          <svg:desc/>
        </draw:frame>
        <draw:frame draw:id="id10" presentation:style-name="a180" draw:name="Slide Number Placeholder 6" svg:x="4.24826in" svg:y="9.49826in" svg:width="3.25in" svg:height="0.50174in" presentation:class="page-number" presentation:placeholder="false">
          <draw:text-box>
            <text:p text:style-name="a179" text:class-names="" text:cond-style-name=""><text:span text:style-name="a178" text:class-names=""><text:page-number style:num-format="1" text:fixed="false"/></text:span></text:p>
          </draw:text-box>
          <svg:title/>
          <svg:desc/>
        </draw:frame>
      </presentation:notes>
    </style:master-page>
    <style:master-page style:name="Master1-Layout3-secHead-Section-Header" style:page-layout-name="pageLayout1" draw:style-name="a183">
      <draw:frame draw:id="id21" presentation:style-name="a187" draw:name="Title 1" svg:x="0.93453in" svg:y="4.88192in" svg:width="10in" svg:height="1.79516in" presentation:class="title" presentation:placeholder="false">
        <draw:text-box>
          <text:p text:style-name="a186" text:class-names="" text:cond-style-name=""><text:span text:style-name="a184" text:class-names="">Click to edit Master title style</text:span><text:span text:style-name="a185" text:class-names=""/></text:p>
        </draw:text-box>
        <svg:title/>
        <svg:desc/>
      </draw:frame>
      <draw:frame draw:id="id22" presentation:style-name="a191" draw:name="Subtitle 2" svg:x="0.93453in" svg:y="4.03945in" svg:width="10in" svg:height="0.82461in" presentation:class="subtitle" presentation:placeholder="false">
        <draw:text-box>
          <text:p text:style-name="a190" text:class-names="" text:cond-style-name=""><text:span text:style-name="a188" text:class-names="">Click to edit Master subtitle style</text:span><text:span text:style-name="a189" text:class-names=""/></text:p>
        </draw:text-box>
        <svg:title/>
        <svg:desc/>
      </draw:frame>
      <draw:frame draw:id="id23" presentation:style-name="a196" draw:name="Date Placeholder 3" svg:x="0.91667in" svg:y="6.95139in" svg:width="3in" svg:height="0.39931in" presentation:class="date-time" presentation:placeholder="false">
        <draw:text-box>
          <text:p text:style-name="a195" text:class-names="" text:cond-style-name=""><text:span text:style-name="a192" text:class-names=""><text:date text:fixed="false" style:data-style-name="a193">3/11/2025</text:date></text:span><text:span text:style-name="a194" text:class-names=""/></text:p>
        </draw:text-box>
        <svg:title/>
        <svg:desc/>
      </draw:frame>
      <draw:frame draw:id="id24" presentation:style-name="a199" draw:name="Footer Placeholder 4" svg:x="4.41667in" svg:y="6.95139in" svg:width="4.5in" svg:height="0.39931in" presentation:class="footer" presentation:placeholder="false">
        <draw:text-box>
          <text:p text:style-name="a198" text:class-names="" text:cond-style-name=""><text:span text:style-name="a197" text:class-names=""/></text:p>
        </draw:text-box>
        <svg:title/>
        <svg:desc/>
      </draw:frame>
      <draw:frame draw:id="id25" presentation:style-name="a203" draw:name="Slide Number Placeholder 5" svg:x="9.41667in" svg:y="6.95139in" svg:width="3in" svg:height="0.39931in" presentation:class="page-number" presentation:placeholder="false">
        <draw:text-box>
          <text:p text:style-name="a202" text:class-names="" text:cond-style-name=""><text:span text:style-name="a200" text:class-names=""><text:page-number style:num-format="1" text:fixed="false"/></text:span><text:span text:style-name="a201" text:class-names=""/></text:p>
        </draw:text-box>
        <svg:title/>
        <svg:desc/>
      </draw:frame>
      <presentation:notes style:page-layout-name="pageLayout2" draw:style-name="a233">
        <draw:frame draw:id="id5" presentation:style-name="a206" draw:name="Header Placeholder 1" svg:x="0in" svg:y="0in" svg:width="3.25in" svg:height="0.50174in" presentation:class="header" presentation:placeholder="false">
          <draw:text-box>
            <text:p text:style-name="a205" text:class-names="" text:cond-style-name=""><text:span text:style-name="a204" text:class-names=""/></text:p>
          </draw:text-box>
          <svg:title/>
          <svg:desc/>
        </draw:frame>
        <draw:frame draw:id="id6" presentation:style-name="a210" draw:name="Date Placeholder 2" svg:x="4.24826in" svg:y="0in" svg:width="3.25in" svg:height="0.50174in" presentation:class="date-time" presentation:placeholder="false">
          <draw:text-box>
            <text:p text:style-name="a209" text:class-names="" text:cond-style-name=""><text:span text:style-name="a207" text:class-names=""><text:date text:fixed="false" style:data-style-name="a208">3/11/2025</text:date></text:span></text:p>
          </draw:text-box>
          <svg:title/>
          <svg:desc/>
        </draw:frame>
        <draw:page-thumbnail svg:x="0.75in" svg:y="1.25in" svg:width="6in" svg:height="3.375in" presentation:class="page" draw:id="id7" presentation:style-name="a211" draw:name="Slide Image Placeholder 3">
          <svg:title/>
          <svg:desc/>
        </draw:page-thumbnail>
        <draw:frame draw:id="id8" presentation:style-name="a226" draw:name="Notes Placeholder 4" svg:x="0.75in" svg:y="4.8125in" svg:width="6in" svg:height="3.9375in" presentation:class="notes" presentation:placeholder="false">
          <draw:text-box>
            <text:p text:style-name="a213" text:class-names="" text:cond-style-name=""><text:span text:style-name="a212" text:class-names="">Click to edit Master text styles</text:span></text:p>
            <text:list text:style-name="a216">
              <text:list-item>
                <text:list text:style-name="a216">
                  <text:list-item>
                    <text:p text:style-name="a215" text:class-names="" text:cond-style-name=""><text:span text:style-name="a214" text:class-names="">Second level</text:span></text:p>
                  </text:list-item>
                </text:list>
              </text:list-item>
            </text:list>
            <text:list text:style-name="a219">
              <text:list-item>
                <text:list text:style-name="a219">
                  <text:list-item>
                    <text:list text:style-name="a219">
                      <text:list-item>
                        <text:p text:style-name="a218" text:class-names="" text:cond-style-name=""><text:span text:style-name="a217" text:class-names="">Third level</text:span></text:p>
                      </text:list-item>
                    </text:list>
                  </text:list-item>
                </text:list>
              </text:list-item>
            </text:list>
            <text:list text:style-name="a222">
              <text:list-item>
                <text:list text:style-name="a222">
                  <text:list-item>
                    <text:list text:style-name="a222">
                      <text:list-item>
                        <text:list text:style-name="a222">
                          <text:list-item>
                            <text:p text:style-name="a221" text:class-names="" text:cond-style-name=""><text:span text:style-name="a220"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3" text:class-names="">Fifth level</text:span></text:p>
                              </text:list-item>
                            </text:list>
                          </text:list-item>
                        </text:list>
                      </text:list-item>
                    </text:list>
                  </text:list-item>
                </text:list>
              </text:list-item>
            </text:list>
          </draw:text-box>
          <svg:title/>
          <svg:desc/>
        </draw:frame>
        <draw:frame draw:id="id9" presentation:style-name="a229" draw:name="Footer Placeholder 5" svg:x="0in" svg:y="9.49826in" svg:width="3.25in" svg:height="0.50174in" presentation:class="footer" presentation:placeholder="false">
          <draw:text-box>
            <text:p text:style-name="a228" text:class-names="" text:cond-style-name=""><text:span text:style-name="a227" text:class-names=""/></text:p>
          </draw:text-box>
          <svg:title/>
          <svg:desc/>
        </draw:frame>
        <draw:frame draw:id="id10" presentation:style-name="a232" draw:name="Slide Number Placeholder 6" svg:x="4.24826in" svg:y="9.49826in" svg:width="3.25in" svg:height="0.50174in" presentation:class="page-number" presentation:placeholder="false">
          <draw:text-box>
            <text:p text:style-name="a231" text:class-names="" text:cond-style-name=""><text:span text:style-name="a230" text:class-names=""><text:page-number style:num-format="1" text:fixed="false"/></text:span></text:p>
          </draw:text-box>
          <svg:title/>
          <svg:desc/>
        </draw:frame>
      </presentation:notes>
    </style:master-page>
    <style:master-page style:name="Master1-Layout4-twoObj-Two-Content" style:page-layout-name="pageLayout1" draw:style-name="a235">
      <draw:frame draw:id="id26" presentation:style-name="a239" draw:name="Title 1" svg:x="0.91667in" svg:y="0.39931in" svg:width="11.5in" svg:height="1.44965in" presentation:class="title" presentation:placeholder="false">
        <draw:text-box>
          <text:p text:style-name="a238" text:class-names="" text:cond-style-name=""><text:span text:style-name="a236" text:class-names="">Click to edit Master title style</text:span><text:span text:style-name="a237" text:class-names=""/></text:p>
        </draw:text-box>
        <svg:title/>
        <svg:desc/>
      </draw:frame>
      <draw:frame draw:id="id27" presentation:style-name="a256" draw:name="Content Placeholder 2" svg:x="1.22485in" svg:y="1.99653in" svg:width="5.49564in" svg:height="4.75868in" presentation:class="object" presentation:placeholder="false">
        <draw:text-box>
          <text:list text:style-name="a242">
            <text:list-item>
              <text:p text:style-name="a241" text:class-names="" text:cond-style-name=""><text:span text:style-name="a240" text:class-names="">Click to edit Master text styles</text:span></text:p>
            </text:list-item>
          </text:list>
          <text:list text:style-name="a245">
            <text:list-item>
              <text:list text:style-name="a245">
                <text:list-item>
                  <text:p text:style-name="a244" text:class-names="" text:cond-style-name=""><text:span text:style-name="a243" text:class-names="">Second level</text:span></text:p>
                </text:list-item>
              </text:list>
            </text:list-item>
          </text:list>
          <text:list text:style-name="a248">
            <text:list-item>
              <text:list text:style-name="a248">
                <text:list-item>
                  <text:list text:style-name="a248">
                    <text:list-item>
                      <text:p text:style-name="a247" text:class-names="" text:cond-style-name=""><text:span text:style-name="a246" text:class-names="">Third le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Fourth level</text:span></text:p>
                        </text:list-item>
                      </text:list>
                    </text:list-item>
                  </text:list>
                </text:list-item>
              </text:list>
            </text:list-item>
          </text:list>
          <text:list text:style-name="a255">
            <text:list-item>
              <text:list text:style-name="a255">
                <text:list-item>
                  <text:list text:style-name="a255">
                    <text:list-item>
                      <text:list text:style-name="a255">
                        <text:list-item>
                          <text:list text:style-name="a255">
                            <text:list-item>
                              <text:p text:style-name="a254" text:class-names="" text:cond-style-name=""><text:span text:style-name="a252" text:class-names="">Fifth level</text:span><text:span text:style-name="a253" text:class-names=""/></text:p>
                            </text:list-item>
                          </text:list>
                        </text:list-item>
                      </text:list>
                    </text:list-item>
                  </text:list>
                </text:list-item>
              </text:list>
            </text:list-item>
          </text:list>
        </draw:text-box>
        <svg:title/>
        <svg:desc/>
      </draw:frame>
      <draw:frame draw:id="id28" presentation:style-name="a273" draw:name="Content Placeholder 3" svg:x="6.91146in" svg:y="1.99653in" svg:width="5.50521in" svg:height="4.75868in" presentation:class="object" presentation:placeholder="false">
        <draw:text-box>
          <text:list text:style-name="a259">
            <text:list-item>
              <text:p text:style-name="a258" text:class-names="" text:cond-style-name=""><text:span text:style-name="a257" text:class-names="">Click to edit Master text styles</text:span></text:p>
            </text:list-item>
          </text:list>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29" presentation:style-name="a278" draw:name="Date Placeholder 4" svg:x="0.91667in" svg:y="6.95139in" svg:width="3in" svg:height="0.39931in" presentation:class="date-time" presentation:placeholder="false">
        <draw:text-box>
          <text:p text:style-name="a277" text:class-names="" text:cond-style-name=""><text:span text:style-name="a274" text:class-names=""><text:date text:fixed="false" style:data-style-name="a275">3/11/2025</text:date></text:span><text:span text:style-name="a276" text:class-names=""/></text:p>
        </draw:text-box>
        <svg:title/>
        <svg:desc/>
      </draw:frame>
      <draw:frame draw:id="id30" presentation:style-name="a281" draw:name="Footer Placeholder 5" svg:x="4.41667in" svg:y="6.95139in" svg:width="4.5in" svg:height="0.39931in" presentation:class="footer" presentation:placeholder="false">
        <draw:text-box>
          <text:p text:style-name="a280" text:class-names="" text:cond-style-name=""><text:span text:style-name="a279" text:class-names=""/></text:p>
        </draw:text-box>
        <svg:title/>
        <svg:desc/>
      </draw:frame>
      <draw:frame draw:id="id31" presentation:style-name="a285" draw:name="Slide Number Placeholder 6" svg:x="9.41667in" svg:y="6.95139in" svg:width="3in" svg:height="0.39931in" presentation:class="page-number" presentation:placeholder="false">
        <draw:text-box>
          <text:p text:style-name="a284" text:class-names="" text:cond-style-name=""><text:span text:style-name="a282" text:class-names=""><text:page-number style:num-format="1" text:fixed="false"/></text:span><text:span text:style-name="a283" text:class-names=""/></text:p>
        </draw:text-box>
        <svg:title/>
        <svg:desc/>
      </draw:frame>
      <presentation:notes style:page-layout-name="pageLayout2" draw:style-name="a315">
        <draw:frame draw:id="id5" presentation:style-name="a288" draw:name="Header Placeholder 1" svg:x="0in" svg:y="0in" svg:width="3.25in" svg:height="0.50174in" presentation:class="header" presentation:placeholder="false">
          <draw:text-box>
            <text:p text:style-name="a287" text:class-names="" text:cond-style-name=""><text:span text:style-name="a286" text:class-names=""/></text:p>
          </draw:text-box>
          <svg:title/>
          <svg:desc/>
        </draw:frame>
        <draw:frame draw:id="id6" presentation:style-name="a292" draw:name="Date Placeholder 2" svg:x="4.24826in" svg:y="0in" svg:width="3.25in" svg:height="0.50174in" presentation:class="date-time" presentation:placeholder="false">
          <draw:text-box>
            <text:p text:style-name="a291" text:class-names="" text:cond-style-name=""><text:span text:style-name="a289" text:class-names=""><text:date text:fixed="false" style:data-style-name="a290">3/11/2025</text:date></text:span></text:p>
          </draw:text-box>
          <svg:title/>
          <svg:desc/>
        </draw:frame>
        <draw:page-thumbnail svg:x="0.75in" svg:y="1.25in" svg:width="6in" svg:height="3.375in" presentation:class="page" draw:id="id7" presentation:style-name="a293" draw:name="Slide Image Placeholder 3">
          <svg:title/>
          <svg:desc/>
        </draw:page-thumbnail>
        <draw:frame draw:id="id8" presentation:style-name="a308" draw:name="Notes Placeholder 4" svg:x="0.75in" svg:y="4.8125in" svg:width="6in" svg:height="3.9375in" presentation:class="notes" presentation:placeholder="false">
          <draw:text-box>
            <text:p text:style-name="a295" text:class-names="" text:cond-style-name=""><text:span text:style-name="a294" text:class-names="">Click to edit Master text styles</text:span></text:p>
            <text:list text:style-name="a298">
              <text:list-item>
                <text:list text:style-name="a298">
                  <text:list-item>
                    <text:p text:style-name="a297" text:class-names="" text:cond-style-name=""><text:span text:style-name="a296" text:class-names="">Second level</text:span></text:p>
                  </text:list-item>
                </text:list>
              </text:list-item>
            </text:list>
            <text:list text:style-name="a301">
              <text:list-item>
                <text:list text:style-name="a301">
                  <text:list-item>
                    <text:list text:style-name="a301">
                      <text:list-item>
                        <text:p text:style-name="a300" text:class-names="" text:cond-style-name=""><text:span text:style-name="a299" text:class-names="">Third level</text:span></text:p>
                      </text:list-item>
                    </text:list>
                  </text:list-item>
                </text:list>
              </text:list-item>
            </text:list>
            <text:list text:style-name="a304">
              <text:list-item>
                <text:list text:style-name="a304">
                  <text:list-item>
                    <text:list text:style-name="a304">
                      <text:list-item>
                        <text:list text:style-name="a304">
                          <text:list-item>
                            <text:p text:style-name="a303" text:class-names="" text:cond-style-name=""><text:span text:style-name="a302" text:class-names="">Fourth level</text:span></text:p>
                          </text:list-item>
                        </text:list>
                      </text:list-item>
                    </text:list>
                  </text:list-item>
                </text:list>
              </text:list-item>
            </text:list>
            <text:list text:style-name="a307">
              <text:list-item>
                <text:list text:style-name="a307">
                  <text:list-item>
                    <text:list text:style-name="a307">
                      <text:list-item>
                        <text:list text:style-name="a307">
                          <text:list-item>
                            <text:list text:style-name="a307">
                              <text:list-item>
                                <text:p text:style-name="a306" text:class-names="" text:cond-style-name=""><text:span text:style-name="a305" text:class-names="">Fifth level</text:span></text:p>
                              </text:list-item>
                            </text:list>
                          </text:list-item>
                        </text:list>
                      </text:list-item>
                    </text:list>
                  </text:list-item>
                </text:list>
              </text:list-item>
            </text:list>
          </draw:text-box>
          <svg:title/>
          <svg:desc/>
        </draw:frame>
        <draw:frame draw:id="id9" presentation:style-name="a311" draw:name="Footer Placeholder 5" svg:x="0in" svg:y="9.49826in" svg:width="3.25in" svg:height="0.50174in" presentation:class="footer" presentation:placeholder="false">
          <draw:text-box>
            <text:p text:style-name="a310" text:class-names="" text:cond-style-name=""><text:span text:style-name="a309" text:class-names=""/></text:p>
          </draw:text-box>
          <svg:title/>
          <svg:desc/>
        </draw:frame>
        <draw:frame draw:id="id10" presentation:style-name="a314" draw:name="Slide Number Placeholder 6" svg:x="4.24826in" svg:y="9.49826in" svg:width="3.25in" svg:height="0.50174in" presentation:class="page-number" presentation:placeholder="false">
          <draw:text-box>
            <text:p text:style-name="a313" text:class-names="" text:cond-style-name=""><text:span text:style-name="a312" text:class-names=""><text:page-number style:num-format="1" text:fixed="false"/></text:span></text:p>
          </draw:text-box>
          <svg:title/>
          <svg:desc/>
        </draw:frame>
      </presentation:notes>
    </style:master-page>
    <style:master-page style:name="Master1-Layout5-twoTxTwoObj-Comparison" style:page-layout-name="pageLayout1" draw:style-name="a317">
      <draw:frame draw:id="id32" presentation:style-name="a321" draw:name="Title 1" svg:x="0.9184in" svg:y="0.39931in" svg:width="11.5in" svg:height="1.44965in" presentation:class="title" presentation:placeholder="false">
        <draw:text-box>
          <text:p text:style-name="a320" text:class-names="" text:cond-style-name=""><text:span text:style-name="a318" text:class-names="">Click to edit Master title style</text:span><text:span text:style-name="a319" text:class-names=""/></text:p>
        </draw:text-box>
        <svg:title/>
        <svg:desc/>
      </draw:frame>
      <draw:frame draw:id="id33" presentation:style-name="a325" draw:name="Text Placeholder 2" svg:x="1.22485in" svg:y="1.83854in" svg:width="5.49564in" svg:height="0.90104in" presentation:class="outline" presentation:placeholder="false">
        <draw:text-box>
          <text:list text:style-name="a324">
            <text:list-item>
              <text:p text:style-name="a323" text:class-names="" text:cond-style-name=""><text:span text:style-name="a322" text:class-names="">Click to edit Master text styles</text:span></text:p>
            </text:list-item>
          </text:list>
        </draw:text-box>
        <svg:title/>
        <svg:desc/>
      </draw:frame>
      <draw:frame draw:id="id34" presentation:style-name="a342" draw:name="Content Placeholder 3" svg:x="1.22485in" svg:y="2.73958in" svg:width="5.49564in" svg:height="4.02951in" presentation:class="object" presentation:placeholder="false">
        <draw:text-box>
          <text:list text:style-name="a328">
            <text:list-item>
              <text:p text:style-name="a327" text:class-names="" text:cond-style-name=""><text:span text:style-name="a326" text:class-names="">Click to edit Master text styles</text:span></text:p>
            </text:list-item>
          </text:list>
          <text:list text:style-name="a331">
            <text:list-item>
              <text:list text:style-name="a331">
                <text:list-item>
                  <text:p text:style-name="a330" text:class-names="" text:cond-style-name=""><text:span text:style-name="a329" text:class-names="">Second level</text:span></text:p>
                </text:list-item>
              </text:list>
            </text:list-item>
          </text:list>
          <text:list text:style-name="a334">
            <text:list-item>
              <text:list text:style-name="a334">
                <text:list-item>
                  <text:list text:style-name="a334">
                    <text:list-item>
                      <text:p text:style-name="a333" text:class-names="" text:cond-style-name=""><text:span text:style-name="a332" text:class-names="">Third level</text:span></text:p>
                    </text:list-item>
                  </text:list>
                </text:list-item>
              </text:list>
            </text:list-item>
          </text:list>
          <text:list text:style-name="a337">
            <text:list-item>
              <text:list text:style-name="a337">
                <text:list-item>
                  <text:list text:style-name="a337">
                    <text:list-item>
                      <text:list text:style-name="a337">
                        <text:list-item>
                          <text:p text:style-name="a336" text:class-names="" text:cond-style-name=""><text:span text:style-name="a335" text:class-names="">Fourth level</text:span></text:p>
                        </text:list-item>
                      </text:list>
                    </text:list-item>
                  </text:list>
                </text:list-item>
              </text:list>
            </text:list-item>
          </text:list>
          <text:list text:style-name="a341">
            <text:list-item>
              <text:list text:style-name="a341">
                <text:list-item>
                  <text:list text:style-name="a341">
                    <text:list-item>
                      <text:list text:style-name="a341">
                        <text:list-item>
                          <text:list text:style-name="a341">
                            <text:list-item>
                              <text:p text:style-name="a340" text:class-names="" text:cond-style-name=""><text:span text:style-name="a338" text:class-names="">Fifth level</text:span><text:span text:style-name="a339" text:class-names=""/></text:p>
                            </text:list-item>
                          </text:list>
                        </text:list-item>
                      </text:list>
                    </text:list-item>
                  </text:list>
                </text:list-item>
              </text:list>
            </text:list-item>
          </text:list>
        </draw:text-box>
        <svg:title/>
        <svg:desc/>
      </draw:frame>
      <draw:frame draw:id="id35" presentation:style-name="a346" draw:name="Text Placeholder 4" svg:x="6.91146in" svg:y="1.83854in" svg:width="5.50694in" svg:height="0.90104in" presentation:class="outline" presentation:placeholder="false">
        <draw:text-box>
          <text:list text:style-name="a345">
            <text:list-item>
              <text:p text:style-name="a344" text:class-names="" text:cond-style-name=""><text:span text:style-name="a343" text:class-names="">Click to edit Master text styles</text:span></text:p>
            </text:list-item>
          </text:list>
        </draw:text-box>
        <svg:title/>
        <svg:desc/>
      </draw:frame>
      <draw:frame draw:id="id36" presentation:style-name="a363" draw:name="Content Placeholder 5" svg:x="6.91146in" svg:y="2.73958in" svg:width="5.50694in" svg:height="4.02951in" presentation:class="object" presentation:placeholder="false">
        <draw:text-box>
          <text:list text:style-name="a349">
            <text:list-item>
              <text:p text:style-name="a348" text:class-names="" text:cond-style-name=""><text:span text:style-name="a347" text:class-names="">Click to edit Master text styles</text:span></text:p>
            </text:list-item>
          </text:list>
          <text:list text:style-name="a352">
            <text:list-item>
              <text:list text:style-name="a352">
                <text:list-item>
                  <text:p text:style-name="a351" text:class-names="" text:cond-style-name=""><text:span text:style-name="a350" text:class-names="">Second level</text:span></text:p>
                </text:list-item>
              </text:list>
            </text:list-item>
          </text:list>
          <text:list text:style-name="a355">
            <text:list-item>
              <text:list text:style-name="a355">
                <text:list-item>
                  <text:list text:style-name="a355">
                    <text:list-item>
                      <text:p text:style-name="a354" text:class-names="" text:cond-style-name=""><text:span text:style-name="a353" text:class-names="">Third level</text:span></text:p>
                    </text:list-item>
                  </text:list>
                </text:list-item>
              </text:list>
            </text:list-item>
          </text:list>
          <text:list text:style-name="a358">
            <text:list-item>
              <text:list text:style-name="a358">
                <text:list-item>
                  <text:list text:style-name="a358">
                    <text:list-item>
                      <text:list text:style-name="a358">
                        <text:list-item>
                          <text:p text:style-name="a357" text:class-names="" text:cond-style-name=""><text:span text:style-name="a356" text:class-names="">Fourth level</text:span></text:p>
                        </text:list-item>
                      </text:list>
                    </text:list-item>
                  </text:list>
                </text:list-item>
              </text:list>
            </text:list-item>
          </text:list>
          <text:list text:style-name="a362">
            <text:list-item>
              <text:list text:style-name="a362">
                <text:list-item>
                  <text:list text:style-name="a362">
                    <text:list-item>
                      <text:list text:style-name="a362">
                        <text:list-item>
                          <text:list text:style-name="a362">
                            <text:list-item>
                              <text:p text:style-name="a361" text:class-names="" text:cond-style-name=""><text:span text:style-name="a359" text:class-names="">Fifth level</text:span><text:span text:style-name="a360" text:class-names=""/></text:p>
                            </text:list-item>
                          </text:list>
                        </text:list-item>
                      </text:list>
                    </text:list-item>
                  </text:list>
                </text:list-item>
              </text:list>
            </text:list-item>
          </text:list>
        </draw:text-box>
        <svg:title/>
        <svg:desc/>
      </draw:frame>
      <draw:frame draw:id="id37" presentation:style-name="a368" draw:name="Date Placeholder 6" svg:x="0.91667in" svg:y="6.95139in" svg:width="3in" svg:height="0.39931in" presentation:class="date-time" presentation:placeholder="false">
        <draw:text-box>
          <text:p text:style-name="a367" text:class-names="" text:cond-style-name=""><text:span text:style-name="a364" text:class-names=""><text:date text:fixed="false" style:data-style-name="a365">3/11/2025</text:date></text:span><text:span text:style-name="a366" text:class-names=""/></text:p>
        </draw:text-box>
        <svg:title/>
        <svg:desc/>
      </draw:frame>
      <draw:frame draw:id="id38" presentation:style-name="a371" draw:name="Footer Placeholder 7" svg:x="4.41667in" svg:y="6.95139in" svg:width="4.5in" svg:height="0.39931in" presentation:class="footer" presentation:placeholder="false">
        <draw:text-box>
          <text:p text:style-name="a370" text:class-names="" text:cond-style-name=""><text:span text:style-name="a369" text:class-names=""/></text:p>
        </draw:text-box>
        <svg:title/>
        <svg:desc/>
      </draw:frame>
      <draw:frame draw:id="id39" presentation:style-name="a375" draw:name="Slide Number Placeholder 8" svg:x="9.41667in" svg:y="6.95139in" svg:width="3in" svg:height="0.39931in" presentation:class="page-number" presentation:placeholder="false">
        <draw:text-box>
          <text:p text:style-name="a374" text:class-names="" text:cond-style-name=""><text:span text:style-name="a372" text:class-names=""><text:page-number style:num-format="1" text:fixed="false"/></text:span><text:span text:style-name="a373" text:class-names=""/></text:p>
        </draw:text-box>
        <svg:title/>
        <svg:desc/>
      </draw:frame>
      <presentation:notes style:page-layout-name="pageLayout2" draw:style-name="a405">
        <draw:frame draw:id="id5" presentation:style-name="a378" draw:name="Header Placeholder 1" svg:x="0in" svg:y="0in" svg:width="3.25in" svg:height="0.50174in" presentation:class="header" presentation:placeholder="false">
          <draw:text-box>
            <text:p text:style-name="a377" text:class-names="" text:cond-style-name=""><text:span text:style-name="a376" text:class-names=""/></text:p>
          </draw:text-box>
          <svg:title/>
          <svg:desc/>
        </draw:frame>
        <draw:frame draw:id="id6" presentation:style-name="a382" draw:name="Date Placeholder 2" svg:x="4.24826in" svg:y="0in" svg:width="3.25in" svg:height="0.50174in" presentation:class="date-time" presentation:placeholder="false">
          <draw:text-box>
            <text:p text:style-name="a381" text:class-names="" text:cond-style-name=""><text:span text:style-name="a379" text:class-names=""><text:date text:fixed="false" style:data-style-name="a380">3/11/2025</text:date></text:span></text:p>
          </draw:text-box>
          <svg:title/>
          <svg:desc/>
        </draw:frame>
        <draw:page-thumbnail svg:x="0.75in" svg:y="1.25in" svg:width="6in" svg:height="3.375in" presentation:class="page" draw:id="id7" presentation:style-name="a383" draw:name="Slide Image Placeholder 3">
          <svg:title/>
          <svg:desc/>
        </draw:page-thumbnail>
        <draw:frame draw:id="id8" presentation:style-name="a398" draw:name="Notes Placeholder 4" svg:x="0.75in" svg:y="4.8125in" svg:width="6in" svg:height="3.9375in" presentation:class="notes" presentation:placeholder="false">
          <draw:text-box>
            <text:p text:style-name="a385" text:class-names="" text:cond-style-name=""><text:span text:style-name="a384" text:class-names="">Click to edit Master text styles</text:span></text:p>
            <text:list text:style-name="a388">
              <text:list-item>
                <text:list text:style-name="a388">
                  <text:list-item>
                    <text:p text:style-name="a387" text:class-names="" text:cond-style-name=""><text:span text:style-name="a386" text:class-names="">Second level</text:span></text:p>
                  </text:list-item>
                </text:list>
              </text:list-item>
            </text:list>
            <text:list text:style-name="a391">
              <text:list-item>
                <text:list text:style-name="a391">
                  <text:list-item>
                    <text:list text:style-name="a391">
                      <text:list-item>
                        <text:p text:style-name="a390" text:class-names="" text:cond-style-name=""><text:span text:style-name="a389" text:class-names="">Third level</text:span></text:p>
                      </text:list-item>
                    </text:list>
                  </text:list-item>
                </text:list>
              </text:list-item>
            </text:list>
            <text:list text:style-name="a394">
              <text:list-item>
                <text:list text:style-name="a394">
                  <text:list-item>
                    <text:list text:style-name="a394">
                      <text:list-item>
                        <text:list text:style-name="a394">
                          <text:list-item>
                            <text:p text:style-name="a393" text:class-names="" text:cond-style-name=""><text:span text:style-name="a392" text:class-names="">Fourth level</text:span></text:p>
                          </text:list-item>
                        </text:list>
                      </text:list-item>
                    </text:list>
                  </text:list-item>
                </text:list>
              </text:list-item>
            </text:list>
            <text:list text:style-name="a397">
              <text:list-item>
                <text:list text:style-name="a397">
                  <text:list-item>
                    <text:list text:style-name="a397">
                      <text:list-item>
                        <text:list text:style-name="a397">
                          <text:list-item>
                            <text:list text:style-name="a397">
                              <text:list-item>
                                <text:p text:style-name="a396" text:class-names="" text:cond-style-name=""><text:span text:style-name="a395" text:class-names="">Fifth level</text:span></text:p>
                              </text:list-item>
                            </text:list>
                          </text:list-item>
                        </text:list>
                      </text:list-item>
                    </text:list>
                  </text:list-item>
                </text:list>
              </text:list-item>
            </text:list>
          </draw:text-box>
          <svg:title/>
          <svg:desc/>
        </draw:frame>
        <draw:frame draw:id="id9" presentation:style-name="a401" draw:name="Footer Placeholder 5" svg:x="0in" svg:y="9.49826in" svg:width="3.25in" svg:height="0.50174in" presentation:class="footer" presentation:placeholder="false">
          <draw:text-box>
            <text:p text:style-name="a400" text:class-names="" text:cond-style-name=""><text:span text:style-name="a399" text:class-names=""/></text:p>
          </draw:text-box>
          <svg:title/>
          <svg:desc/>
        </draw:frame>
        <draw:frame draw:id="id10" presentation:style-name="a404" draw:name="Slide Number Placeholder 6" svg:x="4.24826in" svg:y="9.49826in" svg:width="3.25in" svg:height="0.50174in" presentation:class="page-number" presentation:placeholder="false">
          <draw:text-box>
            <text:p text:style-name="a403" text:class-names="" text:cond-style-name=""><text:span text:style-name="a402" text:class-names=""><text:page-number style:num-format="1" text:fixed="false"/></text:span></text:p>
          </draw:text-box>
          <svg:title/>
          <svg:desc/>
        </draw:frame>
      </presentation:notes>
    </style:master-page>
    <style:master-page style:name="Master1-Layout6-titleOnly-Title-Only" style:page-layout-name="pageLayout1" draw:style-name="a407">
      <draw:frame draw:id="id40" presentation:style-name="a411" draw:name="Title 1" svg:x="0.91667in" svg:y="0.39931in" svg:width="11.5in" svg:height="1.44965in" presentation:class="title" presentation:placeholder="false">
        <draw:text-box>
          <text:p text:style-name="a410" text:class-names="" text:cond-style-name=""><text:span text:style-name="a408" text:class-names="">Click to edit Master title style</text:span><text:span text:style-name="a409" text:class-names=""/></text:p>
        </draw:text-box>
        <svg:title/>
        <svg:desc/>
      </draw:frame>
      <draw:frame draw:id="id41" presentation:style-name="a416" draw:name="Date Placeholder 2" svg:x="0.91667in" svg:y="6.95139in" svg:width="3in" svg:height="0.39931in" presentation:class="date-time" presentation:placeholder="false">
        <draw:text-box>
          <text:p text:style-name="a415" text:class-names="" text:cond-style-name=""><text:span text:style-name="a412" text:class-names=""><text:date text:fixed="false" style:data-style-name="a413">3/11/2025</text:date></text:span><text:span text:style-name="a414" text:class-names=""/></text:p>
        </draw:text-box>
        <svg:title/>
        <svg:desc/>
      </draw:frame>
      <draw:frame draw:id="id42" presentation:style-name="a419" draw:name="Footer Placeholder 3" svg:x="4.41667in" svg:y="6.95139in" svg:width="4.5in" svg:height="0.39931in" presentation:class="footer" presentation:placeholder="false">
        <draw:text-box>
          <text:p text:style-name="a418" text:class-names="" text:cond-style-name=""><text:span text:style-name="a417" text:class-names=""/></text:p>
        </draw:text-box>
        <svg:title/>
        <svg:desc/>
      </draw:frame>
      <draw:frame draw:id="id43" presentation:style-name="a423" draw:name="Slide Number Placeholder 4" svg:x="9.41667in" svg:y="6.95139in" svg:width="3in" svg:height="0.39931in" presentation:class="page-number" presentation:placeholder="false">
        <draw:text-box>
          <text:p text:style-name="a422" text:class-names="" text:cond-style-name=""><text:span text:style-name="a420" text:class-names=""><text:page-number style:num-format="1" text:fixed="false"/></text:span><text:span text:style-name="a421" text:class-names=""/></text:p>
        </draw:text-box>
        <svg:title/>
        <svg:desc/>
      </draw:frame>
      <presentation:notes style:page-layout-name="pageLayout2" draw:style-name="a453">
        <draw:frame draw:id="id5" presentation:style-name="a426" draw:name="Header Placeholder 1" svg:x="0in" svg:y="0in" svg:width="3.25in" svg:height="0.50174in" presentation:class="header" presentation:placeholder="false">
          <draw:text-box>
            <text:p text:style-name="a425" text:class-names="" text:cond-style-name=""><text:span text:style-name="a424" text:class-names=""/></text:p>
          </draw:text-box>
          <svg:title/>
          <svg:desc/>
        </draw:frame>
        <draw:frame draw:id="id6" presentation:style-name="a430" draw:name="Date Placeholder 2" svg:x="4.24826in" svg:y="0in" svg:width="3.25in" svg:height="0.50174in" presentation:class="date-time" presentation:placeholder="false">
          <draw:text-box>
            <text:p text:style-name="a429" text:class-names="" text:cond-style-name=""><text:span text:style-name="a427" text:class-names=""><text:date text:fixed="false" style:data-style-name="a428">3/11/2025</text:date></text:span></text:p>
          </draw:text-box>
          <svg:title/>
          <svg:desc/>
        </draw:frame>
        <draw:page-thumbnail svg:x="0.75in" svg:y="1.25in" svg:width="6in" svg:height="3.375in" presentation:class="page" draw:id="id7" presentation:style-name="a431" draw:name="Slide Image Placeholder 3">
          <svg:title/>
          <svg:desc/>
        </draw:page-thumbnail>
        <draw:frame draw:id="id8" presentation:style-name="a446" draw:name="Notes Placeholder 4" svg:x="0.75in" svg:y="4.8125in" svg:width="6in" svg:height="3.9375in" presentation:class="notes" presentation:placeholder="false">
          <draw:text-box>
            <text:p text:style-name="a433" text:class-names="" text:cond-style-name=""><text:span text:style-name="a432" text:class-names="">Click to edit Master text styles</text:span></text:p>
            <text:list text:style-name="a436">
              <text:list-item>
                <text:list text:style-name="a436">
                  <text:list-item>
                    <text:p text:style-name="a435" text:class-names="" text:cond-style-name=""><text:span text:style-name="a434" text:class-names="">Second level</text:span></text:p>
                  </text:list-item>
                </text:list>
              </text:list-item>
            </text:list>
            <text:list text:style-name="a439">
              <text:list-item>
                <text:list text:style-name="a439">
                  <text:list-item>
                    <text:list text:style-name="a439">
                      <text:list-item>
                        <text:p text:style-name="a438" text:class-names="" text:cond-style-name=""><text:span text:style-name="a437" text:class-names="">Third level</text:span></text:p>
                      </text:list-item>
                    </text:list>
                  </text:list-item>
                </text:list>
              </text:list-item>
            </text:list>
            <text:list text:style-name="a442">
              <text:list-item>
                <text:list text:style-name="a442">
                  <text:list-item>
                    <text:list text:style-name="a442">
                      <text:list-item>
                        <text:list text:style-name="a442">
                          <text:list-item>
                            <text:p text:style-name="a441" text:class-names="" text:cond-style-name=""><text:span text:style-name="a440" text:class-names="">Fourth level</text:span></text:p>
                          </text:list-item>
                        </text:list>
                      </text:list-item>
                    </text:list>
                  </text:list-item>
                </text:list>
              </text:list-item>
            </text:list>
            <text:list text:style-name="a445">
              <text:list-item>
                <text:list text:style-name="a445">
                  <text:list-item>
                    <text:list text:style-name="a445">
                      <text:list-item>
                        <text:list text:style-name="a445">
                          <text:list-item>
                            <text:list text:style-name="a445">
                              <text:list-item>
                                <text:p text:style-name="a444" text:class-names="" text:cond-style-name=""><text:span text:style-name="a443" text:class-names="">Fifth level</text:span></text:p>
                              </text:list-item>
                            </text:list>
                          </text:list-item>
                        </text:list>
                      </text:list-item>
                    </text:list>
                  </text:list-item>
                </text:list>
              </text:list-item>
            </text:list>
          </draw:text-box>
          <svg:title/>
          <svg:desc/>
        </draw:frame>
        <draw:frame draw:id="id9" presentation:style-name="a449" draw:name="Footer Placeholder 5" svg:x="0in" svg:y="9.49826in" svg:width="3.25in" svg:height="0.50174in" presentation:class="footer" presentation:placeholder="false">
          <draw:text-box>
            <text:p text:style-name="a448" text:class-names="" text:cond-style-name=""><text:span text:style-name="a447" text:class-names=""/></text:p>
          </draw:text-box>
          <svg:title/>
          <svg:desc/>
        </draw:frame>
        <draw:frame draw:id="id10" presentation:style-name="a452" draw:name="Slide Number Placeholder 6" svg:x="4.24826in" svg:y="9.49826in" svg:width="3.25in" svg:height="0.50174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7-blank-Blank" style:page-layout-name="pageLayout1" draw:style-name="a455">
      <draw:frame draw:id="id44" presentation:style-name="a460" draw:name="Date Placeholder 1" svg:x="0.91667in" svg:y="6.95139in" svg:width="3in" svg:height="0.39931in" presentation:class="date-time" presentation:placeholder="false">
        <draw:text-box>
          <text:p text:style-name="a459" text:class-names="" text:cond-style-name=""><text:span text:style-name="a456" text:class-names=""><text:date text:fixed="false" style:data-style-name="a457">3/11/2025</text:date></text:span><text:span text:style-name="a458" text:class-names=""/></text:p>
        </draw:text-box>
        <svg:title/>
        <svg:desc/>
      </draw:frame>
      <draw:frame draw:id="id45" presentation:style-name="a463" draw:name="Footer Placeholder 2" svg:x="4.41667in" svg:y="6.95139in" svg:width="4.5in" svg:height="0.39931in" presentation:class="footer" presentation:placeholder="false">
        <draw:text-box>
          <text:p text:style-name="a462" text:class-names="" text:cond-style-name=""><text:span text:style-name="a461" text:class-names=""/></text:p>
        </draw:text-box>
        <svg:title/>
        <svg:desc/>
      </draw:frame>
      <draw:frame draw:id="id46" presentation:style-name="a467" draw:name="Slide Number Placeholder 3" svg:x="9.41667in" svg:y="6.95139in" svg:width="3in" svg:height="0.39931in" presentation:class="page-number" presentation:placeholder="false">
        <draw:text-box>
          <text:p text:style-name="a466" text:class-names="" text:cond-style-name=""><text:span text:style-name="a464" text:class-names=""><text:page-number style:num-format="1" text:fixed="false"/></text:span><text:span text:style-name="a465" text:class-names=""/></text:p>
        </draw:text-box>
        <svg:title/>
        <svg:desc/>
      </draw:frame>
      <presentation:notes style:page-layout-name="pageLayout2" draw:style-name="a497">
        <draw:frame draw:id="id5" presentation:style-name="a470" draw:name="Header Placeholder 1" svg:x="0in" svg:y="0in" svg:width="3.25in" svg:height="0.50174in" presentation:class="header" presentation:placeholder="false">
          <draw:text-box>
            <text:p text:style-name="a469" text:class-names="" text:cond-style-name=""><text:span text:style-name="a468" text:class-names=""/></text:p>
          </draw:text-box>
          <svg:title/>
          <svg:desc/>
        </draw:frame>
        <draw:frame draw:id="id6" presentation:style-name="a474" draw:name="Date Placeholder 2" svg:x="4.24826in" svg:y="0in" svg:width="3.25in" svg:height="0.50174in" presentation:class="date-time" presentation:placeholder="false">
          <draw:text-box>
            <text:p text:style-name="a473" text:class-names="" text:cond-style-name=""><text:span text:style-name="a471" text:class-names=""><text:date text:fixed="false" style:data-style-name="a472">3/11/2025</text:date></text:span></text:p>
          </draw:text-box>
          <svg:title/>
          <svg:desc/>
        </draw:frame>
        <draw:page-thumbnail svg:x="0.75in" svg:y="1.25in" svg:width="6in" svg:height="3.375in" presentation:class="page" draw:id="id7" presentation:style-name="a475" draw:name="Slide Image Placeholder 3">
          <svg:title/>
          <svg:desc/>
        </draw:page-thumbnail>
        <draw:frame draw:id="id8" presentation:style-name="a490" draw:name="Notes Placeholder 4" svg:x="0.75in" svg:y="4.8125in" svg:width="6in" svg:height="3.9375in" presentation:class="notes" presentation:placeholder="false">
          <draw:text-box>
            <text:p text:style-name="a477" text:class-names="" text:cond-style-name=""><text:span text:style-name="a476" text:class-names="">Click to edit Master text styles</text:span></text:p>
            <text:list text:style-name="a480">
              <text:list-item>
                <text:list text:style-name="a480">
                  <text:list-item>
                    <text:p text:style-name="a479" text:class-names="" text:cond-style-name=""><text:span text:style-name="a478" text:class-names="">Second level</text:span></text:p>
                  </text:list-item>
                </text:list>
              </text:list-item>
            </text:list>
            <text:list text:style-name="a483">
              <text:list-item>
                <text:list text:style-name="a483">
                  <text:list-item>
                    <text:list text:style-name="a483">
                      <text:list-item>
                        <text:p text:style-name="a482" text:class-names="" text:cond-style-name=""><text:span text:style-name="a481" text:class-names="">Third level</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Fourth level</text:span></text:p>
                          </text:list-item>
                        </text:list>
                      </text:list-item>
                    </text:list>
                  </text:list-item>
                </text:list>
              </text:list-item>
            </text:list>
            <text:list text:style-name="a489">
              <text:list-item>
                <text:list text:style-name="a489">
                  <text:list-item>
                    <text:list text:style-name="a489">
                      <text:list-item>
                        <text:list text:style-name="a489">
                          <text:list-item>
                            <text:list text:style-name="a489">
                              <text:list-item>
                                <text:p text:style-name="a488" text:class-names="" text:cond-style-name=""><text:span text:style-name="a487" text:class-names="">Fifth level</text:span></text:p>
                              </text:list-item>
                            </text:list>
                          </text:list-item>
                        </text:list>
                      </text:list-item>
                    </text:list>
                  </text:list-item>
                </text:list>
              </text:list-item>
            </text:list>
          </draw:text-box>
          <svg:title/>
          <svg:desc/>
        </draw:frame>
        <draw:frame draw:id="id9" presentation:style-name="a493" draw:name="Footer Placeholder 5" svg:x="0in" svg:y="9.49826in" svg:width="3.25in" svg:height="0.50174in" presentation:class="footer" presentation:placeholder="false">
          <draw:text-box>
            <text:p text:style-name="a492" text:class-names="" text:cond-style-name=""><text:span text:style-name="a491" text:class-names=""/></text:p>
          </draw:text-box>
          <svg:title/>
          <svg:desc/>
        </draw:frame>
        <draw:frame draw:id="id10" presentation:style-name="a496" draw:name="Slide Number Placeholder 6" svg:x="4.24826in" svg:y="9.49826in" svg:width="3.25in" svg:height="0.50174in" presentation:class="page-number" presentation:placeholder="false">
          <draw:text-box>
            <text:p text:style-name="a495" text:class-names="" text:cond-style-name=""><text:span text:style-name="a494" text:class-names=""><text:page-number style:num-format="1" text:fixed="false"/></text:span></text:p>
          </draw:text-box>
          <svg:title/>
          <svg:desc/>
        </draw:frame>
      </presentation:notes>
    </style:master-page>
    <style:master-page style:name="Master1-Layout8-objTx-Content-with-Caption" style:page-layout-name="pageLayout1" draw:style-name="a499">
      <draw:frame draw:id="id47" presentation:style-name="a503" draw:name="Title 1" svg:x="0.9184in" svg:y="0.5in" svg:width="4.30035in" svg:height="1.75in" presentation:class="title" presentation:placeholder="false">
        <draw:text-box>
          <text:p text:style-name="a502" text:class-names="" text:cond-style-name=""><text:span text:style-name="a500" text:class-names="">Click to edit Master title style</text:span><text:span text:style-name="a501" text:class-names=""/></text:p>
        </draw:text-box>
        <svg:title/>
        <svg:desc/>
      </draw:frame>
      <draw:frame draw:id="id48" presentation:style-name="a520" draw:name="Content Placeholder 2" svg:x="5.6684in" svg:y="1.07986in" svg:width="6.75in" svg:height="5.32986in" presentation:class="object" presentation:placeholder="false">
        <draw:text-box>
          <text:list text:style-name="a506">
            <text:list-item>
              <text:p text:style-name="a505" text:class-names="" text:cond-style-name=""><text:span text:style-name="a504" text:class-names="">Click to edit Master text styles</text:span></text:p>
            </text:list-item>
          </text:list>
          <text:list text:style-name="a509">
            <text:list-item>
              <text:list text:style-name="a509">
                <text:list-item>
                  <text:p text:style-name="a508" text:class-names="" text:cond-style-name=""><text:span text:style-name="a507" text:class-names="">Second level</text:span></text:p>
                </text:list-item>
              </text:list>
            </text:list-item>
          </text:list>
          <text:list text:style-name="a512">
            <text:list-item>
              <text:list text:style-name="a512">
                <text:list-item>
                  <text:list text:style-name="a512">
                    <text:list-item>
                      <text:p text:style-name="a511" text:class-names="" text:cond-style-name=""><text:span text:style-name="a510" text:class-names="">Third level</text:span></text:p>
                    </text:list-item>
                  </text:list>
                </text:list-item>
              </text:list>
            </text:list-item>
          </text:list>
          <text:list text:style-name="a515">
            <text:list-item>
              <text:list text:style-name="a515">
                <text:list-item>
                  <text:list text:style-name="a515">
                    <text:list-item>
                      <text:list text:style-name="a515">
                        <text:list-item>
                          <text:p text:style-name="a514" text:class-names="" text:cond-style-name=""><text:span text:style-name="a513" text:class-names="">Fourth level</text:span></text:p>
                        </text:list-item>
                      </text:list>
                    </text:list-item>
                  </text:list>
                </text:list-item>
              </text:list>
            </text:list-item>
          </text:list>
          <text:list text:style-name="a519">
            <text:list-item>
              <text:list text:style-name="a519">
                <text:list-item>
                  <text:list text:style-name="a519">
                    <text:list-item>
                      <text:list text:style-name="a519">
                        <text:list-item>
                          <text:list text:style-name="a519">
                            <text:list-item>
                              <text:p text:style-name="a518" text:class-names="" text:cond-style-name=""><text:span text:style-name="a516" text:class-names="">Fifth level</text:span><text:span text:style-name="a517" text:class-names=""/></text:p>
                            </text:list-item>
                          </text:list>
                        </text:list-item>
                      </text:list>
                    </text:list-item>
                  </text:list>
                </text:list-item>
              </text:list>
            </text:list-item>
          </text:list>
        </draw:text-box>
        <svg:title/>
        <svg:desc/>
      </draw:frame>
      <draw:frame draw:id="id49" presentation:style-name="a524" draw:name="Text Placeholder 3" svg:x="1.22485in" svg:y="2.25in" svg:width="3.9939in" svg:height="4.1684in" presentation:class="outline" presentation:placeholder="false">
        <draw:text-box>
          <text:list text:style-name="a523">
            <text:list-item>
              <text:p text:style-name="a522" text:class-names="" text:cond-style-name=""><text:span text:style-name="a521" text:class-names="">Click to edit Master text styles</text:span></text:p>
            </text:list-item>
          </text:list>
        </draw:text-box>
        <svg:title/>
        <svg:desc/>
      </draw:frame>
      <draw:frame draw:id="id50" presentation:style-name="a529" draw:name="Date Placeholder 4" svg:x="0.91667in" svg:y="6.95139in" svg:width="3in" svg:height="0.39931in" presentation:class="date-time" presentation:placeholder="false">
        <draw:text-box>
          <text:p text:style-name="a528" text:class-names="" text:cond-style-name=""><text:span text:style-name="a525" text:class-names=""><text:date text:fixed="false" style:data-style-name="a526">3/11/2025</text:date></text:span><text:span text:style-name="a527" text:class-names=""/></text:p>
        </draw:text-box>
        <svg:title/>
        <svg:desc/>
      </draw:frame>
      <draw:frame draw:id="id51" presentation:style-name="a532" draw:name="Footer Placeholder 5" svg:x="4.41667in" svg:y="6.95139in" svg:width="4.5in" svg:height="0.39931in" presentation:class="footer" presentation:placeholder="false">
        <draw:text-box>
          <text:p text:style-name="a531" text:class-names="" text:cond-style-name=""><text:span text:style-name="a530" text:class-names=""/></text:p>
        </draw:text-box>
        <svg:title/>
        <svg:desc/>
      </draw:frame>
      <draw:frame draw:id="id52" presentation:style-name="a536" draw:name="Slide Number Placeholder 6" svg:x="9.41667in" svg:y="6.95139in" svg:width="3in" svg:height="0.39931in" presentation:class="page-number" presentation:placeholder="false">
        <draw:text-box>
          <text:p text:style-name="a535" text:class-names="" text:cond-style-name=""><text:span text:style-name="a533" text:class-names=""><text:page-number style:num-format="1" text:fixed="false"/></text:span><text:span text:style-name="a534" text:class-names=""/></text:p>
        </draw:text-box>
        <svg:title/>
        <svg:desc/>
      </draw:frame>
      <presentation:notes style:page-layout-name="pageLayout2" draw:style-name="a566">
        <draw:frame draw:id="id5" presentation:style-name="a539" draw:name="Header Placeholder 1" svg:x="0in" svg:y="0in" svg:width="3.25in" svg:height="0.50174in" presentation:class="header" presentation:placeholder="false">
          <draw:text-box>
            <text:p text:style-name="a538" text:class-names="" text:cond-style-name=""><text:span text:style-name="a537" text:class-names=""/></text:p>
          </draw:text-box>
          <svg:title/>
          <svg:desc/>
        </draw:frame>
        <draw:frame draw:id="id6" presentation:style-name="a543" draw:name="Date Placeholder 2" svg:x="4.24826in" svg:y="0in" svg:width="3.25in" svg:height="0.50174in" presentation:class="date-time" presentation:placeholder="false">
          <draw:text-box>
            <text:p text:style-name="a542" text:class-names="" text:cond-style-name=""><text:span text:style-name="a540" text:class-names=""><text:date text:fixed="false" style:data-style-name="a541">3/11/2025</text:date></text:span></text:p>
          </draw:text-box>
          <svg:title/>
          <svg:desc/>
        </draw:frame>
        <draw:page-thumbnail svg:x="0.75in" svg:y="1.25in" svg:width="6in" svg:height="3.375in" presentation:class="page" draw:id="id7" presentation:style-name="a544" draw:name="Slide Image Placeholder 3">
          <svg:title/>
          <svg:desc/>
        </draw:page-thumbnail>
        <draw:frame draw:id="id8" presentation:style-name="a559" draw:name="Notes Placeholder 4" svg:x="0.75in" svg:y="4.8125in" svg:width="6in" svg:height="3.9375in" presentation:class="notes" presentation:placeholder="false">
          <draw:text-box>
            <text:p text:style-name="a546" text:class-names="" text:cond-style-name=""><text:span text:style-name="a545" text:class-names="">Click to edit Master text styles</text:span></text:p>
            <text:list text:style-name="a549">
              <text:list-item>
                <text:list text:style-name="a549">
                  <text:list-item>
                    <text:p text:style-name="a548" text:class-names="" text:cond-style-name=""><text:span text:style-name="a547" text:class-names="">Second level</text:span></text:p>
                  </text:list-item>
                </text:list>
              </text:list-item>
            </text:list>
            <text:list text:style-name="a552">
              <text:list-item>
                <text:list text:style-name="a552">
                  <text:list-item>
                    <text:list text:style-name="a552">
                      <text:list-item>
                        <text:p text:style-name="a551" text:class-names="" text:cond-style-name=""><text:span text:style-name="a550" text:class-names="">Third level</text:span></text:p>
                      </text:list-item>
                    </text:list>
                  </text:list-item>
                </text:list>
              </text:list-item>
            </text:list>
            <text:list text:style-name="a555">
              <text:list-item>
                <text:list text:style-name="a555">
                  <text:list-item>
                    <text:list text:style-name="a555">
                      <text:list-item>
                        <text:list text:style-name="a555">
                          <text:list-item>
                            <text:p text:style-name="a554" text:class-names="" text:cond-style-name=""><text:span text:style-name="a553" text:class-names="">Fourth level</text:span></text:p>
                          </text:list-item>
                        </text:list>
                      </text:list-item>
                    </text:list>
                  </text:list-item>
                </text:list>
              </text:list-item>
            </text:list>
            <text:list text:style-name="a558">
              <text:list-item>
                <text:list text:style-name="a558">
                  <text:list-item>
                    <text:list text:style-name="a558">
                      <text:list-item>
                        <text:list text:style-name="a558">
                          <text:list-item>
                            <text:list text:style-name="a558">
                              <text:list-item>
                                <text:p text:style-name="a557" text:class-names="" text:cond-style-name=""><text:span text:style-name="a556" text:class-names="">Fifth level</text:span></text:p>
                              </text:list-item>
                            </text:list>
                          </text:list-item>
                        </text:list>
                      </text:list-item>
                    </text:list>
                  </text:list-item>
                </text:list>
              </text:list-item>
            </text:list>
          </draw:text-box>
          <svg:title/>
          <svg:desc/>
        </draw:frame>
        <draw:frame draw:id="id9" presentation:style-name="a562" draw:name="Footer Placeholder 5" svg:x="0in" svg:y="9.49826in" svg:width="3.25in" svg:height="0.50174in" presentation:class="footer" presentation:placeholder="false">
          <draw:text-box>
            <text:p text:style-name="a561" text:class-names="" text:cond-style-name=""><text:span text:style-name="a560" text:class-names=""/></text:p>
          </draw:text-box>
          <svg:title/>
          <svg:desc/>
        </draw:frame>
        <draw:frame draw:id="id10" presentation:style-name="a565" draw:name="Slide Number Placeholder 6" svg:x="4.24826in" svg:y="9.49826in" svg:width="3.25in" svg:height="0.50174in" presentation:class="page-number" presentation:placeholder="false">
          <draw:text-box>
            <text:p text:style-name="a564" text:class-names="" text:cond-style-name=""><text:span text:style-name="a563" text:class-names=""><text:page-number style:num-format="1" text:fixed="false"/></text:span></text:p>
          </draw:text-box>
          <svg:title/>
          <svg:desc/>
        </draw:frame>
      </presentation:notes>
    </style:master-page>
    <style:master-page style:name="Master1-Layout9-picTx-Picture-with-Caption" style:page-layout-name="pageLayout1" draw:style-name="a568">
      <draw:frame draw:id="id53" presentation:style-name="a572" draw:name="Title 1" svg:x="0.9184in" svg:y="0.5in" svg:width="4.30035in" svg:height="1.75in" presentation:class="title" presentation:placeholder="false">
        <draw:text-box>
          <text:p text:style-name="a571" text:class-names="" text:cond-style-name=""><text:span text:style-name="a569" text:class-names="">Click to edit Master title style</text:span><text:span text:style-name="a570" text:class-names=""/></text:p>
        </draw:text-box>
        <svg:title/>
        <svg:desc/>
      </draw:frame>
      <draw:frame draw:id="id54" presentation:style-name="a576" draw:name="Picture Placeholder 2" svg:x="5.6684in" svg:y="1.07986in" svg:width="6.75in" svg:height="5.32986in" presentation:class="graphic" presentation:placeholder="false">
        <draw:text-box>
          <text:p text:style-name="a575" text:class-names="" text:cond-style-name=""><text:span text:style-name="a573" text:class-names="">Click icon to add picture</text:span><text:span text:style-name="a574" text:class-names=""/></text:p>
        </draw:text-box>
        <svg:title/>
        <svg:desc/>
      </draw:frame>
      <draw:frame draw:id="id55" presentation:style-name="a580" draw:name="Text Placeholder 3" svg:x="1.22485in" svg:y="2.25in" svg:width="3.9939in" svg:height="4.1684in" presentation:class="outline" presentation:placeholder="false">
        <draw:text-box>
          <text:list text:style-name="a579">
            <text:list-item>
              <text:p text:style-name="a578" text:class-names="" text:cond-style-name=""><text:span text:style-name="a577" text:class-names="">Click to edit Master text styles</text:span></text:p>
            </text:list-item>
          </text:list>
        </draw:text-box>
        <svg:title/>
        <svg:desc/>
      </draw:frame>
      <draw:frame draw:id="id56" presentation:style-name="a585" draw:name="Date Placeholder 4" svg:x="0.91667in" svg:y="6.95139in" svg:width="3in" svg:height="0.39931in" presentation:class="date-time" presentation:placeholder="false">
        <draw:text-box>
          <text:p text:style-name="a584" text:class-names="" text:cond-style-name=""><text:span text:style-name="a581" text:class-names=""><text:date text:fixed="false" style:data-style-name="a582">3/11/2025</text:date></text:span><text:span text:style-name="a583" text:class-names=""/></text:p>
        </draw:text-box>
        <svg:title/>
        <svg:desc/>
      </draw:frame>
      <draw:frame draw:id="id57" presentation:style-name="a588" draw:name="Footer Placeholder 5" svg:x="4.41667in" svg:y="6.95139in" svg:width="4.5in" svg:height="0.39931in" presentation:class="footer" presentation:placeholder="false">
        <draw:text-box>
          <text:p text:style-name="a587" text:class-names="" text:cond-style-name=""><text:span text:style-name="a586" text:class-names=""/></text:p>
        </draw:text-box>
        <svg:title/>
        <svg:desc/>
      </draw:frame>
      <draw:frame draw:id="id58" presentation:style-name="a592" draw:name="Slide Number Placeholder 6" svg:x="9.41667in" svg:y="6.95139in" svg:width="3in" svg:height="0.39931in" presentation:class="page-number" presentation:placeholder="false">
        <draw:text-box>
          <text:p text:style-name="a591" text:class-names="" text:cond-style-name=""><text:span text:style-name="a589" text:class-names=""><text:page-number style:num-format="1" text:fixed="false"/></text:span><text:span text:style-name="a590" text:class-names=""/></text:p>
        </draw:text-box>
        <svg:title/>
        <svg:desc/>
      </draw:frame>
      <presentation:notes style:page-layout-name="pageLayout2" draw:style-name="a622">
        <draw:frame draw:id="id5" presentation:style-name="a595" draw:name="Header Placeholder 1" svg:x="0in" svg:y="0in" svg:width="3.25in" svg:height="0.50174in" presentation:class="header" presentation:placeholder="false">
          <draw:text-box>
            <text:p text:style-name="a594" text:class-names="" text:cond-style-name=""><text:span text:style-name="a593" text:class-names=""/></text:p>
          </draw:text-box>
          <svg:title/>
          <svg:desc/>
        </draw:frame>
        <draw:frame draw:id="id6" presentation:style-name="a599" draw:name="Date Placeholder 2" svg:x="4.24826in" svg:y="0in" svg:width="3.25in" svg:height="0.50174in" presentation:class="date-time" presentation:placeholder="false">
          <draw:text-box>
            <text:p text:style-name="a598" text:class-names="" text:cond-style-name=""><text:span text:style-name="a596" text:class-names=""><text:date text:fixed="false" style:data-style-name="a597">3/11/2025</text:date></text:span></text:p>
          </draw:text-box>
          <svg:title/>
          <svg:desc/>
        </draw:frame>
        <draw:page-thumbnail svg:x="0.75in" svg:y="1.25in" svg:width="6in" svg:height="3.375in" presentation:class="page" draw:id="id7" presentation:style-name="a600" draw:name="Slide Image Placeholder 3">
          <svg:title/>
          <svg:desc/>
        </draw:page-thumbnail>
        <draw:frame draw:id="id8" presentation:style-name="a615" draw:name="Notes Placeholder 4" svg:x="0.75in" svg:y="4.8125in" svg:width="6in" svg:height="3.9375in" presentation:class="notes" presentation:placeholder="false">
          <draw:text-box>
            <text:p text:style-name="a602" text:class-names="" text:cond-style-name=""><text:span text:style-name="a601" text:class-names="">Click to edit Master text styles</text:span></text:p>
            <text:list text:style-name="a605">
              <text:list-item>
                <text:list text:style-name="a605">
                  <text:list-item>
                    <text:p text:style-name="a604" text:class-names="" text:cond-style-name=""><text:span text:style-name="a603" text:class-names="">Second level</text:span></text:p>
                  </text:list-item>
                </text:list>
              </text:list-item>
            </text:list>
            <text:list text:style-name="a608">
              <text:list-item>
                <text:list text:style-name="a608">
                  <text:list-item>
                    <text:list text:style-name="a608">
                      <text:list-item>
                        <text:p text:style-name="a607" text:class-names="" text:cond-style-name=""><text:span text:style-name="a606" text:class-names="">Third level</text:span></text:p>
                      </text:list-item>
                    </text:list>
                  </text:list-item>
                </text:list>
              </text:list-item>
            </text:list>
            <text:list text:style-name="a611">
              <text:list-item>
                <text:list text:style-name="a611">
                  <text:list-item>
                    <text:list text:style-name="a611">
                      <text:list-item>
                        <text:list text:style-name="a611">
                          <text:list-item>
                            <text:p text:style-name="a610" text:class-names="" text:cond-style-name=""><text:span text:style-name="a609" text:class-names="">Fourth level</text:span></text:p>
                          </text:list-item>
                        </text:list>
                      </text:list-item>
                    </text:list>
                  </text:list-item>
                </text:list>
              </text:list-item>
            </text:list>
            <text:list text:style-name="a614">
              <text:list-item>
                <text:list text:style-name="a614">
                  <text:list-item>
                    <text:list text:style-name="a614">
                      <text:list-item>
                        <text:list text:style-name="a614">
                          <text:list-item>
                            <text:list text:style-name="a614">
                              <text:list-item>
                                <text:p text:style-name="a613" text:class-names="" text:cond-style-name=""><text:span text:style-name="a612" text:class-names="">Fifth level</text:span></text:p>
                              </text:list-item>
                            </text:list>
                          </text:list-item>
                        </text:list>
                      </text:list-item>
                    </text:list>
                  </text:list-item>
                </text:list>
              </text:list-item>
            </text:list>
          </draw:text-box>
          <svg:title/>
          <svg:desc/>
        </draw:frame>
        <draw:frame draw:id="id9" presentation:style-name="a618" draw:name="Footer Placeholder 5" svg:x="0in" svg:y="9.49826in" svg:width="3.25in" svg:height="0.50174in" presentation:class="footer" presentation:placeholder="false">
          <draw:text-box>
            <text:p text:style-name="a617" text:class-names="" text:cond-style-name=""><text:span text:style-name="a616" text:class-names=""/></text:p>
          </draw:text-box>
          <svg:title/>
          <svg:desc/>
        </draw:frame>
        <draw:frame draw:id="id10" presentation:style-name="a621" draw:name="Slide Number Placeholder 6" svg:x="4.24826in" svg:y="9.49826in" svg:width="3.25in" svg:height="0.50174in" presentation:class="page-number" presentation:placeholder="false">
          <draw:text-box>
            <text:p text:style-name="a620" text:class-names="" text:cond-style-name=""><text:span text:style-name="a619" text:class-names=""><text:page-number style:num-format="1" text:fixed="false"/></text:span></text:p>
          </draw:text-box>
          <svg:title/>
          <svg:desc/>
        </draw:frame>
      </presentation:notes>
    </style:master-page>
    <style:master-page style:name="Master1-Layout10-cust-Panoramic-Picture-with-Caption" style:page-layout-name="pageLayout1" draw:style-name="a624">
      <draw:frame draw:id="id59" presentation:style-name="a628" draw:name="Title 1" svg:x="0.9184in" svg:y="4.77598in" svg:width="11.5in" svg:height="0.89606in" presentation:class="title" presentation:placeholder="false">
        <draw:text-box>
          <text:p text:style-name="a627" text:class-names="" text:cond-style-name=""><text:span text:style-name="a625" text:class-names="">Click to edit Master title style</text:span><text:span text:style-name="a626" text:class-names=""/></text:p>
        </draw:text-box>
        <svg:title/>
        <svg:desc/>
      </draw:frame>
      <draw:frame draw:id="id60" presentation:style-name="a632" draw:name="Picture Placeholder 2" svg:x="0.9184in" svg:y="1.07986in" svg:width="11.5in" svg:height="3.69612in" presentation:class="graphic" presentation:placeholder="false">
        <draw:text-box>
          <text:p text:style-name="a631" text:class-names="" text:cond-style-name=""><text:span text:style-name="a629" text:class-names="">Click icon to add picture</text:span><text:span text:style-name="a630" text:class-names=""/></text:p>
        </draw:text-box>
        <svg:title/>
        <svg:desc/>
      </draw:frame>
      <draw:frame draw:id="id61" presentation:style-name="a636" draw:name="Text Placeholder 3" svg:x="0.9184in" svg:y="5.67204in" svg:width="11.49826in" svg:height="0.74636in" presentation:class="outline" presentation:placeholder="false">
        <draw:text-box>
          <text:list text:style-name="a635">
            <text:list-item>
              <text:p text:style-name="a634" text:class-names="" text:cond-style-name=""><text:span text:style-name="a633" text:class-names="">Click to edit Master text styles</text:span></text:p>
            </text:list-item>
          </text:list>
        </draw:text-box>
        <svg:title/>
        <svg:desc/>
      </draw:frame>
      <draw:frame draw:id="id62" presentation:style-name="a641" draw:name="Date Placeholder 4" svg:x="0.91667in" svg:y="6.95139in" svg:width="3in" svg:height="0.39931in" presentation:class="date-time" presentation:placeholder="false">
        <draw:text-box>
          <text:p text:style-name="a640" text:class-names="" text:cond-style-name=""><text:span text:style-name="a637" text:class-names=""><text:date text:fixed="false" style:data-style-name="a638">3/11/2025</text:date></text:span><text:span text:style-name="a639" text:class-names=""/></text:p>
        </draw:text-box>
        <svg:title/>
        <svg:desc/>
      </draw:frame>
      <draw:frame draw:id="id63" presentation:style-name="a644" draw:name="Footer Placeholder 5" svg:x="4.41667in" svg:y="6.95139in" svg:width="4.5in" svg:height="0.39931in" presentation:class="footer" presentation:placeholder="false">
        <draw:text-box>
          <text:p text:style-name="a643" text:class-names="" text:cond-style-name=""><text:span text:style-name="a642" text:class-names=""/></text:p>
        </draw:text-box>
        <svg:title/>
        <svg:desc/>
      </draw:frame>
      <draw:frame draw:id="id64" presentation:style-name="a648" draw:name="Slide Number Placeholder 6" svg:x="9.41667in" svg:y="6.95139in" svg:width="3in" svg:height="0.39931in" presentation:class="page-number" presentation:placeholder="false">
        <draw:text-box>
          <text:p text:style-name="a647" text:class-names="" text:cond-style-name=""><text:span text:style-name="a645" text:class-names=""><text:page-number style:num-format="1" text:fixed="false"/></text:span><text:span text:style-name="a646" text:class-names=""/></text:p>
        </draw:text-box>
        <svg:title/>
        <svg:desc/>
      </draw:frame>
      <presentation:notes style:page-layout-name="pageLayout2" draw:style-name="a678">
        <draw:frame draw:id="id5" presentation:style-name="a651" draw:name="Header Placeholder 1" svg:x="0in" svg:y="0in" svg:width="3.25in" svg:height="0.50174in" presentation:class="header" presentation:placeholder="false">
          <draw:text-box>
            <text:p text:style-name="a650" text:class-names="" text:cond-style-name=""><text:span text:style-name="a649" text:class-names=""/></text:p>
          </draw:text-box>
          <svg:title/>
          <svg:desc/>
        </draw:frame>
        <draw:frame draw:id="id6" presentation:style-name="a655" draw:name="Date Placeholder 2" svg:x="4.24826in" svg:y="0in" svg:width="3.25in" svg:height="0.50174in" presentation:class="date-time" presentation:placeholder="false">
          <draw:text-box>
            <text:p text:style-name="a654" text:class-names="" text:cond-style-name=""><text:span text:style-name="a652" text:class-names=""><text:date text:fixed="false" style:data-style-name="a653">3/11/2025</text:date></text:span></text:p>
          </draw:text-box>
          <svg:title/>
          <svg:desc/>
        </draw:frame>
        <draw:page-thumbnail svg:x="0.75in" svg:y="1.25in" svg:width="6in" svg:height="3.375in" presentation:class="page" draw:id="id7" presentation:style-name="a656" draw:name="Slide Image Placeholder 3">
          <svg:title/>
          <svg:desc/>
        </draw:page-thumbnail>
        <draw:frame draw:id="id8" presentation:style-name="a671" draw:name="Notes Placeholder 4" svg:x="0.75in" svg:y="4.8125in" svg:width="6in" svg:height="3.9375in" presentation:class="notes" presentation:placeholder="false">
          <draw:text-box>
            <text:p text:style-name="a658" text:class-names="" text:cond-style-name=""><text:span text:style-name="a657" text:class-names="">Click to edit Master text styles</text:span></text:p>
            <text:list text:style-name="a661">
              <text:list-item>
                <text:list text:style-name="a661">
                  <text:list-item>
                    <text:p text:style-name="a660" text:class-names="" text:cond-style-name=""><text:span text:style-name="a659" text:class-names="">Second level</text:span></text:p>
                  </text:list-item>
                </text:list>
              </text:list-item>
            </text:list>
            <text:list text:style-name="a664">
              <text:list-item>
                <text:list text:style-name="a664">
                  <text:list-item>
                    <text:list text:style-name="a664">
                      <text:list-item>
                        <text:p text:style-name="a663" text:class-names="" text:cond-style-name=""><text:span text:style-name="a662" text:class-names="">Third level</text:span></text:p>
                      </text:list-item>
                    </text:list>
                  </text:list-item>
                </text:list>
              </text:list-item>
            </text:list>
            <text:list text:style-name="a667">
              <text:list-item>
                <text:list text:style-name="a667">
                  <text:list-item>
                    <text:list text:style-name="a667">
                      <text:list-item>
                        <text:list text:style-name="a667">
                          <text:list-item>
                            <text:p text:style-name="a666" text:class-names="" text:cond-style-name=""><text:span text:style-name="a665" text:class-names="">Fourth level</text:span></text:p>
                          </text:list-item>
                        </text:list>
                      </text:list-item>
                    </text:list>
                  </text:list-item>
                </text:list>
              </text:list-item>
            </text:list>
            <text:list text:style-name="a670">
              <text:list-item>
                <text:list text:style-name="a670">
                  <text:list-item>
                    <text:list text:style-name="a670">
                      <text:list-item>
                        <text:list text:style-name="a670">
                          <text:list-item>
                            <text:list text:style-name="a670">
                              <text:list-item>
                                <text:p text:style-name="a669" text:class-names="" text:cond-style-name=""><text:span text:style-name="a668" text:class-names="">Fifth level</text:span></text:p>
                              </text:list-item>
                            </text:list>
                          </text:list-item>
                        </text:list>
                      </text:list-item>
                    </text:list>
                  </text:list-item>
                </text:list>
              </text:list-item>
            </text:list>
          </draw:text-box>
          <svg:title/>
          <svg:desc/>
        </draw:frame>
        <draw:frame draw:id="id9" presentation:style-name="a674" draw:name="Footer Placeholder 5" svg:x="0in" svg:y="9.49826in" svg:width="3.25in" svg:height="0.50174in" presentation:class="footer" presentation:placeholder="false">
          <draw:text-box>
            <text:p text:style-name="a673" text:class-names="" text:cond-style-name=""><text:span text:style-name="a672" text:class-names=""/></text:p>
          </draw:text-box>
          <svg:title/>
          <svg:desc/>
        </draw:frame>
        <draw:frame draw:id="id10" presentation:style-name="a677" draw:name="Slide Number Placeholder 6" svg:x="4.24826in" svg:y="9.49826in" svg:width="3.25in" svg:height="0.50174in" presentation:class="page-number" presentation:placeholder="false">
          <draw:text-box>
            <text:p text:style-name="a676" text:class-names="" text:cond-style-name=""><text:span text:style-name="a675" text:class-names=""><text:page-number style:num-format="1" text:fixed="false"/></text:span></text:p>
          </draw:text-box>
          <svg:title/>
          <svg:desc/>
        </draw:frame>
      </presentation:notes>
    </style:master-page>
    <style:master-page style:name="Master1-Layout11-cust-Title-and-Caption" style:page-layout-name="pageLayout1" draw:style-name="a680">
      <draw:frame draw:id="id65" presentation:style-name="a684" draw:name="Title 1" svg:x="0.9184in" svg:y="0.39931in" svg:width="11.5in" svg:height="3.86521in" presentation:class="title" presentation:placeholder="false">
        <draw:text-box>
          <text:p text:style-name="a683" text:class-names="" text:cond-style-name=""><text:span text:style-name="a681" text:class-names="">Click to edit Master title style</text:span><text:span text:style-name="a682" text:class-names=""/></text:p>
        </draw:text-box>
        <svg:title/>
        <svg:desc/>
      </draw:frame>
      <draw:frame draw:id="id66" presentation:style-name="a688" draw:name="Text Placeholder 3" svg:x="0.9184in" svg:y="4.90967in" svg:width="11.49826in" svg:height="1.64242in" presentation:class="outline" presentation:placeholder="false">
        <draw:text-box>
          <text:list text:style-name="a687">
            <text:list-item>
              <text:p text:style-name="a686" text:class-names="" text:cond-style-name=""><text:span text:style-name="a685" text:class-names="">Click to edit Master text styles</text:span></text:p>
            </text:list-item>
          </text:list>
        </draw:text-box>
        <svg:title/>
        <svg:desc/>
      </draw:frame>
      <draw:frame draw:id="id67" presentation:style-name="a693" draw:name="Date Placeholder 4" svg:x="0.91667in" svg:y="6.95139in" svg:width="3in" svg:height="0.39931in" presentation:class="date-time" presentation:placeholder="false">
        <draw:text-box>
          <text:p text:style-name="a692" text:class-names="" text:cond-style-name=""><text:span text:style-name="a689" text:class-names=""><text:date text:fixed="false" style:data-style-name="a690">3/11/2025</text:date></text:span><text:span text:style-name="a691" text:class-names=""/></text:p>
        </draw:text-box>
        <svg:title/>
        <svg:desc/>
      </draw:frame>
      <draw:frame draw:id="id68" presentation:style-name="a696" draw:name="Footer Placeholder 5" svg:x="4.41667in" svg:y="6.95139in" svg:width="4.5in" svg:height="0.39931in" presentation:class="footer" presentation:placeholder="false">
        <draw:text-box>
          <text:p text:style-name="a695" text:class-names="" text:cond-style-name=""><text:span text:style-name="a694" text:class-names=""/></text:p>
        </draw:text-box>
        <svg:title/>
        <svg:desc/>
      </draw:frame>
      <draw:frame draw:id="id69" presentation:style-name="a700" draw:name="Slide Number Placeholder 6" svg:x="9.41667in" svg:y="6.95139in" svg:width="3in" svg:height="0.39931in" presentation:class="page-number" presentation:placeholder="false">
        <draw:text-box>
          <text:p text:style-name="a699" text:class-names="" text:cond-style-name=""><text:span text:style-name="a697" text:class-names=""><text:page-number style:num-format="1" text:fixed="false"/></text:span><text:span text:style-name="a698" text:class-names=""/></text:p>
        </draw:text-box>
        <svg:title/>
        <svg:desc/>
      </draw:frame>
      <presentation:notes style:page-layout-name="pageLayout2" draw:style-name="a730">
        <draw:frame draw:id="id5" presentation:style-name="a703" draw:name="Header Placeholder 1" svg:x="0in" svg:y="0in" svg:width="3.25in" svg:height="0.50174in" presentation:class="header" presentation:placeholder="false">
          <draw:text-box>
            <text:p text:style-name="a702" text:class-names="" text:cond-style-name=""><text:span text:style-name="a701" text:class-names=""/></text:p>
          </draw:text-box>
          <svg:title/>
          <svg:desc/>
        </draw:frame>
        <draw:frame draw:id="id6" presentation:style-name="a707" draw:name="Date Placeholder 2" svg:x="4.24826in" svg:y="0in" svg:width="3.25in" svg:height="0.50174in" presentation:class="date-time" presentation:placeholder="false">
          <draw:text-box>
            <text:p text:style-name="a706" text:class-names="" text:cond-style-name=""><text:span text:style-name="a704" text:class-names=""><text:date text:fixed="false" style:data-style-name="a705">3/11/2025</text:date></text:span></text:p>
          </draw:text-box>
          <svg:title/>
          <svg:desc/>
        </draw:frame>
        <draw:page-thumbnail svg:x="0.75in" svg:y="1.25in" svg:width="6in" svg:height="3.375in" presentation:class="page" draw:id="id7" presentation:style-name="a708" draw:name="Slide Image Placeholder 3">
          <svg:title/>
          <svg:desc/>
        </draw:page-thumbnail>
        <draw:frame draw:id="id8" presentation:style-name="a723" draw:name="Notes Placeholder 4" svg:x="0.75in" svg:y="4.8125in" svg:width="6in" svg:height="3.9375in" presentation:class="notes" presentation:placeholder="false">
          <draw:text-box>
            <text:p text:style-name="a710" text:class-names="" text:cond-style-name=""><text:span text:style-name="a709" text:class-names="">Click to edit Master text styles</text:span></text:p>
            <text:list text:style-name="a713">
              <text:list-item>
                <text:list text:style-name="a713">
                  <text:list-item>
                    <text:p text:style-name="a712" text:class-names="" text:cond-style-name=""><text:span text:style-name="a711" text:class-names="">Second level</text:span></text:p>
                  </text:list-item>
                </text:list>
              </text:list-item>
            </text:list>
            <text:list text:style-name="a716">
              <text:list-item>
                <text:list text:style-name="a716">
                  <text:list-item>
                    <text:list text:style-name="a716">
                      <text:list-item>
                        <text:p text:style-name="a715" text:class-names="" text:cond-style-name=""><text:span text:style-name="a714" text:class-names="">Third level</text:span></text:p>
                      </text:list-item>
                    </text:list>
                  </text:list-item>
                </text:list>
              </text:list-item>
            </text:list>
            <text:list text:style-name="a719">
              <text:list-item>
                <text:list text:style-name="a719">
                  <text:list-item>
                    <text:list text:style-name="a719">
                      <text:list-item>
                        <text:list text:style-name="a719">
                          <text:list-item>
                            <text:p text:style-name="a718" text:class-names="" text:cond-style-name=""><text:span text:style-name="a717" text:class-names="">Fourth level</text:span></text:p>
                          </text:list-item>
                        </text:list>
                      </text:list-item>
                    </text:list>
                  </text:list-item>
                </text:list>
              </text:list-item>
            </text:list>
            <text:list text:style-name="a722">
              <text:list-item>
                <text:list text:style-name="a722">
                  <text:list-item>
                    <text:list text:style-name="a722">
                      <text:list-item>
                        <text:list text:style-name="a722">
                          <text:list-item>
                            <text:list text:style-name="a722">
                              <text:list-item>
                                <text:p text:style-name="a721" text:class-names="" text:cond-style-name=""><text:span text:style-name="a720" text:class-names="">Fifth level</text:span></text:p>
                              </text:list-item>
                            </text:list>
                          </text:list-item>
                        </text:list>
                      </text:list-item>
                    </text:list>
                  </text:list-item>
                </text:list>
              </text:list-item>
            </text:list>
          </draw:text-box>
          <svg:title/>
          <svg:desc/>
        </draw:frame>
        <draw:frame draw:id="id9" presentation:style-name="a726" draw:name="Footer Placeholder 5" svg:x="0in" svg:y="9.49826in" svg:width="3.25in" svg:height="0.50174in" presentation:class="footer" presentation:placeholder="false">
          <draw:text-box>
            <text:p text:style-name="a725" text:class-names="" text:cond-style-name=""><text:span text:style-name="a724" text:class-names=""/></text:p>
          </draw:text-box>
          <svg:title/>
          <svg:desc/>
        </draw:frame>
        <draw:frame draw:id="id10" presentation:style-name="a729" draw:name="Slide Number Placeholder 6" svg:x="4.24826in" svg:y="9.49826in" svg:width="3.25in" svg:height="0.50174in" presentation:class="page-number" presentation:placeholder="false">
          <draw:text-box>
            <text:p text:style-name="a728" text:class-names="" text:cond-style-name=""><text:span text:style-name="a727" text:class-names=""><text:page-number style:num-format="1" text:fixed="false"/></text:span></text:p>
          </draw:text-box>
          <svg:title/>
          <svg:desc/>
        </draw:frame>
      </presentation:notes>
    </style:master-page>
    <style:master-page style:name="Master1-Layout12-cust-Quote-with-Caption" style:page-layout-name="pageLayout1" draw:style-name="a732">
      <draw:frame draw:id="id70" presentation:style-name="a736" draw:name="Title 1" svg:x="1.5816in" svg:y="0.39931in" svg:width="10.17361in" svg:height="3.27308in" presentation:class="title" presentation:placeholder="false">
        <draw:text-box>
          <text:p text:style-name="a735" text:class-names="" text:cond-style-name=""><text:span text:style-name="a733" text:class-names="">Click to edit Master title style</text:span><text:span text:style-name="a734" text:class-names=""/></text:p>
        </draw:text-box>
        <svg:title/>
        <svg:desc/>
      </draw:frame>
      <draw:frame draw:id="id71" presentation:style-name="a740" draw:name="Text Placeholder 3" svg:x="1.88172in" svg:y="3.68062in" svg:width="9.57163in" svg:height="0.60036in" presentation:class="outline" presentation:placeholder="false">
        <draw:text-box>
          <text:list text:style-name="a739">
            <text:list-item>
              <text:p text:style-name="a738" text:class-names="" text:cond-style-name=""><text:span text:style-name="a737" text:class-names="">Click to edit Master text styles</text:span></text:p>
            </text:list-item>
          </text:list>
        </draw:text-box>
        <svg:title/>
        <svg:desc/>
      </draw:frame>
      <draw:frame draw:id="id72" presentation:style-name="a744" draw:name="Text Placeholder 3" svg:x="0.91667in" svg:y="4.92315in" svg:width="11.49653in" svg:height="1.62893in" presentation:class="outline" presentation:placeholder="false">
        <draw:text-box>
          <text:list text:style-name="a743">
            <text:list-item>
              <text:p text:style-name="a742" text:class-names="" text:cond-style-name=""><text:span text:style-name="a741" text:class-names="">Click to edit Master text styles</text:span></text:p>
            </text:list-item>
          </text:list>
        </draw:text-box>
        <svg:title/>
        <svg:desc/>
      </draw:frame>
      <draw:frame draw:id="id73" presentation:style-name="a749" draw:name="Date Placeholder 4" svg:x="0.91667in" svg:y="6.95139in" svg:width="3in" svg:height="0.39931in" presentation:class="date-time" presentation:placeholder="false">
        <draw:text-box>
          <text:p text:style-name="a748" text:class-names="" text:cond-style-name=""><text:span text:style-name="a745" text:class-names=""><text:date text:fixed="false" style:data-style-name="a746">3/11/2025</text:date></text:span><text:span text:style-name="a747" text:class-names=""/></text:p>
        </draw:text-box>
        <svg:title/>
        <svg:desc/>
      </draw:frame>
      <draw:frame draw:id="id74" presentation:style-name="a752" draw:name="Footer Placeholder 5" svg:x="4.41667in" svg:y="6.95139in" svg:width="4.5in" svg:height="0.39931in" presentation:class="footer" presentation:placeholder="false">
        <draw:text-box>
          <text:p text:style-name="a751" text:class-names="" text:cond-style-name=""><text:span text:style-name="a750" text:class-names=""/></text:p>
        </draw:text-box>
        <svg:title/>
        <svg:desc/>
      </draw:frame>
      <draw:frame draw:id="id75" presentation:style-name="a756" draw:name="Slide Number Placeholder 6" svg:x="9.41667in" svg:y="6.95139in" svg:width="3in" svg:height="0.39931in" presentation:class="page-number" presentation:placeholder="false">
        <draw:text-box>
          <text:p text:style-name="a755" text:class-names="" text:cond-style-name=""><text:span text:style-name="a753" text:class-names=""><text:page-number style:num-format="1" text:fixed="false"/></text:span><text:span text:style-name="a754" text:class-names=""/></text:p>
        </draw:text-box>
        <svg:title/>
        <svg:desc/>
      </draw:frame>
      <draw:frame draw:id="id76" draw:style-name="a759" draw:name="TextBox 8" svg:x="1.21505in" svg:y="0.86048in" svg:width="0.66667in" svg:height="0.63952in">
        <draw:text-box>
          <text:p text:style-name="a758" text:class-names="" text:cond-style-name=""><text:span text:style-name="a757" text:class-names="">“</text:span></text:p>
        </draw:text-box>
        <svg:title/>
        <svg:desc/>
      </draw:frame>
      <draw:frame draw:id="id77" draw:style-name="a762" draw:name="TextBox 9" svg:x="11.41493in" svg:y="3in" svg:width="0.66667in" svg:height="0.63952in">
        <draw:text-box>
          <text:p text:style-name="a761" text:class-names="" text:cond-style-name=""><text:span text:style-name="a760" text:class-names="">”</text:span></text:p>
        </draw:text-box>
        <svg:title/>
        <svg:desc/>
      </draw:frame>
      <presentation:notes style:page-layout-name="pageLayout2" draw:style-name="a792">
        <draw:frame draw:id="id5" presentation:style-name="a765" draw:name="Header Placeholder 1" svg:x="0in" svg:y="0in" svg:width="3.25in" svg:height="0.50174in" presentation:class="header" presentation:placeholder="false">
          <draw:text-box>
            <text:p text:style-name="a764" text:class-names="" text:cond-style-name=""><text:span text:style-name="a763" text:class-names=""/></text:p>
          </draw:text-box>
          <svg:title/>
          <svg:desc/>
        </draw:frame>
        <draw:frame draw:id="id6" presentation:style-name="a769" draw:name="Date Placeholder 2" svg:x="4.24826in" svg:y="0in" svg:width="3.25in" svg:height="0.50174in" presentation:class="date-time" presentation:placeholder="false">
          <draw:text-box>
            <text:p text:style-name="a768" text:class-names="" text:cond-style-name=""><text:span text:style-name="a766" text:class-names=""><text:date text:fixed="false" style:data-style-name="a767">3/11/2025</text:date></text:span></text:p>
          </draw:text-box>
          <svg:title/>
          <svg:desc/>
        </draw:frame>
        <draw:page-thumbnail svg:x="0.75in" svg:y="1.25in" svg:width="6in" svg:height="3.375in" presentation:class="page" draw:id="id7" presentation:style-name="a770" draw:name="Slide Image Placeholder 3">
          <svg:title/>
          <svg:desc/>
        </draw:page-thumbnail>
        <draw:frame draw:id="id8" presentation:style-name="a785" draw:name="Notes Placeholder 4" svg:x="0.75in" svg:y="4.8125in" svg:width="6in" svg:height="3.9375in" presentation:class="notes" presentation:placeholder="false">
          <draw:text-box>
            <text:p text:style-name="a772" text:class-names="" text:cond-style-name=""><text:span text:style-name="a771" text:class-names="">Click to edit Master text styles</text:span></text:p>
            <text:list text:style-name="a775">
              <text:list-item>
                <text:list text:style-name="a775">
                  <text:list-item>
                    <text:p text:style-name="a774" text:class-names="" text:cond-style-name=""><text:span text:style-name="a773" text:class-names="">Second level</text:span></text:p>
                  </text:list-item>
                </text:list>
              </text:list-item>
            </text:list>
            <text:list text:style-name="a778">
              <text:list-item>
                <text:list text:style-name="a778">
                  <text:list-item>
                    <text:list text:style-name="a778">
                      <text:list-item>
                        <text:p text:style-name="a777" text:class-names="" text:cond-style-name=""><text:span text:style-name="a776" text:class-names="">Third level</text:span></text:p>
                      </text:list-item>
                    </text:list>
                  </text:list-item>
                </text:list>
              </text:list-item>
            </text:list>
            <text:list text:style-name="a781">
              <text:list-item>
                <text:list text:style-name="a781">
                  <text:list-item>
                    <text:list text:style-name="a781">
                      <text:list-item>
                        <text:list text:style-name="a781">
                          <text:list-item>
                            <text:p text:style-name="a780" text:class-names="" text:cond-style-name=""><text:span text:style-name="a779" text:class-names="">Fourth level</text:span></text:p>
                          </text:list-item>
                        </text:list>
                      </text:list-item>
                    </text:list>
                  </text:list-item>
                </text:list>
              </text:list-item>
            </text:list>
            <text:list text:style-name="a784">
              <text:list-item>
                <text:list text:style-name="a784">
                  <text:list-item>
                    <text:list text:style-name="a784">
                      <text:list-item>
                        <text:list text:style-name="a784">
                          <text:list-item>
                            <text:list text:style-name="a784">
                              <text:list-item>
                                <text:p text:style-name="a783" text:class-names="" text:cond-style-name=""><text:span text:style-name="a782" text:class-names="">Fifth level</text:span></text:p>
                              </text:list-item>
                            </text:list>
                          </text:list-item>
                        </text:list>
                      </text:list-item>
                    </text:list>
                  </text:list-item>
                </text:list>
              </text:list-item>
            </text:list>
          </draw:text-box>
          <svg:title/>
          <svg:desc/>
        </draw:frame>
        <draw:frame draw:id="id9" presentation:style-name="a788" draw:name="Footer Placeholder 5" svg:x="0in" svg:y="9.49826in" svg:width="3.25in" svg:height="0.50174in" presentation:class="footer" presentation:placeholder="false">
          <draw:text-box>
            <text:p text:style-name="a787" text:class-names="" text:cond-style-name=""><text:span text:style-name="a786" text:class-names=""/></text:p>
          </draw:text-box>
          <svg:title/>
          <svg:desc/>
        </draw:frame>
        <draw:frame draw:id="id10" presentation:style-name="a791" draw:name="Slide Number Placeholder 6" svg:x="4.24826in" svg:y="9.49826in" svg:width="3.25in" svg:height="0.50174in" presentation:class="page-number" presentation:placeholder="false">
          <draw:text-box>
            <text:p text:style-name="a790" text:class-names="" text:cond-style-name=""><text:span text:style-name="a789" text:class-names=""><text:page-number style:num-format="1" text:fixed="false"/></text:span></text:p>
          </draw:text-box>
          <svg:title/>
          <svg:desc/>
        </draw:frame>
      </presentation:notes>
    </style:master-page>
    <style:master-page style:name="Master1-Layout13-cust-Name-Card" style:page-layout-name="pageLayout1" draw:style-name="a794">
      <draw:frame draw:id="id78" presentation:style-name="a798" draw:name="Title 1" svg:x="0.9184in" svg:y="2.5448in" svg:width="11.5in" svg:height="2.74698in" presentation:class="title" presentation:placeholder="false">
        <draw:text-box>
          <text:p text:style-name="a797" text:class-names="" text:cond-style-name=""><text:span text:style-name="a795" text:class-names="">Click to edit Master title style</text:span><text:span text:style-name="a796" text:class-names=""/></text:p>
        </draw:text-box>
        <svg:title/>
        <svg:desc/>
      </draw:frame>
      <draw:frame draw:id="id79" presentation:style-name="a802" draw:name="Text Placeholder 3" svg:x="0.9184in" svg:y="5.30466in" svg:width="11.49826in" svg:height="1.24742in" presentation:class="outline" presentation:placeholder="false">
        <draw:text-box>
          <text:list text:style-name="a801">
            <text:list-item>
              <text:p text:style-name="a800" text:class-names="" text:cond-style-name=""><text:span text:style-name="a799" text:class-names="">Click to edit Master text styles</text:span></text:p>
            </text:list-item>
          </text:list>
        </draw:text-box>
        <svg:title/>
        <svg:desc/>
      </draw:frame>
      <draw:frame draw:id="id80" presentation:style-name="a807" draw:name="Date Placeholder 4" svg:x="0.91667in" svg:y="6.95139in" svg:width="3in" svg:height="0.39931in" presentation:class="date-time" presentation:placeholder="false">
        <draw:text-box>
          <text:p text:style-name="a806" text:class-names="" text:cond-style-name=""><text:span text:style-name="a803" text:class-names=""><text:date text:fixed="false" style:data-style-name="a804">3/11/2025</text:date></text:span><text:span text:style-name="a805" text:class-names=""/></text:p>
        </draw:text-box>
        <svg:title/>
        <svg:desc/>
      </draw:frame>
      <draw:frame draw:id="id81" presentation:style-name="a810" draw:name="Footer Placeholder 5" svg:x="4.41667in" svg:y="6.95139in" svg:width="4.5in" svg:height="0.39931in" presentation:class="footer" presentation:placeholder="false">
        <draw:text-box>
          <text:p text:style-name="a809" text:class-names="" text:cond-style-name=""><text:span text:style-name="a808" text:class-names=""/></text:p>
        </draw:text-box>
        <svg:title/>
        <svg:desc/>
      </draw:frame>
      <draw:frame draw:id="id82" presentation:style-name="a814" draw:name="Slide Number Placeholder 6" svg:x="9.41667in" svg:y="6.95139in" svg:width="3in" svg:height="0.39931in" presentation:class="page-number" presentation:placeholder="false">
        <draw:text-box>
          <text:p text:style-name="a813" text:class-names="" text:cond-style-name=""><text:span text:style-name="a811" text:class-names=""><text:page-number style:num-format="1" text:fixed="false"/></text:span><text:span text:style-name="a812" text:class-names=""/></text:p>
        </draw:text-box>
        <svg:title/>
        <svg:desc/>
      </draw:frame>
      <presentation:notes style:page-layout-name="pageLayout2" draw:style-name="a844">
        <draw:frame draw:id="id5" presentation:style-name="a817" draw:name="Header Placeholder 1" svg:x="0in" svg:y="0in" svg:width="3.25in" svg:height="0.50174in" presentation:class="header" presentation:placeholder="false">
          <draw:text-box>
            <text:p text:style-name="a816" text:class-names="" text:cond-style-name=""><text:span text:style-name="a815" text:class-names=""/></text:p>
          </draw:text-box>
          <svg:title/>
          <svg:desc/>
        </draw:frame>
        <draw:frame draw:id="id6" presentation:style-name="a821" draw:name="Date Placeholder 2" svg:x="4.24826in" svg:y="0in" svg:width="3.25in" svg:height="0.50174in" presentation:class="date-time" presentation:placeholder="false">
          <draw:text-box>
            <text:p text:style-name="a820" text:class-names="" text:cond-style-name=""><text:span text:style-name="a818" text:class-names=""><text:date text:fixed="false" style:data-style-name="a819">3/11/2025</text:date></text:span></text:p>
          </draw:text-box>
          <svg:title/>
          <svg:desc/>
        </draw:frame>
        <draw:page-thumbnail svg:x="0.75in" svg:y="1.25in" svg:width="6in" svg:height="3.375in" presentation:class="page" draw:id="id7" presentation:style-name="a822" draw:name="Slide Image Placeholder 3">
          <svg:title/>
          <svg:desc/>
        </draw:page-thumbnail>
        <draw:frame draw:id="id8" presentation:style-name="a837" draw:name="Notes Placeholder 4" svg:x="0.75in" svg:y="4.8125in" svg:width="6in" svg:height="3.9375in" presentation:class="notes" presentation:placeholder="false">
          <draw:text-box>
            <text:p text:style-name="a824" text:class-names="" text:cond-style-name=""><text:span text:style-name="a823" text:class-names="">Click to edit Master text styles</text:span></text:p>
            <text:list text:style-name="a827">
              <text:list-item>
                <text:list text:style-name="a827">
                  <text:list-item>
                    <text:p text:style-name="a826" text:class-names="" text:cond-style-name=""><text:span text:style-name="a825" text:class-names="">Second level</text:span></text:p>
                  </text:list-item>
                </text:list>
              </text:list-item>
            </text:list>
            <text:list text:style-name="a830">
              <text:list-item>
                <text:list text:style-name="a830">
                  <text:list-item>
                    <text:list text:style-name="a830">
                      <text:list-item>
                        <text:p text:style-name="a829" text:class-names="" text:cond-style-name=""><text:span text:style-name="a828" text:class-names="">Third level</text:span></text:p>
                      </text:list-item>
                    </text:list>
                  </text:list-item>
                </text:list>
              </text:list-item>
            </text:list>
            <text:list text:style-name="a833">
              <text:list-item>
                <text:list text:style-name="a833">
                  <text:list-item>
                    <text:list text:style-name="a833">
                      <text:list-item>
                        <text:list text:style-name="a833">
                          <text:list-item>
                            <text:p text:style-name="a832" text:class-names="" text:cond-style-name=""><text:span text:style-name="a831" text:class-names="">Fourth level</text:span></text:p>
                          </text:list-item>
                        </text:list>
                      </text:list-item>
                    </text:list>
                  </text:list-item>
                </text:list>
              </text:list-item>
            </text:list>
            <text:list text:style-name="a836">
              <text:list-item>
                <text:list text:style-name="a836">
                  <text:list-item>
                    <text:list text:style-name="a836">
                      <text:list-item>
                        <text:list text:style-name="a836">
                          <text:list-item>
                            <text:list text:style-name="a836">
                              <text:list-item>
                                <text:p text:style-name="a835" text:class-names="" text:cond-style-name=""><text:span text:style-name="a834" text:class-names="">Fifth level</text:span></text:p>
                              </text:list-item>
                            </text:list>
                          </text:list-item>
                        </text:list>
                      </text:list-item>
                    </text:list>
                  </text:list-item>
                </text:list>
              </text:list-item>
            </text:list>
          </draw:text-box>
          <svg:title/>
          <svg:desc/>
        </draw:frame>
        <draw:frame draw:id="id9" presentation:style-name="a840" draw:name="Footer Placeholder 5" svg:x="0in" svg:y="9.49826in" svg:width="3.25in" svg:height="0.50174in" presentation:class="footer" presentation:placeholder="false">
          <draw:text-box>
            <text:p text:style-name="a839" text:class-names="" text:cond-style-name=""><text:span text:style-name="a838" text:class-names=""/></text:p>
          </draw:text-box>
          <svg:title/>
          <svg:desc/>
        </draw:frame>
        <draw:frame draw:id="id10" presentation:style-name="a843" draw:name="Slide Number Placeholder 6" svg:x="4.24826in" svg:y="9.49826in" svg:width="3.25in" svg:height="0.50174in" presentation:class="page-number" presentation:placeholder="false">
          <draw:text-box>
            <text:p text:style-name="a842" text:class-names="" text:cond-style-name=""><text:span text:style-name="a841" text:class-names=""><text:page-number style:num-format="1" text:fixed="false"/></text:span></text:p>
          </draw:text-box>
          <svg:title/>
          <svg:desc/>
        </draw:frame>
      </presentation:notes>
    </style:master-page>
    <style:master-page style:name="Master1-Layout14-cust-3-Column" style:page-layout-name="pageLayout1" draw:style-name="a846">
      <draw:frame draw:id="id83" presentation:style-name="a850" draw:name="Title 1" svg:x="0.91667in" svg:y="0.39931in" svg:width="11.5in" svg:height="1.44965in" presentation:class="title" presentation:placeholder="false">
        <draw:text-box>
          <text:p text:style-name="a849" text:class-names="" text:cond-style-name=""><text:span text:style-name="a847" text:class-names="">Click to edit Master title style</text:span><text:span text:style-name="a848" text:class-names=""/></text:p>
        </draw:text-box>
        <svg:title/>
        <svg:desc/>
      </draw:frame>
      <draw:frame draw:id="id84" presentation:style-name="a854" draw:name="Text Placeholder 2" svg:x="1.46247in" svg:y="2.0625in" svg:width="3.22273in" svg:height="0.63021in" presentation:class="outline" presentation:placeholder="false">
        <draw:text-box>
          <text:list text:style-name="a853">
            <text:list-item>
              <text:p text:style-name="a852" text:class-names="" text:cond-style-name=""><text:span text:style-name="a851" text:class-names="">Click to edit Master text styles</text:span></text:p>
            </text:list-item>
          </text:list>
        </draw:text-box>
        <svg:title/>
        <svg:desc/>
      </draw:frame>
      <draw:frame draw:id="id85" presentation:style-name="a858" draw:name="Text Placeholder 3" svg:x="1.48381in" svg:y="2.8125in" svg:width="3.20139in" svg:height="3.92535in" presentation:class="outline" presentation:placeholder="false">
        <draw:text-box>
          <text:list text:style-name="a857">
            <text:list-item>
              <text:p text:style-name="a856" text:class-names="" text:cond-style-name=""><text:span text:style-name="a855" text:class-names="">Click to edit Master text styles</text:span></text:p>
            </text:list-item>
          </text:list>
        </draw:text-box>
        <svg:title/>
        <svg:desc/>
      </draw:frame>
      <draw:frame draw:id="id86" presentation:style-name="a862" draw:name="Text Placeholder 4" svg:x="5.01749in" svg:y="2.0625in" svg:width="3.21111in" svg:height="0.63021in" presentation:class="outline" presentation:placeholder="false">
        <draw:text-box>
          <text:list text:style-name="a861">
            <text:list-item>
              <text:p text:style-name="a860" text:class-names="" text:cond-style-name=""><text:span text:style-name="a859" text:class-names="">Click to edit Master text styles</text:span></text:p>
            </text:list-item>
          </text:list>
        </draw:text-box>
        <svg:title/>
        <svg:desc/>
      </draw:frame>
      <draw:frame draw:id="id87" presentation:style-name="a866" draw:name="Text Placeholder 3" svg:x="5.00595in" svg:y="2.8125in" svg:width="3.22265in" svg:height="3.92535in" presentation:class="outline" presentation:placeholder="false">
        <draw:text-box>
          <text:list text:style-name="a865">
            <text:list-item>
              <text:p text:style-name="a864" text:class-names="" text:cond-style-name=""><text:span text:style-name="a863" text:class-names="">Click to edit Master text styles</text:span></text:p>
            </text:list-item>
          </text:list>
        </draw:text-box>
        <svg:title/>
        <svg:desc/>
      </draw:frame>
      <draw:frame draw:id="id88" presentation:style-name="a870" draw:name="Text Placeholder 4" svg:x="8.56194in" svg:y="2.0625in" svg:width="3.2066in" svg:height="0.63021in" presentation:class="outline" presentation:placeholder="false">
        <draw:text-box>
          <text:list text:style-name="a869">
            <text:list-item>
              <text:p text:style-name="a868" text:class-names="" text:cond-style-name=""><text:span text:style-name="a867" text:class-names="">Click to edit Master text styles</text:span></text:p>
            </text:list-item>
          </text:list>
        </draw:text-box>
        <svg:title/>
        <svg:desc/>
      </draw:frame>
      <draw:frame draw:id="id89" presentation:style-name="a874" draw:name="Text Placeholder 3" svg:x="8.56194in" svg:y="2.8125in" svg:width="3.2066in" svg:height="3.92535in" presentation:class="outline" presentation:placeholder="false">
        <draw:text-box>
          <text:list text:style-name="a873">
            <text:list-item>
              <text:p text:style-name="a872" text:class-names="" text:cond-style-name=""><text:span text:style-name="a871" text:class-names="">Click to edit Master text styles</text:span></text:p>
            </text:list-item>
          </text:list>
        </draw:text-box>
        <svg:title/>
        <svg:desc/>
      </draw:frame>
      <draw:frame draw:id="id90" presentation:style-name="a879" draw:name="Date Placeholder 2" svg:x="0.91667in" svg:y="6.95139in" svg:width="3in" svg:height="0.39931in" presentation:class="date-time" presentation:placeholder="false">
        <draw:text-box>
          <text:p text:style-name="a878" text:class-names="" text:cond-style-name=""><text:span text:style-name="a875" text:class-names=""><text:date text:fixed="false" style:data-style-name="a876">3/11/2025</text:date></text:span><text:span text:style-name="a877" text:class-names=""/></text:p>
        </draw:text-box>
        <svg:title/>
        <svg:desc/>
      </draw:frame>
      <draw:frame draw:id="id91" presentation:style-name="a882" draw:name="Footer Placeholder 3" svg:x="4.41667in" svg:y="6.95139in" svg:width="4.5in" svg:height="0.39931in" presentation:class="footer" presentation:placeholder="false">
        <draw:text-box>
          <text:p text:style-name="a881" text:class-names="" text:cond-style-name=""><text:span text:style-name="a880" text:class-names=""/></text:p>
        </draw:text-box>
        <svg:title/>
        <svg:desc/>
      </draw:frame>
      <draw:frame draw:id="id92" presentation:style-name="a886" draw:name="Slide Number Placeholder 4" svg:x="9.41667in" svg:y="6.95139in" svg:width="3in" svg:height="0.39931in" presentation:class="page-number" presentation:placeholder="false">
        <draw:text-box>
          <text:p text:style-name="a885" text:class-names="" text:cond-style-name=""><text:span text:style-name="a883" text:class-names=""><text:page-number style:num-format="1" text:fixed="false"/></text:span><text:span text:style-name="a884" text:class-names=""/></text:p>
        </draw:text-box>
        <svg:title/>
        <svg:desc/>
      </draw:frame>
      <presentation:notes style:page-layout-name="pageLayout2" draw:style-name="a916">
        <draw:frame draw:id="id5" presentation:style-name="a889" draw:name="Header Placeholder 1" svg:x="0in" svg:y="0in" svg:width="3.25in" svg:height="0.50174in" presentation:class="header" presentation:placeholder="false">
          <draw:text-box>
            <text:p text:style-name="a888" text:class-names="" text:cond-style-name=""><text:span text:style-name="a887" text:class-names=""/></text:p>
          </draw:text-box>
          <svg:title/>
          <svg:desc/>
        </draw:frame>
        <draw:frame draw:id="id6" presentation:style-name="a893" draw:name="Date Placeholder 2" svg:x="4.24826in" svg:y="0in" svg:width="3.25in" svg:height="0.50174in" presentation:class="date-time" presentation:placeholder="false">
          <draw:text-box>
            <text:p text:style-name="a892" text:class-names="" text:cond-style-name=""><text:span text:style-name="a890" text:class-names=""><text:date text:fixed="false" style:data-style-name="a891">3/11/2025</text:date></text:span></text:p>
          </draw:text-box>
          <svg:title/>
          <svg:desc/>
        </draw:frame>
        <draw:page-thumbnail svg:x="0.75in" svg:y="1.25in" svg:width="6in" svg:height="3.375in" presentation:class="page" draw:id="id7" presentation:style-name="a894" draw:name="Slide Image Placeholder 3">
          <svg:title/>
          <svg:desc/>
        </draw:page-thumbnail>
        <draw:frame draw:id="id8" presentation:style-name="a909" draw:name="Notes Placeholder 4" svg:x="0.75in" svg:y="4.8125in" svg:width="6in" svg:height="3.9375in" presentation:class="notes" presentation:placeholder="false">
          <draw:text-box>
            <text:p text:style-name="a896" text:class-names="" text:cond-style-name=""><text:span text:style-name="a895" text:class-names="">Click to edit Master text styles</text:span></text:p>
            <text:list text:style-name="a899">
              <text:list-item>
                <text:list text:style-name="a899">
                  <text:list-item>
                    <text:p text:style-name="a898" text:class-names="" text:cond-style-name=""><text:span text:style-name="a897" text:class-names="">Second level</text:span></text:p>
                  </text:list-item>
                </text:list>
              </text:list-item>
            </text:list>
            <text:list text:style-name="a902">
              <text:list-item>
                <text:list text:style-name="a902">
                  <text:list-item>
                    <text:list text:style-name="a902">
                      <text:list-item>
                        <text:p text:style-name="a901" text:class-names="" text:cond-style-name=""><text:span text:style-name="a900" text:class-names="">Third level</text:span></text:p>
                      </text:list-item>
                    </text:list>
                  </text:list-item>
                </text:list>
              </text:list-item>
            </text:list>
            <text:list text:style-name="a905">
              <text:list-item>
                <text:list text:style-name="a905">
                  <text:list-item>
                    <text:list text:style-name="a905">
                      <text:list-item>
                        <text:list text:style-name="a905">
                          <text:list-item>
                            <text:p text:style-name="a904" text:class-names="" text:cond-style-name=""><text:span text:style-name="a903" text:class-names="">Fourth level</text:span></text:p>
                          </text:list-item>
                        </text:list>
                      </text:list-item>
                    </text:list>
                  </text:list-item>
                </text:list>
              </text:list-item>
            </text:list>
            <text:list text:style-name="a908">
              <text:list-item>
                <text:list text:style-name="a908">
                  <text:list-item>
                    <text:list text:style-name="a908">
                      <text:list-item>
                        <text:list text:style-name="a908">
                          <text:list-item>
                            <text:list text:style-name="a908">
                              <text:list-item>
                                <text:p text:style-name="a907" text:class-names="" text:cond-style-name=""><text:span text:style-name="a906" text:class-names="">Fifth level</text:span></text:p>
                              </text:list-item>
                            </text:list>
                          </text:list-item>
                        </text:list>
                      </text:list-item>
                    </text:list>
                  </text:list-item>
                </text:list>
              </text:list-item>
            </text:list>
          </draw:text-box>
          <svg:title/>
          <svg:desc/>
        </draw:frame>
        <draw:frame draw:id="id9" presentation:style-name="a912" draw:name="Footer Placeholder 5" svg:x="0in" svg:y="9.49826in" svg:width="3.25in" svg:height="0.50174in" presentation:class="footer" presentation:placeholder="false">
          <draw:text-box>
            <text:p text:style-name="a911" text:class-names="" text:cond-style-name=""><text:span text:style-name="a910" text:class-names=""/></text:p>
          </draw:text-box>
          <svg:title/>
          <svg:desc/>
        </draw:frame>
        <draw:frame draw:id="id10" presentation:style-name="a915" draw:name="Slide Number Placeholder 6" svg:x="4.24826in" svg:y="9.49826in" svg:width="3.25in" svg:height="0.50174in" presentation:class="page-number" presentation:placeholder="false">
          <draw:text-box>
            <text:p text:style-name="a914" text:class-names="" text:cond-style-name=""><text:span text:style-name="a913" text:class-names=""><text:page-number style:num-format="1" text:fixed="false"/></text:span></text:p>
          </draw:text-box>
          <svg:title/>
          <svg:desc/>
        </draw:frame>
      </presentation:notes>
    </style:master-page>
    <style:master-page style:name="Master1-Layout15-cust-3-Picture-Column" style:page-layout-name="pageLayout1" draw:style-name="a918">
      <draw:frame draw:id="id93" presentation:style-name="a922" draw:name="Title 1" svg:x="0.91667in" svg:y="0.39931in" svg:width="11.5in" svg:height="1.44965in" presentation:class="title" presentation:placeholder="false">
        <draw:text-box>
          <text:p text:style-name="a921" text:class-names="" text:cond-style-name=""><text:span text:style-name="a919" text:class-names="">Click to edit Master title style</text:span><text:span text:style-name="a920" text:class-names=""/></text:p>
        </draw:text-box>
        <svg:title/>
        <svg:desc/>
      </draw:frame>
      <draw:frame draw:id="id94" presentation:style-name="a926" draw:name="Text Placeholder 2" svg:x="1.45679in" svg:y="4.69981in" svg:width="3.21528in" svg:height="0.63021in" presentation:class="outline" presentation:placeholder="false">
        <draw:text-box>
          <text:list text:style-name="a925">
            <text:list-item>
              <text:p text:style-name="a924" text:class-names="" text:cond-style-name=""><text:span text:style-name="a923" text:class-names="">Click to edit Master text styles</text:span></text:p>
            </text:list-item>
          </text:list>
        </draw:text-box>
        <svg:title/>
        <svg:desc/>
      </draw:frame>
      <draw:frame draw:id="id95" presentation:style-name="a930" draw:name="Picture Placeholder 2" svg:x="1.45679in" svg:y="2.46758in" svg:width="3.21528in" svg:height="1.66667in" presentation:class="graphic" presentation:placeholder="false">
        <draw:text-box>
          <text:p text:style-name="a929" text:class-names="" text:cond-style-name=""><text:span text:style-name="a927" text:class-names="">Click icon to add picture</text:span><text:span text:style-name="a928" text:class-names=""/></text:p>
        </draw:text-box>
        <svg:title/>
        <svg:desc/>
      </draw:frame>
      <draw:frame draw:id="id96" presentation:style-name="a934" draw:name="Text Placeholder 3" svg:x="1.45679in" svg:y="5.33001in" svg:width="3.21528in" svg:height="0.7209in" presentation:class="outline" presentation:placeholder="false">
        <draw:text-box>
          <text:list text:style-name="a933">
            <text:list-item>
              <text:p text:style-name="a932" text:class-names="" text:cond-style-name=""><text:span text:style-name="a931" text:class-names="">Click to edit Master text styles</text:span></text:p>
            </text:list-item>
          </text:list>
        </draw:text-box>
        <svg:title/>
        <svg:desc/>
      </draw:frame>
      <draw:frame draw:id="id97" presentation:style-name="a938" draw:name="Text Placeholder 4" svg:x="4.99672in" svg:y="4.69981in" svg:width="3.20486in" svg:height="0.63021in" presentation:class="outline" presentation:placeholder="false">
        <draw:text-box>
          <text:list text:style-name="a937">
            <text:list-item>
              <text:p text:style-name="a936" text:class-names="" text:cond-style-name=""><text:span text:style-name="a935" text:class-names="">Click to edit Master text styles</text:span></text:p>
            </text:list-item>
          </text:list>
        </draw:text-box>
        <svg:title/>
        <svg:desc/>
      </draw:frame>
      <draw:frame draw:id="id98" presentation:style-name="a942" draw:name="Picture Placeholder 2" svg:x="4.99671in" svg:y="2.46758in" svg:width="3.20486in" svg:height="1.66667in" presentation:class="graphic" presentation:placeholder="false">
        <draw:text-box>
          <text:p text:style-name="a941" text:class-names="" text:cond-style-name=""><text:span text:style-name="a939" text:class-names="">Click icon to add picture</text:span><text:span text:style-name="a940" text:class-names=""/></text:p>
        </draw:text-box>
        <svg:title/>
        <svg:desc/>
      </draw:frame>
      <draw:frame draw:id="id99" presentation:style-name="a946" draw:name="Text Placeholder 3" svg:x="4.99524in" svg:y="5.33001in" svg:width="3.20911in" svg:height="0.7209in" presentation:class="outline" presentation:placeholder="false">
        <draw:text-box>
          <text:list text:style-name="a945">
            <text:list-item>
              <text:p text:style-name="a944" text:class-names="" text:cond-style-name=""><text:span text:style-name="a943" text:class-names="">Click to edit Master text styles</text:span></text:p>
            </text:list-item>
          </text:list>
        </draw:text-box>
        <svg:title/>
        <svg:desc/>
      </draw:frame>
      <draw:frame draw:id="id100" presentation:style-name="a950" draw:name="Text Placeholder 4" svg:x="8.53491in" svg:y="4.69981in" svg:width="3.2066in" svg:height="0.63021in" presentation:class="outline" presentation:placeholder="false">
        <draw:text-box>
          <text:list text:style-name="a949">
            <text:list-item>
              <text:p text:style-name="a948" text:class-names="" text:cond-style-name=""><text:span text:style-name="a947" text:class-names="">Click to edit Master text styles</text:span></text:p>
            </text:list-item>
          </text:list>
        </draw:text-box>
        <svg:title/>
        <svg:desc/>
      </draw:frame>
      <draw:frame draw:id="id101" presentation:style-name="a954" draw:name="Picture Placeholder 2" svg:x="8.53491in" svg:y="2.46758in" svg:width="3.2066in" svg:height="1.66667in" presentation:class="graphic" presentation:placeholder="false">
        <draw:text-box>
          <text:p text:style-name="a953" text:class-names="" text:cond-style-name=""><text:span text:style-name="a951" text:class-names="">Click icon to add picture</text:span><text:span text:style-name="a952" text:class-names=""/></text:p>
        </draw:text-box>
        <svg:title/>
        <svg:desc/>
      </draw:frame>
      <draw:frame draw:id="id102" presentation:style-name="a958" draw:name="Text Placeholder 3" svg:x="8.53477in" svg:y="5.33001in" svg:width="3.21085in" svg:height="0.7209in" presentation:class="outline" presentation:placeholder="false">
        <draw:text-box>
          <text:list text:style-name="a957">
            <text:list-item>
              <text:p text:style-name="a956" text:class-names="" text:cond-style-name=""><text:span text:style-name="a955" text:class-names="">Click to edit Master text styles</text:span></text:p>
            </text:list-item>
          </text:list>
        </draw:text-box>
        <svg:title/>
        <svg:desc/>
      </draw:frame>
      <draw:frame draw:id="id103" presentation:style-name="a963" draw:name="Date Placeholder 2" svg:x="0.91667in" svg:y="6.95139in" svg:width="3in" svg:height="0.39931in" presentation:class="date-time" presentation:placeholder="false">
        <draw:text-box>
          <text:p text:style-name="a962" text:class-names="" text:cond-style-name=""><text:span text:style-name="a959" text:class-names=""><text:date text:fixed="false" style:data-style-name="a960">3/11/2025</text:date></text:span><text:span text:style-name="a961" text:class-names=""/></text:p>
        </draw:text-box>
        <svg:title/>
        <svg:desc/>
      </draw:frame>
      <draw:frame draw:id="id104" presentation:style-name="a966" draw:name="Footer Placeholder 3" svg:x="4.41667in" svg:y="6.95139in" svg:width="4.5in" svg:height="0.39931in" presentation:class="footer" presentation:placeholder="false">
        <draw:text-box>
          <text:p text:style-name="a965" text:class-names="" text:cond-style-name=""><text:span text:style-name="a964" text:class-names=""/></text:p>
        </draw:text-box>
        <svg:title/>
        <svg:desc/>
      </draw:frame>
      <draw:frame draw:id="id105" presentation:style-name="a970" draw:name="Slide Number Placeholder 4" svg:x="9.41667in" svg:y="6.95139in" svg:width="3in" svg:height="0.39931in" presentation:class="page-number" presentation:placeholder="false">
        <draw:text-box>
          <text:p text:style-name="a969" text:class-names="" text:cond-style-name=""><text:span text:style-name="a967" text:class-names=""><text:page-number style:num-format="1" text:fixed="false"/></text:span><text:span text:style-name="a968" text:class-names=""/></text:p>
        </draw:text-box>
        <svg:title/>
        <svg:desc/>
      </draw:frame>
      <presentation:notes style:page-layout-name="pageLayout2" draw:style-name="a1000">
        <draw:frame draw:id="id5" presentation:style-name="a973" draw:name="Header Placeholder 1" svg:x="0in" svg:y="0in" svg:width="3.25in" svg:height="0.50174in" presentation:class="header" presentation:placeholder="false">
          <draw:text-box>
            <text:p text:style-name="a972" text:class-names="" text:cond-style-name=""><text:span text:style-name="a971" text:class-names=""/></text:p>
          </draw:text-box>
          <svg:title/>
          <svg:desc/>
        </draw:frame>
        <draw:frame draw:id="id6" presentation:style-name="a977" draw:name="Date Placeholder 2" svg:x="4.24826in" svg:y="0in" svg:width="3.25in" svg:height="0.50174in" presentation:class="date-time" presentation:placeholder="false">
          <draw:text-box>
            <text:p text:style-name="a976" text:class-names="" text:cond-style-name=""><text:span text:style-name="a974" text:class-names=""><text:date text:fixed="false" style:data-style-name="a975">3/11/2025</text:date></text:span></text:p>
          </draw:text-box>
          <svg:title/>
          <svg:desc/>
        </draw:frame>
        <draw:page-thumbnail svg:x="0.75in" svg:y="1.25in" svg:width="6in" svg:height="3.375in" presentation:class="page" draw:id="id7" presentation:style-name="a978" draw:name="Slide Image Placeholder 3">
          <svg:title/>
          <svg:desc/>
        </draw:page-thumbnail>
        <draw:frame draw:id="id8" presentation:style-name="a993" draw:name="Notes Placeholder 4" svg:x="0.75in" svg:y="4.8125in" svg:width="6in" svg:height="3.9375in" presentation:class="notes" presentation:placeholder="false">
          <draw:text-box>
            <text:p text:style-name="a980" text:class-names="" text:cond-style-name=""><text:span text:style-name="a979" text:class-names="">Click to edit Master text styles</text:span></text:p>
            <text:list text:style-name="a983">
              <text:list-item>
                <text:list text:style-name="a983">
                  <text:list-item>
                    <text:p text:style-name="a982" text:class-names="" text:cond-style-name=""><text:span text:style-name="a981" text:class-names="">Second level</text:span></text:p>
                  </text:list-item>
                </text:list>
              </text:list-item>
            </text:list>
            <text:list text:style-name="a986">
              <text:list-item>
                <text:list text:style-name="a986">
                  <text:list-item>
                    <text:list text:style-name="a986">
                      <text:list-item>
                        <text:p text:style-name="a985" text:class-names="" text:cond-style-name=""><text:span text:style-name="a984" text:class-names="">Third level</text:span></text:p>
                      </text:list-item>
                    </text:list>
                  </text:list-item>
                </text:list>
              </text:list-item>
            </text:list>
            <text:list text:style-name="a989">
              <text:list-item>
                <text:list text:style-name="a989">
                  <text:list-item>
                    <text:list text:style-name="a989">
                      <text:list-item>
                        <text:list text:style-name="a989">
                          <text:list-item>
                            <text:p text:style-name="a988" text:class-names="" text:cond-style-name=""><text:span text:style-name="a987" text:class-names="">Fourth level</text:span></text:p>
                          </text:list-item>
                        </text:list>
                      </text:list-item>
                    </text:list>
                  </text:list-item>
                </text:list>
              </text:list-item>
            </text:list>
            <text:list text:style-name="a992">
              <text:list-item>
                <text:list text:style-name="a992">
                  <text:list-item>
                    <text:list text:style-name="a992">
                      <text:list-item>
                        <text:list text:style-name="a992">
                          <text:list-item>
                            <text:list text:style-name="a992">
                              <text:list-item>
                                <text:p text:style-name="a991" text:class-names="" text:cond-style-name=""><text:span text:style-name="a990" text:class-names="">Fifth level</text:span></text:p>
                              </text:list-item>
                            </text:list>
                          </text:list-item>
                        </text:list>
                      </text:list-item>
                    </text:list>
                  </text:list-item>
                </text:list>
              </text:list-item>
            </text:list>
          </draw:text-box>
          <svg:title/>
          <svg:desc/>
        </draw:frame>
        <draw:frame draw:id="id9" presentation:style-name="a996" draw:name="Footer Placeholder 5" svg:x="0in" svg:y="9.49826in" svg:width="3.25in" svg:height="0.50174in" presentation:class="footer" presentation:placeholder="false">
          <draw:text-box>
            <text:p text:style-name="a995" text:class-names="" text:cond-style-name=""><text:span text:style-name="a994" text:class-names=""/></text:p>
          </draw:text-box>
          <svg:title/>
          <svg:desc/>
        </draw:frame>
        <draw:frame draw:id="id10" presentation:style-name="a999" draw:name="Slide Number Placeholder 6" svg:x="4.24826in" svg:y="9.49826in" svg:width="3.25in" svg:height="0.50174in" presentation:class="page-number" presentation:placeholder="false">
          <draw:text-box>
            <text:p text:style-name="a998" text:class-names="" text:cond-style-name=""><text:span text:style-name="a997" text:class-names=""><text:page-number style:num-format="1" text:fixed="false"/></text:span></text:p>
          </draw:text-box>
          <svg:title/>
          <svg:desc/>
        </draw:frame>
      </presentation:notes>
    </style:master-page>
    <style:master-page style:name="Master1-Layout16-vertTx-Title-and-Vertical-Text" style:page-layout-name="pageLayout1" draw:style-name="a1002">
      <draw:frame draw:id="id106" presentation:style-name="a1006" draw:name="Title 1" svg:x="0.91667in" svg:y="0.39931in" svg:width="11.5in" svg:height="1.44965in" presentation:class="title" presentation:placeholder="false">
        <draw:text-box>
          <text:p text:style-name="a1005" text:class-names="" text:cond-style-name=""><text:span text:style-name="a1003" text:class-names="">Click to edit Master title style</text:span><text:span text:style-name="a1004" text:class-names=""/></text:p>
        </draw:text-box>
        <svg:title/>
        <svg:desc/>
      </draw:frame>
      <draw:frame draw:id="id107" presentation:style-name="a1023" draw:name="Vertical Text Placeholder 2" svg:x="1.22485in" svg:y="1.99653in" svg:width="11.19182in" svg:height="4.75868in" presentation:class="outline" presentation:placeholder="false">
        <draw:text-box>
          <text:list text:style-name="a1009">
            <text:list-item>
              <text:p text:style-name="a1008" text:class-names="" text:cond-style-name=""><text:span text:style-name="a1007" text:class-names="">Click to edit Master text styles</text:span></text:p>
            </text:list-item>
          </text:list>
          <text:list text:style-name="a1012">
            <text:list-item>
              <text:list text:style-name="a1012">
                <text:list-item>
                  <text:p text:style-name="a1011" text:class-names="" text:cond-style-name=""><text:span text:style-name="a1010" text:class-names="">Second level</text:span></text:p>
                </text:list-item>
              </text:list>
            </text:list-item>
          </text:list>
          <text:list text:style-name="a1015">
            <text:list-item>
              <text:list text:style-name="a1015">
                <text:list-item>
                  <text:list text:style-name="a1015">
                    <text:list-item>
                      <text:p text:style-name="a1014" text:class-names="" text:cond-style-name=""><text:span text:style-name="a1013" text:class-names="">Third level</text:span></text:p>
                    </text:list-item>
                  </text:list>
                </text:list-item>
              </text:list>
            </text:list-item>
          </text:list>
          <text:list text:style-name="a1018">
            <text:list-item>
              <text:list text:style-name="a1018">
                <text:list-item>
                  <text:list text:style-name="a1018">
                    <text:list-item>
                      <text:list text:style-name="a1018">
                        <text:list-item>
                          <text:p text:style-name="a1017" text:class-names="" text:cond-style-name=""><text:span text:style-name="a1016" text:class-names="">Fourth level</text:span></text:p>
                        </text:list-item>
                      </text:list>
                    </text:list-item>
                  </text:list>
                </text:list-item>
              </text:list>
            </text:list-item>
          </text:list>
          <text:list text:style-name="a1022">
            <text:list-item>
              <text:list text:style-name="a1022">
                <text:list-item>
                  <text:list text:style-name="a1022">
                    <text:list-item>
                      <text:list text:style-name="a1022">
                        <text:list-item>
                          <text:list text:style-name="a1022">
                            <text:list-item>
                              <text:p text:style-name="a1021" text:class-names="" text:cond-style-name=""><text:span text:style-name="a1019" text:class-names="">Fifth level</text:span><text:span text:style-name="a1020" text:class-names=""/></text:p>
                            </text:list-item>
                          </text:list>
                        </text:list-item>
                      </text:list>
                    </text:list-item>
                  </text:list>
                </text:list-item>
              </text:list>
            </text:list-item>
          </text:list>
        </draw:text-box>
        <svg:title/>
        <svg:desc/>
      </draw:frame>
      <draw:frame draw:id="id108" presentation:style-name="a1028" draw:name="Date Placeholder 3" svg:x="0.91667in" svg:y="6.95139in" svg:width="3in" svg:height="0.39931in" presentation:class="date-time" presentation:placeholder="false">
        <draw:text-box>
          <text:p text:style-name="a1027" text:class-names="" text:cond-style-name=""><text:span text:style-name="a1024" text:class-names=""><text:date text:fixed="false" style:data-style-name="a1025">3/11/2025</text:date></text:span><text:span text:style-name="a1026" text:class-names=""/></text:p>
        </draw:text-box>
        <svg:title/>
        <svg:desc/>
      </draw:frame>
      <draw:frame draw:id="id109" presentation:style-name="a1031" draw:name="Footer Placeholder 4" svg:x="4.41667in" svg:y="6.95139in" svg:width="4.5in" svg:height="0.39931in" presentation:class="footer" presentation:placeholder="false">
        <draw:text-box>
          <text:p text:style-name="a1030" text:class-names="" text:cond-style-name=""><text:span text:style-name="a1029" text:class-names=""/></text:p>
        </draw:text-box>
        <svg:title/>
        <svg:desc/>
      </draw:frame>
      <draw:frame draw:id="id110" presentation:style-name="a1035" draw:name="Slide Number Placeholder 5" svg:x="9.41667in" svg:y="6.95139in" svg:width="3in" svg:height="0.39931in" presentation:class="page-number" presentation:placeholder="false">
        <draw:text-box>
          <text:p text:style-name="a1034" text:class-names="" text:cond-style-name=""><text:span text:style-name="a1032" text:class-names=""><text:page-number style:num-format="1" text:fixed="false"/></text:span><text:span text:style-name="a1033" text:class-names=""/></text:p>
        </draw:text-box>
        <svg:title/>
        <svg:desc/>
      </draw:frame>
      <presentation:notes style:page-layout-name="pageLayout2" draw:style-name="a1065">
        <draw:frame draw:id="id5" presentation:style-name="a1038" draw:name="Header Placeholder 1" svg:x="0in" svg:y="0in" svg:width="3.25in" svg:height="0.50174in" presentation:class="header" presentation:placeholder="false">
          <draw:text-box>
            <text:p text:style-name="a1037" text:class-names="" text:cond-style-name=""><text:span text:style-name="a1036" text:class-names=""/></text:p>
          </draw:text-box>
          <svg:title/>
          <svg:desc/>
        </draw:frame>
        <draw:frame draw:id="id6" presentation:style-name="a1042" draw:name="Date Placeholder 2" svg:x="4.24826in" svg:y="0in" svg:width="3.25in" svg:height="0.50174in" presentation:class="date-time" presentation:placeholder="false">
          <draw:text-box>
            <text:p text:style-name="a1041" text:class-names="" text:cond-style-name=""><text:span text:style-name="a1039" text:class-names=""><text:date text:fixed="false" style:data-style-name="a1040">3/11/2025</text:date></text:span></text:p>
          </draw:text-box>
          <svg:title/>
          <svg:desc/>
        </draw:frame>
        <draw:page-thumbnail svg:x="0.75in" svg:y="1.25in" svg:width="6in" svg:height="3.375in" presentation:class="page" draw:id="id7" presentation:style-name="a1043" draw:name="Slide Image Placeholder 3">
          <svg:title/>
          <svg:desc/>
        </draw:page-thumbnail>
        <draw:frame draw:id="id8" presentation:style-name="a1058" draw:name="Notes Placeholder 4" svg:x="0.75in" svg:y="4.8125in" svg:width="6in" svg:height="3.9375in" presentation:class="notes" presentation:placeholder="false">
          <draw:text-box>
            <text:p text:style-name="a1045" text:class-names="" text:cond-style-name=""><text:span text:style-name="a1044" text:class-names="">Click to edit Master text styles</text:span></text:p>
            <text:list text:style-name="a1048">
              <text:list-item>
                <text:list text:style-name="a1048">
                  <text:list-item>
                    <text:p text:style-name="a1047" text:class-names="" text:cond-style-name=""><text:span text:style-name="a1046" text:class-names="">Second level</text:span></text:p>
                  </text:list-item>
                </text:list>
              </text:list-item>
            </text:list>
            <text:list text:style-name="a1051">
              <text:list-item>
                <text:list text:style-name="a1051">
                  <text:list-item>
                    <text:list text:style-name="a1051">
                      <text:list-item>
                        <text:p text:style-name="a1050" text:class-names="" text:cond-style-name=""><text:span text:style-name="a1049" text:class-names="">Third level</text:span></text:p>
                      </text:list-item>
                    </text:list>
                  </text:list-item>
                </text:list>
              </text:list-item>
            </text:list>
            <text:list text:style-name="a1054">
              <text:list-item>
                <text:list text:style-name="a1054">
                  <text:list-item>
                    <text:list text:style-name="a1054">
                      <text:list-item>
                        <text:list text:style-name="a1054">
                          <text:list-item>
                            <text:p text:style-name="a1053" text:class-names="" text:cond-style-name=""><text:span text:style-name="a1052" text:class-names="">Fourth level</text:span></text:p>
                          </text:list-item>
                        </text:list>
                      </text:list-item>
                    </text:list>
                  </text:list-item>
                </text:list>
              </text:list-item>
            </text:list>
            <text:list text:style-name="a1057">
              <text:list-item>
                <text:list text:style-name="a1057">
                  <text:list-item>
                    <text:list text:style-name="a1057">
                      <text:list-item>
                        <text:list text:style-name="a1057">
                          <text:list-item>
                            <text:list text:style-name="a1057">
                              <text:list-item>
                                <text:p text:style-name="a1056" text:class-names="" text:cond-style-name=""><text:span text:style-name="a1055" text:class-names="">Fifth level</text:span></text:p>
                              </text:list-item>
                            </text:list>
                          </text:list-item>
                        </text:list>
                      </text:list-item>
                    </text:list>
                  </text:list-item>
                </text:list>
              </text:list-item>
            </text:list>
          </draw:text-box>
          <svg:title/>
          <svg:desc/>
        </draw:frame>
        <draw:frame draw:id="id9" presentation:style-name="a1061" draw:name="Footer Placeholder 5" svg:x="0in" svg:y="9.49826in" svg:width="3.25in" svg:height="0.50174in" presentation:class="footer" presentation:placeholder="false">
          <draw:text-box>
            <text:p text:style-name="a1060" text:class-names="" text:cond-style-name=""><text:span text:style-name="a1059" text:class-names=""/></text:p>
          </draw:text-box>
          <svg:title/>
          <svg:desc/>
        </draw:frame>
        <draw:frame draw:id="id10" presentation:style-name="a1064" draw:name="Slide Number Placeholder 6" svg:x="4.24826in" svg:y="9.49826in" svg:width="3.25in" svg:height="0.50174in" presentation:class="page-number" presentation:placeholder="false">
          <draw:text-box>
            <text:p text:style-name="a1063" text:class-names="" text:cond-style-name=""><text:span text:style-name="a1062" text:class-names=""><text:page-number style:num-format="1" text:fixed="false"/></text:span></text:p>
          </draw:text-box>
          <svg:title/>
          <svg:desc/>
        </draw:frame>
      </presentation:notes>
    </style:master-page>
    <style:master-page style:name="Master1-Layout17-vertTitleAndTx-Vertical-Title-and-Text" style:page-layout-name="pageLayout1" draw:style-name="a1067">
      <draw:frame draw:id="id111" presentation:style-name="a1071" draw:name="Vertical Title 1" svg:x="9.54167in" svg:y="0.39931in" svg:width="2.875in" svg:height="6.3559in" presentation:class="title" presentation:placeholder="false">
        <draw:text-box>
          <text:p text:style-name="a1070" text:class-names="" text:cond-style-name=""><text:span text:style-name="a1068" text:class-names="">Click to edit Master title style</text:span><text:span text:style-name="a1069" text:class-names=""/></text:p>
        </draw:text-box>
        <svg:title/>
        <svg:desc/>
      </draw:frame>
      <draw:frame draw:id="id112" presentation:style-name="a1088" draw:name="Vertical Text Placeholder 2" svg:x="0.91667in" svg:y="0.39931in" svg:width="8.45833in" svg:height="6.3559in" presentation:class="outline" presentation:placeholder="false">
        <draw:text-box>
          <text:list text:style-name="a1074">
            <text:list-item>
              <text:p text:style-name="a1073" text:class-names="" text:cond-style-name=""><text:span text:style-name="a1072" text:class-names="">Click to edit Master text styles</text:span></text:p>
            </text:list-item>
          </text:list>
          <text:list text:style-name="a1077">
            <text:list-item>
              <text:list text:style-name="a1077">
                <text:list-item>
                  <text:p text:style-name="a1076" text:class-names="" text:cond-style-name=""><text:span text:style-name="a1075" text:class-names="">Second level</text:span></text:p>
                </text:list-item>
              </text:list>
            </text:list-item>
          </text:list>
          <text:list text:style-name="a1080">
            <text:list-item>
              <text:list text:style-name="a1080">
                <text:list-item>
                  <text:list text:style-name="a1080">
                    <text:list-item>
                      <text:p text:style-name="a1079" text:class-names="" text:cond-style-name=""><text:span text:style-name="a1078" text:class-names="">Third level</text:span></text:p>
                    </text:list-item>
                  </text:list>
                </text:list-item>
              </text:list>
            </text:list-item>
          </text:list>
          <text:list text:style-name="a1083">
            <text:list-item>
              <text:list text:style-name="a1083">
                <text:list-item>
                  <text:list text:style-name="a1083">
                    <text:list-item>
                      <text:list text:style-name="a1083">
                        <text:list-item>
                          <text:p text:style-name="a1082" text:class-names="" text:cond-style-name=""><text:span text:style-name="a1081" text:class-names="">Fourth level</text:span></text:p>
                        </text:list-item>
                      </text:list>
                    </text:list-item>
                  </text:list>
                </text:list-item>
              </text:list>
            </text:list-item>
          </text:list>
          <text:list text:style-name="a1087">
            <text:list-item>
              <text:list text:style-name="a1087">
                <text:list-item>
                  <text:list text:style-name="a1087">
                    <text:list-item>
                      <text:list text:style-name="a1087">
                        <text:list-item>
                          <text:list text:style-name="a1087">
                            <text:list-item>
                              <text:p text:style-name="a1086" text:class-names="" text:cond-style-name=""><text:span text:style-name="a1084" text:class-names="">Fifth level</text:span><text:span text:style-name="a1085" text:class-names=""/></text:p>
                            </text:list-item>
                          </text:list>
                        </text:list-item>
                      </text:list>
                    </text:list-item>
                  </text:list>
                </text:list-item>
              </text:list>
            </text:list-item>
          </text:list>
        </draw:text-box>
        <svg:title/>
        <svg:desc/>
      </draw:frame>
      <draw:frame draw:id="id113" presentation:style-name="a1093" draw:name="Date Placeholder 3" svg:x="0.91667in" svg:y="6.95139in" svg:width="3in" svg:height="0.39931in" presentation:class="date-time" presentation:placeholder="false">
        <draw:text-box>
          <text:p text:style-name="a1092" text:class-names="" text:cond-style-name=""><text:span text:style-name="a1089" text:class-names=""><text:date text:fixed="false" style:data-style-name="a1090">3/11/2025</text:date></text:span><text:span text:style-name="a1091" text:class-names=""/></text:p>
        </draw:text-box>
        <svg:title/>
        <svg:desc/>
      </draw:frame>
      <draw:frame draw:id="id114" presentation:style-name="a1096" draw:name="Footer Placeholder 4" svg:x="4.41667in" svg:y="6.95139in" svg:width="4.5in" svg:height="0.39931in" presentation:class="footer" presentation:placeholder="false">
        <draw:text-box>
          <text:p text:style-name="a1095" text:class-names="" text:cond-style-name=""><text:span text:style-name="a1094" text:class-names=""/></text:p>
        </draw:text-box>
        <svg:title/>
        <svg:desc/>
      </draw:frame>
      <draw:frame draw:id="id115" presentation:style-name="a1100" draw:name="Slide Number Placeholder 5" svg:x="9.41667in" svg:y="6.95139in" svg:width="3in" svg:height="0.39931in" presentation:class="page-number" presentation:placeholder="false">
        <draw:text-box>
          <text:p text:style-name="a1099" text:class-names="" text:cond-style-name=""><text:span text:style-name="a1097" text:class-names=""><text:page-number style:num-format="1" text:fixed="false"/></text:span><text:span text:style-name="a1098" text:class-names=""/></text:p>
        </draw:text-box>
        <svg:title/>
        <svg:desc/>
      </draw:frame>
      <presentation:notes style:page-layout-name="pageLayout2" draw:style-name="a1130">
        <draw:frame draw:id="id5" presentation:style-name="a1103" draw:name="Header Placeholder 1" svg:x="0in" svg:y="0in" svg:width="3.25in" svg:height="0.50174in" presentation:class="header" presentation:placeholder="false">
          <draw:text-box>
            <text:p text:style-name="a1102" text:class-names="" text:cond-style-name=""><text:span text:style-name="a1101" text:class-names=""/></text:p>
          </draw:text-box>
          <svg:title/>
          <svg:desc/>
        </draw:frame>
        <draw:frame draw:id="id6" presentation:style-name="a1107" draw:name="Date Placeholder 2" svg:x="4.24826in" svg:y="0in" svg:width="3.25in" svg:height="0.50174in" presentation:class="date-time" presentation:placeholder="false">
          <draw:text-box>
            <text:p text:style-name="a1106" text:class-names="" text:cond-style-name=""><text:span text:style-name="a1104" text:class-names=""><text:date text:fixed="false" style:data-style-name="a1105">3/11/2025</text:date></text:span></text:p>
          </draw:text-box>
          <svg:title/>
          <svg:desc/>
        </draw:frame>
        <draw:page-thumbnail svg:x="0.75in" svg:y="1.25in" svg:width="6in" svg:height="3.375in" presentation:class="page" draw:id="id7" presentation:style-name="a1108" draw:name="Slide Image Placeholder 3">
          <svg:title/>
          <svg:desc/>
        </draw:page-thumbnail>
        <draw:frame draw:id="id8" presentation:style-name="a1123" draw:name="Notes Placeholder 4" svg:x="0.75in" svg:y="4.8125in" svg:width="6in" svg:height="3.9375in" presentation:class="notes" presentation:placeholder="false">
          <draw:text-box>
            <text:p text:style-name="a1110" text:class-names="" text:cond-style-name=""><text:span text:style-name="a1109" text:class-names="">Click to edit Master text styles</text:span></text:p>
            <text:list text:style-name="a1113">
              <text:list-item>
                <text:list text:style-name="a1113">
                  <text:list-item>
                    <text:p text:style-name="a1112" text:class-names="" text:cond-style-name=""><text:span text:style-name="a1111" text:class-names="">Second level</text:span></text:p>
                  </text:list-item>
                </text:list>
              </text:list-item>
            </text:list>
            <text:list text:style-name="a1116">
              <text:list-item>
                <text:list text:style-name="a1116">
                  <text:list-item>
                    <text:list text:style-name="a1116">
                      <text:list-item>
                        <text:p text:style-name="a1115" text:class-names="" text:cond-style-name=""><text:span text:style-name="a1114" text:class-names="">Third level</text:span></text:p>
                      </text:list-item>
                    </text:list>
                  </text:list-item>
                </text:list>
              </text:list-item>
            </text:list>
            <text:list text:style-name="a1119">
              <text:list-item>
                <text:list text:style-name="a1119">
                  <text:list-item>
                    <text:list text:style-name="a1119">
                      <text:list-item>
                        <text:list text:style-name="a1119">
                          <text:list-item>
                            <text:p text:style-name="a1118" text:class-names="" text:cond-style-name=""><text:span text:style-name="a1117" text:class-names="">Fourth level</text:span></text:p>
                          </text:list-item>
                        </text:list>
                      </text:list-item>
                    </text:list>
                  </text:list-item>
                </text:list>
              </text:list-item>
            </text:list>
            <text:list text:style-name="a1122">
              <text:list-item>
                <text:list text:style-name="a1122">
                  <text:list-item>
                    <text:list text:style-name="a1122">
                      <text:list-item>
                        <text:list text:style-name="a1122">
                          <text:list-item>
                            <text:list text:style-name="a1122">
                              <text:list-item>
                                <text:p text:style-name="a1121" text:class-names="" text:cond-style-name=""><text:span text:style-name="a1120" text:class-names="">Fifth level</text:span></text:p>
                              </text:list-item>
                            </text:list>
                          </text:list-item>
                        </text:list>
                      </text:list-item>
                    </text:list>
                  </text:list-item>
                </text:list>
              </text:list-item>
            </text:list>
          </draw:text-box>
          <svg:title/>
          <svg:desc/>
        </draw:frame>
        <draw:frame draw:id="id9" presentation:style-name="a1126" draw:name="Footer Placeholder 5" svg:x="0in" svg:y="9.49826in" svg:width="3.25in" svg:height="0.50174in" presentation:class="footer" presentation:placeholder="false">
          <draw:text-box>
            <text:p text:style-name="a1125" text:class-names="" text:cond-style-name=""><text:span text:style-name="a1124" text:class-names=""/></text:p>
          </draw:text-box>
          <svg:title/>
          <svg:desc/>
        </draw:frame>
        <draw:frame draw:id="id10" presentation:style-name="a1129" draw:name="Slide Number Placeholder 6" svg:x="4.24826in" svg:y="9.49826in" svg:width="3.25in" svg:height="0.50174in" presentation:class="page-number" presentation:placeholder="false">
          <draw:text-box>
            <text:p text:style-name="a1128" text:class-names="" text:cond-style-name=""><text:span text:style-name="a1127" text:class-names=""><text:page-number style:num-format="1" text:fixed="false"/></text:span></text:p>
          </draw:text-box>
          <svg:title/>
          <svg:desc/>
        </draw:frame>
      </presentation:notes>
    </style:master-page>
    <style:master-page style:name="Master1-Layout18-cust-1_Title-and-Content" style:page-layout-name="pageLayout1" draw:style-name="a1132">
      <presentation:notes style:page-layout-name="pageLayout2" draw:style-name="a1162">
        <draw:frame draw:id="id5" presentation:style-name="a1135" draw:name="Header Placeholder 1" svg:x="0in" svg:y="0in" svg:width="3.25in" svg:height="0.50174in" presentation:class="header" presentation:placeholder="false">
          <draw:text-box>
            <text:p text:style-name="a1134" text:class-names="" text:cond-style-name=""><text:span text:style-name="a1133" text:class-names=""/></text:p>
          </draw:text-box>
          <svg:title/>
          <svg:desc/>
        </draw:frame>
        <draw:frame draw:id="id6" presentation:style-name="a1139" draw:name="Date Placeholder 2" svg:x="4.24826in" svg:y="0in" svg:width="3.25in" svg:height="0.50174in" presentation:class="date-time" presentation:placeholder="false">
          <draw:text-box>
            <text:p text:style-name="a1138" text:class-names="" text:cond-style-name=""><text:span text:style-name="a1136" text:class-names=""><text:date text:fixed="false" style:data-style-name="a1137">3/11/2025</text:date></text:span></text:p>
          </draw:text-box>
          <svg:title/>
          <svg:desc/>
        </draw:frame>
        <draw:page-thumbnail svg:x="0.75in" svg:y="1.25in" svg:width="6in" svg:height="3.375in" presentation:class="page" draw:id="id7" presentation:style-name="a1140" draw:name="Slide Image Placeholder 3">
          <svg:title/>
          <svg:desc/>
        </draw:page-thumbnail>
        <draw:frame draw:id="id8" presentation:style-name="a1155" draw:name="Notes Placeholder 4" svg:x="0.75in" svg:y="4.8125in" svg:width="6in" svg:height="3.9375in" presentation:class="notes" presentation:placeholder="false">
          <draw:text-box>
            <text:p text:style-name="a1142" text:class-names="" text:cond-style-name=""><text:span text:style-name="a1141" text:class-names="">Click to edit Master text styles</text:span></text:p>
            <text:list text:style-name="a1145">
              <text:list-item>
                <text:list text:style-name="a1145">
                  <text:list-item>
                    <text:p text:style-name="a1144" text:class-names="" text:cond-style-name=""><text:span text:style-name="a1143" text:class-names="">Second level</text:span></text:p>
                  </text:list-item>
                </text:list>
              </text:list-item>
            </text:list>
            <text:list text:style-name="a1148">
              <text:list-item>
                <text:list text:style-name="a1148">
                  <text:list-item>
                    <text:list text:style-name="a1148">
                      <text:list-item>
                        <text:p text:style-name="a1147" text:class-names="" text:cond-style-name=""><text:span text:style-name="a1146" text:class-names="">Third level</text:span></text:p>
                      </text:list-item>
                    </text:list>
                  </text:list-item>
                </text:list>
              </text:list-item>
            </text:list>
            <text:list text:style-name="a1151">
              <text:list-item>
                <text:list text:style-name="a1151">
                  <text:list-item>
                    <text:list text:style-name="a1151">
                      <text:list-item>
                        <text:list text:style-name="a1151">
                          <text:list-item>
                            <text:p text:style-name="a1150" text:class-names="" text:cond-style-name=""><text:span text:style-name="a1149" text:class-names="">Fourth level</text:span></text:p>
                          </text:list-item>
                        </text:list>
                      </text:list-item>
                    </text:list>
                  </text:list-item>
                </text:list>
              </text:list-item>
            </text:list>
            <text:list text:style-name="a1154">
              <text:list-item>
                <text:list text:style-name="a1154">
                  <text:list-item>
                    <text:list text:style-name="a1154">
                      <text:list-item>
                        <text:list text:style-name="a1154">
                          <text:list-item>
                            <text:list text:style-name="a1154">
                              <text:list-item>
                                <text:p text:style-name="a1153" text:class-names="" text:cond-style-name=""><text:span text:style-name="a1152" text:class-names="">Fifth level</text:span></text:p>
                              </text:list-item>
                            </text:list>
                          </text:list-item>
                        </text:list>
                      </text:list-item>
                    </text:list>
                  </text:list-item>
                </text:list>
              </text:list-item>
            </text:list>
          </draw:text-box>
          <svg:title/>
          <svg:desc/>
        </draw:frame>
        <draw:frame draw:id="id9" presentation:style-name="a1158" draw:name="Footer Placeholder 5" svg:x="0in" svg:y="9.49826in" svg:width="3.25in" svg:height="0.50174in" presentation:class="footer" presentation:placeholder="false">
          <draw:text-box>
            <text:p text:style-name="a1157" text:class-names="" text:cond-style-name=""><text:span text:style-name="a1156" text:class-names=""/></text:p>
          </draw:text-box>
          <svg:title/>
          <svg:desc/>
        </draw:frame>
        <draw:frame draw:id="id10" presentation:style-name="a1161" draw:name="Slide Number Placeholder 6" svg:x="4.24826in" svg:y="9.49826in" svg:width="3.25in" svg:height="0.50174in" presentation:class="page-number" presentation:placeholder="false">
          <draw:text-box>
            <text:p text:style-name="a1160" text:class-names="" text:cond-style-name=""><text:span text:style-name="a1159"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Caiello, Benjamin</meta:initial-creator>
    <dc:creator>Caiello, Benjamin</dc:creator>
    <meta:creation-date>2025-01-06T17:04:42Z</meta:creation-date>
    <dc:date>2025-03-17T14:56:01Z</dc:date>
    <meta:template xlink:href="TM04033923%5b%5bfn=Depth%5d%5d" xlink:type="simple"/>
    <meta:editing-cycles>14</meta:editing-cycles>
    <meta:editing-duration>PT1014980S</meta:editing-duration>
    <meta:document-statistic meta:paragraph-count="158" meta:word-count="3708"/>
  </office:meta>
</office:document-meta>
</file>